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31" table:default-cell-style-name="Default"/>
        <table:table-row table:style-name="ro1">
          <table:table-cell office:value-type="string">
            <text:p>#time</text:p>
          </table:table-cell>
          <table:table-cell office:value-type="string">
            <text:p>6411_s</text:p>
          </table:table-cell>
          <table:table-cell office:value-type="string">
            <text:p>6412_s</text:p>
          </table:table-cell>
          <table:table-cell office:value-type="string">
            <text:p>6413_s</text:p>
          </table:table-cell>
          <table:table-cell office:value-type="string">
            <text:p>6414_s</text:p>
          </table:table-cell>
          <table:table-cell office:value-type="string">
            <text:p>6431_s</text:p>
          </table:table-cell>
          <table:table-cell office:value-type="string">
            <text:p>6432_s</text:p>
          </table:table-cell>
          <table:table-cell office:value-type="string">
            <text:p>6433_s</text:p>
          </table:table-cell>
          <table:table-cell office:value-type="string">
            <text:p>6434_s</text:p>
          </table:table-cell>
          <table:table-cell office:value-type="string">
            <text:p>6435_s</text:p>
          </table:table-cell>
          <table:table-cell office:value-type="string">
            <text:p>6436_s</text:p>
          </table:table-cell>
          <table:table-cell office:value-type="string">
            <text:p>6437_s</text:p>
          </table:table-cell>
          <table:table-cell office:value-type="string">
            <text:p>6438_s</text:p>
          </table:table-cell>
          <table:table-cell office:value-type="string">
            <text:p>6439_s</text:p>
          </table:table-cell>
          <table:table-cell office:value-type="string">
            <text:p>6440_s</text:p>
          </table:table-cell>
          <table:table-cell office:value-type="string">
            <text:p>6531_s</text:p>
          </table:table-cell>
          <table:table-cell office:value-type="string">
            <text:p>6532_s</text:p>
          </table:table-cell>
          <table:table-cell office:value-type="string">
            <text:p>6533_s</text:p>
          </table:table-cell>
          <table:table-cell office:value-type="string">
            <text:p>6534_s</text:p>
          </table:table-cell>
          <table:table-cell office:value-type="string">
            <text:p>6535_s</text:p>
          </table:table-cell>
          <table:table-cell office:value-type="string">
            <text:p>6611_s</text:p>
          </table:table-cell>
          <table:table-cell office:value-type="string">
            <text:p>6631_s</text:p>
          </table:table-cell>
          <table:table-cell office:value-type="string">
            <text:p>6632_s</text:p>
          </table:table-cell>
          <table:table-cell office:value-type="string">
            <text:p>6633_s</text:p>
          </table:table-cell>
          <table:table-cell office:value-type="string">
            <text:p>6634_s</text:p>
          </table:table-cell>
          <table:table-cell office:value-type="string">
            <text:p>6635_s</text:p>
          </table:table-cell>
          <table:table-cell office:value-type="string">
            <text:p>6636_s</text:p>
          </table:table-cell>
          <table:table-cell office:value-type="string">
            <text:p>6411_e</text:p>
          </table:table-cell>
          <table:table-cell office:value-type="string">
            <text:p>6412_e</text:p>
          </table:table-cell>
          <table:table-cell office:value-type="string">
            <text:p>6413_e</text:p>
          </table:table-cell>
          <table:table-cell office:value-type="string">
            <text:p>6414_e</text:p>
          </table:table-cell>
          <table:table-cell office:value-type="string">
            <text:p>6431_e</text:p>
          </table:table-cell>
          <table:table-cell office:value-type="string">
            <text:p>6432_e</text:p>
          </table:table-cell>
          <table:table-cell office:value-type="string">
            <text:p>6433_e</text:p>
          </table:table-cell>
          <table:table-cell office:value-type="string">
            <text:p>6434_e</text:p>
          </table:table-cell>
          <table:table-cell office:value-type="string">
            <text:p>6435_e</text:p>
          </table:table-cell>
          <table:table-cell office:value-type="string">
            <text:p>6436_e</text:p>
          </table:table-cell>
          <table:table-cell office:value-type="string">
            <text:p>6437_e</text:p>
          </table:table-cell>
          <table:table-cell office:value-type="string">
            <text:p>6438_e</text:p>
          </table:table-cell>
          <table:table-cell office:value-type="string">
            <text:p>6439_e</text:p>
          </table:table-cell>
          <table:table-cell office:value-type="string">
            <text:p>6440_e</text:p>
          </table:table-cell>
          <table:table-cell office:value-type="string">
            <text:p>6531_e</text:p>
          </table:table-cell>
          <table:table-cell office:value-type="string">
            <text:p>6532_e</text:p>
          </table:table-cell>
          <table:table-cell office:value-type="string">
            <text:p>6533_e</text:p>
          </table:table-cell>
          <table:table-cell office:value-type="string">
            <text:p>6534_e</text:p>
          </table:table-cell>
          <table:table-cell office:value-type="string">
            <text:p>6535_e</text:p>
          </table:table-cell>
          <table:table-cell office:value-type="string">
            <text:p>6611_e</text:p>
          </table:table-cell>
          <table:table-cell office:value-type="string">
            <text:p>6631_e</text:p>
          </table:table-cell>
          <table:table-cell office:value-type="string">
            <text:p>6632_e</text:p>
          </table:table-cell>
          <table:table-cell office:value-type="string">
            <text:p>6633_e</text:p>
          </table:table-cell>
          <table:table-cell office:value-type="string">
            <text:p>6634_e</text:p>
          </table:table-cell>
          <table:table-cell office:value-type="string">
            <text:p>6635_e</text:p>
          </table:table-cell>
          <table:table-cell office:value-type="string">
            <text:p>6636_e</text:p>
          </table:table-cell>
          <table:table-cell office:value-type="string">
            <text:p>6411_i</text:p>
          </table:table-cell>
          <table:table-cell office:value-type="string">
            <text:p>6412_i</text:p>
          </table:table-cell>
          <table:table-cell office:value-type="string">
            <text:p>6413_i</text:p>
          </table:table-cell>
          <table:table-cell office:value-type="string">
            <text:p>6414_i</text:p>
          </table:table-cell>
          <table:table-cell office:value-type="string">
            <text:p>6431_i</text:p>
          </table:table-cell>
          <table:table-cell office:value-type="string">
            <text:p>6432_i</text:p>
          </table:table-cell>
          <table:table-cell office:value-type="string">
            <text:p>6433_i</text:p>
          </table:table-cell>
          <table:table-cell office:value-type="string">
            <text:p>6434_i</text:p>
          </table:table-cell>
          <table:table-cell office:value-type="string">
            <text:p>6435_i</text:p>
          </table:table-cell>
          <table:table-cell office:value-type="string">
            <text:p>6436_i</text:p>
          </table:table-cell>
          <table:table-cell office:value-type="string">
            <text:p>6437_i</text:p>
          </table:table-cell>
          <table:table-cell office:value-type="string">
            <text:p>6438_i</text:p>
          </table:table-cell>
          <table:table-cell office:value-type="string">
            <text:p>6439_i</text:p>
          </table:table-cell>
          <table:table-cell office:value-type="string">
            <text:p>6440_i</text:p>
          </table:table-cell>
          <table:table-cell office:value-type="string">
            <text:p>6531_i</text:p>
          </table:table-cell>
          <table:table-cell office:value-type="string">
            <text:p>6532_i</text:p>
          </table:table-cell>
          <table:table-cell office:value-type="string">
            <text:p>6533_i</text:p>
          </table:table-cell>
          <table:table-cell office:value-type="string">
            <text:p>6534_i</text:p>
          </table:table-cell>
          <table:table-cell office:value-type="string">
            <text:p>6535_i</text:p>
          </table:table-cell>
          <table:table-cell office:value-type="string">
            <text:p>6611_i</text:p>
          </table:table-cell>
          <table:table-cell office:value-type="string">
            <text:p>6631_i</text:p>
          </table:table-cell>
          <table:table-cell office:value-type="string">
            <text:p>6632_i</text:p>
          </table:table-cell>
          <table:table-cell office:value-type="string">
            <text:p>6633_i</text:p>
          </table:table-cell>
          <table:table-cell office:value-type="string">
            <text:p>6634_i</text:p>
          </table:table-cell>
          <table:table-cell office:value-type="string">
            <text:p>6635_i</text:p>
          </table:table-cell>
          <table:table-cell office:value-type="string">
            <text:p>6636_i</text:p>
          </table:table-cell>
          <table:table-cell office:value-type="string">
            <text:p>6411_r</text:p>
          </table:table-cell>
          <table:table-cell office:value-type="string">
            <text:p>6412_r</text:p>
          </table:table-cell>
          <table:table-cell office:value-type="string">
            <text:p>6413_r</text:p>
          </table:table-cell>
          <table:table-cell office:value-type="string">
            <text:p>6414_r</text:p>
          </table:table-cell>
          <table:table-cell office:value-type="string">
            <text:p>6431_r</text:p>
          </table:table-cell>
          <table:table-cell office:value-type="string">
            <text:p>6432_r</text:p>
          </table:table-cell>
          <table:table-cell office:value-type="string">
            <text:p>6433_r</text:p>
          </table:table-cell>
          <table:table-cell office:value-type="string">
            <text:p>6434_r</text:p>
          </table:table-cell>
          <table:table-cell office:value-type="string">
            <text:p>6435_r</text:p>
          </table:table-cell>
          <table:table-cell office:value-type="string">
            <text:p>6436_r</text:p>
          </table:table-cell>
          <table:table-cell office:value-type="string">
            <text:p>6437_r</text:p>
          </table:table-cell>
          <table:table-cell office:value-type="string">
            <text:p>6438_r</text:p>
          </table:table-cell>
          <table:table-cell office:value-type="string">
            <text:p>6439_r</text:p>
          </table:table-cell>
          <table:table-cell office:value-type="string">
            <text:p>6440_r</text:p>
          </table:table-cell>
          <table:table-cell office:value-type="string">
            <text:p>6531_r</text:p>
          </table:table-cell>
          <table:table-cell office:value-type="string">
            <text:p>6532_r</text:p>
          </table:table-cell>
          <table:table-cell office:value-type="string">
            <text:p>6533_r</text:p>
          </table:table-cell>
          <table:table-cell office:value-type="string">
            <text:p>6534_r</text:p>
          </table:table-cell>
          <table:table-cell office:value-type="string">
            <text:p>6535_r</text:p>
          </table:table-cell>
          <table:table-cell office:value-type="string">
            <text:p>6611_r</text:p>
          </table:table-cell>
          <table:table-cell office:value-type="string">
            <text:p>6631_r</text:p>
          </table:table-cell>
          <table:table-cell office:value-type="string">
            <text:p>6632_r</text:p>
          </table:table-cell>
          <table:table-cell office:value-type="string">
            <text:p>6633_r</text:p>
          </table:table-cell>
          <table:table-cell office:value-type="string">
            <text:p>6634_r</text:p>
          </table:table-cell>
          <table:table-cell office:value-type="string">
            <text:p>6635_r</text:p>
          </table:table-cell>
          <table:table-cell office:value-type="string">
            <text:p>6636_r</text:p>
          </table:table-cell>
          <table:table-cell office:value-type="string">
            <text:p>6411_d</text:p>
          </table:table-cell>
          <table:table-cell office:value-type="string">
            <text:p>6412_d</text:p>
          </table:table-cell>
          <table:table-cell office:value-type="string">
            <text:p>6413_d</text:p>
          </table:table-cell>
          <table:table-cell office:value-type="string">
            <text:p>6414_d</text:p>
          </table:table-cell>
          <table:table-cell office:value-type="string">
            <text:p>6431_d</text:p>
          </table:table-cell>
          <table:table-cell office:value-type="string">
            <text:p>6432_d</text:p>
          </table:table-cell>
          <table:table-cell office:value-type="string">
            <text:p>6433_d</text:p>
          </table:table-cell>
          <table:table-cell office:value-type="string">
            <text:p>6434_d</text:p>
          </table:table-cell>
          <table:table-cell office:value-type="string">
            <text:p>6435_d</text:p>
          </table:table-cell>
          <table:table-cell office:value-type="string">
            <text:p>6436_d</text:p>
          </table:table-cell>
          <table:table-cell office:value-type="string">
            <text:p>6437_d</text:p>
          </table:table-cell>
          <table:table-cell office:value-type="string">
            <text:p>6438_d</text:p>
          </table:table-cell>
          <table:table-cell office:value-type="string">
            <text:p>6439_d</text:p>
          </table:table-cell>
          <table:table-cell office:value-type="string">
            <text:p>6440_d</text:p>
          </table:table-cell>
          <table:table-cell office:value-type="string">
            <text:p>6531_d</text:p>
          </table:table-cell>
          <table:table-cell office:value-type="string">
            <text:p>6532_d</text:p>
          </table:table-cell>
          <table:table-cell office:value-type="string">
            <text:p>6533_d</text:p>
          </table:table-cell>
          <table:table-cell office:value-type="string">
            <text:p>6534_d</text:p>
          </table:table-cell>
          <table:table-cell office:value-type="string">
            <text:p>6535_d</text:p>
          </table:table-cell>
          <table:table-cell office:value-type="string">
            <text:p>6611_d</text:p>
          </table:table-cell>
          <table:table-cell office:value-type="string">
            <text:p>6631_d</text:p>
          </table:table-cell>
          <table:table-cell office:value-type="string">
            <text:p>6632_d</text:p>
          </table:table-cell>
          <table:table-cell office:value-type="string">
            <text:p>6633_d</text:p>
          </table:table-cell>
          <table:table-cell office:value-type="string">
            <text:p>6634_d</text:p>
          </table:table-cell>
          <table:table-cell office:value-type="string">
            <text:p>6635_d</text:p>
          </table:table-cell>
          <table:table-cell office:value-type="string">
            <text:p>6636_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8775">
            <text:p>158775</text:p>
          </table:table-cell>
          <table:table-cell office:value-type="float" office:value="761248">
            <text:p>761248</text:p>
          </table:table-cell>
          <table:table-cell office:value-type="float" office:value="130401">
            <text:p>130401</text:p>
          </table:table-cell>
          <table:table-cell office:value-type="float" office:value="277699">
            <text:p>277699</text:p>
          </table:table-cell>
          <table:table-cell office:value-type="float" office:value="270455">
            <text:p>270455</text:p>
          </table:table-cell>
          <table:table-cell office:value-type="float" office:value="297085">
            <text:p>297085</text:p>
          </table:table-cell>
          <table:table-cell office:value-type="float" office:value="274930">
            <text:p>274930</text:p>
          </table:table-cell>
          <table:table-cell office:value-type="float" office:value="236881">
            <text:p>236881</text:p>
          </table:table-cell>
          <table:table-cell office:value-type="float" office:value="420493">
            <text:p>420493</text:p>
          </table:table-cell>
          <table:table-cell office:value-type="float" office:value="238631">
            <text:p>238631</text:p>
          </table:table-cell>
          <table:table-cell office:value-type="float" office:value="96287">
            <text:p>96287</text:p>
          </table:table-cell>
          <table:table-cell office:value-type="float" office:value="355455">
            <text:p>355455</text:p>
          </table:table-cell>
          <table:table-cell office:value-type="float" office:value="186990">
            <text:p>186990</text:p>
          </table:table-cell>
          <table:table-cell office:value-type="float" office:value="309812">
            <text:p>309812</text:p>
          </table:table-cell>
          <table:table-cell office:value-type="float" office:value="271272">
            <text:p>271272</text:p>
          </table:table-cell>
          <table:table-cell office:value-type="float" office:value="252917">
            <text:p>252917</text:p>
          </table:table-cell>
          <table:table-cell office:value-type="float" office:value="171877">
            <text:p>171877</text:p>
          </table:table-cell>
          <table:table-cell office:value-type="float" office:value="245574">
            <text:p>245574</text:p>
          </table:table-cell>
          <table:table-cell office:value-type="float" office:value="105339">
            <text:p>105339</text:p>
          </table:table-cell>
          <table:table-cell office:value-type="float" office:value="200514">
            <text:p>200514</text:p>
          </table:table-cell>
          <table:table-cell office:value-type="float" office:value="200511">
            <text:p>200511</text:p>
          </table:table-cell>
          <table:table-cell office:value-type="float" office:value="119955">
            <text:p>119955</text:p>
          </table:table-cell>
          <table:table-cell office:value-type="float" office:value="119776">
            <text:p>119776</text:p>
          </table:table-cell>
          <table:table-cell office:value-type="float" office:value="179194">
            <text:p>179194</text:p>
          </table:table-cell>
          <table:table-cell office:value-type="float" office:value="156295">
            <text:p>156295</text:p>
          </table:table-cell>
          <table:table-cell office:value-type="float" office:value="99797">
            <text:p>99797</text:p>
          </table:table-cell>
          <table:table-cell office:value-type="float" office:value="14">
            <text:p>14</text:p>
          </table:table-cell>
          <table:table-cell office:value-type="float" office:value="134">
            <text:p>134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23">
            <text:p>223</text:p>
          </table:table-cell>
          <table:table-cell office:value-type="float" office:value="35">
            <text:p>35</text:p>
          </table:table-cell>
          <table:table-cell office:value-type="float" office:value="114">
            <text:p>114</text:p>
          </table:table-cell>
          <table:table-cell office:value-type="float" office:value="72">
            <text:p>72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28">
            <text:p>28</text:p>
          </table:table-cell>
          <table:table-cell office:value-type="float" office:value="103">
            <text:p>103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table:number-columns-repeated="2"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42">
            <text:p>342</text:p>
          </table:table-cell>
          <table:table-cell office:value-type="float" office:value="2421">
            <text:p>2421</text:p>
          </table:table-cell>
          <table:table-cell office:value-type="float" office:value="421">
            <text:p>421</text:p>
          </table:table-cell>
          <table:table-cell office:value-type="float" office:value="738">
            <text:p>738</text:p>
          </table:table-cell>
          <table:table-cell office:value-type="float" office:value="475">
            <text:p>475</text:p>
          </table:table-cell>
          <table:table-cell office:value-type="float" office:value="508">
            <text:p>508</text:p>
          </table:table-cell>
          <table:table-cell office:value-type="float" office:value="757">
            <text:p>757</text:p>
          </table:table-cell>
          <table:table-cell office:value-type="float" office:value="350">
            <text:p>350</text:p>
          </table:table-cell>
          <table:table-cell office:value-type="float" office:value="1013">
            <text:p>1013</text:p>
          </table:table-cell>
          <table:table-cell office:value-type="float" office:value="514">
            <text:p>514</text:p>
          </table:table-cell>
          <table:table-cell office:value-type="float" office:value="400">
            <text:p>400</text:p>
          </table:table-cell>
          <table:table-cell office:value-type="float" office:value="933">
            <text:p>933</text:p>
          </table:table-cell>
          <table:table-cell office:value-type="float" office:value="406">
            <text:p>406</text:p>
          </table:table-cell>
          <table:table-cell office:value-type="float" office:value="477">
            <text:p>477</text:p>
          </table:table-cell>
          <table:table-cell office:value-type="float" office:value="343">
            <text:p>343</text:p>
          </table:table-cell>
          <table:table-cell office:value-type="float" office:value="400">
            <text:p>400</text:p>
          </table:table-cell>
          <table:table-cell office:value-type="float" office:value="378">
            <text:p>378</text:p>
          </table:table-cell>
          <table:table-cell office:value-type="float" office:value="279">
            <text:p>279</text:p>
          </table:table-cell>
          <table:table-cell office:value-type="float" office:value="154">
            <text:p>154</text:p>
          </table:table-cell>
          <table:table-cell office:value-type="float" office:value="489">
            <text:p>489</text:p>
          </table:table-cell>
          <table:table-cell office:value-type="float" office:value="473">
            <text:p>473</text:p>
          </table:table-cell>
          <table:table-cell office:value-type="float" office:value="321">
            <text:p>321</text:p>
          </table:table-cell>
          <table:table-cell office:value-type="float" office:value="469">
            <text:p>469</text:p>
          </table:table-cell>
          <table:table-cell office:value-type="float" office:value="595">
            <text:p>595</text:p>
          </table:table-cell>
          <table:table-cell office:value-type="float" office:value="213">
            <text:p>213</text:p>
          </table:table-cell>
          <table:table-cell office:value-type="float" office:value="227">
            <text:p>227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8775">
            <text:p>158775</text:p>
          </table:table-cell>
          <table:table-cell office:value-type="float" office:value="761235">
            <text:p>761235</text:p>
          </table:table-cell>
          <table:table-cell office:value-type="float" office:value="130397">
            <text:p>130397</text:p>
          </table:table-cell>
          <table:table-cell office:value-type="float" office:value="277693">
            <text:p>277693</text:p>
          </table:table-cell>
          <table:table-cell office:value-type="float" office:value="270454">
            <text:p>270454</text:p>
          </table:table-cell>
          <table:table-cell office:value-type="float" office:value="297081">
            <text:p>297081</text:p>
          </table:table-cell>
          <table:table-cell office:value-type="float" office:value="274921">
            <text:p>274921</text:p>
          </table:table-cell>
          <table:table-cell office:value-type="float" office:value="236879">
            <text:p>236879</text:p>
          </table:table-cell>
          <table:table-cell office:value-type="float" office:value="420489">
            <text:p>420489</text:p>
          </table:table-cell>
          <table:table-cell office:value-type="float" office:value="238627">
            <text:p>238627</text:p>
          </table:table-cell>
          <table:table-cell office:value-type="float" office:value="96286">
            <text:p>96286</text:p>
          </table:table-cell>
          <table:table-cell office:value-type="float" office:value="355445">
            <text:p>355445</text:p>
          </table:table-cell>
          <table:table-cell office:value-type="float" office:value="186987">
            <text:p>186987</text:p>
          </table:table-cell>
          <table:table-cell office:value-type="float" office:value="309810">
            <text:p>309810</text:p>
          </table:table-cell>
          <table:table-cell office:value-type="float" office:value="271267">
            <text:p>271267</text:p>
          </table:table-cell>
          <table:table-cell office:value-type="float" office:value="252917">
            <text:p>252917</text:p>
          </table:table-cell>
          <table:table-cell office:value-type="float" office:value="171876">
            <text:p>171876</text:p>
          </table:table-cell>
          <table:table-cell office:value-type="float" office:value="245565">
            <text:p>245565</text:p>
          </table:table-cell>
          <table:table-cell office:value-type="float" office:value="105337">
            <text:p>105337</text:p>
          </table:table-cell>
          <table:table-cell office:value-type="float" office:value="200512">
            <text:p>200512</text:p>
          </table:table-cell>
          <table:table-cell office:value-type="float" office:value="200508">
            <text:p>200508</text:p>
          </table:table-cell>
          <table:table-cell office:value-type="float" office:value="119955">
            <text:p>119955</text:p>
          </table:table-cell>
          <table:table-cell office:value-type="float" office:value="119774">
            <text:p>119774</text:p>
          </table:table-cell>
          <table:table-cell office:value-type="float" office:value="179192">
            <text:p>179192</text:p>
          </table:table-cell>
          <table:table-cell office:value-type="float" office:value="156293">
            <text:p>156293</text:p>
          </table:table-cell>
          <table:table-cell office:value-type="float" office:value="99797">
            <text:p>99797</text:p>
          </table:table-cell>
          <table:table-cell office:value-type="float" office:value="12">
            <text:p>12</text:p>
          </table:table-cell>
          <table:table-cell office:value-type="float" office:value="128">
            <text:p>128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35">
            <text:p>235</text:p>
          </table:table-cell>
          <table:table-cell office:value-type="float" office:value="37">
            <text:p>37</text:p>
          </table:table-cell>
          <table:table-cell office:value-type="float" office:value="94">
            <text:p>94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office:value-type="float" office:value="98">
            <text:p>98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42">
            <text:p>342</text:p>
          </table:table-cell>
          <table:table-cell office:value-type="float" office:value="2433">
            <text:p>2433</text:p>
          </table:table-cell>
          <table:table-cell office:value-type="float" office:value="428">
            <text:p>428</text:p>
          </table:table-cell>
          <table:table-cell office:value-type="float" office:value="743">
            <text:p>743</text:p>
          </table:table-cell>
          <table:table-cell office:value-type="float" office:value="475">
            <text:p>475</text:p>
          </table:table-cell>
          <table:table-cell office:value-type="float" office:value="510">
            <text:p>510</text:p>
          </table:table-cell>
          <table:table-cell office:value-type="float" office:value="757">
            <text:p>757</text:p>
          </table:table-cell>
          <table:table-cell office:value-type="float" office:value="350">
            <text:p>350</text:p>
          </table:table-cell>
          <table:table-cell office:value-type="float" office:value="1013">
            <text:p>1013</text:p>
          </table:table-cell>
          <table:table-cell office:value-type="float" office:value="514">
            <text:p>514</text:p>
          </table:table-cell>
          <table:table-cell office:value-type="float" office:value="400">
            <text:p>400</text:p>
          </table:table-cell>
          <table:table-cell office:value-type="float" office:value="933">
            <text:p>933</text:p>
          </table:table-cell>
          <table:table-cell office:value-type="float" office:value="406">
            <text:p>406</text:p>
          </table:table-cell>
          <table:table-cell office:value-type="float" office:value="478">
            <text:p>478</text:p>
          </table:table-cell>
          <table:table-cell office:value-type="float" office:value="343">
            <text:p>343</text:p>
          </table:table-cell>
          <table:table-cell office:value-type="float" office:value="409">
            <text:p>409</text:p>
          </table:table-cell>
          <table:table-cell office:value-type="float" office:value="379">
            <text:p>379</text:p>
          </table:table-cell>
          <table:table-cell office:value-type="float" office:value="281">
            <text:p>281</text:p>
          </table:table-cell>
          <table:table-cell office:value-type="float" office:value="154">
            <text:p>154</text:p>
          </table:table-cell>
          <table:table-cell office:value-type="float" office:value="494">
            <text:p>494</text:p>
          </table:table-cell>
          <table:table-cell office:value-type="float" office:value="473">
            <text:p>473</text:p>
          </table:table-cell>
          <table:table-cell office:value-type="float" office:value="322">
            <text:p>322</text:p>
          </table:table-cell>
          <table:table-cell office:value-type="float" office:value="472">
            <text:p>472</text:p>
          </table:table-cell>
          <table:table-cell office:value-type="float" office:value="596">
            <text:p>596</text:p>
          </table:table-cell>
          <table:table-cell office:value-type="float" office:value="217">
            <text:p>217</text:p>
          </table:table-cell>
          <table:table-cell office:value-type="float" office:value="227">
            <text:p>227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771">
            <text:p>158771</text:p>
          </table:table-cell>
          <table:table-cell office:value-type="float" office:value="761213">
            <text:p>761213</text:p>
          </table:table-cell>
          <table:table-cell office:value-type="float" office:value="130394">
            <text:p>130394</text:p>
          </table:table-cell>
          <table:table-cell office:value-type="float" office:value="277679">
            <text:p>277679</text:p>
          </table:table-cell>
          <table:table-cell office:value-type="float" office:value="270452">
            <text:p>270452</text:p>
          </table:table-cell>
          <table:table-cell office:value-type="float" office:value="297080">
            <text:p>297080</text:p>
          </table:table-cell>
          <table:table-cell office:value-type="float" office:value="274903">
            <text:p>274903</text:p>
          </table:table-cell>
          <table:table-cell office:value-type="float" office:value="236874">
            <text:p>236874</text:p>
          </table:table-cell>
          <table:table-cell office:value-type="float" office:value="420486">
            <text:p>420486</text:p>
          </table:table-cell>
          <table:table-cell office:value-type="float" office:value="238622">
            <text:p>238622</text:p>
          </table:table-cell>
          <table:table-cell office:value-type="float" office:value="96286">
            <text:p>96286</text:p>
          </table:table-cell>
          <table:table-cell office:value-type="float" office:value="355441">
            <text:p>355441</text:p>
          </table:table-cell>
          <table:table-cell office:value-type="float" office:value="186984">
            <text:p>186984</text:p>
          </table:table-cell>
          <table:table-cell office:value-type="float" office:value="309807">
            <text:p>309807</text:p>
          </table:table-cell>
          <table:table-cell office:value-type="float" office:value="271256">
            <text:p>271256</text:p>
          </table:table-cell>
          <table:table-cell office:value-type="float" office:value="252914">
            <text:p>252914</text:p>
          </table:table-cell>
          <table:table-cell office:value-type="float" office:value="171873">
            <text:p>171873</text:p>
          </table:table-cell>
          <table:table-cell office:value-type="float" office:value="245562">
            <text:p>245562</text:p>
          </table:table-cell>
          <table:table-cell office:value-type="float" office:value="105337">
            <text:p>105337</text:p>
          </table:table-cell>
          <table:table-cell office:value-type="float" office:value="200509">
            <text:p>200509</text:p>
          </table:table-cell>
          <table:table-cell office:value-type="float" office:value="200506">
            <text:p>200506</text:p>
          </table:table-cell>
          <table:table-cell office:value-type="float" office:value="119955">
            <text:p>119955</text:p>
          </table:table-cell>
          <table:table-cell office:value-type="float" office:value="119773">
            <text:p>119773</text:p>
          </table:table-cell>
          <table:table-cell office:value-type="float" office:value="179192">
            <text:p>179192</text:p>
          </table:table-cell>
          <table:table-cell office:value-type="float" office:value="156293">
            <text:p>156293</text:p>
          </table:table-cell>
          <table:table-cell office:value-type="float" office:value="99797">
            <text:p>99797</text:p>
          </table:table-cell>
          <table:table-cell office:value-type="float" office:value="7">
            <text:p>7</text:p>
          </table:table-cell>
          <table:table-cell office:value-type="float" office:value="105">
            <text:p>105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53">
            <text:p>253</text:p>
          </table:table-cell>
          <table:table-cell office:value-type="float" office:value="33">
            <text:p>33</text:p>
          </table:table-cell>
          <table:table-cell office:value-type="float" office:value="74">
            <text:p>74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82">
            <text:p>82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44">
            <text:p>344</text:p>
          </table:table-cell>
          <table:table-cell office:value-type="float" office:value="2457">
            <text:p>2457</text:p>
          </table:table-cell>
          <table:table-cell office:value-type="float" office:value="433">
            <text:p>433</text:p>
          </table:table-cell>
          <table:table-cell office:value-type="float" office:value="771">
            <text:p>771</text:p>
          </table:table-cell>
          <table:table-cell office:value-type="float" office:value="492">
            <text:p>492</text:p>
          </table:table-cell>
          <table:table-cell office:value-type="float" office:value="510">
            <text:p>510</text:p>
          </table:table-cell>
          <table:table-cell office:value-type="float" office:value="772">
            <text:p>772</text:p>
          </table:table-cell>
          <table:table-cell office:value-type="float" office:value="352">
            <text:p>352</text:p>
          </table:table-cell>
          <table:table-cell office:value-type="float" office:value="1031">
            <text:p>1031</text:p>
          </table:table-cell>
          <table:table-cell office:value-type="float" office:value="525">
            <text:p>525</text:p>
          </table:table-cell>
          <table:table-cell office:value-type="float" office:value="400">
            <text:p>400</text:p>
          </table:table-cell>
          <table:table-cell office:value-type="float" office:value="949">
            <text:p>949</text:p>
          </table:table-cell>
          <table:table-cell office:value-type="float" office:value="410">
            <text:p>410</text:p>
          </table:table-cell>
          <table:table-cell office:value-type="float" office:value="485">
            <text:p>485</text:p>
          </table:table-cell>
          <table:table-cell office:value-type="float" office:value="346">
            <text:p>346</text:p>
          </table:table-cell>
          <table:table-cell office:value-type="float" office:value="411">
            <text:p>411</text:p>
          </table:table-cell>
          <table:table-cell office:value-type="float" office:value="382">
            <text:p>382</text:p>
          </table:table-cell>
          <table:table-cell office:value-type="float" office:value="285">
            <text:p>285</text:p>
          </table:table-cell>
          <table:table-cell office:value-type="float" office:value="155">
            <text:p>155</text:p>
          </table:table-cell>
          <table:table-cell office:value-type="float" office:value="496">
            <text:p>496</text:p>
          </table:table-cell>
          <table:table-cell office:value-type="float" office:value="479">
            <text:p>479</text:p>
          </table:table-cell>
          <table:table-cell office:value-type="float" office:value="323">
            <text:p>323</text:p>
          </table:table-cell>
          <table:table-cell office:value-type="float" office:value="472">
            <text:p>472</text:p>
          </table:table-cell>
          <table:table-cell office:value-type="float" office:value="596">
            <text:p>596</text:p>
          </table:table-cell>
          <table:table-cell office:value-type="float" office:value="217">
            <text:p>217</text:p>
          </table:table-cell>
          <table:table-cell office:value-type="float" office:value="227">
            <text:p>227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8770">
            <text:p>158770</text:p>
          </table:table-cell>
          <table:table-cell office:value-type="float" office:value="761192">
            <text:p>761192</text:p>
          </table:table-cell>
          <table:table-cell office:value-type="float" office:value="130392">
            <text:p>130392</text:p>
          </table:table-cell>
          <table:table-cell office:value-type="float" office:value="277673">
            <text:p>277673</text:p>
          </table:table-cell>
          <table:table-cell office:value-type="float" office:value="270447">
            <text:p>270447</text:p>
          </table:table-cell>
          <table:table-cell office:value-type="float" office:value="297078">
            <text:p>297078</text:p>
          </table:table-cell>
          <table:table-cell office:value-type="float" office:value="274890">
            <text:p>274890</text:p>
          </table:table-cell>
          <table:table-cell office:value-type="float" office:value="236864">
            <text:p>236864</text:p>
          </table:table-cell>
          <table:table-cell office:value-type="float" office:value="420480">
            <text:p>420480</text:p>
          </table:table-cell>
          <table:table-cell office:value-type="float" office:value="238616">
            <text:p>238616</text:p>
          </table:table-cell>
          <table:table-cell office:value-type="float" office:value="96286">
            <text:p>96286</text:p>
          </table:table-cell>
          <table:table-cell office:value-type="float" office:value="355437">
            <text:p>355437</text:p>
          </table:table-cell>
          <table:table-cell office:value-type="float" office:value="186984">
            <text:p>186984</text:p>
          </table:table-cell>
          <table:table-cell office:value-type="float" office:value="309807">
            <text:p>309807</text:p>
          </table:table-cell>
          <table:table-cell office:value-type="float" office:value="271249">
            <text:p>271249</text:p>
          </table:table-cell>
          <table:table-cell office:value-type="float" office:value="252914">
            <text:p>252914</text:p>
          </table:table-cell>
          <table:table-cell office:value-type="float" office:value="171868">
            <text:p>171868</text:p>
          </table:table-cell>
          <table:table-cell office:value-type="float" office:value="245560">
            <text:p>245560</text:p>
          </table:table-cell>
          <table:table-cell office:value-type="float" office:value="105336">
            <text:p>105336</text:p>
          </table:table-cell>
          <table:table-cell office:value-type="float" office:value="200508">
            <text:p>200508</text:p>
          </table:table-cell>
          <table:table-cell office:value-type="float" office:value="200503">
            <text:p>200503</text:p>
          </table:table-cell>
          <table:table-cell office:value-type="float" office:value="119954">
            <text:p>119954</text:p>
          </table:table-cell>
          <table:table-cell office:value-type="float" office:value="119770">
            <text:p>119770</text:p>
          </table:table-cell>
          <table:table-cell office:value-type="float" office:value="179191">
            <text:p>179191</text:p>
          </table:table-cell>
          <table:table-cell office:value-type="float" office:value="156292">
            <text:p>156292</text:p>
          </table:table-cell>
          <table:table-cell office:value-type="float" office:value="99796">
            <text:p>99796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41">
            <text:p>241</text:p>
          </table:table-cell>
          <table:table-cell office:value-type="float" office:value="28">
            <text:p>28</text:p>
          </table:table-cell>
          <table:table-cell office:value-type="float" office:value="64">
            <text:p>64</text:p>
          </table:table-cell>
          <table:table-cell office:value-type="float" office:value="34">
            <text:p>34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27">
            <text:p>27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49">
            <text:p>349</text:p>
          </table:table-cell>
          <table:table-cell office:value-type="float" office:value="2482">
            <text:p>2482</text:p>
          </table:table-cell>
          <table:table-cell office:value-type="float" office:value="441">
            <text:p>441</text:p>
          </table:table-cell>
          <table:table-cell office:value-type="float" office:value="796">
            <text:p>796</text:p>
          </table:table-cell>
          <table:table-cell office:value-type="float" office:value="512">
            <text:p>512</text:p>
          </table:table-cell>
          <table:table-cell office:value-type="float" office:value="523">
            <text:p>523</text:p>
          </table:table-cell>
          <table:table-cell office:value-type="float" office:value="778">
            <text:p>778</text:p>
          </table:table-cell>
          <table:table-cell office:value-type="float" office:value="358">
            <text:p>358</text:p>
          </table:table-cell>
          <table:table-cell office:value-type="float" office:value="1048">
            <text:p>1048</text:p>
          </table:table-cell>
          <table:table-cell office:value-type="float" office:value="526">
            <text:p>526</text:p>
          </table:table-cell>
          <table:table-cell office:value-type="float" office:value="400">
            <text:p>400</text:p>
          </table:table-cell>
          <table:table-cell office:value-type="float" office:value="959">
            <text:p>959</text:p>
          </table:table-cell>
          <table:table-cell office:value-type="float" office:value="414">
            <text:p>414</text:p>
          </table:table-cell>
          <table:table-cell office:value-type="float" office:value="489">
            <text:p>489</text:p>
          </table:table-cell>
          <table:table-cell office:value-type="float" office:value="351">
            <text:p>351</text:p>
          </table:table-cell>
          <table:table-cell office:value-type="float" office:value="421">
            <text:p>421</text:p>
          </table:table-cell>
          <table:table-cell office:value-type="float" office:value="384">
            <text:p>384</text:p>
          </table:table-cell>
          <table:table-cell office:value-type="float" office:value="287">
            <text:p>287</text:p>
          </table:table-cell>
          <table:table-cell office:value-type="float" office:value="156">
            <text:p>156</text:p>
          </table:table-cell>
          <table:table-cell office:value-type="float" office:value="501">
            <text:p>501</text:p>
          </table:table-cell>
          <table:table-cell office:value-type="float" office:value="479">
            <text:p>479</text:p>
          </table:table-cell>
          <table:table-cell office:value-type="float" office:value="323">
            <text:p>323</text:p>
          </table:table-cell>
          <table:table-cell office:value-type="float" office:value="474">
            <text:p>474</text:p>
          </table:table-cell>
          <table:table-cell office:value-type="float" office:value="599">
            <text:p>599</text:p>
          </table:table-cell>
          <table:table-cell office:value-type="float" office:value="218">
            <text:p>218</text:p>
          </table:table-cell>
          <table:table-cell office:value-type="float" office:value="228">
            <text:p>228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8769">
            <text:p>158769</text:p>
          </table:table-cell>
          <table:table-cell office:value-type="float" office:value="761167">
            <text:p>761167</text:p>
          </table:table-cell>
          <table:table-cell office:value-type="float" office:value="130385">
            <text:p>130385</text:p>
          </table:table-cell>
          <table:table-cell office:value-type="float" office:value="277665">
            <text:p>277665</text:p>
          </table:table-cell>
          <table:table-cell office:value-type="float" office:value="270443">
            <text:p>270443</text:p>
          </table:table-cell>
          <table:table-cell office:value-type="float" office:value="297072">
            <text:p>297072</text:p>
          </table:table-cell>
          <table:table-cell office:value-type="float" office:value="274877">
            <text:p>274877</text:p>
          </table:table-cell>
          <table:table-cell office:value-type="float" office:value="236857">
            <text:p>236857</text:p>
          </table:table-cell>
          <table:table-cell office:value-type="float" office:value="420468">
            <text:p>420468</text:p>
          </table:table-cell>
          <table:table-cell office:value-type="float" office:value="238607">
            <text:p>238607</text:p>
          </table:table-cell>
          <table:table-cell office:value-type="float" office:value="96286">
            <text:p>96286</text:p>
          </table:table-cell>
          <table:table-cell office:value-type="float" office:value="355431">
            <text:p>355431</text:p>
          </table:table-cell>
          <table:table-cell office:value-type="float" office:value="186982">
            <text:p>186982</text:p>
          </table:table-cell>
          <table:table-cell office:value-type="float" office:value="309805">
            <text:p>309805</text:p>
          </table:table-cell>
          <table:table-cell office:value-type="float" office:value="271247">
            <text:p>271247</text:p>
          </table:table-cell>
          <table:table-cell office:value-type="float" office:value="252908">
            <text:p>252908</text:p>
          </table:table-cell>
          <table:table-cell office:value-type="float" office:value="171866">
            <text:p>171866</text:p>
          </table:table-cell>
          <table:table-cell office:value-type="float" office:value="245556">
            <text:p>245556</text:p>
          </table:table-cell>
          <table:table-cell office:value-type="float" office:value="105336">
            <text:p>105336</text:p>
          </table:table-cell>
          <table:table-cell office:value-type="float" office:value="200506">
            <text:p>200506</text:p>
          </table:table-cell>
          <table:table-cell office:value-type="float" office:value="200497">
            <text:p>200497</text:p>
          </table:table-cell>
          <table:table-cell office:value-type="float" office:value="119953">
            <text:p>119953</text:p>
          </table:table-cell>
          <table:table-cell office:value-type="float" office:value="119769">
            <text:p>119769</text:p>
          </table:table-cell>
          <table:table-cell office:value-type="float" office:value="179190">
            <text:p>179190</text:p>
          </table:table-cell>
          <table:table-cell office:value-type="float" office:value="156290">
            <text:p>156290</text:p>
          </table:table-cell>
          <table:table-cell office:value-type="float" office:value="99796">
            <text:p>99796</text:p>
          </table:table-cell>
          <table:table-cell office:value-type="float" office:value="8">
            <text:p>8</text:p>
          </table:table-cell>
          <table:table-cell office:value-type="float" office:value="84">
            <text:p>84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table:number-columns-repeated="2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35">
            <text:p>235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50">
            <text:p>350</text:p>
          </table:table-cell>
          <table:table-cell office:value-type="float" office:value="2515">
            <text:p>2515</text:p>
          </table:table-cell>
          <table:table-cell office:value-type="float" office:value="449">
            <text:p>449</text:p>
          </table:table-cell>
          <table:table-cell office:value-type="float" office:value="808">
            <text:p>808</text:p>
          </table:table-cell>
          <table:table-cell office:value-type="float" office:value="515">
            <text:p>515</text:p>
          </table:table-cell>
          <table:table-cell office:value-type="float" office:value="530">
            <text:p>530</text:p>
          </table:table-cell>
          <table:table-cell office:value-type="float" office:value="780">
            <text:p>780</text:p>
          </table:table-cell>
          <table:table-cell office:value-type="float" office:value="361">
            <text:p>361</text:p>
          </table:table-cell>
          <table:table-cell office:value-type="float" office:value="1062">
            <text:p>1062</text:p>
          </table:table-cell>
          <table:table-cell office:value-type="float" office:value="532">
            <text:p>532</text:p>
          </table:table-cell>
          <table:table-cell office:value-type="float" office:value="400">
            <text:p>400</text:p>
          </table:table-cell>
          <table:table-cell office:value-type="float" office:value="961">
            <text:p>961</text:p>
          </table:table-cell>
          <table:table-cell office:value-type="float" office:value="416">
            <text:p>416</text:p>
          </table:table-cell>
          <table:table-cell office:value-type="float" office:value="490">
            <text:p>490</text:p>
          </table:table-cell>
          <table:table-cell office:value-type="float" office:value="351">
            <text:p>351</text:p>
          </table:table-cell>
          <table:table-cell office:value-type="float" office:value="421">
            <text:p>421</text:p>
          </table:table-cell>
          <table:table-cell office:value-type="float" office:value="388">
            <text:p>388</text:p>
          </table:table-cell>
          <table:table-cell office:value-type="float" office:value="289">
            <text:p>289</text:p>
          </table:table-cell>
          <table:table-cell office:value-type="float" office:value="156">
            <text:p>156</text:p>
          </table:table-cell>
          <table:table-cell office:value-type="float" office:value="503">
            <text:p>503</text:p>
          </table:table-cell>
          <table:table-cell office:value-type="float" office:value="479">
            <text:p>479</text:p>
          </table:table-cell>
          <table:table-cell office:value-type="float" office:value="323">
            <text:p>323</text:p>
          </table:table-cell>
          <table:table-cell office:value-type="float" office:value="474">
            <text:p>474</text:p>
          </table:table-cell>
          <table:table-cell office:value-type="float" office:value="601">
            <text:p>601</text:p>
          </table:table-cell>
          <table:table-cell office:value-type="float" office:value="221">
            <text:p>221</text:p>
          </table:table-cell>
          <table:table-cell office:value-type="float" office:value="228">
            <text:p>228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8766">
            <text:p>158766</text:p>
          </table:table-cell>
          <table:table-cell office:value-type="float" office:value="761146">
            <text:p>761146</text:p>
          </table:table-cell>
          <table:table-cell office:value-type="float" office:value="130384">
            <text:p>130384</text:p>
          </table:table-cell>
          <table:table-cell office:value-type="float" office:value="277653">
            <text:p>277653</text:p>
          </table:table-cell>
          <table:table-cell office:value-type="float" office:value="270437">
            <text:p>270437</text:p>
          </table:table-cell>
          <table:table-cell office:value-type="float" office:value="297070">
            <text:p>297070</text:p>
          </table:table-cell>
          <table:table-cell office:value-type="float" office:value="274872">
            <text:p>274872</text:p>
          </table:table-cell>
          <table:table-cell office:value-type="float" office:value="236857">
            <text:p>236857</text:p>
          </table:table-cell>
          <table:table-cell office:value-type="float" office:value="420462">
            <text:p>420462</text:p>
          </table:table-cell>
          <table:table-cell office:value-type="float" office:value="238603">
            <text:p>238603</text:p>
          </table:table-cell>
          <table:table-cell office:value-type="float" office:value="96285">
            <text:p>96285</text:p>
          </table:table-cell>
          <table:table-cell office:value-type="float" office:value="355428">
            <text:p>355428</text:p>
          </table:table-cell>
          <table:table-cell office:value-type="float" office:value="186980">
            <text:p>186980</text:p>
          </table:table-cell>
          <table:table-cell office:value-type="float" office:value="309800">
            <text:p>309800</text:p>
          </table:table-cell>
          <table:table-cell office:value-type="float" office:value="271241">
            <text:p>271241</text:p>
          </table:table-cell>
          <table:table-cell office:value-type="float" office:value="252904">
            <text:p>252904</text:p>
          </table:table-cell>
          <table:table-cell office:value-type="float" office:value="171866">
            <text:p>171866</text:p>
          </table:table-cell>
          <table:table-cell office:value-type="float" office:value="245553">
            <text:p>245553</text:p>
          </table:table-cell>
          <table:table-cell office:value-type="float" office:value="105336">
            <text:p>105336</text:p>
          </table:table-cell>
          <table:table-cell office:value-type="float" office:value="200501">
            <text:p>200501</text:p>
          </table:table-cell>
          <table:table-cell office:value-type="float" office:value="200497">
            <text:p>200497</text:p>
          </table:table-cell>
          <table:table-cell office:value-type="float" office:value="119953">
            <text:p>119953</text:p>
          </table:table-cell>
          <table:table-cell office:value-type="float" office:value="119766">
            <text:p>119766</text:p>
          </table:table-cell>
          <table:table-cell office:value-type="float" office:value="179190">
            <text:p>179190</text:p>
          </table:table-cell>
          <table:table-cell office:value-type="float" office:value="156289">
            <text:p>156289</text:p>
          </table:table-cell>
          <table:table-cell office:value-type="float" office:value="99796">
            <text:p>99796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15">
            <text:p>215</text:p>
          </table:table-cell>
          <table:table-cell office:value-type="float" office:value="28">
            <text:p>28</text:p>
          </table:table-cell>
          <table:table-cell office:value-type="float" office:value="53">
            <text:p>53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52">
            <text:p>352</text:p>
          </table:table-cell>
          <table:table-cell office:value-type="float" office:value="2540">
            <text:p>2540</text:p>
          </table:table-cell>
          <table:table-cell office:value-type="float" office:value="452">
            <text:p>452</text:p>
          </table:table-cell>
          <table:table-cell office:value-type="float" office:value="829">
            <text:p>829</text:p>
          </table:table-cell>
          <table:table-cell office:value-type="float" office:value="517">
            <text:p>517</text:p>
          </table:table-cell>
          <table:table-cell office:value-type="float" office:value="537">
            <text:p>537</text:p>
          </table:table-cell>
          <table:table-cell office:value-type="float" office:value="785">
            <text:p>785</text:p>
          </table:table-cell>
          <table:table-cell office:value-type="float" office:value="366">
            <text:p>366</text:p>
          </table:table-cell>
          <table:table-cell office:value-type="float" office:value="1069">
            <text:p>1069</text:p>
          </table:table-cell>
          <table:table-cell office:value-type="float" office:value="542">
            <text:p>542</text:p>
          </table:table-cell>
          <table:table-cell office:value-type="float" office:value="401">
            <text:p>401</text:p>
          </table:table-cell>
          <table:table-cell office:value-type="float" office:value="970">
            <text:p>970</text:p>
          </table:table-cell>
          <table:table-cell office:value-type="float" office:value="420">
            <text:p>420</text:p>
          </table:table-cell>
          <table:table-cell office:value-type="float" office:value="495">
            <text:p>495</text:p>
          </table:table-cell>
          <table:table-cell office:value-type="float" office:value="353">
            <text:p>353</text:p>
          </table:table-cell>
          <table:table-cell office:value-type="float" office:value="422">
            <text:p>422</text:p>
          </table:table-cell>
          <table:table-cell office:value-type="float" office:value="391">
            <text:p>391</text:p>
          </table:table-cell>
          <table:table-cell office:value-type="float" office:value="291">
            <text:p>291</text:p>
          </table:table-cell>
          <table:table-cell office:value-type="float" office:value="156">
            <text:p>156</text:p>
          </table:table-cell>
          <table:table-cell office:value-type="float" office:value="506">
            <text:p>506</text:p>
          </table:table-cell>
          <table:table-cell office:value-type="float" office:value="481">
            <text:p>481</text:p>
          </table:table-cell>
          <table:table-cell office:value-type="float" office:value="323">
            <text:p>323</text:p>
          </table:table-cell>
          <table:table-cell office:value-type="float" office:value="476">
            <text:p>476</text:p>
          </table:table-cell>
          <table:table-cell office:value-type="float" office:value="601">
            <text:p>601</text:p>
          </table:table-cell>
          <table:table-cell office:value-type="float" office:value="222">
            <text:p>222</text:p>
          </table:table-cell>
          <table:table-cell office:value-type="float" office:value="229">
            <text:p>229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8765">
            <text:p>158765</text:p>
          </table:table-cell>
          <table:table-cell office:value-type="float" office:value="761121">
            <text:p>761121</text:p>
          </table:table-cell>
          <table:table-cell office:value-type="float" office:value="130382">
            <text:p>130382</text:p>
          </table:table-cell>
          <table:table-cell office:value-type="float" office:value="277653">
            <text:p>277653</text:p>
          </table:table-cell>
          <table:table-cell office:value-type="float" office:value="270437">
            <text:p>270437</text:p>
          </table:table-cell>
          <table:table-cell office:value-type="float" office:value="297067">
            <text:p>297067</text:p>
          </table:table-cell>
          <table:table-cell office:value-type="float" office:value="274872">
            <text:p>274872</text:p>
          </table:table-cell>
          <table:table-cell office:value-type="float" office:value="236857">
            <text:p>236857</text:p>
          </table:table-cell>
          <table:table-cell office:value-type="float" office:value="420453">
            <text:p>420453</text:p>
          </table:table-cell>
          <table:table-cell office:value-type="float" office:value="238603">
            <text:p>238603</text:p>
          </table:table-cell>
          <table:table-cell office:value-type="float" office:value="96282">
            <text:p>96282</text:p>
          </table:table-cell>
          <table:table-cell office:value-type="float" office:value="355428">
            <text:p>355428</text:p>
          </table:table-cell>
          <table:table-cell office:value-type="float" office:value="186980">
            <text:p>186980</text:p>
          </table:table-cell>
          <table:table-cell office:value-type="float" office:value="309796">
            <text:p>309796</text:p>
          </table:table-cell>
          <table:table-cell office:value-type="float" office:value="271241">
            <text:p>271241</text:p>
          </table:table-cell>
          <table:table-cell office:value-type="float" office:value="252904">
            <text:p>252904</text:p>
          </table:table-cell>
          <table:table-cell office:value-type="float" office:value="171860">
            <text:p>171860</text:p>
          </table:table-cell>
          <table:table-cell office:value-type="float" office:value="245545">
            <text:p>245545</text:p>
          </table:table-cell>
          <table:table-cell office:value-type="float" office:value="105336">
            <text:p>105336</text:p>
          </table:table-cell>
          <table:table-cell office:value-type="float" office:value="200501">
            <text:p>200501</text:p>
          </table:table-cell>
          <table:table-cell office:value-type="float" office:value="200497">
            <text:p>200497</text:p>
          </table:table-cell>
          <table:table-cell office:value-type="float" office:value="119953">
            <text:p>119953</text:p>
          </table:table-cell>
          <table:table-cell office:value-type="float" office:value="119764">
            <text:p>119764</text:p>
          </table:table-cell>
          <table:table-cell office:value-type="float" office:value="179190">
            <text:p>179190</text:p>
          </table:table-cell>
          <table:table-cell office:value-type="float" office:value="156289">
            <text:p>156289</text:p>
          </table:table-cell>
          <table:table-cell office:value-type="float" office:value="99796">
            <text:p>99796</text:p>
          </table:table-cell>
          <table:table-cell office:value-type="float" office:value="9">
            <text:p>9</text:p>
          </table:table-cell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12">
            <text:p>212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58">
            <text:p>358</text:p>
          </table:table-cell>
          <table:table-cell office:value-type="float" office:value="2569">
            <text:p>2569</text:p>
          </table:table-cell>
          <table:table-cell office:value-type="float" office:value="453">
            <text:p>453</text:p>
          </table:table-cell>
          <table:table-cell office:value-type="float" office:value="835">
            <text:p>835</text:p>
          </table:table-cell>
          <table:table-cell office:value-type="float" office:value="522">
            <text:p>522</text:p>
          </table:table-cell>
          <table:table-cell office:value-type="float" office:value="549">
            <text:p>549</text:p>
          </table:table-cell>
          <table:table-cell office:value-type="float" office:value="789">
            <text:p>789</text:p>
          </table:table-cell>
          <table:table-cell office:value-type="float" office:value="366">
            <text:p>366</text:p>
          </table:table-cell>
          <table:table-cell office:value-type="float" office:value="1076">
            <text:p>1076</text:p>
          </table:table-cell>
          <table:table-cell office:value-type="float" office:value="549">
            <text:p>549</text:p>
          </table:table-cell>
          <table:table-cell office:value-type="float" office:value="402">
            <text:p>402</text:p>
          </table:table-cell>
          <table:table-cell office:value-type="float" office:value="977">
            <text:p>977</text:p>
          </table:table-cell>
          <table:table-cell office:value-type="float" office:value="422">
            <text:p>422</text:p>
          </table:table-cell>
          <table:table-cell office:value-type="float" office:value="496">
            <text:p>496</text:p>
          </table:table-cell>
          <table:table-cell office:value-type="float" office:value="360">
            <text:p>360</text:p>
          </table:table-cell>
          <table:table-cell office:value-type="float" office:value="423">
            <text:p>423</text:p>
          </table:table-cell>
          <table:table-cell office:value-type="float" office:value="391">
            <text:p>391</text:p>
          </table:table-cell>
          <table:table-cell office:value-type="float" office:value="298">
            <text:p>298</text:p>
          </table:table-cell>
          <table:table-cell office:value-type="float" office:value="157">
            <text:p>157</text:p>
          </table:table-cell>
          <table:table-cell office:value-type="float" office:value="509">
            <text:p>509</text:p>
          </table:table-cell>
          <table:table-cell office:value-type="float" office:value="485">
            <text:p>485</text:p>
          </table:table-cell>
          <table:table-cell office:value-type="float" office:value="324">
            <text:p>324</text:p>
          </table:table-cell>
          <table:table-cell office:value-type="float" office:value="477">
            <text:p>477</text:p>
          </table:table-cell>
          <table:table-cell office:value-type="float" office:value="602">
            <text:p>602</text:p>
          </table:table-cell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8763">
            <text:p>158763</text:p>
          </table:table-cell>
          <table:table-cell office:value-type="float" office:value="761111">
            <text:p>761111</text:p>
          </table:table-cell>
          <table:table-cell office:value-type="float" office:value="130378">
            <text:p>130378</text:p>
          </table:table-cell>
          <table:table-cell office:value-type="float" office:value="277650">
            <text:p>277650</text:p>
          </table:table-cell>
          <table:table-cell office:value-type="float" office:value="270434">
            <text:p>270434</text:p>
          </table:table-cell>
          <table:table-cell office:value-type="float" office:value="297066">
            <text:p>297066</text:p>
          </table:table-cell>
          <table:table-cell office:value-type="float" office:value="274861">
            <text:p>274861</text:p>
          </table:table-cell>
          <table:table-cell office:value-type="float" office:value="236849">
            <text:p>236849</text:p>
          </table:table-cell>
          <table:table-cell office:value-type="float" office:value="420450">
            <text:p>420450</text:p>
          </table:table-cell>
          <table:table-cell office:value-type="float" office:value="238594">
            <text:p>238594</text:p>
          </table:table-cell>
          <table:table-cell office:value-type="float" office:value="96280">
            <text:p>96280</text:p>
          </table:table-cell>
          <table:table-cell office:value-type="float" office:value="355420">
            <text:p>355420</text:p>
          </table:table-cell>
          <table:table-cell office:value-type="float" office:value="186979">
            <text:p>186979</text:p>
          </table:table-cell>
          <table:table-cell office:value-type="float" office:value="309794">
            <text:p>309794</text:p>
          </table:table-cell>
          <table:table-cell office:value-type="float" office:value="271240">
            <text:p>271240</text:p>
          </table:table-cell>
          <table:table-cell office:value-type="float" office:value="252903">
            <text:p>252903</text:p>
          </table:table-cell>
          <table:table-cell office:value-type="float" office:value="171858">
            <text:p>171858</text:p>
          </table:table-cell>
          <table:table-cell office:value-type="float" office:value="245544">
            <text:p>245544</text:p>
          </table:table-cell>
          <table:table-cell office:value-type="float" office:value="105335">
            <text:p>105335</text:p>
          </table:table-cell>
          <table:table-cell office:value-type="float" office:value="200499">
            <text:p>200499</text:p>
          </table:table-cell>
          <table:table-cell office:value-type="float" office:value="200485">
            <text:p>200485</text:p>
          </table:table-cell>
          <table:table-cell office:value-type="float" office:value="119943">
            <text:p>119943</text:p>
          </table:table-cell>
          <table:table-cell office:value-type="float" office:value="119763">
            <text:p>119763</text:p>
          </table:table-cell>
          <table:table-cell office:value-type="float" office:value="179190">
            <text:p>179190</text:p>
          </table:table-cell>
          <table:table-cell office:value-type="float" office:value="156287">
            <text:p>156287</text:p>
          </table:table-cell>
          <table:table-cell office:value-type="float" office:value="99794">
            <text:p>99794</text:p>
          </table:table-cell>
          <table:table-cell office:value-type="float" office:value="10">
            <text:p>10</text:p>
          </table:table-cell>
          <table:table-cell office:value-type="float" office:value="114">
            <text:p>114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28">
            <text:p>228</text:p>
          </table:table-cell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95">
            <text:p>95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58">
            <text:p>358</text:p>
          </table:table-cell>
          <table:table-cell office:value-type="float" office:value="2585">
            <text:p>2585</text:p>
          </table:table-cell>
          <table:table-cell office:value-type="float" office:value="454">
            <text:p>454</text:p>
          </table:table-cell>
          <table:table-cell office:value-type="float" office:value="843">
            <text:p>843</text:p>
          </table:table-cell>
          <table:table-cell office:value-type="float" office:value="522">
            <text:p>522</text:p>
          </table:table-cell>
          <table:table-cell office:value-type="float" office:value="553">
            <text:p>553</text:p>
          </table:table-cell>
          <table:table-cell office:value-type="float" office:value="793">
            <text:p>793</text:p>
          </table:table-cell>
          <table:table-cell office:value-type="float" office:value="366">
            <text:p>366</text:p>
          </table:table-cell>
          <table:table-cell office:value-type="float" office:value="1087">
            <text:p>1087</text:p>
          </table:table-cell>
          <table:table-cell office:value-type="float" office:value="549">
            <text:p>549</text:p>
          </table:table-cell>
          <table:table-cell office:value-type="float" office:value="403">
            <text:p>403</text:p>
          </table:table-cell>
          <table:table-cell office:value-type="float" office:value="977">
            <text:p>977</text:p>
          </table:table-cell>
          <table:table-cell office:value-type="float" office:value="424">
            <text:p>424</text:p>
          </table:table-cell>
          <table:table-cell office:value-type="float" office:value="497">
            <text:p>497</text:p>
          </table:table-cell>
          <table:table-cell office:value-type="float" office:value="363">
            <text:p>363</text:p>
          </table:table-cell>
          <table:table-cell office:value-type="float" office:value="423">
            <text:p>423</text:p>
          </table:table-cell>
          <table:table-cell office:value-type="float" office:value="391">
            <text:p>391</text:p>
          </table:table-cell>
          <table:table-cell office:value-type="float" office:value="299">
            <text:p>299</text:p>
          </table:table-cell>
          <table:table-cell office:value-type="float" office:value="157">
            <text:p>157</text:p>
          </table:table-cell>
          <table:table-cell office:value-type="float" office:value="511">
            <text:p>511</text:p>
          </table:table-cell>
          <table:table-cell office:value-type="float" office:value="485">
            <text:p>485</text:p>
          </table:table-cell>
          <table:table-cell office:value-type="float" office:value="324">
            <text:p>324</text:p>
          </table:table-cell>
          <table:table-cell office:value-type="float" office:value="477">
            <text:p>477</text:p>
          </table:table-cell>
          <table:table-cell office:value-type="float" office:value="602">
            <text:p>602</text:p>
          </table:table-cell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8763">
            <text:p>158763</text:p>
          </table:table-cell>
          <table:table-cell office:value-type="float" office:value="761095">
            <text:p>761095</text:p>
          </table:table-cell>
          <table:table-cell office:value-type="float" office:value="130375">
            <text:p>130375</text:p>
          </table:table-cell>
          <table:table-cell office:value-type="float" office:value="277640">
            <text:p>277640</text:p>
          </table:table-cell>
          <table:table-cell office:value-type="float" office:value="270431">
            <text:p>270431</text:p>
          </table:table-cell>
          <table:table-cell office:value-type="float" office:value="297064">
            <text:p>297064</text:p>
          </table:table-cell>
          <table:table-cell office:value-type="float" office:value="274855">
            <text:p>274855</text:p>
          </table:table-cell>
          <table:table-cell office:value-type="float" office:value="236846">
            <text:p>236846</text:p>
          </table:table-cell>
          <table:table-cell office:value-type="float" office:value="420445">
            <text:p>420445</text:p>
          </table:table-cell>
          <table:table-cell office:value-type="float" office:value="238586">
            <text:p>238586</text:p>
          </table:table-cell>
          <table:table-cell office:value-type="float" office:value="96279">
            <text:p>96279</text:p>
          </table:table-cell>
          <table:table-cell office:value-type="float" office:value="355410">
            <text:p>355410</text:p>
          </table:table-cell>
          <table:table-cell office:value-type="float" office:value="186975">
            <text:p>186975</text:p>
          </table:table-cell>
          <table:table-cell office:value-type="float" office:value="309794">
            <text:p>309794</text:p>
          </table:table-cell>
          <table:table-cell office:value-type="float" office:value="271234">
            <text:p>271234</text:p>
          </table:table-cell>
          <table:table-cell office:value-type="float" office:value="252898">
            <text:p>252898</text:p>
          </table:table-cell>
          <table:table-cell office:value-type="float" office:value="171855">
            <text:p>171855</text:p>
          </table:table-cell>
          <table:table-cell office:value-type="float" office:value="245544">
            <text:p>245544</text:p>
          </table:table-cell>
          <table:table-cell office:value-type="float" office:value="105331">
            <text:p>105331</text:p>
          </table:table-cell>
          <table:table-cell office:value-type="float" office:value="200498">
            <text:p>200498</text:p>
          </table:table-cell>
          <table:table-cell office:value-type="float" office:value="200482">
            <text:p>200482</text:p>
          </table:table-cell>
          <table:table-cell office:value-type="float" office:value="119939">
            <text:p>119939</text:p>
          </table:table-cell>
          <table:table-cell office:value-type="float" office:value="119763">
            <text:p>119763</text:p>
          </table:table-cell>
          <table:table-cell office:value-type="float" office:value="179190">
            <text:p>179190</text:p>
          </table:table-cell>
          <table:table-cell office:value-type="float" office:value="156287">
            <text:p>156287</text:p>
          </table:table-cell>
          <table:table-cell office:value-type="float" office:value="99794">
            <text:p>99794</text:p>
          </table:table-cell>
          <table:table-cell office:value-type="float" office:value="8">
            <text:p>8</text:p>
          </table:table-cell>
          <table:table-cell office:value-type="float" office:value="102">
            <text:p>102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226">
            <text:p>226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58">
            <text:p>358</text:p>
          </table:table-cell>
          <table:table-cell office:value-type="float" office:value="2591">
            <text:p>2591</text:p>
          </table:table-cell>
          <table:table-cell office:value-type="float" office:value="457">
            <text:p>457</text:p>
          </table:table-cell>
          <table:table-cell office:value-type="float" office:value="844">
            <text:p>844</text:p>
          </table:table-cell>
          <table:table-cell office:value-type="float" office:value="522">
            <text:p>522</text:p>
          </table:table-cell>
          <table:table-cell office:value-type="float" office:value="556">
            <text:p>556</text:p>
          </table:table-cell>
          <table:table-cell office:value-type="float" office:value="792">
            <text:p>792</text:p>
          </table:table-cell>
          <table:table-cell office:value-type="float" office:value="366">
            <text:p>366</text:p>
          </table:table-cell>
          <table:table-cell office:value-type="float" office:value="1087">
            <text:p>1087</text:p>
          </table:table-cell>
          <table:table-cell office:value-type="float" office:value="549">
            <text:p>549</text:p>
          </table:table-cell>
          <table:table-cell office:value-type="float" office:value="403">
            <text:p>403</text:p>
          </table:table-cell>
          <table:table-cell office:value-type="float" office:value="997">
            <text:p>997</text:p>
          </table:table-cell>
          <table:table-cell office:value-type="float" office:value="424">
            <text:p>424</text:p>
          </table:table-cell>
          <table:table-cell office:value-type="float" office:value="499">
            <text:p>499</text:p>
          </table:table-cell>
          <table:table-cell office:value-type="float" office:value="364">
            <text:p>364</text:p>
          </table:table-cell>
          <table:table-cell office:value-type="float" office:value="426">
            <text:p>426</text:p>
          </table:table-cell>
          <table:table-cell office:value-type="float" office:value="391">
            <text:p>391</text:p>
          </table:table-cell>
          <table:table-cell office:value-type="float" office:value="301">
            <text:p>301</text:p>
          </table:table-cell>
          <table:table-cell office:value-type="float" office:value="157">
            <text:p>157</text:p>
          </table:table-cell>
          <table:table-cell office:value-type="float" office:value="511">
            <text:p>511</text:p>
          </table:table-cell>
          <table:table-cell office:value-type="float" office:value="485">
            <text:p>485</text:p>
          </table:table-cell>
          <table:table-cell office:value-type="float" office:value="324">
            <text:p>324</text:p>
          </table:table-cell>
          <table:table-cell office:value-type="float" office:value="477">
            <text:p>477</text:p>
          </table:table-cell>
          <table:table-cell office:value-type="float" office:value="602">
            <text:p>602</text:p>
          </table:table-cell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8758">
            <text:p>158758</text:p>
          </table:table-cell>
          <table:table-cell office:value-type="float" office:value="761059">
            <text:p>761059</text:p>
          </table:table-cell>
          <table:table-cell office:value-type="float" office:value="130367">
            <text:p>130367</text:p>
          </table:table-cell>
          <table:table-cell office:value-type="float" office:value="277633">
            <text:p>277633</text:p>
          </table:table-cell>
          <table:table-cell office:value-type="float" office:value="270427">
            <text:p>270427</text:p>
          </table:table-cell>
          <table:table-cell office:value-type="float" office:value="297060">
            <text:p>297060</text:p>
          </table:table-cell>
          <table:table-cell office:value-type="float" office:value="274834">
            <text:p>274834</text:p>
          </table:table-cell>
          <table:table-cell office:value-type="float" office:value="236835">
            <text:p>236835</text:p>
          </table:table-cell>
          <table:table-cell office:value-type="float" office:value="420428">
            <text:p>420428</text:p>
          </table:table-cell>
          <table:table-cell office:value-type="float" office:value="238583">
            <text:p>238583</text:p>
          </table:table-cell>
          <table:table-cell office:value-type="float" office:value="96278">
            <text:p>96278</text:p>
          </table:table-cell>
          <table:table-cell office:value-type="float" office:value="355393">
            <text:p>355393</text:p>
          </table:table-cell>
          <table:table-cell office:value-type="float" office:value="186974">
            <text:p>186974</text:p>
          </table:table-cell>
          <table:table-cell office:value-type="float" office:value="309791">
            <text:p>309791</text:p>
          </table:table-cell>
          <table:table-cell office:value-type="float" office:value="271232">
            <text:p>271232</text:p>
          </table:table-cell>
          <table:table-cell office:value-type="float" office:value="252890">
            <text:p>252890</text:p>
          </table:table-cell>
          <table:table-cell office:value-type="float" office:value="171846">
            <text:p>171846</text:p>
          </table:table-cell>
          <table:table-cell office:value-type="float" office:value="245541">
            <text:p>245541</text:p>
          </table:table-cell>
          <table:table-cell office:value-type="float" office:value="105331">
            <text:p>105331</text:p>
          </table:table-cell>
          <table:table-cell office:value-type="float" office:value="200496">
            <text:p>200496</text:p>
          </table:table-cell>
          <table:table-cell office:value-type="float" office:value="200477">
            <text:p>200477</text:p>
          </table:table-cell>
          <table:table-cell office:value-type="float" office:value="119935">
            <text:p>119935</text:p>
          </table:table-cell>
          <table:table-cell office:value-type="float" office:value="119761">
            <text:p>119761</text:p>
          </table:table-cell>
          <table:table-cell office:value-type="float" office:value="179188">
            <text:p>179188</text:p>
          </table:table-cell>
          <table:table-cell office:value-type="float" office:value="156287">
            <text:p>156287</text:p>
          </table:table-cell>
          <table:table-cell office:value-type="float" office:value="99794">
            <text:p>99794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24">
            <text:p>224</text:p>
          </table:table-cell>
          <table:table-cell office:value-type="float" office:value="36">
            <text:p>36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97">
            <text:p>97</text:p>
          </table:table-cell>
          <table:table-cell office:value-type="float" office:value="43">
            <text:p>43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58">
            <text:p>358</text:p>
          </table:table-cell>
          <table:table-cell office:value-type="float" office:value="2614">
            <text:p>2614</text:p>
          </table:table-cell>
          <table:table-cell office:value-type="float" office:value="459">
            <text:p>459</text:p>
          </table:table-cell>
          <table:table-cell office:value-type="float" office:value="846">
            <text:p>846</text:p>
          </table:table-cell>
          <table:table-cell office:value-type="float" office:value="537">
            <text:p>537</text:p>
          </table:table-cell>
          <table:table-cell office:value-type="float" office:value="559">
            <text:p>559</text:p>
          </table:table-cell>
          <table:table-cell office:value-type="float" office:value="810">
            <text:p>810</text:p>
          </table:table-cell>
          <table:table-cell office:value-type="float" office:value="372">
            <text:p>372</text:p>
          </table:table-cell>
          <table:table-cell office:value-type="float" office:value="1097">
            <text:p>1097</text:p>
          </table:table-cell>
          <table:table-cell office:value-type="float" office:value="560">
            <text:p>560</text:p>
          </table:table-cell>
          <table:table-cell office:value-type="float" office:value="403">
            <text:p>403</text:p>
          </table:table-cell>
          <table:table-cell office:value-type="float" office:value="1005">
            <text:p>1005</text:p>
          </table:table-cell>
          <table:table-cell office:value-type="float" office:value="424">
            <text:p>424</text:p>
          </table:table-cell>
          <table:table-cell office:value-type="float" office:value="504">
            <text:p>504</text:p>
          </table:table-cell>
          <table:table-cell office:value-type="float" office:value="363">
            <text:p>363</text:p>
          </table:table-cell>
          <table:table-cell office:value-type="float" office:value="426">
            <text:p>426</text:p>
          </table:table-cell>
          <table:table-cell office:value-type="float" office:value="393">
            <text:p>393</text:p>
          </table:table-cell>
          <table:table-cell office:value-type="float" office:value="303">
            <text:p>303</text:p>
          </table:table-cell>
          <table:table-cell office:value-type="float" office:value="158">
            <text:p>158</text:p>
          </table:table-cell>
          <table:table-cell office:value-type="float" office:value="513">
            <text:p>513</text:p>
          </table:table-cell>
          <table:table-cell office:value-type="float" office:value="497">
            <text:p>497</text:p>
          </table:table-cell>
          <table:table-cell office:value-type="float" office:value="324">
            <text:p>324</text:p>
          </table:table-cell>
          <table:table-cell office:value-type="float" office:value="482">
            <text:p>482</text:p>
          </table:table-cell>
          <table:table-cell office:value-type="float" office:value="603">
            <text:p>603</text:p>
          </table:table-cell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8757">
            <text:p>158757</text:p>
          </table:table-cell>
          <table:table-cell office:value-type="float" office:value="761025">
            <text:p>761025</text:p>
          </table:table-cell>
          <table:table-cell office:value-type="float" office:value="130366">
            <text:p>130366</text:p>
          </table:table-cell>
          <table:table-cell office:value-type="float" office:value="277621">
            <text:p>277621</text:p>
          </table:table-cell>
          <table:table-cell office:value-type="float" office:value="270425">
            <text:p>270425</text:p>
          </table:table-cell>
          <table:table-cell office:value-type="float" office:value="297054">
            <text:p>297054</text:p>
          </table:table-cell>
          <table:table-cell office:value-type="float" office:value="274823">
            <text:p>274823</text:p>
          </table:table-cell>
          <table:table-cell office:value-type="float" office:value="236823">
            <text:p>236823</text:p>
          </table:table-cell>
          <table:table-cell office:value-type="float" office:value="420418">
            <text:p>420418</text:p>
          </table:table-cell>
          <table:table-cell office:value-type="float" office:value="238573">
            <text:p>238573</text:p>
          </table:table-cell>
          <table:table-cell office:value-type="float" office:value="96274">
            <text:p>96274</text:p>
          </table:table-cell>
          <table:table-cell office:value-type="float" office:value="355388">
            <text:p>355388</text:p>
          </table:table-cell>
          <table:table-cell office:value-type="float" office:value="186966">
            <text:p>186966</text:p>
          </table:table-cell>
          <table:table-cell office:value-type="float" office:value="309784">
            <text:p>309784</text:p>
          </table:table-cell>
          <table:table-cell office:value-type="float" office:value="271231">
            <text:p>271231</text:p>
          </table:table-cell>
          <table:table-cell office:value-type="float" office:value="252889">
            <text:p>252889</text:p>
          </table:table-cell>
          <table:table-cell office:value-type="float" office:value="171843">
            <text:p>171843</text:p>
          </table:table-cell>
          <table:table-cell office:value-type="float" office:value="245538">
            <text:p>245538</text:p>
          </table:table-cell>
          <table:table-cell office:value-type="float" office:value="105329">
            <text:p>105329</text:p>
          </table:table-cell>
          <table:table-cell office:value-type="float" office:value="200495">
            <text:p>200495</text:p>
          </table:table-cell>
          <table:table-cell office:value-type="float" office:value="200474">
            <text:p>200474</text:p>
          </table:table-cell>
          <table:table-cell office:value-type="float" office:value="119934">
            <text:p>119934</text:p>
          </table:table-cell>
          <table:table-cell office:value-type="float" office:value="119758">
            <text:p>119758</text:p>
          </table:table-cell>
          <table:table-cell office:value-type="float" office:value="179185">
            <text:p>179185</text:p>
          </table:table-cell>
          <table:table-cell office:value-type="float" office:value="156285">
            <text:p>156285</text:p>
          </table:table-cell>
          <table:table-cell office:value-type="float" office:value="99794">
            <text:p>99794</text:p>
          </table:table-cell>
          <table:table-cell office:value-type="float" office:value="11">
            <text:p>11</text:p>
          </table:table-cell>
          <table:table-cell office:value-type="float" office:value="108">
            <text:p>108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30">
            <text:p>230</text:p>
          </table:table-cell>
          <table:table-cell office:value-type="float" office:value="35">
            <text:p>35</text:p>
          </table:table-cell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67">
            <text:p>367</text:p>
          </table:table-cell>
          <table:table-cell office:value-type="float" office:value="2639">
            <text:p>2639</text:p>
          </table:table-cell>
          <table:table-cell office:value-type="float" office:value="460">
            <text:p>460</text:p>
          </table:table-cell>
          <table:table-cell office:value-type="float" office:value="851">
            <text:p>851</text:p>
          </table:table-cell>
          <table:table-cell office:value-type="float" office:value="545">
            <text:p>545</text:p>
          </table:table-cell>
          <table:table-cell office:value-type="float" office:value="564">
            <text:p>564</text:p>
          </table:table-cell>
          <table:table-cell office:value-type="float" office:value="816">
            <text:p>816</text:p>
          </table:table-cell>
          <table:table-cell office:value-type="float" office:value="375">
            <text:p>375</text:p>
          </table:table-cell>
          <table:table-cell office:value-type="float" office:value="1102">
            <text:p>1102</text:p>
          </table:table-cell>
          <table:table-cell office:value-type="float" office:value="572">
            <text:p>572</text:p>
          </table:table-cell>
          <table:table-cell office:value-type="float" office:value="403">
            <text:p>403</text:p>
          </table:table-cell>
          <table:table-cell office:value-type="float" office:value="1010">
            <text:p>1010</text:p>
          </table:table-cell>
          <table:table-cell office:value-type="float" office:value="426">
            <text:p>426</text:p>
          </table:table-cell>
          <table:table-cell office:value-type="float" office:value="508">
            <text:p>508</text:p>
          </table:table-cell>
          <table:table-cell office:value-type="float" office:value="366">
            <text:p>366</text:p>
          </table:table-cell>
          <table:table-cell office:value-type="float" office:value="426">
            <text:p>426</text:p>
          </table:table-cell>
          <table:table-cell office:value-type="float" office:value="395">
            <text:p>395</text:p>
          </table:table-cell>
          <table:table-cell office:value-type="float" office:value="304">
            <text:p>304</text:p>
          </table:table-cell>
          <table:table-cell office:value-type="float" office:value="159">
            <text:p>159</text:p>
          </table:table-cell>
          <table:table-cell office:value-type="float" office:value="513">
            <text:p>513</text:p>
          </table:table-cell>
          <table:table-cell office:value-type="float" office:value="501">
            <text:p>501</text:p>
          </table:table-cell>
          <table:table-cell office:value-type="float" office:value="324">
            <text:p>324</text:p>
          </table:table-cell>
          <table:table-cell office:value-type="float" office:value="483">
            <text:p>483</text:p>
          </table:table-cell>
          <table:table-cell office:value-type="float" office:value="603">
            <text:p>603</text:p>
          </table:table-cell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8755">
            <text:p>158755</text:p>
          </table:table-cell>
          <table:table-cell office:value-type="float" office:value="760993">
            <text:p>760993</text:p>
          </table:table-cell>
          <table:table-cell office:value-type="float" office:value="130363">
            <text:p>130363</text:p>
          </table:table-cell>
          <table:table-cell office:value-type="float" office:value="277616">
            <text:p>277616</text:p>
          </table:table-cell>
          <table:table-cell office:value-type="float" office:value="270424">
            <text:p>270424</text:p>
          </table:table-cell>
          <table:table-cell office:value-type="float" office:value="297048">
            <text:p>297048</text:p>
          </table:table-cell>
          <table:table-cell office:value-type="float" office:value="274817">
            <text:p>274817</text:p>
          </table:table-cell>
          <table:table-cell office:value-type="float" office:value="236819">
            <text:p>236819</text:p>
          </table:table-cell>
          <table:table-cell office:value-type="float" office:value="420414">
            <text:p>420414</text:p>
          </table:table-cell>
          <table:table-cell office:value-type="float" office:value="238565">
            <text:p>238565</text:p>
          </table:table-cell>
          <table:table-cell office:value-type="float" office:value="96274">
            <text:p>96274</text:p>
          </table:table-cell>
          <table:table-cell office:value-type="float" office:value="355378">
            <text:p>355378</text:p>
          </table:table-cell>
          <table:table-cell office:value-type="float" office:value="186964">
            <text:p>186964</text:p>
          </table:table-cell>
          <table:table-cell office:value-type="float" office:value="309779">
            <text:p>309779</text:p>
          </table:table-cell>
          <table:table-cell office:value-type="float" office:value="271223">
            <text:p>271223</text:p>
          </table:table-cell>
          <table:table-cell office:value-type="float" office:value="252881">
            <text:p>252881</text:p>
          </table:table-cell>
          <table:table-cell office:value-type="float" office:value="171843">
            <text:p>171843</text:p>
          </table:table-cell>
          <table:table-cell office:value-type="float" office:value="245534">
            <text:p>245534</text:p>
          </table:table-cell>
          <table:table-cell office:value-type="float" office:value="105329">
            <text:p>105329</text:p>
          </table:table-cell>
          <table:table-cell office:value-type="float" office:value="200492">
            <text:p>200492</text:p>
          </table:table-cell>
          <table:table-cell office:value-type="float" office:value="200472">
            <text:p>200472</text:p>
          </table:table-cell>
          <table:table-cell office:value-type="float" office:value="119934">
            <text:p>119934</text:p>
          </table:table-cell>
          <table:table-cell office:value-type="float" office:value="119757">
            <text:p>119757</text:p>
          </table:table-cell>
          <table:table-cell office:value-type="float" office:value="179181">
            <text:p>179181</text:p>
          </table:table-cell>
          <table:table-cell office:value-type="float" office:value="156284">
            <text:p>156284</text:p>
          </table:table-cell>
          <table:table-cell office:value-type="float" office:value="99794">
            <text:p>99794</text:p>
          </table:table-cell>
          <table:table-cell office:value-type="float" office:value="9">
            <text:p>9</text:p>
          </table:table-cell>
          <table:table-cell office:value-type="float" office:value="121">
            <text:p>121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9">
            <text:p>219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88">
            <text:p>88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table:number-columns-repeated="2"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69">
            <text:p>369</text:p>
          </table:table-cell>
          <table:table-cell office:value-type="float" office:value="2654">
            <text:p>2654</text:p>
          </table:table-cell>
          <table:table-cell office:value-type="float" office:value="462">
            <text:p>462</text:p>
          </table:table-cell>
          <table:table-cell office:value-type="float" office:value="857">
            <text:p>857</text:p>
          </table:table-cell>
          <table:table-cell office:value-type="float" office:value="547">
            <text:p>547</text:p>
          </table:table-cell>
          <table:table-cell office:value-type="float" office:value="573">
            <text:p>573</text:p>
          </table:table-cell>
          <table:table-cell office:value-type="float" office:value="822">
            <text:p>822</text:p>
          </table:table-cell>
          <table:table-cell office:value-type="float" office:value="378">
            <text:p>378</text:p>
          </table:table-cell>
          <table:table-cell office:value-type="float" office:value="1115">
            <text:p>1115</text:p>
          </table:table-cell>
          <table:table-cell office:value-type="float" office:value="575">
            <text:p>575</text:p>
          </table:table-cell>
          <table:table-cell office:value-type="float" office:value="403">
            <text:p>403</text:p>
          </table:table-cell>
          <table:table-cell office:value-type="float" office:value="1014">
            <text:p>1014</text:p>
          </table:table-cell>
          <table:table-cell office:value-type="float" office:value="428">
            <text:p>428</text:p>
          </table:table-cell>
          <table:table-cell office:value-type="float" office:value="509">
            <text:p>509</text:p>
          </table:table-cell>
          <table:table-cell office:value-type="float" office:value="367">
            <text:p>367</text:p>
          </table:table-cell>
          <table:table-cell office:value-type="float" office:value="426">
            <text:p>426</text:p>
          </table:table-cell>
          <table:table-cell office:value-type="float" office:value="396">
            <text:p>396</text:p>
          </table:table-cell>
          <table:table-cell office:value-type="float" office:value="306">
            <text:p>306</text:p>
          </table:table-cell>
          <table:table-cell office:value-type="float" office:value="160">
            <text:p>160</text:p>
          </table:table-cell>
          <table:table-cell office:value-type="float" office:value="515">
            <text:p>515</text:p>
          </table:table-cell>
          <table:table-cell office:value-type="float" office:value="503">
            <text:p>503</text:p>
          </table:table-cell>
          <table:table-cell office:value-type="float" office:value="325">
            <text:p>325</text:p>
          </table:table-cell>
          <table:table-cell office:value-type="float" office:value="485">
            <text:p>485</text:p>
          </table:table-cell>
          <table:table-cell office:value-type="float" office:value="606">
            <text:p>606</text:p>
          </table:table-cell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8754">
            <text:p>158754</text:p>
          </table:table-cell>
          <table:table-cell office:value-type="float" office:value="760974">
            <text:p>760974</text:p>
          </table:table-cell>
          <table:table-cell office:value-type="float" office:value="130363">
            <text:p>130363</text:p>
          </table:table-cell>
          <table:table-cell office:value-type="float" office:value="277611">
            <text:p>277611</text:p>
          </table:table-cell>
          <table:table-cell office:value-type="float" office:value="270421">
            <text:p>270421</text:p>
          </table:table-cell>
          <table:table-cell office:value-type="float" office:value="297043">
            <text:p>297043</text:p>
          </table:table-cell>
          <table:table-cell office:value-type="float" office:value="274814">
            <text:p>274814</text:p>
          </table:table-cell>
          <table:table-cell office:value-type="float" office:value="236819">
            <text:p>236819</text:p>
          </table:table-cell>
          <table:table-cell office:value-type="float" office:value="420403">
            <text:p>420403</text:p>
          </table:table-cell>
          <table:table-cell office:value-type="float" office:value="238565">
            <text:p>238565</text:p>
          </table:table-cell>
          <table:table-cell office:value-type="float" office:value="96272">
            <text:p>96272</text:p>
          </table:table-cell>
          <table:table-cell office:value-type="float" office:value="355378">
            <text:p>355378</text:p>
          </table:table-cell>
          <table:table-cell office:value-type="float" office:value="186962">
            <text:p>186962</text:p>
          </table:table-cell>
          <table:table-cell office:value-type="float" office:value="309779">
            <text:p>309779</text:p>
          </table:table-cell>
          <table:table-cell office:value-type="float" office:value="271220">
            <text:p>271220</text:p>
          </table:table-cell>
          <table:table-cell office:value-type="float" office:value="252875">
            <text:p>252875</text:p>
          </table:table-cell>
          <table:table-cell office:value-type="float" office:value="171841">
            <text:p>171841</text:p>
          </table:table-cell>
          <table:table-cell office:value-type="float" office:value="245529">
            <text:p>245529</text:p>
          </table:table-cell>
          <table:table-cell office:value-type="float" office:value="105329">
            <text:p>105329</text:p>
          </table:table-cell>
          <table:table-cell office:value-type="float" office:value="200489">
            <text:p>200489</text:p>
          </table:table-cell>
          <table:table-cell office:value-type="float" office:value="200472">
            <text:p>200472</text:p>
          </table:table-cell>
          <table:table-cell office:value-type="float" office:value="119934">
            <text:p>119934</text:p>
          </table:table-cell>
          <table:table-cell office:value-type="float" office:value="119756">
            <text:p>119756</text:p>
          </table:table-cell>
          <table:table-cell office:value-type="float" office:value="179181">
            <text:p>179181</text:p>
          </table:table-cell>
          <table:table-cell office:value-type="float" office:value="156281">
            <text:p>156281</text:p>
          </table:table-cell>
          <table:table-cell office:value-type="float" office:value="99794">
            <text:p>99794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86">
            <text:p>186</text:p>
          </table:table-cell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98">
            <text:p>98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74">
            <text:p>374</text:p>
          </table:table-cell>
          <table:table-cell office:value-type="float" office:value="2690">
            <text:p>2690</text:p>
          </table:table-cell>
          <table:table-cell office:value-type="float" office:value="469">
            <text:p>469</text:p>
          </table:table-cell>
          <table:table-cell office:value-type="float" office:value="865">
            <text:p>865</text:p>
          </table:table-cell>
          <table:table-cell office:value-type="float" office:value="549">
            <text:p>549</text:p>
          </table:table-cell>
          <table:table-cell office:value-type="float" office:value="577">
            <text:p>577</text:p>
          </table:table-cell>
          <table:table-cell office:value-type="float" office:value="830">
            <text:p>830</text:p>
          </table:table-cell>
          <table:table-cell office:value-type="float" office:value="384">
            <text:p>384</text:p>
          </table:table-cell>
          <table:table-cell office:value-type="float" office:value="1128">
            <text:p>1128</text:p>
          </table:table-cell>
          <table:table-cell office:value-type="float" office:value="594">
            <text:p>594</text:p>
          </table:table-cell>
          <table:table-cell office:value-type="float" office:value="404">
            <text:p>404</text:p>
          </table:table-cell>
          <table:table-cell office:value-type="float" office:value="1018">
            <text:p>1018</text:p>
          </table:table-cell>
          <table:table-cell office:value-type="float" office:value="430">
            <text:p>430</text:p>
          </table:table-cell>
          <table:table-cell office:value-type="float" office:value="511">
            <text:p>511</text:p>
          </table:table-cell>
          <table:table-cell office:value-type="float" office:value="374">
            <text:p>374</text:p>
          </table:table-cell>
          <table:table-cell office:value-type="float" office:value="426">
            <text:p>426</text:p>
          </table:table-cell>
          <table:table-cell office:value-type="float" office:value="401">
            <text:p>401</text:p>
          </table:table-cell>
          <table:table-cell office:value-type="float" office:value="310">
            <text:p>310</text:p>
          </table:table-cell>
          <table:table-cell office:value-type="float" office:value="161">
            <text:p>161</text:p>
          </table:table-cell>
          <table:table-cell office:value-type="float" office:value="516">
            <text:p>516</text:p>
          </table:table-cell>
          <table:table-cell office:value-type="float" office:value="507">
            <text:p>507</text:p>
          </table:table-cell>
          <table:table-cell office:value-type="float" office:value="325">
            <text:p>325</text:p>
          </table:table-cell>
          <table:table-cell office:value-type="float" office:value="485">
            <text:p>485</text:p>
          </table:table-cell>
          <table:table-cell office:value-type="float" office:value="607">
            <text:p>607</text:p>
          </table:table-cell>
          <table:table-cell office:value-type="float" office:value="227">
            <text:p>227</text:p>
          </table:table-cell>
          <table:table-cell office:value-type="float" office:value="231">
            <text:p>231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8753">
            <text:p>158753</text:p>
          </table:table-cell>
          <table:table-cell office:value-type="float" office:value="760967">
            <text:p>760967</text:p>
          </table:table-cell>
          <table:table-cell office:value-type="float" office:value="130363">
            <text:p>130363</text:p>
          </table:table-cell>
          <table:table-cell office:value-type="float" office:value="277611">
            <text:p>277611</text:p>
          </table:table-cell>
          <table:table-cell office:value-type="float" office:value="270421">
            <text:p>270421</text:p>
          </table:table-cell>
          <table:table-cell office:value-type="float" office:value="297043">
            <text:p>297043</text:p>
          </table:table-cell>
          <table:table-cell office:value-type="float" office:value="274814">
            <text:p>274814</text:p>
          </table:table-cell>
          <table:table-cell office:value-type="float" office:value="236819">
            <text:p>236819</text:p>
          </table:table-cell>
          <table:table-cell office:value-type="float" office:value="420402">
            <text:p>420402</text:p>
          </table:table-cell>
          <table:table-cell office:value-type="float" office:value="238565">
            <text:p>238565</text:p>
          </table:table-cell>
          <table:table-cell office:value-type="float" office:value="96272">
            <text:p>96272</text:p>
          </table:table-cell>
          <table:table-cell office:value-type="float" office:value="355365">
            <text:p>355365</text:p>
          </table:table-cell>
          <table:table-cell office:value-type="float" office:value="186962">
            <text:p>186962</text:p>
          </table:table-cell>
          <table:table-cell office:value-type="float" office:value="309779">
            <text:p>309779</text:p>
          </table:table-cell>
          <table:table-cell office:value-type="float" office:value="271217">
            <text:p>271217</text:p>
          </table:table-cell>
          <table:table-cell office:value-type="float" office:value="252875">
            <text:p>252875</text:p>
          </table:table-cell>
          <table:table-cell office:value-type="float" office:value="171841">
            <text:p>171841</text:p>
          </table:table-cell>
          <table:table-cell office:value-type="float" office:value="245528">
            <text:p>245528</text:p>
          </table:table-cell>
          <table:table-cell office:value-type="float" office:value="105329">
            <text:p>105329</text:p>
          </table:table-cell>
          <table:table-cell office:value-type="float" office:value="200485">
            <text:p>200485</text:p>
          </table:table-cell>
          <table:table-cell office:value-type="float" office:value="200472">
            <text:p>200472</text:p>
          </table:table-cell>
          <table:table-cell office:value-type="float" office:value="119934">
            <text:p>119934</text:p>
          </table:table-cell>
          <table:table-cell office:value-type="float" office:value="119753">
            <text:p>119753</text:p>
          </table:table-cell>
          <table:table-cell office:value-type="float" office:value="179180">
            <text:p>179180</text:p>
          </table:table-cell>
          <table:table-cell office:value-type="float" office:value="156281">
            <text:p>156281</text:p>
          </table:table-cell>
          <table:table-cell office:value-type="float" office:value="99794">
            <text:p>99794</text:p>
          </table:table-cell>
          <table:table-cell office:value-type="float" office:value="9">
            <text:p>9</text:p>
          </table:table-cell>
          <table:table-cell office:value-type="float" office:value="137">
            <text:p>137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81">
            <text:p>181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92">
            <text:p>92</text:p>
          </table:table-cell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76">
            <text:p>376</text:p>
          </table:table-cell>
          <table:table-cell office:value-type="float" office:value="2733">
            <text:p>2733</text:p>
          </table:table-cell>
          <table:table-cell office:value-type="float" office:value="473">
            <text:p>473</text:p>
          </table:table-cell>
          <table:table-cell office:value-type="float" office:value="870">
            <text:p>870</text:p>
          </table:table-cell>
          <table:table-cell office:value-type="float" office:value="549">
            <text:p>549</text:p>
          </table:table-cell>
          <table:table-cell office:value-type="float" office:value="581">
            <text:p>581</text:p>
          </table:table-cell>
          <table:table-cell office:value-type="float" office:value="831">
            <text:p>831</text:p>
          </table:table-cell>
          <table:table-cell office:value-type="float" office:value="388">
            <text:p>388</text:p>
          </table:table-cell>
          <table:table-cell office:value-type="float" office:value="1129">
            <text:p>1129</text:p>
          </table:table-cell>
          <table:table-cell office:value-type="float" office:value="596">
            <text:p>596</text:p>
          </table:table-cell>
          <table:table-cell office:value-type="float" office:value="404">
            <text:p>404</text:p>
          </table:table-cell>
          <table:table-cell office:value-type="float" office:value="1027">
            <text:p>1027</text:p>
          </table:table-cell>
          <table:table-cell office:value-type="float" office:value="431">
            <text:p>431</text:p>
          </table:table-cell>
          <table:table-cell office:value-type="float" office:value="516">
            <text:p>516</text:p>
          </table:table-cell>
          <table:table-cell office:value-type="float" office:value="380">
            <text:p>380</text:p>
          </table:table-cell>
          <table:table-cell office:value-type="float" office:value="430">
            <text:p>430</text:p>
          </table:table-cell>
          <table:table-cell office:value-type="float" office:value="404">
            <text:p>404</text:p>
          </table:table-cell>
          <table:table-cell office:value-type="float" office:value="313">
            <text:p>313</text:p>
          </table:table-cell>
          <table:table-cell office:value-type="float" office:value="161">
            <text:p>161</text:p>
          </table:table-cell>
          <table:table-cell office:value-type="float" office:value="518">
            <text:p>518</text:p>
          </table:table-cell>
          <table:table-cell office:value-type="float" office:value="511">
            <text:p>511</text:p>
          </table:table-cell>
          <table:table-cell office:value-type="float" office:value="326">
            <text:p>326</text:p>
          </table:table-cell>
          <table:table-cell office:value-type="float" office:value="487">
            <text:p>487</text:p>
          </table:table-cell>
          <table:table-cell office:value-type="float" office:value="607">
            <text:p>607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8751">
            <text:p>158751</text:p>
          </table:table-cell>
          <table:table-cell office:value-type="float" office:value="760954">
            <text:p>760954</text:p>
          </table:table-cell>
          <table:table-cell office:value-type="float" office:value="130363">
            <text:p>130363</text:p>
          </table:table-cell>
          <table:table-cell office:value-type="float" office:value="277606">
            <text:p>277606</text:p>
          </table:table-cell>
          <table:table-cell office:value-type="float" office:value="270420">
            <text:p>270420</text:p>
          </table:table-cell>
          <table:table-cell office:value-type="float" office:value="297041">
            <text:p>297041</text:p>
          </table:table-cell>
          <table:table-cell office:value-type="float" office:value="274793">
            <text:p>274793</text:p>
          </table:table-cell>
          <table:table-cell office:value-type="float" office:value="236801">
            <text:p>236801</text:p>
          </table:table-cell>
          <table:table-cell office:value-type="float" office:value="420385">
            <text:p>420385</text:p>
          </table:table-cell>
          <table:table-cell office:value-type="float" office:value="238553">
            <text:p>238553</text:p>
          </table:table-cell>
          <table:table-cell office:value-type="float" office:value="96270">
            <text:p>96270</text:p>
          </table:table-cell>
          <table:table-cell office:value-type="float" office:value="355358">
            <text:p>355358</text:p>
          </table:table-cell>
          <table:table-cell office:value-type="float" office:value="186961">
            <text:p>186961</text:p>
          </table:table-cell>
          <table:table-cell office:value-type="float" office:value="309777">
            <text:p>309777</text:p>
          </table:table-cell>
          <table:table-cell office:value-type="float" office:value="271216">
            <text:p>271216</text:p>
          </table:table-cell>
          <table:table-cell office:value-type="float" office:value="252875">
            <text:p>252875</text:p>
          </table:table-cell>
          <table:table-cell office:value-type="float" office:value="171840">
            <text:p>171840</text:p>
          </table:table-cell>
          <table:table-cell office:value-type="float" office:value="245526">
            <text:p>245526</text:p>
          </table:table-cell>
          <table:table-cell office:value-type="float" office:value="105326">
            <text:p>105326</text:p>
          </table:table-cell>
          <table:table-cell office:value-type="float" office:value="200485">
            <text:p>200485</text:p>
          </table:table-cell>
          <table:table-cell office:value-type="float" office:value="200466">
            <text:p>200466</text:p>
          </table:table-cell>
          <table:table-cell office:value-type="float" office:value="119934">
            <text:p>119934</text:p>
          </table:table-cell>
          <table:table-cell office:value-type="float" office:value="119753">
            <text:p>119753</text:p>
          </table:table-cell>
          <table:table-cell office:value-type="float" office:value="179178">
            <text:p>179178</text:p>
          </table:table-cell>
          <table:table-cell office:value-type="float" office:value="156280">
            <text:p>156280</text:p>
          </table:table-cell>
          <table:table-cell office:value-type="float" office:value="99794">
            <text:p>99794</text:p>
          </table:table-cell>
          <table:table-cell office:value-type="float" office:value="10">
            <text:p>10</text:p>
          </table:table-cell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37">
            <text:p>37</text:p>
          </table:table-cell>
          <table:table-cell office:value-type="float" office:value="69">
            <text:p>69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77">
            <text:p>77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8">
            <text:p>378</text:p>
          </table:table-cell>
          <table:table-cell office:value-type="float" office:value="2754">
            <text:p>2754</text:p>
          </table:table-cell>
          <table:table-cell office:value-type="float" office:value="476">
            <text:p>476</text:p>
          </table:table-cell>
          <table:table-cell office:value-type="float" office:value="872">
            <text:p>872</text:p>
          </table:table-cell>
          <table:table-cell office:value-type="float" office:value="549">
            <text:p>549</text:p>
          </table:table-cell>
          <table:table-cell office:value-type="float" office:value="590">
            <text:p>590</text:p>
          </table:table-cell>
          <table:table-cell office:value-type="float" office:value="843">
            <text:p>843</text:p>
          </table:table-cell>
          <table:table-cell office:value-type="float" office:value="388">
            <text:p>388</text:p>
          </table:table-cell>
          <table:table-cell office:value-type="float" office:value="1132">
            <text:p>1132</text:p>
          </table:table-cell>
          <table:table-cell office:value-type="float" office:value="596">
            <text:p>596</text:p>
          </table:table-cell>
          <table:table-cell office:value-type="float" office:value="404">
            <text:p>404</text:p>
          </table:table-cell>
          <table:table-cell office:value-type="float" office:value="1027">
            <text:p>1027</text:p>
          </table:table-cell>
          <table:table-cell office:value-type="float" office:value="433">
            <text:p>433</text:p>
          </table:table-cell>
          <table:table-cell office:value-type="float" office:value="518">
            <text:p>518</text:p>
          </table:table-cell>
          <table:table-cell office:value-type="float" office:value="384">
            <text:p>384</text:p>
          </table:table-cell>
          <table:table-cell office:value-type="float" office:value="436">
            <text:p>436</text:p>
          </table:table-cell>
          <table:table-cell office:value-type="float" office:value="405">
            <text:p>405</text:p>
          </table:table-cell>
          <table:table-cell office:value-type="float" office:value="316">
            <text:p>316</text:p>
          </table:table-cell>
          <table:table-cell office:value-type="float" office:value="161">
            <text:p>161</text:p>
          </table:table-cell>
          <table:table-cell office:value-type="float" office:value="520">
            <text:p>520</text:p>
          </table:table-cell>
          <table:table-cell office:value-type="float" office:value="511">
            <text:p>511</text:p>
          </table:table-cell>
          <table:table-cell office:value-type="float" office:value="326">
            <text:p>326</text:p>
          </table:table-cell>
          <table:table-cell office:value-type="float" office:value="488">
            <text:p>488</text:p>
          </table:table-cell>
          <table:table-cell office:value-type="float" office:value="607">
            <text:p>607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8742">
            <text:p>158742</text:p>
          </table:table-cell>
          <table:table-cell office:value-type="float" office:value="760932">
            <text:p>760932</text:p>
          </table:table-cell>
          <table:table-cell office:value-type="float" office:value="130357">
            <text:p>130357</text:p>
          </table:table-cell>
          <table:table-cell office:value-type="float" office:value="277600">
            <text:p>277600</text:p>
          </table:table-cell>
          <table:table-cell office:value-type="float" office:value="270416">
            <text:p>270416</text:p>
          </table:table-cell>
          <table:table-cell office:value-type="float" office:value="297035">
            <text:p>297035</text:p>
          </table:table-cell>
          <table:table-cell office:value-type="float" office:value="274780">
            <text:p>274780</text:p>
          </table:table-cell>
          <table:table-cell office:value-type="float" office:value="236799">
            <text:p>236799</text:p>
          </table:table-cell>
          <table:table-cell office:value-type="float" office:value="420375">
            <text:p>420375</text:p>
          </table:table-cell>
          <table:table-cell office:value-type="float" office:value="238552">
            <text:p>238552</text:p>
          </table:table-cell>
          <table:table-cell office:value-type="float" office:value="96268">
            <text:p>96268</text:p>
          </table:table-cell>
          <table:table-cell office:value-type="float" office:value="355349">
            <text:p>355349</text:p>
          </table:table-cell>
          <table:table-cell office:value-type="float" office:value="186957">
            <text:p>186957</text:p>
          </table:table-cell>
          <table:table-cell office:value-type="float" office:value="309766">
            <text:p>309766</text:p>
          </table:table-cell>
          <table:table-cell office:value-type="float" office:value="271214">
            <text:p>271214</text:p>
          </table:table-cell>
          <table:table-cell office:value-type="float" office:value="252874">
            <text:p>252874</text:p>
          </table:table-cell>
          <table:table-cell office:value-type="float" office:value="171839">
            <text:p>171839</text:p>
          </table:table-cell>
          <table:table-cell office:value-type="float" office:value="245523">
            <text:p>245523</text:p>
          </table:table-cell>
          <table:table-cell office:value-type="float" office:value="105326">
            <text:p>105326</text:p>
          </table:table-cell>
          <table:table-cell office:value-type="float" office:value="200481">
            <text:p>200481</text:p>
          </table:table-cell>
          <table:table-cell office:value-type="float" office:value="200463">
            <text:p>200463</text:p>
          </table:table-cell>
          <table:table-cell office:value-type="float" office:value="119934">
            <text:p>119934</text:p>
          </table:table-cell>
          <table:table-cell office:value-type="float" office:value="119752">
            <text:p>119752</text:p>
          </table:table-cell>
          <table:table-cell office:value-type="float" office:value="179177">
            <text:p>179177</text:p>
          </table:table-cell>
          <table:table-cell office:value-type="float" office:value="156276">
            <text:p>156276</text:p>
          </table:table-cell>
          <table:table-cell office:value-type="float" office:value="99794">
            <text:p>99794</text:p>
          </table:table-cell>
          <table:table-cell office:value-type="float" office:value="7">
            <text:p>7</text:p>
          </table:table-cell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3">
            <text:p>223</text:p>
          </table:table-cell>
          <table:table-cell office:value-type="float" office:value="35">
            <text:p>35</text:p>
          </table:table-cell>
          <table:table-cell office:value-type="float" office:value="78">
            <text:p>78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107">
            <text:p>107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81">
            <text:p>381</text:p>
          </table:table-cell>
          <table:table-cell office:value-type="float" office:value="2773">
            <text:p>2773</text:p>
          </table:table-cell>
          <table:table-cell office:value-type="float" office:value="477">
            <text:p>477</text:p>
          </table:table-cell>
          <table:table-cell office:value-type="float" office:value="884">
            <text:p>884</text:p>
          </table:table-cell>
          <table:table-cell office:value-type="float" office:value="549">
            <text:p>549</text:p>
          </table:table-cell>
          <table:table-cell office:value-type="float" office:value="592">
            <text:p>592</text:p>
          </table:table-cell>
          <table:table-cell office:value-type="float" office:value="842">
            <text:p>842</text:p>
          </table:table-cell>
          <table:table-cell office:value-type="float" office:value="388">
            <text:p>388</text:p>
          </table:table-cell>
          <table:table-cell office:value-type="float" office:value="1132">
            <text:p>1132</text:p>
          </table:table-cell>
          <table:table-cell office:value-type="float" office:value="596">
            <text:p>596</text:p>
          </table:table-cell>
          <table:table-cell office:value-type="float" office:value="404">
            <text:p>404</text:p>
          </table:table-cell>
          <table:table-cell office:value-type="float" office:value="1026">
            <text:p>1026</text:p>
          </table:table-cell>
          <table:table-cell office:value-type="float" office:value="434">
            <text:p>434</text:p>
          </table:table-cell>
          <table:table-cell office:value-type="float" office:value="520">
            <text:p>520</text:p>
          </table:table-cell>
          <table:table-cell office:value-type="float" office:value="387">
            <text:p>387</text:p>
          </table:table-cell>
          <table:table-cell office:value-type="float" office:value="436">
            <text:p>436</text:p>
          </table:table-cell>
          <table:table-cell office:value-type="float" office:value="407">
            <text:p>407</text:p>
          </table:table-cell>
          <table:table-cell office:value-type="float" office:value="324">
            <text:p>324</text:p>
          </table:table-cell>
          <table:table-cell office:value-type="float" office:value="161">
            <text:p>161</text:p>
          </table:table-cell>
          <table:table-cell office:value-type="float" office:value="521">
            <text:p>521</text:p>
          </table:table-cell>
          <table:table-cell office:value-type="float" office:value="511">
            <text:p>511</text:p>
          </table:table-cell>
          <table:table-cell office:value-type="float" office:value="326">
            <text:p>326</text:p>
          </table:table-cell>
          <table:table-cell office:value-type="float" office:value="488">
            <text:p>488</text:p>
          </table:table-cell>
          <table:table-cell office:value-type="float" office:value="607">
            <text:p>607</text:p>
          </table:table-cell>
          <table:table-cell office:value-type="float" office:value="228">
            <text:p>228</text:p>
          </table:table-cell>
          <table:table-cell office:value-type="float" office:value="233">
            <text:p>233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8739">
            <text:p>158739</text:p>
          </table:table-cell>
          <table:table-cell office:value-type="float" office:value="760903">
            <text:p>760903</text:p>
          </table:table-cell>
          <table:table-cell office:value-type="float" office:value="130348">
            <text:p>130348</text:p>
          </table:table-cell>
          <table:table-cell office:value-type="float" office:value="277589">
            <text:p>277589</text:p>
          </table:table-cell>
          <table:table-cell office:value-type="float" office:value="270407">
            <text:p>270407</text:p>
          </table:table-cell>
          <table:table-cell office:value-type="float" office:value="297033">
            <text:p>297033</text:p>
          </table:table-cell>
          <table:table-cell office:value-type="float" office:value="274763">
            <text:p>274763</text:p>
          </table:table-cell>
          <table:table-cell office:value-type="float" office:value="236796">
            <text:p>236796</text:p>
          </table:table-cell>
          <table:table-cell office:value-type="float" office:value="420361">
            <text:p>420361</text:p>
          </table:table-cell>
          <table:table-cell office:value-type="float" office:value="238550">
            <text:p>238550</text:p>
          </table:table-cell>
          <table:table-cell office:value-type="float" office:value="96266">
            <text:p>96266</text:p>
          </table:table-cell>
          <table:table-cell office:value-type="float" office:value="355332">
            <text:p>355332</text:p>
          </table:table-cell>
          <table:table-cell office:value-type="float" office:value="186955">
            <text:p>186955</text:p>
          </table:table-cell>
          <table:table-cell office:value-type="float" office:value="309760">
            <text:p>309760</text:p>
          </table:table-cell>
          <table:table-cell office:value-type="float" office:value="271213">
            <text:p>271213</text:p>
          </table:table-cell>
          <table:table-cell office:value-type="float" office:value="252869">
            <text:p>252869</text:p>
          </table:table-cell>
          <table:table-cell office:value-type="float" office:value="171835">
            <text:p>171835</text:p>
          </table:table-cell>
          <table:table-cell office:value-type="float" office:value="245509">
            <text:p>245509</text:p>
          </table:table-cell>
          <table:table-cell office:value-type="float" office:value="105325">
            <text:p>105325</text:p>
          </table:table-cell>
          <table:table-cell office:value-type="float" office:value="200477">
            <text:p>200477</text:p>
          </table:table-cell>
          <table:table-cell office:value-type="float" office:value="200458">
            <text:p>200458</text:p>
          </table:table-cell>
          <table:table-cell office:value-type="float" office:value="119933">
            <text:p>119933</text:p>
          </table:table-cell>
          <table:table-cell office:value-type="float" office:value="119750">
            <text:p>119750</text:p>
          </table:table-cell>
          <table:table-cell office:value-type="float" office:value="179172">
            <text:p>179172</text:p>
          </table:table-cell>
          <table:table-cell office:value-type="float" office:value="156275">
            <text:p>156275</text:p>
          </table:table-cell>
          <table:table-cell office:value-type="float" office:value="99793">
            <text:p>99793</text:p>
          </table:table-cell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42">
            <text:p>242</text:p>
          </table:table-cell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104">
            <text:p>104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81">
            <text:p>381</text:p>
          </table:table-cell>
          <table:table-cell office:value-type="float" office:value="2782">
            <text:p>2782</text:p>
          </table:table-cell>
          <table:table-cell office:value-type="float" office:value="480">
            <text:p>480</text:p>
          </table:table-cell>
          <table:table-cell office:value-type="float" office:value="887">
            <text:p>887</text:p>
          </table:table-cell>
          <table:table-cell office:value-type="float" office:value="557">
            <text:p>557</text:p>
          </table:table-cell>
          <table:table-cell office:value-type="float" office:value="594">
            <text:p>594</text:p>
          </table:table-cell>
          <table:table-cell office:value-type="float" office:value="859">
            <text:p>859</text:p>
          </table:table-cell>
          <table:table-cell office:value-type="float" office:value="394">
            <text:p>394</text:p>
          </table:table-cell>
          <table:table-cell office:value-type="float" office:value="1142">
            <text:p>1142</text:p>
          </table:table-cell>
          <table:table-cell office:value-type="float" office:value="616">
            <text:p>616</text:p>
          </table:table-cell>
          <table:table-cell office:value-type="float" office:value="404">
            <text:p>404</text:p>
          </table:table-cell>
          <table:table-cell office:value-type="float" office:value="1041">
            <text:p>1041</text:p>
          </table:table-cell>
          <table:table-cell office:value-type="float" office:value="435">
            <text:p>435</text:p>
          </table:table-cell>
          <table:table-cell office:value-type="float" office:value="528">
            <text:p>528</text:p>
          </table:table-cell>
          <table:table-cell office:value-type="float" office:value="389">
            <text:p>389</text:p>
          </table:table-cell>
          <table:table-cell office:value-type="float" office:value="436">
            <text:p>436</text:p>
          </table:table-cell>
          <table:table-cell office:value-type="float" office:value="407">
            <text:p>407</text:p>
          </table:table-cell>
          <table:table-cell office:value-type="float" office:value="325">
            <text:p>325</text:p>
          </table:table-cell>
          <table:table-cell office:value-type="float" office:value="161">
            <text:p>161</text:p>
          </table:table-cell>
          <table:table-cell office:value-type="float" office:value="525">
            <text:p>525</text:p>
          </table:table-cell>
          <table:table-cell office:value-type="float" office:value="522">
            <text:p>522</text:p>
          </table:table-cell>
          <table:table-cell office:value-type="float" office:value="326">
            <text:p>326</text:p>
          </table:table-cell>
          <table:table-cell office:value-type="float" office:value="496">
            <text:p>496</text:p>
          </table:table-cell>
          <table:table-cell office:value-type="float" office:value="607">
            <text:p>607</text:p>
          </table:table-cell>
          <table:table-cell office:value-type="float" office:value="228">
            <text:p>228</text:p>
          </table:table-cell>
          <table:table-cell office:value-type="float" office:value="233">
            <text:p>233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8727">
            <text:p>158727</text:p>
          </table:table-cell>
          <table:table-cell office:value-type="float" office:value="760855">
            <text:p>760855</text:p>
          </table:table-cell>
          <table:table-cell office:value-type="float" office:value="130342">
            <text:p>130342</text:p>
          </table:table-cell>
          <table:table-cell office:value-type="float" office:value="277582">
            <text:p>277582</text:p>
          </table:table-cell>
          <table:table-cell office:value-type="float" office:value="270397">
            <text:p>270397</text:p>
          </table:table-cell>
          <table:table-cell office:value-type="float" office:value="297022">
            <text:p>297022</text:p>
          </table:table-cell>
          <table:table-cell office:value-type="float" office:value="274747">
            <text:p>274747</text:p>
          </table:table-cell>
          <table:table-cell office:value-type="float" office:value="236789">
            <text:p>236789</text:p>
          </table:table-cell>
          <table:table-cell office:value-type="float" office:value="420351">
            <text:p>420351</text:p>
          </table:table-cell>
          <table:table-cell office:value-type="float" office:value="238544">
            <text:p>238544</text:p>
          </table:table-cell>
          <table:table-cell office:value-type="float" office:value="96266">
            <text:p>96266</text:p>
          </table:table-cell>
          <table:table-cell office:value-type="float" office:value="355318">
            <text:p>355318</text:p>
          </table:table-cell>
          <table:table-cell office:value-type="float" office:value="186950">
            <text:p>186950</text:p>
          </table:table-cell>
          <table:table-cell office:value-type="float" office:value="309754">
            <text:p>309754</text:p>
          </table:table-cell>
          <table:table-cell office:value-type="float" office:value="271212">
            <text:p>271212</text:p>
          </table:table-cell>
          <table:table-cell office:value-type="float" office:value="252857">
            <text:p>252857</text:p>
          </table:table-cell>
          <table:table-cell office:value-type="float" office:value="171831">
            <text:p>171831</text:p>
          </table:table-cell>
          <table:table-cell office:value-type="float" office:value="245496">
            <text:p>245496</text:p>
          </table:table-cell>
          <table:table-cell office:value-type="float" office:value="105325">
            <text:p>105325</text:p>
          </table:table-cell>
          <table:table-cell office:value-type="float" office:value="200473">
            <text:p>200473</text:p>
          </table:table-cell>
          <table:table-cell office:value-type="float" office:value="200454">
            <text:p>200454</text:p>
          </table:table-cell>
          <table:table-cell office:value-type="float" office:value="119931">
            <text:p>119931</text:p>
          </table:table-cell>
          <table:table-cell office:value-type="float" office:value="119746">
            <text:p>119746</text:p>
          </table:table-cell>
          <table:table-cell office:value-type="float" office:value="179165">
            <text:p>179165</text:p>
          </table:table-cell>
          <table:table-cell office:value-type="float" office:value="156275">
            <text:p>156275</text:p>
          </table:table-cell>
          <table:table-cell office:value-type="float" office:value="99792">
            <text:p>99792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39">
            <text:p>239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89">
            <text:p>89</text:p>
          </table:table-cell>
          <table:table-cell office:value-type="float" office:value="55">
            <text:p>55</text:p>
          </table:table-cell>
          <table:table-cell office:value-type="float" office:value="83">
            <text:p>83</text:p>
          </table:table-cell>
          <table:table-cell office:value-type="float" office:value="57">
            <text:p>57</text:p>
          </table:table-cell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381">
            <text:p>381</text:p>
          </table:table-cell>
          <table:table-cell office:value-type="float" office:value="2795">
            <text:p>2795</text:p>
          </table:table-cell>
          <table:table-cell office:value-type="float" office:value="484">
            <text:p>484</text:p>
          </table:table-cell>
          <table:table-cell office:value-type="float" office:value="893">
            <text:p>893</text:p>
          </table:table-cell>
          <table:table-cell office:value-type="float" office:value="558">
            <text:p>558</text:p>
          </table:table-cell>
          <table:table-cell office:value-type="float" office:value="598">
            <text:p>598</text:p>
          </table:table-cell>
          <table:table-cell office:value-type="float" office:value="868">
            <text:p>868</text:p>
          </table:table-cell>
          <table:table-cell office:value-type="float" office:value="396">
            <text:p>396</text:p>
          </table:table-cell>
          <table:table-cell office:value-type="float" office:value="1146">
            <text:p>1146</text:p>
          </table:table-cell>
          <table:table-cell office:value-type="float" office:value="620">
            <text:p>620</text:p>
          </table:table-cell>
          <table:table-cell office:value-type="float" office:value="405">
            <text:p>405</text:p>
          </table:table-cell>
          <table:table-cell office:value-type="float" office:value="1050">
            <text:p>1050</text:p>
          </table:table-cell>
          <table:table-cell office:value-type="float" office:value="438">
            <text:p>438</text:p>
          </table:table-cell>
          <table:table-cell office:value-type="float" office:value="530">
            <text:p>530</text:p>
          </table:table-cell>
          <table:table-cell office:value-type="float" office:value="394">
            <text:p>394</text:p>
          </table:table-cell>
          <table:table-cell office:value-type="float" office:value="436">
            <text:p>436</text:p>
          </table:table-cell>
          <table:table-cell office:value-type="float" office:value="408">
            <text:p>408</text:p>
          </table:table-cell>
          <table:table-cell office:value-type="float" office:value="334">
            <text:p>334</text:p>
          </table:table-cell>
          <table:table-cell office:value-type="float" office:value="163">
            <text:p>163</text:p>
          </table:table-cell>
          <table:table-cell office:value-type="float" office:value="527">
            <text:p>527</text:p>
          </table:table-cell>
          <table:table-cell office:value-type="float" office:value="525">
            <text:p>525</text:p>
          </table:table-cell>
          <table:table-cell office:value-type="float" office:value="326">
            <text:p>326</text:p>
          </table:table-cell>
          <table:table-cell office:value-type="float" office:value="498">
            <text:p>498</text:p>
          </table:table-cell>
          <table:table-cell office:value-type="float" office:value="609">
            <text:p>609</text:p>
          </table:table-cell>
          <table:table-cell office:value-type="float" office:value="230">
            <text:p>230</text:p>
          </table:table-cell>
          <table:table-cell office:value-type="float" office:value="233">
            <text:p>233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8717">
            <text:p>158717</text:p>
          </table:table-cell>
          <table:table-cell office:value-type="float" office:value="760809">
            <text:p>760809</text:p>
          </table:table-cell>
          <table:table-cell office:value-type="float" office:value="130336">
            <text:p>130336</text:p>
          </table:table-cell>
          <table:table-cell office:value-type="float" office:value="277568">
            <text:p>277568</text:p>
          </table:table-cell>
          <table:table-cell office:value-type="float" office:value="270383">
            <text:p>270383</text:p>
          </table:table-cell>
          <table:table-cell office:value-type="float" office:value="297016">
            <text:p>297016</text:p>
          </table:table-cell>
          <table:table-cell office:value-type="float" office:value="274732">
            <text:p>274732</text:p>
          </table:table-cell>
          <table:table-cell office:value-type="float" office:value="236784">
            <text:p>236784</text:p>
          </table:table-cell>
          <table:table-cell office:value-type="float" office:value="420339">
            <text:p>420339</text:p>
          </table:table-cell>
          <table:table-cell office:value-type="float" office:value="238533">
            <text:p>238533</text:p>
          </table:table-cell>
          <table:table-cell office:value-type="float" office:value="96263">
            <text:p>96263</text:p>
          </table:table-cell>
          <table:table-cell office:value-type="float" office:value="355293">
            <text:p>355293</text:p>
          </table:table-cell>
          <table:table-cell office:value-type="float" office:value="186943">
            <text:p>186943</text:p>
          </table:table-cell>
          <table:table-cell office:value-type="float" office:value="309744">
            <text:p>309744</text:p>
          </table:table-cell>
          <table:table-cell office:value-type="float" office:value="271209">
            <text:p>271209</text:p>
          </table:table-cell>
          <table:table-cell office:value-type="float" office:value="252857">
            <text:p>252857</text:p>
          </table:table-cell>
          <table:table-cell office:value-type="float" office:value="171827">
            <text:p>171827</text:p>
          </table:table-cell>
          <table:table-cell office:value-type="float" office:value="245483">
            <text:p>245483</text:p>
          </table:table-cell>
          <table:table-cell office:value-type="float" office:value="105324">
            <text:p>105324</text:p>
          </table:table-cell>
          <table:table-cell office:value-type="float" office:value="200472">
            <text:p>200472</text:p>
          </table:table-cell>
          <table:table-cell office:value-type="float" office:value="200449">
            <text:p>200449</text:p>
          </table:table-cell>
          <table:table-cell office:value-type="float" office:value="119931">
            <text:p>119931</text:p>
          </table:table-cell>
          <table:table-cell office:value-type="float" office:value="119746">
            <text:p>119746</text:p>
          </table:table-cell>
          <table:table-cell office:value-type="float" office:value="179163">
            <text:p>179163</text:p>
          </table:table-cell>
          <table:table-cell office:value-type="float" office:value="156273">
            <text:p>156273</text:p>
          </table:table-cell>
          <table:table-cell office:value-type="float" office:value="99791">
            <text:p>99791</text:p>
          </table:table-cell>
          <table:table-cell office:value-type="float" office:value="27">
            <text:p>27</text:p>
          </table:table-cell>
          <table:table-cell office:value-type="float" office:value="119">
            <text:p>119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5">
            <text:p>225</text:p>
          </table:table-cell>
          <table:table-cell office:value-type="float" office:value="29">
            <text:p>29</text:p>
          </table:table-cell>
          <table:table-cell office:value-type="float" office:value="62">
            <text:p>62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76">
            <text:p>76</text:p>
          </table:table-cell>
          <table:table-cell office:value-type="float" office:value="45">
            <text:p>45</text:p>
          </table:table-cell>
          <table:table-cell office:value-type="float" office:value="78">
            <text:p>78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number-columns-repeated="2"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2817">
            <text:p>2817</text:p>
          </table:table-cell>
          <table:table-cell office:value-type="float" office:value="487">
            <text:p>487</text:p>
          </table:table-cell>
          <table:table-cell office:value-type="float" office:value="907">
            <text:p>907</text:p>
          </table:table-cell>
          <table:table-cell office:value-type="float" office:value="560">
            <text:p>560</text:p>
          </table:table-cell>
          <table:table-cell office:value-type="float" office:value="599">
            <text:p>599</text:p>
          </table:table-cell>
          <table:table-cell office:value-type="float" office:value="886">
            <text:p>886</text:p>
          </table:table-cell>
          <table:table-cell office:value-type="float" office:value="401">
            <text:p>401</text:p>
          </table:table-cell>
          <table:table-cell office:value-type="float" office:value="1149">
            <text:p>1149</text:p>
          </table:table-cell>
          <table:table-cell office:value-type="float" office:value="625">
            <text:p>625</text:p>
          </table:table-cell>
          <table:table-cell office:value-type="float" office:value="405">
            <text:p>405</text:p>
          </table:table-cell>
          <table:table-cell office:value-type="float" office:value="1054">
            <text:p>1054</text:p>
          </table:table-cell>
          <table:table-cell office:value-type="float" office:value="441">
            <text:p>441</text:p>
          </table:table-cell>
          <table:table-cell office:value-type="float" office:value="533">
            <text:p>533</text:p>
          </table:table-cell>
          <table:table-cell office:value-type="float" office:value="405">
            <text:p>405</text:p>
          </table:table-cell>
          <table:table-cell office:value-type="float" office:value="439">
            <text:p>439</text:p>
          </table:table-cell>
          <table:table-cell office:value-type="float" office:value="411">
            <text:p>411</text:p>
          </table:table-cell>
          <table:table-cell office:value-type="float" office:value="337">
            <text:p>337</text:p>
          </table:table-cell>
          <table:table-cell office:value-type="float" office:value="163">
            <text:p>163</text:p>
          </table:table-cell>
          <table:table-cell office:value-type="float" office:value="530">
            <text:p>530</text:p>
          </table:table-cell>
          <table:table-cell office:value-type="float" office:value="527">
            <text:p>527</text:p>
          </table:table-cell>
          <table:table-cell office:value-type="float" office:value="326">
            <text:p>326</text:p>
          </table:table-cell>
          <table:table-cell office:value-type="float" office:value="499">
            <text:p>499</text:p>
          </table:table-cell>
          <table:table-cell office:value-type="float" office:value="609">
            <text:p>609</text:p>
          </table:table-cell>
          <table:table-cell office:value-type="float" office:value="230">
            <text:p>230</text:p>
          </table:table-cell>
          <table:table-cell office:value-type="float" office:value="233">
            <text:p>233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8714">
            <text:p>158714</text:p>
          </table:table-cell>
          <table:table-cell office:value-type="float" office:value="760767">
            <text:p>760767</text:p>
          </table:table-cell>
          <table:table-cell office:value-type="float" office:value="130323">
            <text:p>130323</text:p>
          </table:table-cell>
          <table:table-cell office:value-type="float" office:value="277565">
            <text:p>277565</text:p>
          </table:table-cell>
          <table:table-cell office:value-type="float" office:value="270378">
            <text:p>270378</text:p>
          </table:table-cell>
          <table:table-cell office:value-type="float" office:value="297012">
            <text:p>297012</text:p>
          </table:table-cell>
          <table:table-cell office:value-type="float" office:value="274713">
            <text:p>274713</text:p>
          </table:table-cell>
          <table:table-cell office:value-type="float" office:value="236784">
            <text:p>236784</text:p>
          </table:table-cell>
          <table:table-cell office:value-type="float" office:value="420328">
            <text:p>420328</text:p>
          </table:table-cell>
          <table:table-cell office:value-type="float" office:value="238533">
            <text:p>238533</text:p>
          </table:table-cell>
          <table:table-cell office:value-type="float" office:value="96263">
            <text:p>96263</text:p>
          </table:table-cell>
          <table:table-cell office:value-type="float" office:value="355283">
            <text:p>355283</text:p>
          </table:table-cell>
          <table:table-cell office:value-type="float" office:value="186940">
            <text:p>186940</text:p>
          </table:table-cell>
          <table:table-cell office:value-type="float" office:value="309742">
            <text:p>309742</text:p>
          </table:table-cell>
          <table:table-cell office:value-type="float" office:value="271204">
            <text:p>271204</text:p>
          </table:table-cell>
          <table:table-cell office:value-type="float" office:value="252857">
            <text:p>252857</text:p>
          </table:table-cell>
          <table:table-cell office:value-type="float" office:value="171821">
            <text:p>171821</text:p>
          </table:table-cell>
          <table:table-cell office:value-type="float" office:value="245478">
            <text:p>245478</text:p>
          </table:table-cell>
          <table:table-cell office:value-type="float" office:value="105324">
            <text:p>105324</text:p>
          </table:table-cell>
          <table:table-cell office:value-type="float" office:value="200471">
            <text:p>200471</text:p>
          </table:table-cell>
          <table:table-cell office:value-type="float" office:value="200448">
            <text:p>200448</text:p>
          </table:table-cell>
          <table:table-cell office:value-type="float" office:value="119931">
            <text:p>119931</text:p>
          </table:table-cell>
          <table:table-cell office:value-type="float" office:value="119745">
            <text:p>119745</text:p>
          </table:table-cell>
          <table:table-cell office:value-type="float" office:value="179162">
            <text:p>179162</text:p>
          </table:table-cell>
          <table:table-cell office:value-type="float" office:value="156273">
            <text:p>156273</text:p>
          </table:table-cell>
          <table:table-cell office:value-type="float" office:value="99791">
            <text:p>99791</text:p>
          </table:table-cell>
          <table:table-cell office:value-type="float" office:value="36">
            <text:p>36</text:p>
          </table:table-cell>
          <table:table-cell office:value-type="float" office:value="158">
            <text:p>158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82">
            <text:p>82</text:p>
          </table:table-cell>
          <table:table-cell office:value-type="float" office:value="35">
            <text:p>35</text:p>
          </table:table-cell>
          <table:table-cell office:value-type="float" office:value="63">
            <text:p>63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13">
            <text:p>213</text:p>
          </table:table-cell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  <table:table-cell office:value-type="float" office:value="83">
            <text:p>83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838">
            <text:p>2838</text:p>
          </table:table-cell>
          <table:table-cell office:value-type="float" office:value="489">
            <text:p>489</text:p>
          </table:table-cell>
          <table:table-cell office:value-type="float" office:value="913">
            <text:p>913</text:p>
          </table:table-cell>
          <table:table-cell office:value-type="float" office:value="565">
            <text:p>565</text:p>
          </table:table-cell>
          <table:table-cell office:value-type="float" office:value="601">
            <text:p>601</text:p>
          </table:table-cell>
          <table:table-cell office:value-type="float" office:value="899">
            <text:p>899</text:p>
          </table:table-cell>
          <table:table-cell office:value-type="float" office:value="411">
            <text:p>411</text:p>
          </table:table-cell>
          <table:table-cell office:value-type="float" office:value="1155">
            <text:p>1155</text:p>
          </table:table-cell>
          <table:table-cell office:value-type="float" office:value="631">
            <text:p>631</text:p>
          </table:table-cell>
          <table:table-cell office:value-type="float" office:value="405">
            <text:p>405</text:p>
          </table:table-cell>
          <table:table-cell office:value-type="float" office:value="1058">
            <text:p>1058</text:p>
          </table:table-cell>
          <table:table-cell office:value-type="float" office:value="441">
            <text:p>441</text:p>
          </table:table-cell>
          <table:table-cell office:value-type="float" office:value="533">
            <text:p>533</text:p>
          </table:table-cell>
          <table:table-cell office:value-type="float" office:value="411">
            <text:p>411</text:p>
          </table:table-cell>
          <table:table-cell office:value-type="float" office:value="439">
            <text:p>439</text:p>
          </table:table-cell>
          <table:table-cell office:value-type="float" office:value="416">
            <text:p>416</text:p>
          </table:table-cell>
          <table:table-cell office:value-type="float" office:value="339">
            <text:p>339</text:p>
          </table:table-cell>
          <table:table-cell office:value-type="float" office:value="164">
            <text:p>164</text:p>
          </table:table-cell>
          <table:table-cell office:value-type="float" office:value="531">
            <text:p>531</text:p>
          </table:table-cell>
          <table:table-cell office:value-type="float" office:value="530">
            <text:p>530</text:p>
          </table:table-cell>
          <table:table-cell office:value-type="float" office:value="327">
            <text:p>327</text:p>
          </table:table-cell>
          <table:table-cell office:value-type="float" office:value="502">
            <text:p>502</text:p>
          </table:table-cell>
          <table:table-cell office:value-type="float" office:value="610">
            <text:p>610</text:p>
          </table:table-cell>
          <table:table-cell office:value-type="float" office:value="231">
            <text:p>231</text:p>
          </table:table-cell>
          <table:table-cell office:value-type="float" office:value="234">
            <text:p>234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8714">
            <text:p>158714</text:p>
          </table:table-cell>
          <table:table-cell office:value-type="float" office:value="760739">
            <text:p>760739</text:p>
          </table:table-cell>
          <table:table-cell office:value-type="float" office:value="130322">
            <text:p>130322</text:p>
          </table:table-cell>
          <table:table-cell office:value-type="float" office:value="277559">
            <text:p>277559</text:p>
          </table:table-cell>
          <table:table-cell office:value-type="float" office:value="270378">
            <text:p>270378</text:p>
          </table:table-cell>
          <table:table-cell office:value-type="float" office:value="297010">
            <text:p>297010</text:p>
          </table:table-cell>
          <table:table-cell office:value-type="float" office:value="274713">
            <text:p>274713</text:p>
          </table:table-cell>
          <table:table-cell office:value-type="float" office:value="236784">
            <text:p>236784</text:p>
          </table:table-cell>
          <table:table-cell office:value-type="float" office:value="420328">
            <text:p>420328</text:p>
          </table:table-cell>
          <table:table-cell office:value-type="float" office:value="238533">
            <text:p>238533</text:p>
          </table:table-cell>
          <table:table-cell office:value-type="float" office:value="96263">
            <text:p>96263</text:p>
          </table:table-cell>
          <table:table-cell office:value-type="float" office:value="355278">
            <text:p>355278</text:p>
          </table:table-cell>
          <table:table-cell office:value-type="float" office:value="186940">
            <text:p>186940</text:p>
          </table:table-cell>
          <table:table-cell office:value-type="float" office:value="309739">
            <text:p>309739</text:p>
          </table:table-cell>
          <table:table-cell office:value-type="float" office:value="271204">
            <text:p>271204</text:p>
          </table:table-cell>
          <table:table-cell office:value-type="float" office:value="252857">
            <text:p>252857</text:p>
          </table:table-cell>
          <table:table-cell office:value-type="float" office:value="171819">
            <text:p>171819</text:p>
          </table:table-cell>
          <table:table-cell office:value-type="float" office:value="245473">
            <text:p>245473</text:p>
          </table:table-cell>
          <table:table-cell office:value-type="float" office:value="105324">
            <text:p>105324</text:p>
          </table:table-cell>
          <table:table-cell office:value-type="float" office:value="200466">
            <text:p>200466</text:p>
          </table:table-cell>
          <table:table-cell office:value-type="float" office:value="200448">
            <text:p>200448</text:p>
          </table:table-cell>
          <table:table-cell office:value-type="float" office:value="119931">
            <text:p>119931</text:p>
          </table:table-cell>
          <table:table-cell office:value-type="float" office:value="119745">
            <text:p>119745</text:p>
          </table:table-cell>
          <table:table-cell office:value-type="float" office:value="179162">
            <text:p>179162</text:p>
          </table:table-cell>
          <table:table-cell office:value-type="float" office:value="156273">
            <text:p>156273</text:p>
          </table:table-cell>
          <table:table-cell office:value-type="float" office:value="99791">
            <text:p>99791</text:p>
          </table:table-cell>
          <table:table-cell office:value-type="float" office:value="37">
            <text:p>37</text:p>
          </table:table-cell>
          <table:table-cell office:value-type="float" office:value="187">
            <text:p>187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214">
            <text:p>214</text:p>
          </table:table-cell>
          <table:table-cell office:value-type="float" office:value="27">
            <text:p>27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  <table:table-cell office:value-type="float" office:value="87">
            <text:p>87</text:p>
          </table:table-cell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2863">
            <text:p>2863</text:p>
          </table:table-cell>
          <table:table-cell office:value-type="float" office:value="496">
            <text:p>496</text:p>
          </table:table-cell>
          <table:table-cell office:value-type="float" office:value="921">
            <text:p>921</text:p>
          </table:table-cell>
          <table:table-cell office:value-type="float" office:value="569">
            <text:p>569</text:p>
          </table:table-cell>
          <table:table-cell office:value-type="float" office:value="607">
            <text:p>607</text:p>
          </table:table-cell>
          <table:table-cell office:value-type="float" office:value="912">
            <text:p>912</text:p>
          </table:table-cell>
          <table:table-cell office:value-type="float" office:value="418">
            <text:p>418</text:p>
          </table:table-cell>
          <table:table-cell office:value-type="float" office:value="1167">
            <text:p>1167</text:p>
          </table:table-cell>
          <table:table-cell office:value-type="float" office:value="639">
            <text:p>639</text:p>
          </table:table-cell>
          <table:table-cell office:value-type="float" office:value="405">
            <text:p>405</text:p>
          </table:table-cell>
          <table:table-cell office:value-type="float" office:value="1064">
            <text:p>1064</text:p>
          </table:table-cell>
          <table:table-cell office:value-type="float" office:value="443">
            <text:p>443</text:p>
          </table:table-cell>
          <table:table-cell office:value-type="float" office:value="535">
            <text:p>535</text:p>
          </table:table-cell>
          <table:table-cell office:value-type="float" office:value="413">
            <text:p>413</text:p>
          </table:table-cell>
          <table:table-cell office:value-type="float" office:value="445">
            <text:p>445</text:p>
          </table:table-cell>
          <table:table-cell office:value-type="float" office:value="418">
            <text:p>418</text:p>
          </table:table-cell>
          <table:table-cell office:value-type="float" office:value="343">
            <text:p>343</text:p>
          </table:table-cell>
          <table:table-cell office:value-type="float" office:value="164">
            <text:p>164</text:p>
          </table:table-cell>
          <table:table-cell office:value-type="float" office:value="533">
            <text:p>533</text:p>
          </table:table-cell>
          <table:table-cell office:value-type="float" office:value="535">
            <text:p>535</text:p>
          </table:table-cell>
          <table:table-cell office:value-type="float" office:value="328">
            <text:p>328</text:p>
          </table:table-cell>
          <table:table-cell office:value-type="float" office:value="503">
            <text:p>503</text:p>
          </table:table-cell>
          <table:table-cell office:value-type="float" office:value="611">
            <text:p>611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8714">
            <text:p>158714</text:p>
          </table:table-cell>
          <table:table-cell office:value-type="float" office:value="760720">
            <text:p>760720</text:p>
          </table:table-cell>
          <table:table-cell office:value-type="float" office:value="130319">
            <text:p>130319</text:p>
          </table:table-cell>
          <table:table-cell office:value-type="float" office:value="277554">
            <text:p>277554</text:p>
          </table:table-cell>
          <table:table-cell office:value-type="float" office:value="270378">
            <text:p>270378</text:p>
          </table:table-cell>
          <table:table-cell office:value-type="float" office:value="297010">
            <text:p>297010</text:p>
          </table:table-cell>
          <table:table-cell office:value-type="float" office:value="274700">
            <text:p>274700</text:p>
          </table:table-cell>
          <table:table-cell office:value-type="float" office:value="236768">
            <text:p>236768</text:p>
          </table:table-cell>
          <table:table-cell office:value-type="float" office:value="420310">
            <text:p>420310</text:p>
          </table:table-cell>
          <table:table-cell office:value-type="float" office:value="238520">
            <text:p>238520</text:p>
          </table:table-cell>
          <table:table-cell office:value-type="float" office:value="96263">
            <text:p>96263</text:p>
          </table:table-cell>
          <table:table-cell office:value-type="float" office:value="355267">
            <text:p>355267</text:p>
          </table:table-cell>
          <table:table-cell office:value-type="float" office:value="186938">
            <text:p>186938</text:p>
          </table:table-cell>
          <table:table-cell office:value-type="float" office:value="309738">
            <text:p>309738</text:p>
          </table:table-cell>
          <table:table-cell office:value-type="float" office:value="271195">
            <text:p>271195</text:p>
          </table:table-cell>
          <table:table-cell office:value-type="float" office:value="252847">
            <text:p>252847</text:p>
          </table:table-cell>
          <table:table-cell office:value-type="float" office:value="171818">
            <text:p>171818</text:p>
          </table:table-cell>
          <table:table-cell office:value-type="float" office:value="245473">
            <text:p>245473</text:p>
          </table:table-cell>
          <table:table-cell office:value-type="float" office:value="105320">
            <text:p>105320</text:p>
          </table:table-cell>
          <table:table-cell office:value-type="float" office:value="200466">
            <text:p>200466</text:p>
          </table:table-cell>
          <table:table-cell office:value-type="float" office:value="200439">
            <text:p>200439</text:p>
          </table:table-cell>
          <table:table-cell office:value-type="float" office:value="119926">
            <text:p>119926</text:p>
          </table:table-cell>
          <table:table-cell office:value-type="float" office:value="119744">
            <text:p>119744</text:p>
          </table:table-cell>
          <table:table-cell office:value-type="float" office:value="179161">
            <text:p>179161</text:p>
          </table:table-cell>
          <table:table-cell office:value-type="float" office:value="156273">
            <text:p>156273</text:p>
          </table:table-cell>
          <table:table-cell office:value-type="float" office:value="99790">
            <text:p>99790</text:p>
          </table:table-cell>
          <table:table-cell office:value-type="float" office:value="28">
            <text:p>28</text:p>
          </table:table-cell>
          <table:table-cell office:value-type="float" office:value="193">
            <text:p>193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67">
            <text:p>67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18">
            <text:p>218</text:p>
          </table:table-cell>
          <table:table-cell office:value-type="float" office:value="34">
            <text:p>34</text:p>
          </table:table-cell>
          <table:table-cell office:value-type="float" office:value="64">
            <text:p>64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09">
            <text:p>109</text:p>
          </table:table-cell>
          <table:table-cell office:value-type="float" office:value="61">
            <text:p>61</text:p>
          </table:table-cell>
          <table:table-cell office:value-type="float" office:value="92">
            <text:p>92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float" office:value="2884">
            <text:p>2884</text:p>
          </table:table-cell>
          <table:table-cell office:value-type="float" office:value="497">
            <text:p>497</text:p>
          </table:table-cell>
          <table:table-cell office:value-type="float" office:value="933">
            <text:p>933</text:p>
          </table:table-cell>
          <table:table-cell office:value-type="float" office:value="575">
            <text:p>575</text:p>
          </table:table-cell>
          <table:table-cell office:value-type="float" office:value="609">
            <text:p>609</text:p>
          </table:table-cell>
          <table:table-cell office:value-type="float" office:value="917">
            <text:p>917</text:p>
          </table:table-cell>
          <table:table-cell office:value-type="float" office:value="418">
            <text:p>418</text:p>
          </table:table-cell>
          <table:table-cell office:value-type="float" office:value="1173">
            <text:p>1173</text:p>
          </table:table-cell>
          <table:table-cell office:value-type="float" office:value="643">
            <text:p>643</text:p>
          </table:table-cell>
          <table:table-cell office:value-type="float" office:value="406">
            <text:p>406</text:p>
          </table:table-cell>
          <table:table-cell office:value-type="float" office:value="1067">
            <text:p>1067</text:p>
          </table:table-cell>
          <table:table-cell office:value-type="float" office:value="445">
            <text:p>445</text:p>
          </table:table-cell>
          <table:table-cell office:value-type="float" office:value="540">
            <text:p>540</text:p>
          </table:table-cell>
          <table:table-cell office:value-type="float" office:value="419">
            <text:p>419</text:p>
          </table:table-cell>
          <table:table-cell office:value-type="float" office:value="449">
            <text:p>449</text:p>
          </table:table-cell>
          <table:table-cell office:value-type="float" office:value="418">
            <text:p>418</text:p>
          </table:table-cell>
          <table:table-cell office:value-type="float" office:value="346">
            <text:p>346</text:p>
          </table:table-cell>
          <table:table-cell office:value-type="float" office:value="164">
            <text:p>164</text:p>
          </table:table-cell>
          <table:table-cell office:value-type="float" office:value="538">
            <text:p>538</text:p>
          </table:table-cell>
          <table:table-cell office:value-type="float" office:value="535">
            <text:p>535</text:p>
          </table:table-cell>
          <table:table-cell office:value-type="float" office:value="328">
            <text:p>328</text:p>
          </table:table-cell>
          <table:table-cell office:value-type="float" office:value="506">
            <text:p>506</text:p>
          </table:table-cell>
          <table:table-cell office:value-type="float" office:value="611">
            <text:p>611</text:p>
          </table:table-cell>
          <table:table-cell table:number-columns-repeated="2" office:value-type="float" office:value="234">
            <text:p>234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8712">
            <text:p>158712</text:p>
          </table:table-cell>
          <table:table-cell office:value-type="float" office:value="760696">
            <text:p>760696</text:p>
          </table:table-cell>
          <table:table-cell office:value-type="float" office:value="130312">
            <text:p>130312</text:p>
          </table:table-cell>
          <table:table-cell office:value-type="float" office:value="277548">
            <text:p>277548</text:p>
          </table:table-cell>
          <table:table-cell office:value-type="float" office:value="270375">
            <text:p>270375</text:p>
          </table:table-cell>
          <table:table-cell office:value-type="float" office:value="297003">
            <text:p>297003</text:p>
          </table:table-cell>
          <table:table-cell office:value-type="float" office:value="274692">
            <text:p>274692</text:p>
          </table:table-cell>
          <table:table-cell office:value-type="float" office:value="236762">
            <text:p>236762</text:p>
          </table:table-cell>
          <table:table-cell office:value-type="float" office:value="420291">
            <text:p>420291</text:p>
          </table:table-cell>
          <table:table-cell office:value-type="float" office:value="238520">
            <text:p>238520</text:p>
          </table:table-cell>
          <table:table-cell office:value-type="float" office:value="96263">
            <text:p>96263</text:p>
          </table:table-cell>
          <table:table-cell office:value-type="float" office:value="355249">
            <text:p>355249</text:p>
          </table:table-cell>
          <table:table-cell office:value-type="float" office:value="186934">
            <text:p>186934</text:p>
          </table:table-cell>
          <table:table-cell office:value-type="float" office:value="309730">
            <text:p>309730</text:p>
          </table:table-cell>
          <table:table-cell office:value-type="float" office:value="271192">
            <text:p>271192</text:p>
          </table:table-cell>
          <table:table-cell office:value-type="float" office:value="252842">
            <text:p>252842</text:p>
          </table:table-cell>
          <table:table-cell office:value-type="float" office:value="171813">
            <text:p>171813</text:p>
          </table:table-cell>
          <table:table-cell office:value-type="float" office:value="245465">
            <text:p>245465</text:p>
          </table:table-cell>
          <table:table-cell office:value-type="float" office:value="105320">
            <text:p>105320</text:p>
          </table:table-cell>
          <table:table-cell office:value-type="float" office:value="200462">
            <text:p>200462</text:p>
          </table:table-cell>
          <table:table-cell office:value-type="float" office:value="200435">
            <text:p>200435</text:p>
          </table:table-cell>
          <table:table-cell office:value-type="float" office:value="119925">
            <text:p>119925</text:p>
          </table:table-cell>
          <table:table-cell office:value-type="float" office:value="119741">
            <text:p>119741</text:p>
          </table:table-cell>
          <table:table-cell office:value-type="float" office:value="179160">
            <text:p>179160</text:p>
          </table:table-cell>
          <table:table-cell office:value-type="float" office:value="156271">
            <text:p>156271</text:p>
          </table:table-cell>
          <table:table-cell office:value-type="float" office:value="99790">
            <text:p>99790</text:p>
          </table:table-cell>
          <table:table-cell office:value-type="float" office:value="25">
            <text:p>25</text:p>
          </table:table-cell>
          <table:table-cell office:value-type="float" office:value="183">
            <text:p>183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256">
            <text:p>256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114">
            <text:p>114</text:p>
          </table:table-cell>
          <table:table-cell office:value-type="float" office:value="60">
            <text:p>60</text:p>
          </table:table-cell>
          <table:table-cell office:value-type="float" office:value="99">
            <text:p>99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102">
            <text:p>102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91">
            <text:p>391</text:p>
          </table:table-cell>
          <table:table-cell office:value-type="float" office:value="2908">
            <text:p>2908</text:p>
          </table:table-cell>
          <table:table-cell office:value-type="float" office:value="499">
            <text:p>499</text:p>
          </table:table-cell>
          <table:table-cell office:value-type="float" office:value="933">
            <text:p>933</text:p>
          </table:table-cell>
          <table:table-cell office:value-type="float" office:value="575">
            <text:p>575</text:p>
          </table:table-cell>
          <table:table-cell office:value-type="float" office:value="612">
            <text:p>612</text:p>
          </table:table-cell>
          <table:table-cell office:value-type="float" office:value="917">
            <text:p>917</text:p>
          </table:table-cell>
          <table:table-cell office:value-type="float" office:value="418">
            <text:p>418</text:p>
          </table:table-cell>
          <table:table-cell office:value-type="float" office:value="1182">
            <text:p>1182</text:p>
          </table:table-cell>
          <table:table-cell office:value-type="float" office:value="643">
            <text:p>643</text:p>
          </table:table-cell>
          <table:table-cell office:value-type="float" office:value="409">
            <text:p>409</text:p>
          </table:table-cell>
          <table:table-cell office:value-type="float" office:value="1067">
            <text:p>1067</text:p>
          </table:table-cell>
          <table:table-cell office:value-type="float" office:value="445">
            <text:p>445</text:p>
          </table:table-cell>
          <table:table-cell office:value-type="float" office:value="544">
            <text:p>544</text:p>
          </table:table-cell>
          <table:table-cell office:value-type="float" office:value="419">
            <text:p>419</text:p>
          </table:table-cell>
          <table:table-cell office:value-type="float" office:value="449">
            <text:p>449</text:p>
          </table:table-cell>
          <table:table-cell office:value-type="float" office:value="424">
            <text:p>424</text:p>
          </table:table-cell>
          <table:table-cell office:value-type="float" office:value="354">
            <text:p>354</text:p>
          </table:table-cell>
          <table:table-cell office:value-type="float" office:value="164">
            <text:p>164</text:p>
          </table:table-cell>
          <table:table-cell office:value-type="float" office:value="538">
            <text:p>538</text:p>
          </table:table-cell>
          <table:table-cell office:value-type="float" office:value="534">
            <text:p>534</text:p>
          </table:table-cell>
          <table:table-cell office:value-type="float" office:value="328">
            <text:p>328</text:p>
          </table:table-cell>
          <table:table-cell office:value-type="float" office:value="508">
            <text:p>508</text:p>
          </table:table-cell>
          <table:table-cell office:value-type="float" office:value="611">
            <text:p>611</text:p>
          </table:table-cell>
          <table:table-cell table:number-columns-repeated="2" office:value-type="float" office:value="234">
            <text:p>234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8707">
            <text:p>158707</text:p>
          </table:table-cell>
          <table:table-cell office:value-type="float" office:value="760606">
            <text:p>760606</text:p>
          </table:table-cell>
          <table:table-cell office:value-type="float" office:value="130306">
            <text:p>130306</text:p>
          </table:table-cell>
          <table:table-cell office:value-type="float" office:value="277537">
            <text:p>277537</text:p>
          </table:table-cell>
          <table:table-cell office:value-type="float" office:value="270366">
            <text:p>270366</text:p>
          </table:table-cell>
          <table:table-cell office:value-type="float" office:value="296999">
            <text:p>296999</text:p>
          </table:table-cell>
          <table:table-cell office:value-type="float" office:value="274666">
            <text:p>274666</text:p>
          </table:table-cell>
          <table:table-cell office:value-type="float" office:value="236759">
            <text:p>236759</text:p>
          </table:table-cell>
          <table:table-cell office:value-type="float" office:value="420281">
            <text:p>420281</text:p>
          </table:table-cell>
          <table:table-cell office:value-type="float" office:value="238515">
            <text:p>238515</text:p>
          </table:table-cell>
          <table:table-cell office:value-type="float" office:value="96263">
            <text:p>96263</text:p>
          </table:table-cell>
          <table:table-cell office:value-type="float" office:value="355239">
            <text:p>355239</text:p>
          </table:table-cell>
          <table:table-cell office:value-type="float" office:value="186929">
            <text:p>186929</text:p>
          </table:table-cell>
          <table:table-cell office:value-type="float" office:value="309719">
            <text:p>309719</text:p>
          </table:table-cell>
          <table:table-cell office:value-type="float" office:value="271187">
            <text:p>271187</text:p>
          </table:table-cell>
          <table:table-cell office:value-type="float" office:value="252841">
            <text:p>252841</text:p>
          </table:table-cell>
          <table:table-cell office:value-type="float" office:value="171804">
            <text:p>171804</text:p>
          </table:table-cell>
          <table:table-cell office:value-type="float" office:value="245455">
            <text:p>245455</text:p>
          </table:table-cell>
          <table:table-cell office:value-type="float" office:value="105317">
            <text:p>105317</text:p>
          </table:table-cell>
          <table:table-cell office:value-type="float" office:value="200462">
            <text:p>200462</text:p>
          </table:table-cell>
          <table:table-cell office:value-type="float" office:value="200425">
            <text:p>200425</text:p>
          </table:table-cell>
          <table:table-cell office:value-type="float" office:value="119924">
            <text:p>119924</text:p>
          </table:table-cell>
          <table:table-cell office:value-type="float" office:value="119735">
            <text:p>119735</text:p>
          </table:table-cell>
          <table:table-cell office:value-type="float" office:value="179158">
            <text:p>179158</text:p>
          </table:table-cell>
          <table:table-cell office:value-type="float" office:value="156268">
            <text:p>156268</text:p>
          </table:table-cell>
          <table:table-cell office:value-type="float" office:value="99789">
            <text:p>99789</text:p>
          </table:table-cell>
          <table:table-cell office:value-type="float" office:value="15">
            <text:p>15</text:p>
          </table:table-cell>
          <table:table-cell office:value-type="float" office:value="159">
            <text:p>159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286">
            <text:p>286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table:number-columns-repeated="2" office:value-type="float" office:value="48">
            <text:p>48</text:p>
          </table:table-cell>
          <table:table-cell office:value-type="float" office:value="123">
            <text:p>123</text:p>
          </table:table-cell>
          <table:table-cell office:value-type="float" office:value="62">
            <text:p>62</text:p>
          </table:table-cell>
          <table:table-cell office:value-type="float" office:value="106">
            <text:p>106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float" office:value="117">
            <text:p>117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393">
            <text:p>393</text:p>
          </table:table-cell>
          <table:table-cell office:value-type="float" office:value="2918">
            <text:p>2918</text:p>
          </table:table-cell>
          <table:table-cell office:value-type="float" office:value="502">
            <text:p>502</text:p>
          </table:table-cell>
          <table:table-cell office:value-type="float" office:value="936">
            <text:p>936</text:p>
          </table:table-cell>
          <table:table-cell office:value-type="float" office:value="578">
            <text:p>578</text:p>
          </table:table-cell>
          <table:table-cell office:value-type="float" office:value="613">
            <text:p>613</text:p>
          </table:table-cell>
          <table:table-cell office:value-type="float" office:value="928">
            <text:p>928</text:p>
          </table:table-cell>
          <table:table-cell office:value-type="float" office:value="426">
            <text:p>426</text:p>
          </table:table-cell>
          <table:table-cell office:value-type="float" office:value="1185">
            <text:p>1185</text:p>
          </table:table-cell>
          <table:table-cell office:value-type="float" office:value="652">
            <text:p>652</text:p>
          </table:table-cell>
          <table:table-cell office:value-type="float" office:value="411">
            <text:p>411</text:p>
          </table:table-cell>
          <table:table-cell office:value-type="float" office:value="1075">
            <text:p>1075</text:p>
          </table:table-cell>
          <table:table-cell office:value-type="float" office:value="446">
            <text:p>446</text:p>
          </table:table-cell>
          <table:table-cell office:value-type="float" office:value="546">
            <text:p>546</text:p>
          </table:table-cell>
          <table:table-cell office:value-type="float" office:value="420">
            <text:p>420</text:p>
          </table:table-cell>
          <table:table-cell office:value-type="float" office:value="448">
            <text:p>448</text:p>
          </table:table-cell>
          <table:table-cell office:value-type="float" office:value="426">
            <text:p>426</text:p>
          </table:table-cell>
          <table:table-cell office:value-type="float" office:value="355">
            <text:p>355</text:p>
          </table:table-cell>
          <table:table-cell office:value-type="float" office:value="165">
            <text:p>165</text:p>
          </table:table-cell>
          <table:table-cell office:value-type="float" office:value="540">
            <text:p>540</text:p>
          </table:table-cell>
          <table:table-cell office:value-type="float" office:value="546">
            <text:p>546</text:p>
          </table:table-cell>
          <table:table-cell office:value-type="float" office:value="338">
            <text:p>338</text:p>
          </table:table-cell>
          <table:table-cell office:value-type="float" office:value="509">
            <text:p>509</text:p>
          </table:table-cell>
          <table:table-cell office:value-type="float" office:value="611">
            <text:p>611</text:p>
          </table:table-cell>
          <table:table-cell table:number-columns-repeated="2" office:value-type="float" office:value="236">
            <text:p>236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8700">
            <text:p>158700</text:p>
          </table:table-cell>
          <table:table-cell office:value-type="float" office:value="760525">
            <text:p>760525</text:p>
          </table:table-cell>
          <table:table-cell office:value-type="float" office:value="130297">
            <text:p>130297</text:p>
          </table:table-cell>
          <table:table-cell office:value-type="float" office:value="277530">
            <text:p>277530</text:p>
          </table:table-cell>
          <table:table-cell office:value-type="float" office:value="270360">
            <text:p>270360</text:p>
          </table:table-cell>
          <table:table-cell office:value-type="float" office:value="296988">
            <text:p>296988</text:p>
          </table:table-cell>
          <table:table-cell office:value-type="float" office:value="274651">
            <text:p>274651</text:p>
          </table:table-cell>
          <table:table-cell office:value-type="float" office:value="236754">
            <text:p>236754</text:p>
          </table:table-cell>
          <table:table-cell office:value-type="float" office:value="420269">
            <text:p>420269</text:p>
          </table:table-cell>
          <table:table-cell office:value-type="float" office:value="238506">
            <text:p>238506</text:p>
          </table:table-cell>
          <table:table-cell office:value-type="float" office:value="96263">
            <text:p>96263</text:p>
          </table:table-cell>
          <table:table-cell office:value-type="float" office:value="355218">
            <text:p>355218</text:p>
          </table:table-cell>
          <table:table-cell office:value-type="float" office:value="186913">
            <text:p>186913</text:p>
          </table:table-cell>
          <table:table-cell office:value-type="float" office:value="309717">
            <text:p>309717</text:p>
          </table:table-cell>
          <table:table-cell office:value-type="float" office:value="271181">
            <text:p>271181</text:p>
          </table:table-cell>
          <table:table-cell office:value-type="float" office:value="252836">
            <text:p>252836</text:p>
          </table:table-cell>
          <table:table-cell office:value-type="float" office:value="171796">
            <text:p>171796</text:p>
          </table:table-cell>
          <table:table-cell office:value-type="float" office:value="245443">
            <text:p>245443</text:p>
          </table:table-cell>
          <table:table-cell office:value-type="float" office:value="105315">
            <text:p>105315</text:p>
          </table:table-cell>
          <table:table-cell office:value-type="float" office:value="200457">
            <text:p>200457</text:p>
          </table:table-cell>
          <table:table-cell office:value-type="float" office:value="200421">
            <text:p>200421</text:p>
          </table:table-cell>
          <table:table-cell office:value-type="float" office:value="119924">
            <text:p>119924</text:p>
          </table:table-cell>
          <table:table-cell office:value-type="float" office:value="119734">
            <text:p>119734</text:p>
          </table:table-cell>
          <table:table-cell office:value-type="float" office:value="179155">
            <text:p>179155</text:p>
          </table:table-cell>
          <table:table-cell office:value-type="float" office:value="156267">
            <text:p>156267</text:p>
          </table:table-cell>
          <table:table-cell office:value-type="float" office:value="99787">
            <text:p>99787</text:p>
          </table:table-cell>
          <table:table-cell office:value-type="float" office:value="10">
            <text:p>10</text:p>
          </table:table-cell>
          <table:table-cell office:value-type="float" office:value="203">
            <text:p>203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2"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float" office:value="25">
            <text:p>25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92">
            <text:p>292</text:p>
          </table:table-cell>
          <table:table-cell office:value-type="float" office:value="44">
            <text:p>44</text:p>
          </table:table-cell>
          <table:table-cell office:value-type="float" office:value="68">
            <text:p>68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121">
            <text:p>121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393">
            <text:p>393</text:p>
          </table:table-cell>
          <table:table-cell office:value-type="float" office:value="2934">
            <text:p>2934</text:p>
          </table:table-cell>
          <table:table-cell office:value-type="float" office:value="505">
            <text:p>505</text:p>
          </table:table-cell>
          <table:table-cell office:value-type="float" office:value="946">
            <text:p>946</text:p>
          </table:table-cell>
          <table:table-cell office:value-type="float" office:value="581">
            <text:p>581</text:p>
          </table:table-cell>
          <table:table-cell office:value-type="float" office:value="615">
            <text:p>615</text:p>
          </table:table-cell>
          <table:table-cell office:value-type="float" office:value="934">
            <text:p>934</text:p>
          </table:table-cell>
          <table:table-cell office:value-type="float" office:value="429">
            <text:p>429</text:p>
          </table:table-cell>
          <table:table-cell office:value-type="float" office:value="1190">
            <text:p>1190</text:p>
          </table:table-cell>
          <table:table-cell office:value-type="float" office:value="660">
            <text:p>660</text:p>
          </table:table-cell>
          <table:table-cell office:value-type="float" office:value="412">
            <text:p>412</text:p>
          </table:table-cell>
          <table:table-cell office:value-type="float" office:value="1085">
            <text:p>1085</text:p>
          </table:table-cell>
          <table:table-cell office:value-type="float" office:value="450">
            <text:p>450</text:p>
          </table:table-cell>
          <table:table-cell office:value-type="float" office:value="545">
            <text:p>545</text:p>
          </table:table-cell>
          <table:table-cell office:value-type="float" office:value="426">
            <text:p>426</text:p>
          </table:table-cell>
          <table:table-cell office:value-type="float" office:value="453">
            <text:p>453</text:p>
          </table:table-cell>
          <table:table-cell office:value-type="float" office:value="429">
            <text:p>429</text:p>
          </table:table-cell>
          <table:table-cell office:value-type="float" office:value="355">
            <text:p>355</text:p>
          </table:table-cell>
          <table:table-cell office:value-type="float" office:value="169">
            <text:p>169</text:p>
          </table:table-cell>
          <table:table-cell office:value-type="float" office:value="541">
            <text:p>541</text:p>
          </table:table-cell>
          <table:table-cell office:value-type="float" office:value="549">
            <text:p>549</text:p>
          </table:table-cell>
          <table:table-cell office:value-type="float" office:value="342">
            <text:p>342</text:p>
          </table:table-cell>
          <table:table-cell office:value-type="float" office:value="509">
            <text:p>509</text:p>
          </table:table-cell>
          <table:table-cell office:value-type="float" office:value="611">
            <text:p>611</text:p>
          </table:table-cell>
          <table:table-cell table:number-columns-repeated="2" office:value-type="float" office:value="236">
            <text:p>236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8699">
            <text:p>158699</text:p>
          </table:table-cell>
          <table:table-cell office:value-type="float" office:value="760473">
            <text:p>760473</text:p>
          </table:table-cell>
          <table:table-cell office:value-type="float" office:value="130282">
            <text:p>130282</text:p>
          </table:table-cell>
          <table:table-cell office:value-type="float" office:value="277514">
            <text:p>277514</text:p>
          </table:table-cell>
          <table:table-cell office:value-type="float" office:value="270355">
            <text:p>270355</text:p>
          </table:table-cell>
          <table:table-cell office:value-type="float" office:value="296982">
            <text:p>296982</text:p>
          </table:table-cell>
          <table:table-cell office:value-type="float" office:value="274638">
            <text:p>274638</text:p>
          </table:table-cell>
          <table:table-cell office:value-type="float" office:value="236743">
            <text:p>236743</text:p>
          </table:table-cell>
          <table:table-cell office:value-type="float" office:value="420263">
            <text:p>420263</text:p>
          </table:table-cell>
          <table:table-cell office:value-type="float" office:value="238492">
            <text:p>238492</text:p>
          </table:table-cell>
          <table:table-cell office:value-type="float" office:value="96261">
            <text:p>96261</text:p>
          </table:table-cell>
          <table:table-cell office:value-type="float" office:value="355199">
            <text:p>355199</text:p>
          </table:table-cell>
          <table:table-cell office:value-type="float" office:value="186906">
            <text:p>186906</text:p>
          </table:table-cell>
          <table:table-cell office:value-type="float" office:value="309711">
            <text:p>309711</text:p>
          </table:table-cell>
          <table:table-cell office:value-type="float" office:value="271175">
            <text:p>271175</text:p>
          </table:table-cell>
          <table:table-cell office:value-type="float" office:value="252826">
            <text:p>252826</text:p>
          </table:table-cell>
          <table:table-cell office:value-type="float" office:value="171796">
            <text:p>171796</text:p>
          </table:table-cell>
          <table:table-cell office:value-type="float" office:value="245420">
            <text:p>245420</text:p>
          </table:table-cell>
          <table:table-cell office:value-type="float" office:value="105315">
            <text:p>105315</text:p>
          </table:table-cell>
          <table:table-cell office:value-type="float" office:value="200454">
            <text:p>200454</text:p>
          </table:table-cell>
          <table:table-cell office:value-type="float" office:value="200419">
            <text:p>200419</text:p>
          </table:table-cell>
          <table:table-cell office:value-type="float" office:value="119923">
            <text:p>119923</text:p>
          </table:table-cell>
          <table:table-cell office:value-type="float" office:value="119730">
            <text:p>119730</text:p>
          </table:table-cell>
          <table:table-cell office:value-type="float" office:value="179149">
            <text:p>179149</text:p>
          </table:table-cell>
          <table:table-cell office:value-type="float" office:value="156264">
            <text:p>156264</text:p>
          </table:table-cell>
          <table:table-cell office:value-type="float" office:value="99781">
            <text:p>99781</text:p>
          </table:table-cell>
          <table:table-cell office:value-type="float" office:value="14">
            <text:p>14</text:p>
          </table:table-cell>
          <table:table-cell office:value-type="float" office:value="242">
            <text:p>242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286">
            <text:p>286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110">
            <text:p>110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398">
            <text:p>398</text:p>
          </table:table-cell>
          <table:table-cell office:value-type="float" office:value="2970">
            <text:p>2970</text:p>
          </table:table-cell>
          <table:table-cell office:value-type="float" office:value="512">
            <text:p>512</text:p>
          </table:table-cell>
          <table:table-cell office:value-type="float" office:value="953">
            <text:p>953</text:p>
          </table:table-cell>
          <table:table-cell office:value-type="float" office:value="585">
            <text:p>585</text:p>
          </table:table-cell>
          <table:table-cell office:value-type="float" office:value="619">
            <text:p>619</text:p>
          </table:table-cell>
          <table:table-cell office:value-type="float" office:value="954">
            <text:p>954</text:p>
          </table:table-cell>
          <table:table-cell office:value-type="float" office:value="440">
            <text:p>440</text:p>
          </table:table-cell>
          <table:table-cell office:value-type="float" office:value="1207">
            <text:p>1207</text:p>
          </table:table-cell>
          <table:table-cell office:value-type="float" office:value="663">
            <text:p>663</text:p>
          </table:table-cell>
          <table:table-cell office:value-type="float" office:value="413">
            <text:p>413</text:p>
          </table:table-cell>
          <table:table-cell office:value-type="float" office:value="1102">
            <text:p>1102</text:p>
          </table:table-cell>
          <table:table-cell office:value-type="float" office:value="451">
            <text:p>451</text:p>
          </table:table-cell>
          <table:table-cell office:value-type="float" office:value="548">
            <text:p>548</text:p>
          </table:table-cell>
          <table:table-cell office:value-type="float" office:value="428">
            <text:p>428</text:p>
          </table:table-cell>
          <table:table-cell office:value-type="float" office:value="461">
            <text:p>461</text:p>
          </table:table-cell>
          <table:table-cell office:value-type="float" office:value="438">
            <text:p>438</text:p>
          </table:table-cell>
          <table:table-cell office:value-type="float" office:value="358">
            <text:p>358</text:p>
          </table:table-cell>
          <table:table-cell office:value-type="float" office:value="169">
            <text:p>169</text:p>
          </table:table-cell>
          <table:table-cell office:value-type="float" office:value="543">
            <text:p>543</text:p>
          </table:table-cell>
          <table:table-cell office:value-type="float" office:value="554">
            <text:p>554</text:p>
          </table:table-cell>
          <table:table-cell office:value-type="float" office:value="346">
            <text:p>346</text:p>
          </table:table-cell>
          <table:table-cell office:value-type="float" office:value="511">
            <text:p>511</text:p>
          </table:table-cell>
          <table:table-cell office:value-type="float" office:value="613">
            <text:p>613</text:p>
          </table:table-cell>
          <table:table-cell table:number-columns-repeated="2" office:value-type="float" office:value="236">
            <text:p>236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58688">
            <text:p>158688</text:p>
          </table:table-cell>
          <table:table-cell office:value-type="float" office:value="760410">
            <text:p>760410</text:p>
          </table:table-cell>
          <table:table-cell office:value-type="float" office:value="130276">
            <text:p>130276</text:p>
          </table:table-cell>
          <table:table-cell office:value-type="float" office:value="277502">
            <text:p>277502</text:p>
          </table:table-cell>
          <table:table-cell office:value-type="float" office:value="270351">
            <text:p>270351</text:p>
          </table:table-cell>
          <table:table-cell office:value-type="float" office:value="296980">
            <text:p>296980</text:p>
          </table:table-cell>
          <table:table-cell office:value-type="float" office:value="274622">
            <text:p>274622</text:p>
          </table:table-cell>
          <table:table-cell office:value-type="float" office:value="236743">
            <text:p>236743</text:p>
          </table:table-cell>
          <table:table-cell office:value-type="float" office:value="420252">
            <text:p>420252</text:p>
          </table:table-cell>
          <table:table-cell office:value-type="float" office:value="238492">
            <text:p>238492</text:p>
          </table:table-cell>
          <table:table-cell office:value-type="float" office:value="96261">
            <text:p>96261</text:p>
          </table:table-cell>
          <table:table-cell office:value-type="float" office:value="355184">
            <text:p>355184</text:p>
          </table:table-cell>
          <table:table-cell office:value-type="float" office:value="186903">
            <text:p>186903</text:p>
          </table:table-cell>
          <table:table-cell office:value-type="float" office:value="309708">
            <text:p>309708</text:p>
          </table:table-cell>
          <table:table-cell office:value-type="float" office:value="271158">
            <text:p>271158</text:p>
          </table:table-cell>
          <table:table-cell office:value-type="float" office:value="252814">
            <text:p>252814</text:p>
          </table:table-cell>
          <table:table-cell office:value-type="float" office:value="171788">
            <text:p>171788</text:p>
          </table:table-cell>
          <table:table-cell office:value-type="float" office:value="245402">
            <text:p>245402</text:p>
          </table:table-cell>
          <table:table-cell office:value-type="float" office:value="105315">
            <text:p>105315</text:p>
          </table:table-cell>
          <table:table-cell office:value-type="float" office:value="200450">
            <text:p>200450</text:p>
          </table:table-cell>
          <table:table-cell office:value-type="float" office:value="200419">
            <text:p>200419</text:p>
          </table:table-cell>
          <table:table-cell office:value-type="float" office:value="119923">
            <text:p>119923</text:p>
          </table:table-cell>
          <table:table-cell office:value-type="float" office:value="119727">
            <text:p>119727</text:p>
          </table:table-cell>
          <table:table-cell office:value-type="float" office:value="179149">
            <text:p>179149</text:p>
          </table:table-cell>
          <table:table-cell office:value-type="float" office:value="156264">
            <text:p>156264</text:p>
          </table:table-cell>
          <table:table-cell office:value-type="float" office:value="99781">
            <text:p>99781</text:p>
          </table:table-cell>
          <table:table-cell office:value-type="float" office:value="15">
            <text:p>15</text:p>
          </table:table-cell>
          <table:table-cell office:value-type="float" office:value="266">
            <text:p>266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41">
            <text:p>41</text:p>
          </table:table-cell>
          <table:table-cell office:value-type="float" office:value="65">
            <text:p>65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73">
            <text:p>273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117">
            <text:p>117</text:p>
          </table:table-cell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111">
            <text:p>111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99">
            <text:p>399</text:p>
          </table:table-cell>
          <table:table-cell office:value-type="float" office:value="3004">
            <text:p>3004</text:p>
          </table:table-cell>
          <table:table-cell office:value-type="float" office:value="513">
            <text:p>513</text:p>
          </table:table-cell>
          <table:table-cell office:value-type="float" office:value="965">
            <text:p>965</text:p>
          </table:table-cell>
          <table:table-cell office:value-type="float" office:value="587">
            <text:p>587</text:p>
          </table:table-cell>
          <table:table-cell office:value-type="float" office:value="625">
            <text:p>625</text:p>
          </table:table-cell>
          <table:table-cell office:value-type="float" office:value="965">
            <text:p>965</text:p>
          </table:table-cell>
          <table:table-cell office:value-type="float" office:value="452">
            <text:p>452</text:p>
          </table:table-cell>
          <table:table-cell office:value-type="float" office:value="1217">
            <text:p>1217</text:p>
          </table:table-cell>
          <table:table-cell office:value-type="float" office:value="673">
            <text:p>673</text:p>
          </table:table-cell>
          <table:table-cell office:value-type="float" office:value="417">
            <text:p>417</text:p>
          </table:table-cell>
          <table:table-cell office:value-type="float" office:value="1107">
            <text:p>1107</text:p>
          </table:table-cell>
          <table:table-cell office:value-type="float" office:value="459">
            <text:p>459</text:p>
          </table:table-cell>
          <table:table-cell office:value-type="float" office:value="555">
            <text:p>555</text:p>
          </table:table-cell>
          <table:table-cell office:value-type="float" office:value="429">
            <text:p>429</text:p>
          </table:table-cell>
          <table:table-cell office:value-type="float" office:value="462">
            <text:p>462</text:p>
          </table:table-cell>
          <table:table-cell office:value-type="float" office:value="441">
            <text:p>441</text:p>
          </table:table-cell>
          <table:table-cell office:value-type="float" office:value="361">
            <text:p>361</text:p>
          </table:table-cell>
          <table:table-cell office:value-type="float" office:value="171">
            <text:p>171</text:p>
          </table:table-cell>
          <table:table-cell office:value-type="float" office:value="544">
            <text:p>544</text:p>
          </table:table-cell>
          <table:table-cell office:value-type="float" office:value="557">
            <text:p>557</text:p>
          </table:table-cell>
          <table:table-cell office:value-type="float" office:value="347">
            <text:p>347</text:p>
          </table:table-cell>
          <table:table-cell office:value-type="float" office:value="514">
            <text:p>514</text:p>
          </table:table-cell>
          <table:table-cell office:value-type="float" office:value="616">
            <text:p>616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8685">
            <text:p>158685</text:p>
          </table:table-cell>
          <table:table-cell office:value-type="float" office:value="760379">
            <text:p>760379</text:p>
          </table:table-cell>
          <table:table-cell office:value-type="float" office:value="130270">
            <text:p>130270</text:p>
          </table:table-cell>
          <table:table-cell office:value-type="float" office:value="277497">
            <text:p>277497</text:p>
          </table:table-cell>
          <table:table-cell office:value-type="float" office:value="270351">
            <text:p>270351</text:p>
          </table:table-cell>
          <table:table-cell office:value-type="float" office:value="296974">
            <text:p>296974</text:p>
          </table:table-cell>
          <table:table-cell office:value-type="float" office:value="274622">
            <text:p>274622</text:p>
          </table:table-cell>
          <table:table-cell office:value-type="float" office:value="236743">
            <text:p>236743</text:p>
          </table:table-cell>
          <table:table-cell office:value-type="float" office:value="420252">
            <text:p>420252</text:p>
          </table:table-cell>
          <table:table-cell office:value-type="float" office:value="238492">
            <text:p>238492</text:p>
          </table:table-cell>
          <table:table-cell office:value-type="float" office:value="96261">
            <text:p>96261</text:p>
          </table:table-cell>
          <table:table-cell office:value-type="float" office:value="355179">
            <text:p>355179</text:p>
          </table:table-cell>
          <table:table-cell office:value-type="float" office:value="186902">
            <text:p>186902</text:p>
          </table:table-cell>
          <table:table-cell office:value-type="float" office:value="309706">
            <text:p>309706</text:p>
          </table:table-cell>
          <table:table-cell office:value-type="float" office:value="271155">
            <text:p>271155</text:p>
          </table:table-cell>
          <table:table-cell office:value-type="float" office:value="252814">
            <text:p>252814</text:p>
          </table:table-cell>
          <table:table-cell office:value-type="float" office:value="171788">
            <text:p>171788</text:p>
          </table:table-cell>
          <table:table-cell office:value-type="float" office:value="245399">
            <text:p>245399</text:p>
          </table:table-cell>
          <table:table-cell office:value-type="float" office:value="105315">
            <text:p>105315</text:p>
          </table:table-cell>
          <table:table-cell office:value-type="float" office:value="200446">
            <text:p>200446</text:p>
          </table:table-cell>
          <table:table-cell office:value-type="float" office:value="200419">
            <text:p>200419</text:p>
          </table:table-cell>
          <table:table-cell office:value-type="float" office:value="119923">
            <text:p>119923</text:p>
          </table:table-cell>
          <table:table-cell office:value-type="float" office:value="119725">
            <text:p>119725</text:p>
          </table:table-cell>
          <table:table-cell office:value-type="float" office:value="179149">
            <text:p>179149</text:p>
          </table:table-cell>
          <table:table-cell office:value-type="float" office:value="156262">
            <text:p>156262</text:p>
          </table:table-cell>
          <table:table-cell office:value-type="float" office:value="99778">
            <text:p>99778</text:p>
          </table:table-cell>
          <table:table-cell office:value-type="float" office:value="26">
            <text:p>26</text:p>
          </table:table-cell>
          <table:table-cell office:value-type="float" office:value="310">
            <text:p>310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25">
            <text:p>25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278">
            <text:p>278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129">
            <text:p>129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1">
            <text:p>401</text:p>
          </table:table-cell>
          <table:table-cell office:value-type="float" office:value="3035">
            <text:p>3035</text:p>
          </table:table-cell>
          <table:table-cell office:value-type="float" office:value="516">
            <text:p>516</text:p>
          </table:table-cell>
          <table:table-cell office:value-type="float" office:value="970">
            <text:p>970</text:p>
          </table:table-cell>
          <table:table-cell office:value-type="float" office:value="588">
            <text:p>588</text:p>
          </table:table-cell>
          <table:table-cell office:value-type="float" office:value="631">
            <text:p>631</text:p>
          </table:table-cell>
          <table:table-cell office:value-type="float" office:value="971">
            <text:p>971</text:p>
          </table:table-cell>
          <table:table-cell office:value-type="float" office:value="456">
            <text:p>456</text:p>
          </table:table-cell>
          <table:table-cell office:value-type="float" office:value="1221">
            <text:p>1221</text:p>
          </table:table-cell>
          <table:table-cell office:value-type="float" office:value="681">
            <text:p>681</text:p>
          </table:table-cell>
          <table:table-cell office:value-type="float" office:value="417">
            <text:p>417</text:p>
          </table:table-cell>
          <table:table-cell office:value-type="float" office:value="1117">
            <text:p>1117</text:p>
          </table:table-cell>
          <table:table-cell office:value-type="float" office:value="461">
            <text:p>461</text:p>
          </table:table-cell>
          <table:table-cell office:value-type="float" office:value="560">
            <text:p>560</text:p>
          </table:table-cell>
          <table:table-cell office:value-type="float" office:value="437">
            <text:p>437</text:p>
          </table:table-cell>
          <table:table-cell office:value-type="float" office:value="470">
            <text:p>470</text:p>
          </table:table-cell>
          <table:table-cell office:value-type="float" office:value="441">
            <text:p>441</text:p>
          </table:table-cell>
          <table:table-cell office:value-type="float" office:value="365">
            <text:p>365</text:p>
          </table:table-cell>
          <table:table-cell office:value-type="float" office:value="171">
            <text:p>171</text:p>
          </table:table-cell>
          <table:table-cell office:value-type="float" office:value="547">
            <text:p>547</text:p>
          </table:table-cell>
          <table:table-cell office:value-type="float" office:value="559">
            <text:p>559</text:p>
          </table:table-cell>
          <table:table-cell office:value-type="float" office:value="347">
            <text:p>347</text:p>
          </table:table-cell>
          <table:table-cell office:value-type="float" office:value="515">
            <text:p>515</text:p>
          </table:table-cell>
          <table:table-cell office:value-type="float" office:value="620">
            <text:p>620</text:p>
          </table:table-cell>
          <table:table-cell office:value-type="float" office:value="239">
            <text:p>239</text:p>
          </table:table-cell>
          <table:table-cell office:value-type="float" office:value="236">
            <text:p>236</text:p>
          </table:table-cell>
          <table:table-cell office:value-type="float" office:value="18">
            <text:p>18</text:p>
          </table:table-cell>
          <table:table-cell office:value-type="float" office:value="76">
            <text:p>76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58681">
            <text:p>158681</text:p>
          </table:table-cell>
          <table:table-cell office:value-type="float" office:value="760352">
            <text:p>760352</text:p>
          </table:table-cell>
          <table:table-cell office:value-type="float" office:value="130252">
            <text:p>130252</text:p>
          </table:table-cell>
          <table:table-cell office:value-type="float" office:value="277492">
            <text:p>277492</text:p>
          </table:table-cell>
          <table:table-cell office:value-type="float" office:value="270338">
            <text:p>270338</text:p>
          </table:table-cell>
          <table:table-cell office:value-type="float" office:value="296973">
            <text:p>296973</text:p>
          </table:table-cell>
          <table:table-cell office:value-type="float" office:value="274602">
            <text:p>274602</text:p>
          </table:table-cell>
          <table:table-cell office:value-type="float" office:value="236733">
            <text:p>236733</text:p>
          </table:table-cell>
          <table:table-cell office:value-type="float" office:value="420237">
            <text:p>420237</text:p>
          </table:table-cell>
          <table:table-cell office:value-type="float" office:value="238472">
            <text:p>238472</text:p>
          </table:table-cell>
          <table:table-cell office:value-type="float" office:value="96260">
            <text:p>96260</text:p>
          </table:table-cell>
          <table:table-cell office:value-type="float" office:value="355167">
            <text:p>355167</text:p>
          </table:table-cell>
          <table:table-cell office:value-type="float" office:value="186898">
            <text:p>186898</text:p>
          </table:table-cell>
          <table:table-cell office:value-type="float" office:value="309696">
            <text:p>309696</text:p>
          </table:table-cell>
          <table:table-cell office:value-type="float" office:value="271153">
            <text:p>271153</text:p>
          </table:table-cell>
          <table:table-cell office:value-type="float" office:value="252811">
            <text:p>252811</text:p>
          </table:table-cell>
          <table:table-cell office:value-type="float" office:value="171787">
            <text:p>171787</text:p>
          </table:table-cell>
          <table:table-cell office:value-type="float" office:value="245395">
            <text:p>245395</text:p>
          </table:table-cell>
          <table:table-cell office:value-type="float" office:value="105314">
            <text:p>105314</text:p>
          </table:table-cell>
          <table:table-cell office:value-type="float" office:value="200446">
            <text:p>200446</text:p>
          </table:table-cell>
          <table:table-cell office:value-type="float" office:value="200413">
            <text:p>200413</text:p>
          </table:table-cell>
          <table:table-cell office:value-type="float" office:value="119923">
            <text:p>119923</text:p>
          </table:table-cell>
          <table:table-cell office:value-type="float" office:value="119724">
            <text:p>119724</text:p>
          </table:table-cell>
          <table:table-cell office:value-type="float" office:value="179149">
            <text:p>179149</text:p>
          </table:table-cell>
          <table:table-cell office:value-type="float" office:value="156260">
            <text:p>156260</text:p>
          </table:table-cell>
          <table:table-cell office:value-type="float" office:value="99778">
            <text:p>99778</text:p>
          </table:table-cell>
          <table:table-cell office:value-type="float" office:value="27">
            <text:p>27</text:p>
          </table:table-cell>
          <table:table-cell office:value-type="float" office:value="317">
            <text:p>317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table:number-columns-repeated="2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float" office:value="361">
            <text:p>361</text:p>
          </table:table-cell>
          <table:table-cell office:value-type="float" office:value="57">
            <text:p>57</text:p>
          </table:table-cell>
          <table:table-cell office:value-type="float" office:value="74">
            <text:p>74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148">
            <text:p>148</text:p>
          </table:table-cell>
          <table:table-cell office:value-type="float" office:value="60">
            <text:p>60</text:p>
          </table:table-cell>
          <table:table-cell office:value-type="float" office:value="121">
            <text:p>121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126">
            <text:p>126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73">
            <text:p>73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402">
            <text:p>402</text:p>
          </table:table-cell>
          <table:table-cell office:value-type="float" office:value="3054">
            <text:p>3054</text:p>
          </table:table-cell>
          <table:table-cell office:value-type="float" office:value="516">
            <text:p>516</text:p>
          </table:table-cell>
          <table:table-cell office:value-type="float" office:value="975">
            <text:p>975</text:p>
          </table:table-cell>
          <table:table-cell office:value-type="float" office:value="591">
            <text:p>591</text:p>
          </table:table-cell>
          <table:table-cell office:value-type="float" office:value="636">
            <text:p>636</text:p>
          </table:table-cell>
          <table:table-cell office:value-type="float" office:value="974">
            <text:p>974</text:p>
          </table:table-cell>
          <table:table-cell office:value-type="float" office:value="456">
            <text:p>456</text:p>
          </table:table-cell>
          <table:table-cell office:value-type="float" office:value="1231">
            <text:p>1231</text:p>
          </table:table-cell>
          <table:table-cell office:value-type="float" office:value="681">
            <text:p>681</text:p>
          </table:table-cell>
          <table:table-cell office:value-type="float" office:value="419">
            <text:p>419</text:p>
          </table:table-cell>
          <table:table-cell office:value-type="float" office:value="1117">
            <text:p>1117</text:p>
          </table:table-cell>
          <table:table-cell office:value-type="float" office:value="463">
            <text:p>463</text:p>
          </table:table-cell>
          <table:table-cell office:value-type="float" office:value="560">
            <text:p>560</text:p>
          </table:table-cell>
          <table:table-cell office:value-type="float" office:value="440">
            <text:p>440</text:p>
          </table:table-cell>
          <table:table-cell office:value-type="float" office:value="476">
            <text:p>476</text:p>
          </table:table-cell>
          <table:table-cell office:value-type="float" office:value="443">
            <text:p>443</text:p>
          </table:table-cell>
          <table:table-cell office:value-type="float" office:value="370">
            <text:p>370</text:p>
          </table:table-cell>
          <table:table-cell office:value-type="float" office:value="171">
            <text:p>171</text:p>
          </table:table-cell>
          <table:table-cell office:value-type="float" office:value="550">
            <text:p>550</text:p>
          </table:table-cell>
          <table:table-cell office:value-type="float" office:value="559">
            <text:p>559</text:p>
          </table:table-cell>
          <table:table-cell office:value-type="float" office:value="347">
            <text:p>347</text:p>
          </table:table-cell>
          <table:table-cell office:value-type="float" office:value="516">
            <text:p>516</text:p>
          </table:table-cell>
          <table:table-cell office:value-type="float" office:value="620">
            <text:p>620</text:p>
          </table:table-cell>
          <table:table-cell office:value-type="float" office:value="242">
            <text:p>242</text:p>
          </table:table-cell>
          <table:table-cell office:value-type="float" office:value="236">
            <text:p>236</text:p>
          </table:table-cell>
          <table:table-cell office:value-type="float" office:value="18">
            <text:p>18</text:p>
          </table:table-cell>
          <table:table-cell office:value-type="float" office:value="76">
            <text:p>76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58672">
            <text:p>158672</text:p>
          </table:table-cell>
          <table:table-cell office:value-type="float" office:value="760249">
            <text:p>760249</text:p>
          </table:table-cell>
          <table:table-cell office:value-type="float" office:value="130239">
            <text:p>130239</text:p>
          </table:table-cell>
          <table:table-cell office:value-type="float" office:value="277469">
            <text:p>277469</text:p>
          </table:table-cell>
          <table:table-cell office:value-type="float" office:value="270331">
            <text:p>270331</text:p>
          </table:table-cell>
          <table:table-cell office:value-type="float" office:value="296961">
            <text:p>296961</text:p>
          </table:table-cell>
          <table:table-cell office:value-type="float" office:value="274585">
            <text:p>274585</text:p>
          </table:table-cell>
          <table:table-cell office:value-type="float" office:value="236725">
            <text:p>236725</text:p>
          </table:table-cell>
          <table:table-cell office:value-type="float" office:value="420218">
            <text:p>420218</text:p>
          </table:table-cell>
          <table:table-cell office:value-type="float" office:value="238460">
            <text:p>238460</text:p>
          </table:table-cell>
          <table:table-cell office:value-type="float" office:value="96259">
            <text:p>96259</text:p>
          </table:table-cell>
          <table:table-cell office:value-type="float" office:value="355144">
            <text:p>355144</text:p>
          </table:table-cell>
          <table:table-cell office:value-type="float" office:value="186892">
            <text:p>186892</text:p>
          </table:table-cell>
          <table:table-cell office:value-type="float" office:value="309687">
            <text:p>309687</text:p>
          </table:table-cell>
          <table:table-cell office:value-type="float" office:value="271144">
            <text:p>271144</text:p>
          </table:table-cell>
          <table:table-cell office:value-type="float" office:value="252800">
            <text:p>252800</text:p>
          </table:table-cell>
          <table:table-cell office:value-type="float" office:value="171783">
            <text:p>171783</text:p>
          </table:table-cell>
          <table:table-cell office:value-type="float" office:value="245389">
            <text:p>245389</text:p>
          </table:table-cell>
          <table:table-cell office:value-type="float" office:value="105314">
            <text:p>105314</text:p>
          </table:table-cell>
          <table:table-cell office:value-type="float" office:value="200436">
            <text:p>200436</text:p>
          </table:table-cell>
          <table:table-cell office:value-type="float" office:value="200410">
            <text:p>200410</text:p>
          </table:table-cell>
          <table:table-cell office:value-type="float" office:value="119922">
            <text:p>119922</text:p>
          </table:table-cell>
          <table:table-cell office:value-type="float" office:value="119721">
            <text:p>119721</text:p>
          </table:table-cell>
          <table:table-cell office:value-type="float" office:value="179144">
            <text:p>179144</text:p>
          </table:table-cell>
          <table:table-cell office:value-type="float" office:value="156252">
            <text:p>156252</text:p>
          </table:table-cell>
          <table:table-cell office:value-type="float" office:value="99770">
            <text:p>99770</text:p>
          </table:table-cell>
          <table:table-cell office:value-type="float" office:value="26">
            <text:p>26</text:p>
          </table:table-cell>
          <table:table-cell office:value-type="float" office:value="254">
            <text:p>254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429">
            <text:p>429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  <table:table-cell office:value-type="float" office:value="142">
            <text:p>142</text:p>
          </table:table-cell>
          <table:table-cell office:value-type="float" office:value="47">
            <text:p>47</text:p>
          </table:table-cell>
          <table:table-cell office:value-type="float" office:value="116">
            <text:p>116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140">
            <text:p>140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02">
            <text:p>402</text:p>
          </table:table-cell>
          <table:table-cell office:value-type="float" office:value="3061">
            <text:p>3061</text:p>
          </table:table-cell>
          <table:table-cell office:value-type="float" office:value="516">
            <text:p>516</text:p>
          </table:table-cell>
          <table:table-cell office:value-type="float" office:value="974">
            <text:p>974</text:p>
          </table:table-cell>
          <table:table-cell office:value-type="float" office:value="591">
            <text:p>591</text:p>
          </table:table-cell>
          <table:table-cell office:value-type="float" office:value="636">
            <text:p>636</text:p>
          </table:table-cell>
          <table:table-cell office:value-type="float" office:value="974">
            <text:p>974</text:p>
          </table:table-cell>
          <table:table-cell office:value-type="float" office:value="456">
            <text:p>456</text:p>
          </table:table-cell>
          <table:table-cell office:value-type="float" office:value="1232">
            <text:p>1232</text:p>
          </table:table-cell>
          <table:table-cell office:value-type="float" office:value="681">
            <text:p>681</text:p>
          </table:table-cell>
          <table:table-cell office:value-type="float" office:value="419">
            <text:p>419</text:p>
          </table:table-cell>
          <table:table-cell office:value-type="float" office:value="1130">
            <text:p>1130</text:p>
          </table:table-cell>
          <table:table-cell office:value-type="float" office:value="463">
            <text:p>463</text:p>
          </table:table-cell>
          <table:table-cell office:value-type="float" office:value="560">
            <text:p>560</text:p>
          </table:table-cell>
          <table:table-cell office:value-type="float" office:value="443">
            <text:p>443</text:p>
          </table:table-cell>
          <table:table-cell office:value-type="float" office:value="476">
            <text:p>476</text:p>
          </table:table-cell>
          <table:table-cell office:value-type="float" office:value="443">
            <text:p>443</text:p>
          </table:table-cell>
          <table:table-cell office:value-type="float" office:value="371">
            <text:p>371</text:p>
          </table:table-cell>
          <table:table-cell office:value-type="float" office:value="171">
            <text:p>171</text:p>
          </table:table-cell>
          <table:table-cell office:value-type="float" office:value="554">
            <text:p>554</text:p>
          </table:table-cell>
          <table:table-cell office:value-type="float" office:value="559">
            <text:p>559</text:p>
          </table:table-cell>
          <table:table-cell office:value-type="float" office:value="347">
            <text:p>347</text:p>
          </table:table-cell>
          <table:table-cell office:value-type="float" office:value="519">
            <text:p>519</text:p>
          </table:table-cell>
          <table:table-cell office:value-type="float" office:value="621">
            <text:p>621</text:p>
          </table:table-cell>
          <table:table-cell office:value-type="float" office:value="242">
            <text:p>242</text:p>
          </table:table-cell>
          <table:table-cell office:value-type="float" office:value="236">
            <text:p>236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8664">
            <text:p>158664</text:p>
          </table:table-cell>
          <table:table-cell office:value-type="float" office:value="760159">
            <text:p>760159</text:p>
          </table:table-cell>
          <table:table-cell office:value-type="float" office:value="130217">
            <text:p>130217</text:p>
          </table:table-cell>
          <table:table-cell office:value-type="float" office:value="277445">
            <text:p>277445</text:p>
          </table:table-cell>
          <table:table-cell office:value-type="float" office:value="270325">
            <text:p>270325</text:p>
          </table:table-cell>
          <table:table-cell office:value-type="float" office:value="296952">
            <text:p>296952</text:p>
          </table:table-cell>
          <table:table-cell office:value-type="float" office:value="274556">
            <text:p>274556</text:p>
          </table:table-cell>
          <table:table-cell office:value-type="float" office:value="236717">
            <text:p>236717</text:p>
          </table:table-cell>
          <table:table-cell office:value-type="float" office:value="420203">
            <text:p>420203</text:p>
          </table:table-cell>
          <table:table-cell office:value-type="float" office:value="238442">
            <text:p>238442</text:p>
          </table:table-cell>
          <table:table-cell office:value-type="float" office:value="96256">
            <text:p>96256</text:p>
          </table:table-cell>
          <table:table-cell office:value-type="float" office:value="355123">
            <text:p>355123</text:p>
          </table:table-cell>
          <table:table-cell office:value-type="float" office:value="186883">
            <text:p>186883</text:p>
          </table:table-cell>
          <table:table-cell office:value-type="float" office:value="309676">
            <text:p>309676</text:p>
          </table:table-cell>
          <table:table-cell office:value-type="float" office:value="271129">
            <text:p>271129</text:p>
          </table:table-cell>
          <table:table-cell office:value-type="float" office:value="252785">
            <text:p>252785</text:p>
          </table:table-cell>
          <table:table-cell office:value-type="float" office:value="171780">
            <text:p>171780</text:p>
          </table:table-cell>
          <table:table-cell office:value-type="float" office:value="245359">
            <text:p>245359</text:p>
          </table:table-cell>
          <table:table-cell office:value-type="float" office:value="105313">
            <text:p>105313</text:p>
          </table:table-cell>
          <table:table-cell office:value-type="float" office:value="200432">
            <text:p>200432</text:p>
          </table:table-cell>
          <table:table-cell office:value-type="float" office:value="200406">
            <text:p>200406</text:p>
          </table:table-cell>
          <table:table-cell office:value-type="float" office:value="119921">
            <text:p>119921</text:p>
          </table:table-cell>
          <table:table-cell office:value-type="float" office:value="119717">
            <text:p>119717</text:p>
          </table:table-cell>
          <table:table-cell office:value-type="float" office:value="179141">
            <text:p>179141</text:p>
          </table:table-cell>
          <table:table-cell office:value-type="float" office:value="156251">
            <text:p>156251</text:p>
          </table:table-cell>
          <table:table-cell office:value-type="float" office:value="99762">
            <text:p>99762</text:p>
          </table:table-cell>
          <table:table-cell office:value-type="float" office:value="28">
            <text:p>28</text:p>
          </table:table-cell>
          <table:table-cell office:value-type="float" office:value="276">
            <text:p>276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66">
            <text:p>66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459">
            <text:p>459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142">
            <text:p>142</text:p>
          </table:table-cell>
          <table:table-cell office:value-type="float" office:value="56">
            <text:p>56</text:p>
          </table:table-cell>
          <table:table-cell office:value-type="float" office:value="112">
            <text:p>112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103">
            <text:p>103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04">
            <text:p>404</text:p>
          </table:table-cell>
          <table:table-cell office:value-type="float" office:value="3072">
            <text:p>3072</text:p>
          </table:table-cell>
          <table:table-cell office:value-type="float" office:value="516">
            <text:p>516</text:p>
          </table:table-cell>
          <table:table-cell office:value-type="float" office:value="979">
            <text:p>979</text:p>
          </table:table-cell>
          <table:table-cell office:value-type="float" office:value="592">
            <text:p>592</text:p>
          </table:table-cell>
          <table:table-cell office:value-type="float" office:value="638">
            <text:p>638</text:p>
          </table:table-cell>
          <table:table-cell office:value-type="float" office:value="995">
            <text:p>995</text:p>
          </table:table-cell>
          <table:table-cell office:value-type="float" office:value="474">
            <text:p>474</text:p>
          </table:table-cell>
          <table:table-cell office:value-type="float" office:value="1249">
            <text:p>1249</text:p>
          </table:table-cell>
          <table:table-cell office:value-type="float" office:value="693">
            <text:p>693</text:p>
          </table:table-cell>
          <table:table-cell office:value-type="float" office:value="421">
            <text:p>421</text:p>
          </table:table-cell>
          <table:table-cell office:value-type="float" office:value="1137">
            <text:p>1137</text:p>
          </table:table-cell>
          <table:table-cell office:value-type="float" office:value="464">
            <text:p>464</text:p>
          </table:table-cell>
          <table:table-cell office:value-type="float" office:value="562">
            <text:p>562</text:p>
          </table:table-cell>
          <table:table-cell office:value-type="float" office:value="444">
            <text:p>444</text:p>
          </table:table-cell>
          <table:table-cell office:value-type="float" office:value="476">
            <text:p>476</text:p>
          </table:table-cell>
          <table:table-cell office:value-type="float" office:value="444">
            <text:p>444</text:p>
          </table:table-cell>
          <table:table-cell office:value-type="float" office:value="373">
            <text:p>373</text:p>
          </table:table-cell>
          <table:table-cell office:value-type="float" office:value="174">
            <text:p>174</text:p>
          </table:table-cell>
          <table:table-cell office:value-type="float" office:value="554">
            <text:p>554</text:p>
          </table:table-cell>
          <table:table-cell office:value-type="float" office:value="565">
            <text:p>565</text:p>
          </table:table-cell>
          <table:table-cell office:value-type="float" office:value="347">
            <text:p>347</text:p>
          </table:table-cell>
          <table:table-cell office:value-type="float" office:value="519">
            <text:p>519</text:p>
          </table:table-cell>
          <table:table-cell office:value-type="float" office:value="623">
            <text:p>623</text:p>
          </table:table-cell>
          <table:table-cell office:value-type="float" office:value="243">
            <text:p>243</text:p>
          </table:table-cell>
          <table:table-cell office:value-type="float" office:value="236">
            <text:p>236</text:p>
          </table:table-cell>
          <table:table-cell office:value-type="float" office:value="19">
            <text:p>19</text:p>
          </table:table-cell>
          <table:table-cell office:value-type="float" office:value="78">
            <text:p>78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58653">
            <text:p>158653</text:p>
          </table:table-cell>
          <table:table-cell office:value-type="float" office:value="760069">
            <text:p>760069</text:p>
          </table:table-cell>
          <table:table-cell office:value-type="float" office:value="130205">
            <text:p>130205</text:p>
          </table:table-cell>
          <table:table-cell office:value-type="float" office:value="277426">
            <text:p>277426</text:p>
          </table:table-cell>
          <table:table-cell office:value-type="float" office:value="270312">
            <text:p>270312</text:p>
          </table:table-cell>
          <table:table-cell office:value-type="float" office:value="296942">
            <text:p>296942</text:p>
          </table:table-cell>
          <table:table-cell office:value-type="float" office:value="274556">
            <text:p>274556</text:p>
          </table:table-cell>
          <table:table-cell office:value-type="float" office:value="236697">
            <text:p>236697</text:p>
          </table:table-cell>
          <table:table-cell office:value-type="float" office:value="420181">
            <text:p>420181</text:p>
          </table:table-cell>
          <table:table-cell office:value-type="float" office:value="238429">
            <text:p>238429</text:p>
          </table:table-cell>
          <table:table-cell office:value-type="float" office:value="96254">
            <text:p>96254</text:p>
          </table:table-cell>
          <table:table-cell office:value-type="float" office:value="355090">
            <text:p>355090</text:p>
          </table:table-cell>
          <table:table-cell office:value-type="float" office:value="186874">
            <text:p>186874</text:p>
          </table:table-cell>
          <table:table-cell office:value-type="float" office:value="309653">
            <text:p>309653</text:p>
          </table:table-cell>
          <table:table-cell office:value-type="float" office:value="271120">
            <text:p>271120</text:p>
          </table:table-cell>
          <table:table-cell office:value-type="float" office:value="252774">
            <text:p>252774</text:p>
          </table:table-cell>
          <table:table-cell office:value-type="float" office:value="171771">
            <text:p>171771</text:p>
          </table:table-cell>
          <table:table-cell office:value-type="float" office:value="245337">
            <text:p>245337</text:p>
          </table:table-cell>
          <table:table-cell office:value-type="float" office:value="105312">
            <text:p>105312</text:p>
          </table:table-cell>
          <table:table-cell office:value-type="float" office:value="200424">
            <text:p>200424</text:p>
          </table:table-cell>
          <table:table-cell office:value-type="float" office:value="200403">
            <text:p>200403</text:p>
          </table:table-cell>
          <table:table-cell office:value-type="float" office:value="119921">
            <text:p>119921</text:p>
          </table:table-cell>
          <table:table-cell office:value-type="float" office:value="119715">
            <text:p>119715</text:p>
          </table:table-cell>
          <table:table-cell office:value-type="float" office:value="179134">
            <text:p>179134</text:p>
          </table:table-cell>
          <table:table-cell office:value-type="float" office:value="156249">
            <text:p>156249</text:p>
          </table:table-cell>
          <table:table-cell office:value-type="float" office:value="99756">
            <text:p>99756</text:p>
          </table:table-cell>
          <table:table-cell office:value-type="float" office:value="35">
            <text:p>35</text:p>
          </table:table-cell>
          <table:table-cell office:value-type="float" office:value="314">
            <text:p>314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table:number-columns-repeated="2" office:value-type="float" office:value="30">
            <text:p>30</text:p>
          </table:table-cell>
          <table:table-cell office:value-type="float" office:value="82">
            <text:p>82</text:p>
          </table:table-cell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493">
            <text:p>493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office:value-type="float" office:value="141">
            <text:p>141</text:p>
          </table:table-cell>
          <table:table-cell office:value-type="float" office:value="53">
            <text:p>53</text:p>
          </table:table-cell>
          <table:table-cell office:value-type="float" office:value="109">
            <text:p>109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52">
            <text:p>52</text:p>
          </table:table-cell>
          <table:table-cell table:number-columns-repeated="2" office:value-type="float" office:value="55">
            <text:p>55</text:p>
          </table:table-cell>
          <table:table-cell office:value-type="float" office:value="47">
            <text:p>47</text:p>
          </table:table-cell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table:number-columns-repeated="2"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413">
            <text:p>413</text:p>
          </table:table-cell>
          <table:table-cell office:value-type="float" office:value="3094">
            <text:p>3094</text:p>
          </table:table-cell>
          <table:table-cell office:value-type="float" office:value="522">
            <text:p>522</text:p>
          </table:table-cell>
          <table:table-cell office:value-type="float" office:value="985">
            <text:p>985</text:p>
          </table:table-cell>
          <table:table-cell office:value-type="float" office:value="596">
            <text:p>596</text:p>
          </table:table-cell>
          <table:table-cell office:value-type="float" office:value="644">
            <text:p>644</text:p>
          </table:table-cell>
          <table:table-cell office:value-type="float" office:value="1008">
            <text:p>1008</text:p>
          </table:table-cell>
          <table:table-cell office:value-type="float" office:value="476">
            <text:p>476</text:p>
          </table:table-cell>
          <table:table-cell office:value-type="float" office:value="1258">
            <text:p>1258</text:p>
          </table:table-cell>
          <table:table-cell office:value-type="float" office:value="693">
            <text:p>693</text:p>
          </table:table-cell>
          <table:table-cell office:value-type="float" office:value="423">
            <text:p>423</text:p>
          </table:table-cell>
          <table:table-cell office:value-type="float" office:value="1146">
            <text:p>1146</text:p>
          </table:table-cell>
          <table:table-cell office:value-type="float" office:value="468">
            <text:p>468</text:p>
          </table:table-cell>
          <table:table-cell office:value-type="float" office:value="573">
            <text:p>573</text:p>
          </table:table-cell>
          <table:table-cell office:value-type="float" office:value="446">
            <text:p>446</text:p>
          </table:table-cell>
          <table:table-cell office:value-type="float" office:value="477">
            <text:p>477</text:p>
          </table:table-cell>
          <table:table-cell office:value-type="float" office:value="445">
            <text:p>445</text:p>
          </table:table-cell>
          <table:table-cell office:value-type="float" office:value="376">
            <text:p>376</text:p>
          </table:table-cell>
          <table:table-cell office:value-type="float" office:value="174">
            <text:p>174</text:p>
          </table:table-cell>
          <table:table-cell office:value-type="float" office:value="558">
            <text:p>558</text:p>
          </table:table-cell>
          <table:table-cell office:value-type="float" office:value="567">
            <text:p>567</text:p>
          </table:table-cell>
          <table:table-cell office:value-type="float" office:value="347">
            <text:p>347</text:p>
          </table:table-cell>
          <table:table-cell office:value-type="float" office:value="520">
            <text:p>520</text:p>
          </table:table-cell>
          <table:table-cell office:value-type="float" office:value="624">
            <text:p>624</text:p>
          </table:table-cell>
          <table:table-cell office:value-type="float" office:value="247">
            <text:p>247</text:p>
          </table:table-cell>
          <table:table-cell office:value-type="float" office:value="236">
            <text:p>236</text:p>
          </table:table-cell>
          <table:table-cell office:value-type="float" office:value="19">
            <text:p>19</text:p>
          </table:table-cell>
          <table:table-cell office:value-type="float" office:value="78">
            <text:p>78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58635">
            <text:p>158635</text:p>
          </table:table-cell>
          <table:table-cell office:value-type="float" office:value="759978">
            <text:p>759978</text:p>
          </table:table-cell>
          <table:table-cell office:value-type="float" office:value="130189">
            <text:p>130189</text:p>
          </table:table-cell>
          <table:table-cell office:value-type="float" office:value="277406">
            <text:p>277406</text:p>
          </table:table-cell>
          <table:table-cell office:value-type="float" office:value="270302">
            <text:p>270302</text:p>
          </table:table-cell>
          <table:table-cell office:value-type="float" office:value="296934">
            <text:p>296934</text:p>
          </table:table-cell>
          <table:table-cell office:value-type="float" office:value="274519">
            <text:p>274519</text:p>
          </table:table-cell>
          <table:table-cell office:value-type="float" office:value="236682">
            <text:p>236682</text:p>
          </table:table-cell>
          <table:table-cell office:value-type="float" office:value="420161">
            <text:p>420161</text:p>
          </table:table-cell>
          <table:table-cell office:value-type="float" office:value="238398">
            <text:p>238398</text:p>
          </table:table-cell>
          <table:table-cell office:value-type="float" office:value="96254">
            <text:p>96254</text:p>
          </table:table-cell>
          <table:table-cell office:value-type="float" office:value="355059">
            <text:p>355059</text:p>
          </table:table-cell>
          <table:table-cell office:value-type="float" office:value="186856">
            <text:p>186856</text:p>
          </table:table-cell>
          <table:table-cell office:value-type="float" office:value="309635">
            <text:p>309635</text:p>
          </table:table-cell>
          <table:table-cell office:value-type="float" office:value="271102">
            <text:p>271102</text:p>
          </table:table-cell>
          <table:table-cell office:value-type="float" office:value="252748">
            <text:p>252748</text:p>
          </table:table-cell>
          <table:table-cell office:value-type="float" office:value="171755">
            <text:p>171755</text:p>
          </table:table-cell>
          <table:table-cell office:value-type="float" office:value="245317">
            <text:p>245317</text:p>
          </table:table-cell>
          <table:table-cell office:value-type="float" office:value="105311">
            <text:p>105311</text:p>
          </table:table-cell>
          <table:table-cell office:value-type="float" office:value="200405">
            <text:p>200405</text:p>
          </table:table-cell>
          <table:table-cell office:value-type="float" office:value="200401">
            <text:p>200401</text:p>
          </table:table-cell>
          <table:table-cell office:value-type="float" office:value="119921">
            <text:p>119921</text:p>
          </table:table-cell>
          <table:table-cell office:value-type="float" office:value="119708">
            <text:p>119708</text:p>
          </table:table-cell>
          <table:table-cell office:value-type="float" office:value="179127">
            <text:p>179127</text:p>
          </table:table-cell>
          <table:table-cell office:value-type="float" office:value="156244">
            <text:p>156244</text:p>
          </table:table-cell>
          <table:table-cell office:value-type="float" office:value="99746">
            <text:p>99746</text:p>
          </table:table-cell>
          <table:table-cell office:value-type="float" office:value="35">
            <text:p>35</text:p>
          </table:table-cell>
          <table:table-cell office:value-type="float" office:value="341">
            <text:p>341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71">
            <text:p>71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94">
            <text:p>94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476">
            <text:p>476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125">
            <text:p>125</text:p>
          </table:table-cell>
          <table:table-cell office:value-type="float" office:value="46">
            <text:p>46</text:p>
          </table:table-cell>
          <table:table-cell office:value-type="float" office:value="99">
            <text:p>99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table:number-columns-repeated="2" office:value-type="float" office:value="48">
            <text:p>48</text:p>
          </table:table-cell>
          <table:table-cell office:value-type="float" office:value="57">
            <text:p>57</text:p>
          </table:table-cell>
          <table:table-cell table:number-columns-repeated="2" office:value-type="float" office:value="43">
            <text:p>43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416">
            <text:p>416</text:p>
          </table:table-cell>
          <table:table-cell office:value-type="float" office:value="3122">
            <text:p>3122</text:p>
          </table:table-cell>
          <table:table-cell office:value-type="float" office:value="531">
            <text:p>531</text:p>
          </table:table-cell>
          <table:table-cell office:value-type="float" office:value="996">
            <text:p>996</text:p>
          </table:table-cell>
          <table:table-cell office:value-type="float" office:value="605">
            <text:p>605</text:p>
          </table:table-cell>
          <table:table-cell office:value-type="float" office:value="646">
            <text:p>646</text:p>
          </table:table-cell>
          <table:table-cell office:value-type="float" office:value="1025">
            <text:p>1025</text:p>
          </table:table-cell>
          <table:table-cell office:value-type="float" office:value="479">
            <text:p>479</text:p>
          </table:table-cell>
          <table:table-cell office:value-type="float" office:value="1272">
            <text:p>1272</text:p>
          </table:table-cell>
          <table:table-cell office:value-type="float" office:value="695">
            <text:p>695</text:p>
          </table:table-cell>
          <table:table-cell office:value-type="float" office:value="425">
            <text:p>425</text:p>
          </table:table-cell>
          <table:table-cell office:value-type="float" office:value="1163">
            <text:p>1163</text:p>
          </table:table-cell>
          <table:table-cell office:value-type="float" office:value="470">
            <text:p>470</text:p>
          </table:table-cell>
          <table:table-cell office:value-type="float" office:value="579">
            <text:p>579</text:p>
          </table:table-cell>
          <table:table-cell office:value-type="float" office:value="447">
            <text:p>447</text:p>
          </table:table-cell>
          <table:table-cell office:value-type="float" office:value="480">
            <text:p>480</text:p>
          </table:table-cell>
          <table:table-cell office:value-type="float" office:value="449">
            <text:p>449</text:p>
          </table:table-cell>
          <table:table-cell office:value-type="float" office:value="390">
            <text:p>390</text:p>
          </table:table-cell>
          <table:table-cell office:value-type="float" office:value="175">
            <text:p>175</text:p>
          </table:table-cell>
          <table:table-cell office:value-type="float" office:value="562">
            <text:p>562</text:p>
          </table:table-cell>
          <table:table-cell office:value-type="float" office:value="572">
            <text:p>572</text:p>
          </table:table-cell>
          <table:table-cell office:value-type="float" office:value="348">
            <text:p>348</text:p>
          </table:table-cell>
          <table:table-cell office:value-type="float" office:value="522">
            <text:p>522</text:p>
          </table:table-cell>
          <table:table-cell office:value-type="float" office:value="629">
            <text:p>629</text:p>
          </table:table-cell>
          <table:table-cell office:value-type="float" office:value="248">
            <text:p>248</text:p>
          </table:table-cell>
          <table:table-cell office:value-type="float" office:value="237">
            <text:p>237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58624">
            <text:p>158624</text:p>
          </table:table-cell>
          <table:table-cell office:value-type="float" office:value="759916">
            <text:p>759916</text:p>
          </table:table-cell>
          <table:table-cell office:value-type="float" office:value="130171">
            <text:p>130171</text:p>
          </table:table-cell>
          <table:table-cell office:value-type="float" office:value="277390">
            <text:p>277390</text:p>
          </table:table-cell>
          <table:table-cell office:value-type="float" office:value="270302">
            <text:p>270302</text:p>
          </table:table-cell>
          <table:table-cell office:value-type="float" office:value="296921">
            <text:p>296921</text:p>
          </table:table-cell>
          <table:table-cell office:value-type="float" office:value="274479">
            <text:p>274479</text:p>
          </table:table-cell>
          <table:table-cell office:value-type="float" office:value="236671">
            <text:p>236671</text:p>
          </table:table-cell>
          <table:table-cell office:value-type="float" office:value="420127">
            <text:p>420127</text:p>
          </table:table-cell>
          <table:table-cell office:value-type="float" office:value="238398">
            <text:p>238398</text:p>
          </table:table-cell>
          <table:table-cell office:value-type="float" office:value="96247">
            <text:p>96247</text:p>
          </table:table-cell>
          <table:table-cell office:value-type="float" office:value="355038">
            <text:p>355038</text:p>
          </table:table-cell>
          <table:table-cell office:value-type="float" office:value="186841">
            <text:p>186841</text:p>
          </table:table-cell>
          <table:table-cell office:value-type="float" office:value="309624">
            <text:p>309624</text:p>
          </table:table-cell>
          <table:table-cell office:value-type="float" office:value="271096">
            <text:p>271096</text:p>
          </table:table-cell>
          <table:table-cell office:value-type="float" office:value="252724">
            <text:p>252724</text:p>
          </table:table-cell>
          <table:table-cell office:value-type="float" office:value="171755">
            <text:p>171755</text:p>
          </table:table-cell>
          <table:table-cell office:value-type="float" office:value="245304">
            <text:p>245304</text:p>
          </table:table-cell>
          <table:table-cell office:value-type="float" office:value="105311">
            <text:p>105311</text:p>
          </table:table-cell>
          <table:table-cell office:value-type="float" office:value="200395">
            <text:p>200395</text:p>
          </table:table-cell>
          <table:table-cell office:value-type="float" office:value="200401">
            <text:p>200401</text:p>
          </table:table-cell>
          <table:table-cell office:value-type="float" office:value="119921">
            <text:p>119921</text:p>
          </table:table-cell>
          <table:table-cell office:value-type="float" office:value="119702">
            <text:p>119702</text:p>
          </table:table-cell>
          <table:table-cell office:value-type="float" office:value="179122">
            <text:p>179122</text:p>
          </table:table-cell>
          <table:table-cell office:value-type="float" office:value="156244">
            <text:p>156244</text:p>
          </table:table-cell>
          <table:table-cell office:value-type="float" office:value="99741">
            <text:p>99741</text:p>
          </table:table-cell>
          <table:table-cell office:value-type="float" office:value="50">
            <text:p>50</text:p>
          </table:table-cell>
          <table:table-cell office:value-type="float" office:value="401">
            <text:p>40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103">
            <text:p>103</text:p>
          </table:table-cell>
          <table:table-cell office:value-type="float" office:value="61">
            <text:p>61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20">
            <text:p>120</text:p>
          </table:table-cell>
          <table:table-cell office:value-type="float" office:value="46">
            <text:p>46</text:p>
          </table:table-cell>
          <table:table-cell office:value-type="float" office:value="71">
            <text:p>71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 office:value-type="float" office:value="33">
            <text:p>33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57">
            <text:p>457</text:p>
          </table:table-cell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130">
            <text:p>130</text:p>
          </table:table-cell>
          <table:table-cell office:value-type="float" office:value="51">
            <text:p>51</text:p>
          </table:table-cell>
          <table:table-cell office:value-type="float" office:value="102">
            <text:p>102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126">
            <text:p>126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428">
            <text:p>428</text:p>
          </table:table-cell>
          <table:table-cell office:value-type="float" office:value="3170">
            <text:p>3170</text:p>
          </table:table-cell>
          <table:table-cell office:value-type="float" office:value="537">
            <text:p>537</text:p>
          </table:table-cell>
          <table:table-cell office:value-type="float" office:value="1003">
            <text:p>1003</text:p>
          </table:table-cell>
          <table:table-cell office:value-type="float" office:value="615">
            <text:p>615</text:p>
          </table:table-cell>
          <table:table-cell office:value-type="float" office:value="657">
            <text:p>657</text:p>
          </table:table-cell>
          <table:table-cell office:value-type="float" office:value="1041">
            <text:p>1041</text:p>
          </table:table-cell>
          <table:table-cell office:value-type="float" office:value="486">
            <text:p>486</text:p>
          </table:table-cell>
          <table:table-cell office:value-type="float" office:value="1282">
            <text:p>1282</text:p>
          </table:table-cell>
          <table:table-cell office:value-type="float" office:value="701">
            <text:p>701</text:p>
          </table:table-cell>
          <table:table-cell office:value-type="float" office:value="425">
            <text:p>425</text:p>
          </table:table-cell>
          <table:table-cell office:value-type="float" office:value="1177">
            <text:p>1177</text:p>
          </table:table-cell>
          <table:table-cell office:value-type="float" office:value="475">
            <text:p>475</text:p>
          </table:table-cell>
          <table:table-cell office:value-type="float" office:value="585">
            <text:p>585</text:p>
          </table:table-cell>
          <table:table-cell office:value-type="float" office:value="448">
            <text:p>448</text:p>
          </table:table-cell>
          <table:table-cell office:value-type="float" office:value="492">
            <text:p>492</text:p>
          </table:table-cell>
          <table:table-cell office:value-type="float" office:value="453">
            <text:p>453</text:p>
          </table:table-cell>
          <table:table-cell office:value-type="float" office:value="403">
            <text:p>403</text:p>
          </table:table-cell>
          <table:table-cell office:value-type="float" office:value="175">
            <text:p>175</text:p>
          </table:table-cell>
          <table:table-cell office:value-type="float" office:value="566">
            <text:p>566</text:p>
          </table:table-cell>
          <table:table-cell office:value-type="float" office:value="576">
            <text:p>576</text:p>
          </table:table-cell>
          <table:table-cell office:value-type="float" office:value="350">
            <text:p>350</text:p>
          </table:table-cell>
          <table:table-cell office:value-type="float" office:value="526">
            <text:p>526</text:p>
          </table:table-cell>
          <table:table-cell office:value-type="float" office:value="636">
            <text:p>636</text:p>
          </table:table-cell>
          <table:table-cell office:value-type="float" office:value="248">
            <text:p>248</text:p>
          </table:table-cell>
          <table:table-cell office:value-type="float" office:value="238">
            <text:p>238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58615">
            <text:p>158615</text:p>
          </table:table-cell>
          <table:table-cell office:value-type="float" office:value="759885">
            <text:p>759885</text:p>
          </table:table-cell>
          <table:table-cell office:value-type="float" office:value="130169">
            <text:p>130169</text:p>
          </table:table-cell>
          <table:table-cell office:value-type="float" office:value="277378">
            <text:p>277378</text:p>
          </table:table-cell>
          <table:table-cell office:value-type="float" office:value="270302">
            <text:p>270302</text:p>
          </table:table-cell>
          <table:table-cell office:value-type="float" office:value="296917">
            <text:p>296917</text:p>
          </table:table-cell>
          <table:table-cell office:value-type="float" office:value="274479">
            <text:p>274479</text:p>
          </table:table-cell>
          <table:table-cell office:value-type="float" office:value="236671">
            <text:p>236671</text:p>
          </table:table-cell>
          <table:table-cell office:value-type="float" office:value="420127">
            <text:p>420127</text:p>
          </table:table-cell>
          <table:table-cell office:value-type="float" office:value="238398">
            <text:p>238398</text:p>
          </table:table-cell>
          <table:table-cell office:value-type="float" office:value="96244">
            <text:p>96244</text:p>
          </table:table-cell>
          <table:table-cell office:value-type="float" office:value="355022">
            <text:p>355022</text:p>
          </table:table-cell>
          <table:table-cell office:value-type="float" office:value="186834">
            <text:p>186834</text:p>
          </table:table-cell>
          <table:table-cell office:value-type="float" office:value="309621">
            <text:p>309621</text:p>
          </table:table-cell>
          <table:table-cell office:value-type="float" office:value="271093">
            <text:p>271093</text:p>
          </table:table-cell>
          <table:table-cell office:value-type="float" office:value="252722">
            <text:p>252722</text:p>
          </table:table-cell>
          <table:table-cell office:value-type="float" office:value="171755">
            <text:p>171755</text:p>
          </table:table-cell>
          <table:table-cell office:value-type="float" office:value="245296">
            <text:p>245296</text:p>
          </table:table-cell>
          <table:table-cell office:value-type="float" office:value="105311">
            <text:p>105311</text:p>
          </table:table-cell>
          <table:table-cell office:value-type="float" office:value="200381">
            <text:p>200381</text:p>
          </table:table-cell>
          <table:table-cell office:value-type="float" office:value="200401">
            <text:p>200401</text:p>
          </table:table-cell>
          <table:table-cell office:value-type="float" office:value="119921">
            <text:p>119921</text:p>
          </table:table-cell>
          <table:table-cell office:value-type="float" office:value="119696">
            <text:p>119696</text:p>
          </table:table-cell>
          <table:table-cell office:value-type="float" office:value="179122">
            <text:p>179122</text:p>
          </table:table-cell>
          <table:table-cell office:value-type="float" office:value="156238">
            <text:p>156238</text:p>
          </table:table-cell>
          <table:table-cell office:value-type="float" office:value="99736">
            <text:p>99736</text:p>
          </table:table-cell>
          <table:table-cell office:value-type="float" office:value="57">
            <text:p>57</text:p>
          </table:table-cell>
          <table:table-cell office:value-type="float" office:value="436">
            <text:p>436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float" office:value="123">
            <text:p>123</text:p>
          </table:table-cell>
          <table:table-cell office:value-type="float" office:value="62">
            <text:p>62</text:p>
          </table:table-cell>
          <table:table-cell office:value-type="float" office:value="110">
            <text:p>110</text:p>
          </table:table-cell>
          <table:table-cell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129">
            <text:p>129</text:p>
          </table:table-cell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office:value-type="float" office:value="57">
            <text:p>57</text:p>
          </table:table-cell>
          <table:table-cell office:value-type="float" office:value="87">
            <text:p>87</text:p>
          </table:table-cell>
          <table:table-cell office:value-type="float" office:value="32">
            <text:p>32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518">
            <text:p>518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office:value-type="float" office:value="128">
            <text:p>128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39">
            <text:p>13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38">
            <text:p>38</text:p>
          </table:table-cell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number-columns-repeated="2" office:value-type="float" office:value="21">
            <text:p>21</text:p>
          </table:table-cell>
          <table:table-cell office:value-type="float" office:value="438">
            <text:p>438</text:p>
          </table:table-cell>
          <table:table-cell office:value-type="float" office:value="3216">
            <text:p>3216</text:p>
          </table:table-cell>
          <table:table-cell office:value-type="float" office:value="543">
            <text:p>543</text:p>
          </table:table-cell>
          <table:table-cell office:value-type="float" office:value="1017">
            <text:p>1017</text:p>
          </table:table-cell>
          <table:table-cell office:value-type="float" office:value="629">
            <text:p>629</text:p>
          </table:table-cell>
          <table:table-cell office:value-type="float" office:value="663">
            <text:p>663</text:p>
          </table:table-cell>
          <table:table-cell office:value-type="float" office:value="1055">
            <text:p>1055</text:p>
          </table:table-cell>
          <table:table-cell office:value-type="float" office:value="491">
            <text:p>491</text:p>
          </table:table-cell>
          <table:table-cell office:value-type="float" office:value="1294">
            <text:p>1294</text:p>
          </table:table-cell>
          <table:table-cell office:value-type="float" office:value="712">
            <text:p>712</text:p>
          </table:table-cell>
          <table:table-cell office:value-type="float" office:value="428">
            <text:p>428</text:p>
          </table:table-cell>
          <table:table-cell office:value-type="float" office:value="1201">
            <text:p>1201</text:p>
          </table:table-cell>
          <table:table-cell office:value-type="float" office:value="482">
            <text:p>482</text:p>
          </table:table-cell>
          <table:table-cell office:value-type="float" office:value="595">
            <text:p>595</text:p>
          </table:table-cell>
          <table:table-cell office:value-type="float" office:value="451">
            <text:p>451</text:p>
          </table:table-cell>
          <table:table-cell office:value-type="float" office:value="492">
            <text:p>492</text:p>
          </table:table-cell>
          <table:table-cell office:value-type="float" office:value="457">
            <text:p>457</text:p>
          </table:table-cell>
          <table:table-cell office:value-type="float" office:value="416">
            <text:p>416</text:p>
          </table:table-cell>
          <table:table-cell office:value-type="float" office:value="176">
            <text:p>176</text:p>
          </table:table-cell>
          <table:table-cell office:value-type="float" office:value="567">
            <text:p>567</text:p>
          </table:table-cell>
          <table:table-cell office:value-type="float" office:value="581">
            <text:p>581</text:p>
          </table:table-cell>
          <table:table-cell office:value-type="float" office:value="350">
            <text:p>350</text:p>
          </table:table-cell>
          <table:table-cell office:value-type="float" office:value="526">
            <text:p>526</text:p>
          </table:table-cell>
          <table:table-cell office:value-type="float" office:value="638">
            <text:p>638</text:p>
          </table:table-cell>
          <table:table-cell office:value-type="float" office:value="250">
            <text:p>250</text:p>
          </table:table-cell>
          <table:table-cell office:value-type="float" office:value="239">
            <text:p>239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8611">
            <text:p>158611</text:p>
          </table:table-cell>
          <table:table-cell office:value-type="float" office:value="759788">
            <text:p>759788</text:p>
          </table:table-cell>
          <table:table-cell office:value-type="float" office:value="130156">
            <text:p>130156</text:p>
          </table:table-cell>
          <table:table-cell office:value-type="float" office:value="277368">
            <text:p>277368</text:p>
          </table:table-cell>
          <table:table-cell office:value-type="float" office:value="270283">
            <text:p>270283</text:p>
          </table:table-cell>
          <table:table-cell office:value-type="float" office:value="296912">
            <text:p>296912</text:p>
          </table:table-cell>
          <table:table-cell office:value-type="float" office:value="274439">
            <text:p>274439</text:p>
          </table:table-cell>
          <table:table-cell office:value-type="float" office:value="236652">
            <text:p>236652</text:p>
          </table:table-cell>
          <table:table-cell office:value-type="float" office:value="420108">
            <text:p>420108</text:p>
          </table:table-cell>
          <table:table-cell office:value-type="float" office:value="238337">
            <text:p>238337</text:p>
          </table:table-cell>
          <table:table-cell office:value-type="float" office:value="96241">
            <text:p>96241</text:p>
          </table:table-cell>
          <table:table-cell office:value-type="float" office:value="355009">
            <text:p>355009</text:p>
          </table:table-cell>
          <table:table-cell office:value-type="float" office:value="186832">
            <text:p>186832</text:p>
          </table:table-cell>
          <table:table-cell office:value-type="float" office:value="309611">
            <text:p>309611</text:p>
          </table:table-cell>
          <table:table-cell office:value-type="float" office:value="271088">
            <text:p>271088</text:p>
          </table:table-cell>
          <table:table-cell office:value-type="float" office:value="252718">
            <text:p>252718</text:p>
          </table:table-cell>
          <table:table-cell office:value-type="float" office:value="171754">
            <text:p>171754</text:p>
          </table:table-cell>
          <table:table-cell office:value-type="float" office:value="245288">
            <text:p>245288</text:p>
          </table:table-cell>
          <table:table-cell office:value-type="float" office:value="105309">
            <text:p>105309</text:p>
          </table:table-cell>
          <table:table-cell office:value-type="float" office:value="200379">
            <text:p>200379</text:p>
          </table:table-cell>
          <table:table-cell office:value-type="float" office:value="200385">
            <text:p>200385</text:p>
          </table:table-cell>
          <table:table-cell office:value-type="float" office:value="119916">
            <text:p>119916</text:p>
          </table:table-cell>
          <table:table-cell office:value-type="float" office:value="119694">
            <text:p>119694</text:p>
          </table:table-cell>
          <table:table-cell office:value-type="float" office:value="179122">
            <text:p>179122</text:p>
          </table:table-cell>
          <table:table-cell office:value-type="float" office:value="156238">
            <text:p>156238</text:p>
          </table:table-cell>
          <table:table-cell office:value-type="float" office:value="99735">
            <text:p>99735</text:p>
          </table:table-cell>
          <table:table-cell office:value-type="float" office:value="57">
            <text:p>57</text:p>
          </table:table-cell>
          <table:table-cell office:value-type="float" office:value="364">
            <text:p>364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06">
            <text:p>106</text:p>
          </table:table-cell>
          <table:table-cell office:value-type="float" office:value="54">
            <text:p>54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122">
            <text:p>122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51">
            <text:p>51</text:p>
          </table:table-cell>
          <table:table-cell office:value-type="float" office:value="78">
            <text:p>78</text:p>
          </table:table-cell>
          <table:table-cell office:value-type="float" office:value="28">
            <text:p>28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580">
            <text:p>580</text:p>
          </table:table-cell>
          <table:table-cell office:value-type="float" office:value="105">
            <text:p>105</text:p>
          </table:table-cell>
          <table:table-cell office:value-type="float" office:value="114">
            <text:p>114</text:p>
          </table:table-cell>
          <table:table-cell office:value-type="float" office:value="53">
            <text:p>53</text:p>
          </table:table-cell>
          <table:table-cell office:value-type="float" office:value="58">
            <text:p>58</text:p>
          </table:table-cell>
          <table:table-cell office:value-type="float" office:value="157">
            <text:p>157</text:p>
          </table:table-cell>
          <table:table-cell office:value-type="float" office:value="67">
            <text:p>67</text:p>
          </table:table-cell>
          <table:table-cell office:value-type="float" office:value="125">
            <text:p>125</text:p>
          </table:table-cell>
          <table:table-cell office:value-type="float" office:value="91">
            <text:p>91</text:p>
          </table:table-cell>
          <table:table-cell office:value-type="float" office:value="7">
            <text:p>7</text:p>
          </table:table-cell>
          <table:table-cell office:value-type="float" office:value="155">
            <text:p>155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  <table:table-cell office:value-type="float" office:value="114">
            <text:p>114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441">
            <text:p>441</text:p>
          </table:table-cell>
          <table:table-cell office:value-type="float" office:value="3256">
            <text:p>3256</text:p>
          </table:table-cell>
          <table:table-cell office:value-type="float" office:value="556">
            <text:p>556</text:p>
          </table:table-cell>
          <table:table-cell office:value-type="float" office:value="1020">
            <text:p>1020</text:p>
          </table:table-cell>
          <table:table-cell office:value-type="float" office:value="633">
            <text:p>633</text:p>
          </table:table-cell>
          <table:table-cell office:value-type="float" office:value="667">
            <text:p>667</text:p>
          </table:table-cell>
          <table:table-cell office:value-type="float" office:value="1074">
            <text:p>1074</text:p>
          </table:table-cell>
          <table:table-cell office:value-type="float" office:value="491">
            <text:p>491</text:p>
          </table:table-cell>
          <table:table-cell office:value-type="float" office:value="1305">
            <text:p>1305</text:p>
          </table:table-cell>
          <table:table-cell office:value-type="float" office:value="712">
            <text:p>712</text:p>
          </table:table-cell>
          <table:table-cell office:value-type="float" office:value="428">
            <text:p>428</text:p>
          </table:table-cell>
          <table:table-cell office:value-type="float" office:value="1211">
            <text:p>1211</text:p>
          </table:table-cell>
          <table:table-cell office:value-type="float" office:value="485">
            <text:p>485</text:p>
          </table:table-cell>
          <table:table-cell office:value-type="float" office:value="597">
            <text:p>597</text:p>
          </table:table-cell>
          <table:table-cell office:value-type="float" office:value="456">
            <text:p>456</text:p>
          </table:table-cell>
          <table:table-cell office:value-type="float" office:value="492">
            <text:p>492</text:p>
          </table:table-cell>
          <table:table-cell office:value-type="float" office:value="463">
            <text:p>463</text:p>
          </table:table-cell>
          <table:table-cell office:value-type="float" office:value="420">
            <text:p>420</text:p>
          </table:table-cell>
          <table:table-cell office:value-type="float" office:value="176">
            <text:p>176</text:p>
          </table:table-cell>
          <table:table-cell office:value-type="float" office:value="568">
            <text:p>568</text:p>
          </table:table-cell>
          <table:table-cell office:value-type="float" office:value="582">
            <text:p>582</text:p>
          </table:table-cell>
          <table:table-cell office:value-type="float" office:value="350">
            <text:p>350</text:p>
          </table:table-cell>
          <table:table-cell office:value-type="float" office:value="527">
            <text:p>527</text:p>
          </table:table-cell>
          <table:table-cell office:value-type="float" office:value="639">
            <text:p>639</text:p>
          </table:table-cell>
          <table:table-cell office:value-type="float" office:value="250">
            <text:p>250</text:p>
          </table:table-cell>
          <table:table-cell office:value-type="float" office:value="239">
            <text:p>239</text:p>
          </table:table-cell>
          <table:table-cell office:value-type="float" office:value="19">
            <text:p>19</text:p>
          </table:table-cell>
          <table:table-cell office:value-type="float" office:value="81">
            <text:p>81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8592">
            <text:p>158592</text:p>
          </table:table-cell>
          <table:table-cell office:value-type="float" office:value="759709">
            <text:p>759709</text:p>
          </table:table-cell>
          <table:table-cell office:value-type="float" office:value="130126">
            <text:p>130126</text:p>
          </table:table-cell>
          <table:table-cell office:value-type="float" office:value="277350">
            <text:p>277350</text:p>
          </table:table-cell>
          <table:table-cell office:value-type="float" office:value="270267">
            <text:p>270267</text:p>
          </table:table-cell>
          <table:table-cell office:value-type="float" office:value="296899">
            <text:p>296899</text:p>
          </table:table-cell>
          <table:table-cell office:value-type="float" office:value="274411">
            <text:p>274411</text:p>
          </table:table-cell>
          <table:table-cell office:value-type="float" office:value="236632">
            <text:p>236632</text:p>
          </table:table-cell>
          <table:table-cell office:value-type="float" office:value="420096">
            <text:p>420096</text:p>
          </table:table-cell>
          <table:table-cell office:value-type="float" office:value="238332">
            <text:p>238332</text:p>
          </table:table-cell>
          <table:table-cell office:value-type="float" office:value="96237">
            <text:p>96237</text:p>
          </table:table-cell>
          <table:table-cell office:value-type="float" office:value="354987">
            <text:p>354987</text:p>
          </table:table-cell>
          <table:table-cell office:value-type="float" office:value="186815">
            <text:p>186815</text:p>
          </table:table-cell>
          <table:table-cell office:value-type="float" office:value="309599">
            <text:p>309599</text:p>
          </table:table-cell>
          <table:table-cell office:value-type="float" office:value="271081">
            <text:p>271081</text:p>
          </table:table-cell>
          <table:table-cell office:value-type="float" office:value="252698">
            <text:p>252698</text:p>
          </table:table-cell>
          <table:table-cell office:value-type="float" office:value="171743">
            <text:p>171743</text:p>
          </table:table-cell>
          <table:table-cell office:value-type="float" office:value="245276">
            <text:p>245276</text:p>
          </table:table-cell>
          <table:table-cell office:value-type="float" office:value="105308">
            <text:p>105308</text:p>
          </table:table-cell>
          <table:table-cell office:value-type="float" office:value="200361">
            <text:p>200361</text:p>
          </table:table-cell>
          <table:table-cell office:value-type="float" office:value="200379">
            <text:p>200379</text:p>
          </table:table-cell>
          <table:table-cell office:value-type="float" office:value="119914">
            <text:p>119914</text:p>
          </table:table-cell>
          <table:table-cell office:value-type="float" office:value="119682">
            <text:p>119682</text:p>
          </table:table-cell>
          <table:table-cell office:value-type="float" office:value="179109">
            <text:p>179109</text:p>
          </table:table-cell>
          <table:table-cell office:value-type="float" office:value="156224">
            <text:p>156224</text:p>
          </table:table-cell>
          <table:table-cell office:value-type="float" office:value="99734">
            <text:p>99734</text:p>
          </table:table-cell>
          <table:table-cell office:value-type="float" office:value="53">
            <text:p>53</text:p>
          </table:table-cell>
          <table:table-cell office:value-type="float" office:value="371">
            <text:p>371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 office:value-type="float" office:value="15">
            <text:p>15</text:p>
          </table:table-cell>
          <table:table-cell office:value-type="float" office:value="114">
            <text:p>114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41">
            <text:p>41</text:p>
          </table:table-cell>
          <table:table-cell office:value-type="float" office:value="67">
            <text:p>67</text:p>
          </table:table-cell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61">
            <text:p>61</text:p>
          </table:table-cell>
          <table:table-cell office:value-type="float" office:value="651">
            <text:p>651</text:p>
          </table:table-cell>
          <table:table-cell office:value-type="float" office:value="114">
            <text:p>114</text:p>
          </table:table-cell>
          <table:table-cell office:value-type="float" office:value="128">
            <text:p>128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144">
            <text:p>144</text:p>
          </table:table-cell>
          <table:table-cell office:value-type="float" office:value="71">
            <text:p>71</text:p>
          </table:table-cell>
          <table:table-cell office:value-type="float" office:value="129">
            <text:p>129</text:p>
          </table:table-cell>
          <table:table-cell office:value-type="float" office:value="91">
            <text:p>91</text:p>
          </table:table-cell>
          <table:table-cell office:value-type="float" office:value="9">
            <text:p>9</text:p>
          </table:table-cell>
          <table:table-cell office:value-type="float" office:value="177">
            <text:p>177</text:p>
          </table:table-cell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136">
            <text:p>136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441">
            <text:p>441</text:p>
          </table:table-cell>
          <table:table-cell office:value-type="float" office:value="3283">
            <text:p>3283</text:p>
          </table:table-cell>
          <table:table-cell office:value-type="float" office:value="557">
            <text:p>557</text:p>
          </table:table-cell>
          <table:table-cell office:value-type="float" office:value="1026">
            <text:p>1026</text:p>
          </table:table-cell>
          <table:table-cell office:value-type="float" office:value="633">
            <text:p>633</text:p>
          </table:table-cell>
          <table:table-cell office:value-type="float" office:value="669">
            <text:p>669</text:p>
          </table:table-cell>
          <table:table-cell office:value-type="float" office:value="1074">
            <text:p>1074</text:p>
          </table:table-cell>
          <table:table-cell office:value-type="float" office:value="491">
            <text:p>491</text:p>
          </table:table-cell>
          <table:table-cell office:value-type="float" office:value="1305">
            <text:p>1305</text:p>
          </table:table-cell>
          <table:table-cell office:value-type="float" office:value="712">
            <text:p>712</text:p>
          </table:table-cell>
          <table:table-cell office:value-type="float" office:value="428">
            <text:p>428</text:p>
          </table:table-cell>
          <table:table-cell office:value-type="float" office:value="1216">
            <text:p>1216</text:p>
          </table:table-cell>
          <table:table-cell office:value-type="float" office:value="485">
            <text:p>485</text:p>
          </table:table-cell>
          <table:table-cell office:value-type="float" office:value="600">
            <text:p>600</text:p>
          </table:table-cell>
          <table:table-cell office:value-type="float" office:value="456">
            <text:p>456</text:p>
          </table:table-cell>
          <table:table-cell office:value-type="float" office:value="492">
            <text:p>492</text:p>
          </table:table-cell>
          <table:table-cell office:value-type="float" office:value="465">
            <text:p>465</text:p>
          </table:table-cell>
          <table:table-cell office:value-type="float" office:value="425">
            <text:p>425</text:p>
          </table:table-cell>
          <table:table-cell office:value-type="float" office:value="176">
            <text:p>176</text:p>
          </table:table-cell>
          <table:table-cell office:value-type="float" office:value="573">
            <text:p>573</text:p>
          </table:table-cell>
          <table:table-cell office:value-type="float" office:value="582">
            <text:p>582</text:p>
          </table:table-cell>
          <table:table-cell office:value-type="float" office:value="349">
            <text:p>349</text:p>
          </table:table-cell>
          <table:table-cell office:value-type="float" office:value="527">
            <text:p>527</text:p>
          </table:table-cell>
          <table:table-cell office:value-type="float" office:value="639">
            <text:p>639</text:p>
          </table:table-cell>
          <table:table-cell office:value-type="float" office:value="250">
            <text:p>250</text:p>
          </table:table-cell>
          <table:table-cell office:value-type="float" office:value="239">
            <text:p>239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58580">
            <text:p>158580</text:p>
          </table:table-cell>
          <table:table-cell office:value-type="float" office:value="759627">
            <text:p>759627</text:p>
          </table:table-cell>
          <table:table-cell office:value-type="float" office:value="130097">
            <text:p>130097</text:p>
          </table:table-cell>
          <table:table-cell office:value-type="float" office:value="277328">
            <text:p>277328</text:p>
          </table:table-cell>
          <table:table-cell office:value-type="float" office:value="270228">
            <text:p>270228</text:p>
          </table:table-cell>
          <table:table-cell office:value-type="float" office:value="296871">
            <text:p>296871</text:p>
          </table:table-cell>
          <table:table-cell office:value-type="float" office:value="274358">
            <text:p>274358</text:p>
          </table:table-cell>
          <table:table-cell office:value-type="float" office:value="236602">
            <text:p>236602</text:p>
          </table:table-cell>
          <table:table-cell office:value-type="float" office:value="420063">
            <text:p>420063</text:p>
          </table:table-cell>
          <table:table-cell office:value-type="float" office:value="238311">
            <text:p>238311</text:p>
          </table:table-cell>
          <table:table-cell office:value-type="float" office:value="96233">
            <text:p>96233</text:p>
          </table:table-cell>
          <table:table-cell office:value-type="float" office:value="354948">
            <text:p>354948</text:p>
          </table:table-cell>
          <table:table-cell office:value-type="float" office:value="186765">
            <text:p>186765</text:p>
          </table:table-cell>
          <table:table-cell office:value-type="float" office:value="309572">
            <text:p>309572</text:p>
          </table:table-cell>
          <table:table-cell office:value-type="float" office:value="271066">
            <text:p>271066</text:p>
          </table:table-cell>
          <table:table-cell office:value-type="float" office:value="252683">
            <text:p>252683</text:p>
          </table:table-cell>
          <table:table-cell office:value-type="float" office:value="171726">
            <text:p>171726</text:p>
          </table:table-cell>
          <table:table-cell office:value-type="float" office:value="245247">
            <text:p>245247</text:p>
          </table:table-cell>
          <table:table-cell office:value-type="float" office:value="105301">
            <text:p>105301</text:p>
          </table:table-cell>
          <table:table-cell office:value-type="float" office:value="200232">
            <text:p>200232</text:p>
          </table:table-cell>
          <table:table-cell office:value-type="float" office:value="200370">
            <text:p>200370</text:p>
          </table:table-cell>
          <table:table-cell office:value-type="float" office:value="119913">
            <text:p>119913</text:p>
          </table:table-cell>
          <table:table-cell office:value-type="float" office:value="119672">
            <text:p>119672</text:p>
          </table:table-cell>
          <table:table-cell office:value-type="float" office:value="179091">
            <text:p>179091</text:p>
          </table:table-cell>
          <table:table-cell office:value-type="float" office:value="156221">
            <text:p>156221</text:p>
          </table:table-cell>
          <table:table-cell office:value-type="float" office:value="99731">
            <text:p>99731</text:p>
          </table:table-cell>
          <table:table-cell office:value-type="float" office:value="61">
            <text:p>61</text:p>
          </table:table-cell>
          <table:table-cell office:value-type="float" office:value="360">
            <text:p>360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145">
            <text:p>145</text:p>
          </table:table-cell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17">
            <text:p>17</text:p>
          </table:table-cell>
          <table:table-cell office:value-type="float" office:value="103">
            <text:p>103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28">
            <text:p>28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77">
            <text:p>77</text:p>
          </table:table-cell>
          <table:table-cell office:value-type="float" office:value="718">
            <text:p>718</text:p>
          </table:table-cell>
          <table:table-cell office:value-type="float" office:value="123">
            <text:p>123</text:p>
          </table:table-cell>
          <table:table-cell office:value-type="float" office:value="142">
            <text:p>142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 office:value-type="float" office:value="173">
            <text:p>173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122">
            <text:p>122</text:p>
          </table:table-cell>
          <table:table-cell office:value-type="float" office:value="9">
            <text:p>9</text:p>
          </table:table-cell>
          <table:table-cell office:value-type="float" office:value="190">
            <text:p>190</text:p>
          </table:table-cell>
          <table:table-cell office:value-type="float" office:value="78">
            <text:p>78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58">
            <text:p>58</text:p>
          </table:table-cell>
          <table:table-cell office:value-type="float" office:value="148">
            <text:p>148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table:number-columns-repeated="2"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441">
            <text:p>441</text:p>
          </table:table-cell>
          <table:table-cell office:value-type="float" office:value="3299">
            <text:p>3299</text:p>
          </table:table-cell>
          <table:table-cell office:value-type="float" office:value="560">
            <text:p>560</text:p>
          </table:table-cell>
          <table:table-cell office:value-type="float" office:value="1031">
            <text:p>1031</text:p>
          </table:table-cell>
          <table:table-cell office:value-type="float" office:value="633">
            <text:p>633</text:p>
          </table:table-cell>
          <table:table-cell office:value-type="float" office:value="669">
            <text:p>669</text:p>
          </table:table-cell>
          <table:table-cell office:value-type="float" office:value="1087">
            <text:p>1087</text:p>
          </table:table-cell>
          <table:table-cell office:value-type="float" office:value="507">
            <text:p>507</text:p>
          </table:table-cell>
          <table:table-cell office:value-type="float" office:value="1323">
            <text:p>1323</text:p>
          </table:table-cell>
          <table:table-cell office:value-type="float" office:value="725">
            <text:p>725</text:p>
          </table:table-cell>
          <table:table-cell office:value-type="float" office:value="428">
            <text:p>428</text:p>
          </table:table-cell>
          <table:table-cell office:value-type="float" office:value="1225">
            <text:p>1225</text:p>
          </table:table-cell>
          <table:table-cell office:value-type="float" office:value="487">
            <text:p>487</text:p>
          </table:table-cell>
          <table:table-cell office:value-type="float" office:value="601">
            <text:p>601</text:p>
          </table:table-cell>
          <table:table-cell office:value-type="float" office:value="465">
            <text:p>465</text:p>
          </table:table-cell>
          <table:table-cell office:value-type="float" office:value="502">
            <text:p>502</text:p>
          </table:table-cell>
          <table:table-cell office:value-type="float" office:value="466">
            <text:p>466</text:p>
          </table:table-cell>
          <table:table-cell office:value-type="float" office:value="425">
            <text:p>425</text:p>
          </table:table-cell>
          <table:table-cell office:value-type="float" office:value="180">
            <text:p>180</text:p>
          </table:table-cell>
          <table:table-cell office:value-type="float" office:value="573">
            <text:p>573</text:p>
          </table:table-cell>
          <table:table-cell office:value-type="float" office:value="591">
            <text:p>591</text:p>
          </table:table-cell>
          <table:table-cell office:value-type="float" office:value="354">
            <text:p>354</text:p>
          </table:table-cell>
          <table:table-cell office:value-type="float" office:value="528">
            <text:p>528</text:p>
          </table:table-cell>
          <table:table-cell office:value-type="float" office:value="640">
            <text:p>640</text:p>
          </table:table-cell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 office:value-type="float" office:value="19">
            <text:p>19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8568">
            <text:p>158568</text:p>
          </table:table-cell>
          <table:table-cell office:value-type="float" office:value="759491">
            <text:p>759491</text:p>
          </table:table-cell>
          <table:table-cell office:value-type="float" office:value="130063">
            <text:p>130063</text:p>
          </table:table-cell>
          <table:table-cell office:value-type="float" office:value="277276">
            <text:p>277276</text:p>
          </table:table-cell>
          <table:table-cell office:value-type="float" office:value="270208">
            <text:p>270208</text:p>
          </table:table-cell>
          <table:table-cell office:value-type="float" office:value="296858">
            <text:p>296858</text:p>
          </table:table-cell>
          <table:table-cell office:value-type="float" office:value="274321">
            <text:p>274321</text:p>
          </table:table-cell>
          <table:table-cell office:value-type="float" office:value="236572">
            <text:p>236572</text:p>
          </table:table-cell>
          <table:table-cell office:value-type="float" office:value="420019">
            <text:p>420019</text:p>
          </table:table-cell>
          <table:table-cell office:value-type="float" office:value="238282">
            <text:p>238282</text:p>
          </table:table-cell>
          <table:table-cell office:value-type="float" office:value="96229">
            <text:p>96229</text:p>
          </table:table-cell>
          <table:table-cell office:value-type="float" office:value="354915">
            <text:p>354915</text:p>
          </table:table-cell>
          <table:table-cell office:value-type="float" office:value="186754">
            <text:p>186754</text:p>
          </table:table-cell>
          <table:table-cell office:value-type="float" office:value="309544">
            <text:p>309544</text:p>
          </table:table-cell>
          <table:table-cell office:value-type="float" office:value="271012">
            <text:p>271012</text:p>
          </table:table-cell>
          <table:table-cell office:value-type="float" office:value="252665">
            <text:p>252665</text:p>
          </table:table-cell>
          <table:table-cell office:value-type="float" office:value="171713">
            <text:p>171713</text:p>
          </table:table-cell>
          <table:table-cell office:value-type="float" office:value="245206">
            <text:p>245206</text:p>
          </table:table-cell>
          <table:table-cell office:value-type="float" office:value="105294">
            <text:p>105294</text:p>
          </table:table-cell>
          <table:table-cell office:value-type="float" office:value="200212">
            <text:p>200212</text:p>
          </table:table-cell>
          <table:table-cell office:value-type="float" office:value="200360">
            <text:p>200360</text:p>
          </table:table-cell>
          <table:table-cell office:value-type="float" office:value="119910">
            <text:p>119910</text:p>
          </table:table-cell>
          <table:table-cell office:value-type="float" office:value="119656">
            <text:p>119656</text:p>
          </table:table-cell>
          <table:table-cell office:value-type="float" office:value="179079">
            <text:p>179079</text:p>
          </table:table-cell>
          <table:table-cell office:value-type="float" office:value="156212">
            <text:p>156212</text:p>
          </table:table-cell>
          <table:table-cell office:value-type="float" office:value="99728">
            <text:p>99728</text:p>
          </table:table-cell>
          <table:table-cell office:value-type="float" office:value="55">
            <text:p>55</text:p>
          </table:table-cell>
          <table:table-cell office:value-type="float" office:value="351">
            <text:p>351</text:p>
          </table:table-cell>
          <table:table-cell office:value-type="float" office:value="92">
            <text:p>92</text:p>
          </table:table-cell>
          <table:table-cell office:value-type="float" office:value="78">
            <text:p>78</text:p>
          </table:table-cell>
          <table:table-cell office:value-type="float" office:value="74">
            <text:p>74</text:p>
          </table:table-cell>
          <table:table-cell office:value-type="float" office:value="63">
            <text:p>63</text:p>
          </table:table-cell>
          <table:table-cell office:value-type="float" office:value="161">
            <text:p>161</text:p>
          </table:table-cell>
          <table:table-cell office:value-type="float" office:value="80">
            <text:p>80</text:p>
          </table:table-cell>
          <table:table-cell office:value-type="float" office:value="98">
            <text:p>98</text:p>
          </table:table-cell>
          <table:table-cell office:value-type="float" office:value="87">
            <text:p>87</text:p>
          </table:table-cell>
          <table:table-cell office:value-type="float" office:value="21">
            <text:p>21</text:p>
          </table:table-cell>
          <table:table-cell office:value-type="float" office:value="111">
            <text:p>111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36">
            <text:p>36</text:p>
          </table:table-cell>
          <table:table-cell office:value-type="float" office:value="65">
            <text:p>65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173">
            <text:p>173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number-columns-repeated="2"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83">
            <text:p>83</text:p>
          </table:table-cell>
          <table:table-cell office:value-type="float" office:value="690">
            <text:p>690</text:p>
          </table:table-cell>
          <table:table-cell office:value-type="float" office:value="135">
            <text:p>135</text:p>
          </table:table-cell>
          <table:table-cell office:value-type="float" office:value="147">
            <text:p>147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187">
            <text:p>187</text:p>
          </table:table-cell>
          <table:table-cell office:value-type="float" office:value="88">
            <text:p>88</text:p>
          </table:table-cell>
          <table:table-cell office:value-type="float" office:value="154">
            <text:p>154</text:p>
          </table:table-cell>
          <table:table-cell office:value-type="float" office:value="117">
            <text:p>117</text:p>
          </table:table-cell>
          <table:table-cell office:value-type="float" office:value="16">
            <text:p>16</text:p>
          </table:table-cell>
          <table:table-cell office:value-type="float" office:value="201">
            <text:p>201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117">
            <text:p>117</text:p>
          </table:table-cell>
          <table:table-cell office:value-type="float" office:value="49">
            <text:p>49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443">
            <text:p>443</text:p>
          </table:table-cell>
          <table:table-cell office:value-type="float" office:value="3323">
            <text:p>3323</text:p>
          </table:table-cell>
          <table:table-cell office:value-type="float" office:value="567">
            <text:p>567</text:p>
          </table:table-cell>
          <table:table-cell office:value-type="float" office:value="1037">
            <text:p>1037</text:p>
          </table:table-cell>
          <table:table-cell office:value-type="float" office:value="636">
            <text:p>636</text:p>
          </table:table-cell>
          <table:table-cell office:value-type="float" office:value="676">
            <text:p>676</text:p>
          </table:table-cell>
          <table:table-cell office:value-type="float" office:value="1094">
            <text:p>1094</text:p>
          </table:table-cell>
          <table:table-cell office:value-type="float" office:value="512">
            <text:p>512</text:p>
          </table:table-cell>
          <table:table-cell office:value-type="float" office:value="1342">
            <text:p>1342</text:p>
          </table:table-cell>
          <table:table-cell office:value-type="float" office:value="725">
            <text:p>725</text:p>
          </table:table-cell>
          <table:table-cell office:value-type="float" office:value="428">
            <text:p>428</text:p>
          </table:table-cell>
          <table:table-cell office:value-type="float" office:value="1243">
            <text:p>1243</text:p>
          </table:table-cell>
          <table:table-cell office:value-type="float" office:value="491">
            <text:p>491</text:p>
          </table:table-cell>
          <table:table-cell office:value-type="float" office:value="609">
            <text:p>609</text:p>
          </table:table-cell>
          <table:table-cell office:value-type="float" office:value="468">
            <text:p>468</text:p>
          </table:table-cell>
          <table:table-cell office:value-type="float" office:value="507">
            <text:p>507</text:p>
          </table:table-cell>
          <table:table-cell office:value-type="float" office:value="471">
            <text:p>471</text:p>
          </table:table-cell>
          <table:table-cell office:value-type="float" office:value="433">
            <text:p>433</text:p>
          </table:table-cell>
          <table:table-cell office:value-type="float" office:value="180">
            <text:p>180</text:p>
          </table:table-cell>
          <table:table-cell office:value-type="float" office:value="577">
            <text:p>577</text:p>
          </table:table-cell>
          <table:table-cell office:value-type="float" office:value="595">
            <text:p>595</text:p>
          </table:table-cell>
          <table:table-cell office:value-type="float" office:value="355">
            <text:p>355</text:p>
          </table:table-cell>
          <table:table-cell office:value-type="float" office:value="531">
            <text:p>531</text:p>
          </table:table-cell>
          <table:table-cell office:value-type="float" office:value="641">
            <text:p>641</text:p>
          </table:table-cell>
          <table:table-cell office:value-type="float" office:value="252">
            <text:p>252</text:p>
          </table:table-cell>
          <table:table-cell office:value-type="float" office:value="240">
            <text:p>240</text:p>
          </table:table-cell>
          <table:table-cell office:value-type="float" office:value="19">
            <text:p>19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8535">
            <text:p>158535</text:p>
          </table:table-cell>
          <table:table-cell office:value-type="float" office:value="759269">
            <text:p>759269</text:p>
          </table:table-cell>
          <table:table-cell office:value-type="float" office:value="130035">
            <text:p>130035</text:p>
          </table:table-cell>
          <table:table-cell office:value-type="float" office:value="277220">
            <text:p>277220</text:p>
          </table:table-cell>
          <table:table-cell office:value-type="float" office:value="270157">
            <text:p>270157</text:p>
          </table:table-cell>
          <table:table-cell office:value-type="float" office:value="296835">
            <text:p>296835</text:p>
          </table:table-cell>
          <table:table-cell office:value-type="float" office:value="274273">
            <text:p>274273</text:p>
          </table:table-cell>
          <table:table-cell office:value-type="float" office:value="236547">
            <text:p>236547</text:p>
          </table:table-cell>
          <table:table-cell office:value-type="float" office:value="419984">
            <text:p>419984</text:p>
          </table:table-cell>
          <table:table-cell office:value-type="float" office:value="238238">
            <text:p>238238</text:p>
          </table:table-cell>
          <table:table-cell office:value-type="float" office:value="96221">
            <text:p>96221</text:p>
          </table:table-cell>
          <table:table-cell office:value-type="float" office:value="354843">
            <text:p>354843</text:p>
          </table:table-cell>
          <table:table-cell office:value-type="float" office:value="186728">
            <text:p>186728</text:p>
          </table:table-cell>
          <table:table-cell office:value-type="float" office:value="309509">
            <text:p>309509</text:p>
          </table:table-cell>
          <table:table-cell office:value-type="float" office:value="270987">
            <text:p>270987</text:p>
          </table:table-cell>
          <table:table-cell office:value-type="float" office:value="252628">
            <text:p>252628</text:p>
          </table:table-cell>
          <table:table-cell office:value-type="float" office:value="171706">
            <text:p>171706</text:p>
          </table:table-cell>
          <table:table-cell office:value-type="float" office:value="245160">
            <text:p>245160</text:p>
          </table:table-cell>
          <table:table-cell office:value-type="float" office:value="105291">
            <text:p>105291</text:p>
          </table:table-cell>
          <table:table-cell office:value-type="float" office:value="200191">
            <text:p>200191</text:p>
          </table:table-cell>
          <table:table-cell office:value-type="float" office:value="200352">
            <text:p>200352</text:p>
          </table:table-cell>
          <table:table-cell office:value-type="float" office:value="119906">
            <text:p>119906</text:p>
          </table:table-cell>
          <table:table-cell office:value-type="float" office:value="119646">
            <text:p>119646</text:p>
          </table:table-cell>
          <table:table-cell office:value-type="float" office:value="179072">
            <text:p>179072</text:p>
          </table:table-cell>
          <table:table-cell office:value-type="float" office:value="156201">
            <text:p>156201</text:p>
          </table:table-cell>
          <table:table-cell office:value-type="float" office:value="99726">
            <text:p>99726</text:p>
          </table:table-cell>
          <table:table-cell office:value-type="float" office:value="56">
            <text:p>56</text:p>
          </table:table-cell>
          <table:table-cell office:value-type="float" office:value="425">
            <text:p>425</text:p>
          </table:table-cell>
          <table:table-cell office:value-type="float" office:value="108">
            <text:p>108</text:p>
          </table:table-cell>
          <table:table-cell office:value-type="float" office:value="114">
            <text:p>114</text:p>
          </table:table-cell>
          <table:table-cell office:value-type="float" office:value="94">
            <text:p>94</text:p>
          </table:table-cell>
          <table:table-cell office:value-type="float" office:value="63">
            <text:p>63</text:p>
          </table:table-cell>
          <table:table-cell office:value-type="float" office:value="158">
            <text:p>158</text:p>
          </table:table-cell>
          <table:table-cell office:value-type="float" office:value="99">
            <text:p>99</text:p>
          </table:table-cell>
          <table:table-cell office:value-type="float" office:value="108">
            <text:p>108</text:p>
          </table:table-cell>
          <table:table-cell office:value-type="float" office:value="116">
            <text:p>11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59">
            <text:p>59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17">
            <text:p>17</text:p>
          </table:table-cell>
          <table:table-cell office:value-type="float" office:value="183">
            <text:p>183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  <table:table-cell office:value-type="float" office:value="640">
            <text:p>640</text:p>
          </table:table-cell>
          <table:table-cell office:value-type="float" office:value="128">
            <text:p>128</text:p>
          </table:table-cell>
          <table:table-cell office:value-type="float" office:value="152">
            <text:p>152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72">
            <text:p>172</text:p>
          </table:table-cell>
          <table:table-cell office:value-type="float" office:value="83">
            <text:p>83</text:p>
          </table:table-cell>
          <table:table-cell office:value-type="float" office:value="142">
            <text:p>142</text:p>
          </table:table-cell>
          <table:table-cell office:value-type="float" office:value="108">
            <text:p>108</text:p>
          </table:table-cell>
          <table:table-cell office:value-type="float" office:value="19">
            <text:p>19</text:p>
          </table:table-cell>
          <table:table-cell office:value-type="float" office:value="196">
            <text:p>196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114">
            <text:p>114</text:p>
          </table:table-cell>
          <table:table-cell office:value-type="float" office:value="41">
            <text:p>41</text:p>
          </table:table-cell>
          <table:table-cell office:value-type="float" office:value="147">
            <text:p>147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448">
            <text:p>448</text:p>
          </table:table-cell>
          <table:table-cell office:value-type="float" office:value="3412">
            <text:p>3412</text:p>
          </table:table-cell>
          <table:table-cell office:value-type="float" office:value="573">
            <text:p>573</text:p>
          </table:table-cell>
          <table:table-cell office:value-type="float" office:value="1048">
            <text:p>1048</text:p>
          </table:table-cell>
          <table:table-cell office:value-type="float" office:value="645">
            <text:p>645</text:p>
          </table:table-cell>
          <table:table-cell office:value-type="float" office:value="680">
            <text:p>680</text:p>
          </table:table-cell>
          <table:table-cell office:value-type="float" office:value="1120">
            <text:p>1120</text:p>
          </table:table-cell>
          <table:table-cell office:value-type="float" office:value="515">
            <text:p>515</text:p>
          </table:table-cell>
          <table:table-cell office:value-type="float" office:value="1351">
            <text:p>1351</text:p>
          </table:table-cell>
          <table:table-cell office:value-type="float" office:value="730">
            <text:p>730</text:p>
          </table:table-cell>
          <table:table-cell office:value-type="float" office:value="428">
            <text:p>428</text:p>
          </table:table-cell>
          <table:table-cell office:value-type="float" office:value="1253">
            <text:p>1253</text:p>
          </table:table-cell>
          <table:table-cell office:value-type="float" office:value="495">
            <text:p>495</text:p>
          </table:table-cell>
          <table:table-cell office:value-type="float" office:value="620">
            <text:p>620</text:p>
          </table:table-cell>
          <table:table-cell office:value-type="float" office:value="473">
            <text:p>473</text:p>
          </table:table-cell>
          <table:table-cell office:value-type="float" office:value="508">
            <text:p>508</text:p>
          </table:table-cell>
          <table:table-cell office:value-type="float" office:value="480">
            <text:p>480</text:p>
          </table:table-cell>
          <table:table-cell office:value-type="float" office:value="443">
            <text:p>443</text:p>
          </table:table-cell>
          <table:table-cell office:value-type="float" office:value="183">
            <text:p>183</text:p>
          </table:table-cell>
          <table:table-cell office:value-type="float" office:value="577">
            <text:p>577</text:p>
          </table:table-cell>
          <table:table-cell office:value-type="float" office:value="605">
            <text:p>605</text:p>
          </table:table-cell>
          <table:table-cell office:value-type="float" office:value="356">
            <text:p>356</text:p>
          </table:table-cell>
          <table:table-cell office:value-type="float" office:value="537">
            <text:p>537</text:p>
          </table:table-cell>
          <table:table-cell office:value-type="float" office:value="643">
            <text:p>643</text:p>
          </table:table-cell>
          <table:table-cell office:value-type="float" office:value="255">
            <text:p>255</text:p>
          </table:table-cell>
          <table:table-cell office:value-type="float" office:value="241">
            <text:p>241</text:p>
          </table:table-cell>
          <table:table-cell office:value-type="float" office:value="19">
            <text:p>19</text:p>
          </table:table-cell>
          <table:table-cell office:value-type="float" office:value="86">
            <text:p>86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58527">
            <text:p>158527</text:p>
          </table:table-cell>
          <table:table-cell office:value-type="float" office:value="759146">
            <text:p>759146</text:p>
          </table:table-cell>
          <table:table-cell office:value-type="float" office:value="130020">
            <text:p>130020</text:p>
          </table:table-cell>
          <table:table-cell office:value-type="float" office:value="277195">
            <text:p>277195</text:p>
          </table:table-cell>
          <table:table-cell office:value-type="float" office:value="270148">
            <text:p>270148</text:p>
          </table:table-cell>
          <table:table-cell office:value-type="float" office:value="296817">
            <text:p>296817</text:p>
          </table:table-cell>
          <table:table-cell office:value-type="float" office:value="274248">
            <text:p>274248</text:p>
          </table:table-cell>
          <table:table-cell office:value-type="float" office:value="236516">
            <text:p>236516</text:p>
          </table:table-cell>
          <table:table-cell office:value-type="float" office:value="419937">
            <text:p>419937</text:p>
          </table:table-cell>
          <table:table-cell office:value-type="float" office:value="238238">
            <text:p>238238</text:p>
          </table:table-cell>
          <table:table-cell office:value-type="float" office:value="96215">
            <text:p>96215</text:p>
          </table:table-cell>
          <table:table-cell office:value-type="float" office:value="354825">
            <text:p>354825</text:p>
          </table:table-cell>
          <table:table-cell office:value-type="float" office:value="186721">
            <text:p>186721</text:p>
          </table:table-cell>
          <table:table-cell office:value-type="float" office:value="309506">
            <text:p>309506</text:p>
          </table:table-cell>
          <table:table-cell office:value-type="float" office:value="270965">
            <text:p>270965</text:p>
          </table:table-cell>
          <table:table-cell office:value-type="float" office:value="252608">
            <text:p>252608</text:p>
          </table:table-cell>
          <table:table-cell office:value-type="float" office:value="171694">
            <text:p>171694</text:p>
          </table:table-cell>
          <table:table-cell office:value-type="float" office:value="245130">
            <text:p>245130</text:p>
          </table:table-cell>
          <table:table-cell office:value-type="float" office:value="105291">
            <text:p>105291</text:p>
          </table:table-cell>
          <table:table-cell office:value-type="float" office:value="200174">
            <text:p>200174</text:p>
          </table:table-cell>
          <table:table-cell office:value-type="float" office:value="200351">
            <text:p>200351</text:p>
          </table:table-cell>
          <table:table-cell office:value-type="float" office:value="119906">
            <text:p>119906</text:p>
          </table:table-cell>
          <table:table-cell office:value-type="float" office:value="119641">
            <text:p>119641</text:p>
          </table:table-cell>
          <table:table-cell office:value-type="float" office:value="179067">
            <text:p>179067</text:p>
          </table:table-cell>
          <table:table-cell office:value-type="float" office:value="156194">
            <text:p>156194</text:p>
          </table:table-cell>
          <table:table-cell office:value-type="float" office:value="99724">
            <text:p>99724</text:p>
          </table:table-cell>
          <table:table-cell office:value-type="float" office:value="80">
            <text:p>80</text:p>
          </table:table-cell>
          <table:table-cell office:value-type="float" office:value="616">
            <text:p>616</text:p>
          </table:table-cell>
          <table:table-cell office:value-type="float" office:value="134">
            <text:p>134</text:p>
          </table:table-cell>
          <table:table-cell office:value-type="float" office:value="158">
            <text:p>158</text:p>
          </table:table-cell>
          <table:table-cell office:value-type="float" office:value="145">
            <text:p>145</text:p>
          </table:table-cell>
          <table:table-cell office:value-type="float" office:value="82">
            <text:p>82</text:p>
          </table:table-cell>
          <table:table-cell office:value-type="float" office:value="206">
            <text:p>206</text:p>
          </table:table-cell>
          <table:table-cell office:value-type="float" office:value="124">
            <text:p>124</text:p>
          </table:table-cell>
          <table:table-cell office:value-type="float" office:value="143">
            <text:p>143</text:p>
          </table:table-cell>
          <table:table-cell office:value-type="float" office:value="160">
            <text:p>160</text:p>
          </table:table-cell>
          <table:table-cell office:value-type="float" office:value="23">
            <text:p>23</text:p>
          </table:table-cell>
          <table:table-cell office:value-type="float" office:value="179">
            <text:p>179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office:value-type="float" office:value="106">
            <text:p>106</text:p>
          </table:table-cell>
          <table:table-cell office:value-type="float" office:value="94">
            <text:p>94</text:p>
          </table:table-cell>
          <table:table-cell office:value-type="float" office:value="49">
            <text:p>49</text:p>
          </table:table-cell>
          <table:table-cell office:value-type="float" office:value="136">
            <text:p>136</text:p>
          </table:table-cell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88">
            <text:p>88</text:p>
          </table:table-cell>
          <table:table-cell office:value-type="float" office:value="685">
            <text:p>685</text:p>
          </table:table-cell>
          <table:table-cell office:value-type="float" office:value="126">
            <text:p>126</text:p>
          </table:table-cell>
          <table:table-cell office:value-type="float" office:value="146">
            <text:p>146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199">
            <text:p>199</text:p>
          </table:table-cell>
          <table:table-cell office:value-type="float" office:value="91">
            <text:p>91</text:p>
          </table:table-cell>
          <table:table-cell table:number-columns-repeated="2" office:value-type="float" office:value="155">
            <text:p>155</text:p>
          </table:table-cell>
          <table:table-cell office:value-type="float" office:value="20">
            <text:p>20</text:p>
          </table:table-cell>
          <table:table-cell office:value-type="float" office:value="190">
            <text:p>190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108">
            <text:p>108</text:p>
          </table:table-cell>
          <table:table-cell office:value-type="float" office:value="42">
            <text:p>42</text:p>
          </table:table-cell>
          <table:table-cell office:value-type="float" office:value="132">
            <text:p>132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455">
            <text:p>455</text:p>
          </table:table-cell>
          <table:table-cell office:value-type="float" office:value="3493">
            <text:p>3493</text:p>
          </table:table-cell>
          <table:table-cell office:value-type="float" office:value="582">
            <text:p>582</text:p>
          </table:table-cell>
          <table:table-cell office:value-type="float" office:value="1055">
            <text:p>1055</text:p>
          </table:table-cell>
          <table:table-cell office:value-type="float" office:value="651">
            <text:p>651</text:p>
          </table:table-cell>
          <table:table-cell office:value-type="float" office:value="691">
            <text:p>691</text:p>
          </table:table-cell>
          <table:table-cell office:value-type="float" office:value="1135">
            <text:p>1135</text:p>
          </table:table-cell>
          <table:table-cell office:value-type="float" office:value="520">
            <text:p>520</text:p>
          </table:table-cell>
          <table:table-cell office:value-type="float" office:value="1363">
            <text:p>1363</text:p>
          </table:table-cell>
          <table:table-cell office:value-type="float" office:value="739">
            <text:p>739</text:p>
          </table:table-cell>
          <table:table-cell office:value-type="float" office:value="428">
            <text:p>428</text:p>
          </table:table-cell>
          <table:table-cell office:value-type="float" office:value="1274">
            <text:p>1274</text:p>
          </table:table-cell>
          <table:table-cell office:value-type="float" office:value="511">
            <text:p>511</text:p>
          </table:table-cell>
          <table:table-cell office:value-type="float" office:value="622">
            <text:p>622</text:p>
          </table:table-cell>
          <table:table-cell office:value-type="float" office:value="479">
            <text:p>479</text:p>
          </table:table-cell>
          <table:table-cell office:value-type="float" office:value="513">
            <text:p>513</text:p>
          </table:table-cell>
          <table:table-cell office:value-type="float" office:value="488">
            <text:p>488</text:p>
          </table:table-cell>
          <table:table-cell office:value-type="float" office:value="455">
            <text:p>455</text:p>
          </table:table-cell>
          <table:table-cell office:value-type="float" office:value="185">
            <text:p>185</text:p>
          </table:table-cell>
          <table:table-cell office:value-type="float" office:value="582">
            <text:p>582</text:p>
          </table:table-cell>
          <table:table-cell office:value-type="float" office:value="609">
            <text:p>609</text:p>
          </table:table-cell>
          <table:table-cell office:value-type="float" office:value="356">
            <text:p>356</text:p>
          </table:table-cell>
          <table:table-cell office:value-type="float" office:value="538">
            <text:p>538</text:p>
          </table:table-cell>
          <table:table-cell office:value-type="float" office:value="646">
            <text:p>646</text:p>
          </table:table-cell>
          <table:table-cell office:value-type="float" office:value="256">
            <text:p>256</text:p>
          </table:table-cell>
          <table:table-cell office:value-type="float" office:value="243">
            <text:p>243</text:p>
          </table:table-cell>
          <table:table-cell office:value-type="float" office:value="19">
            <text:p>19</text:p>
          </table:table-cell>
          <table:table-cell office:value-type="float" office:value="86">
            <text:p>86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58514">
            <text:p>158514</text:p>
          </table:table-cell>
          <table:table-cell office:value-type="float" office:value="758979">
            <text:p>758979</text:p>
          </table:table-cell>
          <table:table-cell office:value-type="float" office:value="130011">
            <text:p>130011</text:p>
          </table:table-cell>
          <table:table-cell office:value-type="float" office:value="277187">
            <text:p>277187</text:p>
          </table:table-cell>
          <table:table-cell office:value-type="float" office:value="270148">
            <text:p>270148</text:p>
          </table:table-cell>
          <table:table-cell office:value-type="float" office:value="296799">
            <text:p>296799</text:p>
          </table:table-cell>
          <table:table-cell office:value-type="float" office:value="274248">
            <text:p>274248</text:p>
          </table:table-cell>
          <table:table-cell office:value-type="float" office:value="236516">
            <text:p>236516</text:p>
          </table:table-cell>
          <table:table-cell office:value-type="float" office:value="419937">
            <text:p>419937</text:p>
          </table:table-cell>
          <table:table-cell office:value-type="float" office:value="238238">
            <text:p>238238</text:p>
          </table:table-cell>
          <table:table-cell office:value-type="float" office:value="96209">
            <text:p>96209</text:p>
          </table:table-cell>
          <table:table-cell office:value-type="float" office:value="354809">
            <text:p>354809</text:p>
          </table:table-cell>
          <table:table-cell office:value-type="float" office:value="186710">
            <text:p>186710</text:p>
          </table:table-cell>
          <table:table-cell office:value-type="float" office:value="309496">
            <text:p>309496</text:p>
          </table:table-cell>
          <table:table-cell office:value-type="float" office:value="270946">
            <text:p>270946</text:p>
          </table:table-cell>
          <table:table-cell office:value-type="float" office:value="252608">
            <text:p>252608</text:p>
          </table:table-cell>
          <table:table-cell office:value-type="float" office:value="171694">
            <text:p>171694</text:p>
          </table:table-cell>
          <table:table-cell office:value-type="float" office:value="245115">
            <text:p>245115</text:p>
          </table:table-cell>
          <table:table-cell office:value-type="float" office:value="105291">
            <text:p>105291</text:p>
          </table:table-cell>
          <table:table-cell office:value-type="float" office:value="200164">
            <text:p>200164</text:p>
          </table:table-cell>
          <table:table-cell office:value-type="float" office:value="200351">
            <text:p>200351</text:p>
          </table:table-cell>
          <table:table-cell office:value-type="float" office:value="119906">
            <text:p>119906</text:p>
          </table:table-cell>
          <table:table-cell office:value-type="float" office:value="119631">
            <text:p>119631</text:p>
          </table:table-cell>
          <table:table-cell office:value-type="float" office:value="179067">
            <text:p>179067</text:p>
          </table:table-cell>
          <table:table-cell office:value-type="float" office:value="156192">
            <text:p>156192</text:p>
          </table:table-cell>
          <table:table-cell office:value-type="float" office:value="99723">
            <text:p>99723</text:p>
          </table:table-cell>
          <table:table-cell office:value-type="float" office:value="84">
            <text:p>84</text:p>
          </table:table-cell>
          <table:table-cell office:value-type="float" office:value="642">
            <text:p>642</text:p>
          </table:table-cell>
          <table:table-cell office:value-type="float" office:value="136">
            <text:p>136</text:p>
          </table:table-cell>
          <table:table-cell office:value-type="float" office:value="173">
            <text:p>173</text:p>
          </table:table-cell>
          <table:table-cell office:value-type="float" office:value="135">
            <text:p>135</text:p>
          </table:table-cell>
          <table:table-cell office:value-type="float" office:value="95">
            <text:p>95</text:p>
          </table:table-cell>
          <table:table-cell office:value-type="float" office:value="191">
            <text:p>191</text:p>
          </table:table-cell>
          <table:table-cell office:value-type="float" office:value="136">
            <text:p>136</text:p>
          </table:table-cell>
          <table:table-cell office:value-type="float" office:value="171">
            <text:p>171</text:p>
          </table:table-cell>
          <table:table-cell office:value-type="float" office:value="99">
            <text:p>99</text:p>
          </table:table-cell>
          <table:table-cell office:value-type="float" office:value="26">
            <text:p>26</text:p>
          </table:table-cell>
          <table:table-cell office:value-type="float" office:value="184">
            <text:p>184</text:p>
          </table:table-cell>
          <table:table-cell office:value-type="float" office:value="111">
            <text:p>111</text:p>
          </table:table-cell>
          <table:table-cell office:value-type="float" office:value="105">
            <text:p>105</text:p>
          </table:table-cell>
          <table:table-cell office:value-type="float" office:value="123">
            <text:p>123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158">
            <text:p>158</text:p>
          </table:table-cell>
          <table:table-cell office:value-type="float" office:value="18">
            <text:p>18</text:p>
          </table:table-cell>
          <table:table-cell office:value-type="float" office:value="205">
            <text:p>205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96">
            <text:p>96</text:p>
          </table:table-cell>
          <table:table-cell office:value-type="float" office:value="701">
            <text:p>701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211">
            <text:p>211</text:p>
          </table:table-cell>
          <table:table-cell office:value-type="float" office:value="111">
            <text:p>111</text:p>
          </table:table-cell>
          <table:table-cell office:value-type="float" office:value="156">
            <text:p>156</text:p>
          </table:table-cell>
          <table:table-cell office:value-type="float" office:value="160">
            <text:p>160</text:p>
          </table:table-cell>
          <table:table-cell office:value-type="float" office:value="24">
            <text:p>24</text:p>
          </table:table-cell>
          <table:table-cell office:value-type="float" office:value="197">
            <text:p>197</text:p>
          </table:table-cell>
          <table:table-cell office:value-type="float" office:value="88">
            <text:p>88</text:p>
          </table:table-cell>
          <table:table-cell office:value-type="float" office:value="109">
            <text:p>109</text:p>
          </table:table-cell>
          <table:table-cell office:value-type="float" office:value="77">
            <text:p>77</text:p>
          </table:table-cell>
          <table:table-cell office:value-type="float" office:value="116">
            <text:p>116</text:p>
          </table:table-cell>
          <table:table-cell office:value-type="float" office:value="45">
            <text:p>45</text:p>
          </table:table-cell>
          <table:table-cell office:value-type="float" office:value="126">
            <text:p>126</text:p>
          </table:table-cell>
          <table:table-cell office:value-type="float" office:value="7">
            <text:p>7</text:p>
          </table:table-cell>
          <table:table-cell office:value-type="float" office:value="89">
            <text:p>89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table:number-columns-repeated="2"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456">
            <text:p>456</text:p>
          </table:table-cell>
          <table:table-cell office:value-type="float" office:value="3540">
            <text:p>3540</text:p>
          </table:table-cell>
          <table:table-cell office:value-type="float" office:value="597">
            <text:p>597</text:p>
          </table:table-cell>
          <table:table-cell office:value-type="float" office:value="1071">
            <text:p>1071</text:p>
          </table:table-cell>
          <table:table-cell office:value-type="float" office:value="655">
            <text:p>655</text:p>
          </table:table-cell>
          <table:table-cell office:value-type="float" office:value="697">
            <text:p>697</text:p>
          </table:table-cell>
          <table:table-cell office:value-type="float" office:value="1146">
            <text:p>1146</text:p>
          </table:table-cell>
          <table:table-cell office:value-type="float" office:value="531">
            <text:p>531</text:p>
          </table:table-cell>
          <table:table-cell office:value-type="float" office:value="1369">
            <text:p>1369</text:p>
          </table:table-cell>
          <table:table-cell office:value-type="float" office:value="750">
            <text:p>750</text:p>
          </table:table-cell>
          <table:table-cell office:value-type="float" office:value="430">
            <text:p>430</text:p>
          </table:table-cell>
          <table:table-cell office:value-type="float" office:value="1293">
            <text:p>1293</text:p>
          </table:table-cell>
          <table:table-cell office:value-type="float" office:value="518">
            <text:p>518</text:p>
          </table:table-cell>
          <table:table-cell office:value-type="float" office:value="628">
            <text:p>628</text:p>
          </table:table-cell>
          <table:table-cell office:value-type="float" office:value="485">
            <text:p>485</text:p>
          </table:table-cell>
          <table:table-cell office:value-type="float" office:value="523">
            <text:p>523</text:p>
          </table:table-cell>
          <table:table-cell office:value-type="float" office:value="488">
            <text:p>488</text:p>
          </table:table-cell>
          <table:table-cell office:value-type="float" office:value="478">
            <text:p>478</text:p>
          </table:table-cell>
          <table:table-cell office:value-type="float" office:value="185">
            <text:p>185</text:p>
          </table:table-cell>
          <table:table-cell office:value-type="float" office:value="585">
            <text:p>585</text:p>
          </table:table-cell>
          <table:table-cell office:value-type="float" office:value="611">
            <text:p>611</text:p>
          </table:table-cell>
          <table:table-cell office:value-type="float" office:value="357">
            <text:p>357</text:p>
          </table:table-cell>
          <table:table-cell office:value-type="float" office:value="542">
            <text:p>542</text:p>
          </table:table-cell>
          <table:table-cell office:value-type="float" office:value="652">
            <text:p>652</text:p>
          </table:table-cell>
          <table:table-cell office:value-type="float" office:value="259">
            <text:p>259</text:p>
          </table:table-cell>
          <table:table-cell office:value-type="float" office:value="249">
            <text:p>249</text:p>
          </table:table-cell>
          <table:table-cell office:value-type="float" office:value="19">
            <text:p>19</text:p>
          </table:table-cell>
          <table:table-cell office:value-type="float" office:value="91">
            <text:p>91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22">
            <text:p>22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58493">
            <text:p>158493</text:p>
          </table:table-cell>
          <table:table-cell office:value-type="float" office:value="758840">
            <text:p>758840</text:p>
          </table:table-cell>
          <table:table-cell office:value-type="float" office:value="129989">
            <text:p>129989</text:p>
          </table:table-cell>
          <table:table-cell office:value-type="float" office:value="277159">
            <text:p>277159</text:p>
          </table:table-cell>
          <table:table-cell office:value-type="float" office:value="270088">
            <text:p>270088</text:p>
          </table:table-cell>
          <table:table-cell office:value-type="float" office:value="296754">
            <text:p>296754</text:p>
          </table:table-cell>
          <table:table-cell office:value-type="float" office:value="274220">
            <text:p>274220</text:p>
          </table:table-cell>
          <table:table-cell office:value-type="float" office:value="236496">
            <text:p>236496</text:p>
          </table:table-cell>
          <table:table-cell office:value-type="float" office:value="419876">
            <text:p>419876</text:p>
          </table:table-cell>
          <table:table-cell office:value-type="float" office:value="238175">
            <text:p>238175</text:p>
          </table:table-cell>
          <table:table-cell office:value-type="float" office:value="96206">
            <text:p>96206</text:p>
          </table:table-cell>
          <table:table-cell office:value-type="float" office:value="354774">
            <text:p>354774</text:p>
          </table:table-cell>
          <table:table-cell office:value-type="float" office:value="186704">
            <text:p>186704</text:p>
          </table:table-cell>
          <table:table-cell office:value-type="float" office:value="309479">
            <text:p>309479</text:p>
          </table:table-cell>
          <table:table-cell office:value-type="float" office:value="270935">
            <text:p>270935</text:p>
          </table:table-cell>
          <table:table-cell office:value-type="float" office:value="252589">
            <text:p>252589</text:p>
          </table:table-cell>
          <table:table-cell office:value-type="float" office:value="171679">
            <text:p>171679</text:p>
          </table:table-cell>
          <table:table-cell office:value-type="float" office:value="245100">
            <text:p>245100</text:p>
          </table:table-cell>
          <table:table-cell office:value-type="float" office:value="105279">
            <text:p>105279</text:p>
          </table:table-cell>
          <table:table-cell office:value-type="float" office:value="200162">
            <text:p>200162</text:p>
          </table:table-cell>
          <table:table-cell office:value-type="float" office:value="200319">
            <text:p>200319</text:p>
          </table:table-cell>
          <table:table-cell office:value-type="float" office:value="119894">
            <text:p>119894</text:p>
          </table:table-cell>
          <table:table-cell office:value-type="float" office:value="119624">
            <text:p>119624</text:p>
          </table:table-cell>
          <table:table-cell office:value-type="float" office:value="179055">
            <text:p>179055</text:p>
          </table:table-cell>
          <table:table-cell office:value-type="float" office:value="156188">
            <text:p>156188</text:p>
          </table:table-cell>
          <table:table-cell office:value-type="float" office:value="99719">
            <text:p>99719</text:p>
          </table:table-cell>
          <table:table-cell office:value-type="float" office:value="78">
            <text:p>78</text:p>
          </table:table-cell>
          <table:table-cell office:value-type="float" office:value="730">
            <text:p>730</text:p>
          </table:table-cell>
          <table:table-cell office:value-type="float" office:value="115">
            <text:p>115</text:p>
          </table:table-cell>
          <table:table-cell office:value-type="float" office:value="163">
            <text:p>163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163">
            <text:p>163</text:p>
          </table:table-cell>
          <table:table-cell office:value-type="float" office:value="116">
            <text:p>116</text:p>
          </table:table-cell>
          <table:table-cell office:value-type="float" office:value="159">
            <text:p>159</text:p>
          </table:table-cell>
          <table:table-cell office:value-type="float" office:value="94">
            <text:p>94</text:p>
          </table:table-cell>
          <table:table-cell office:value-type="float" office:value="28">
            <text:p>28</text:p>
          </table:table-cell>
          <table:table-cell office:value-type="float" office:value="178">
            <text:p>178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35">
            <text:p>135</text:p>
          </table:table-cell>
          <table:table-cell office:value-type="float" office:value="90">
            <text:p>90</text:p>
          </table:table-cell>
          <table:table-cell office:value-type="float" office:value="49">
            <text:p>49</text:p>
          </table:table-cell>
          <table:table-cell office:value-type="float" office:value="161">
            <text:p>161</text:p>
          </table:table-cell>
          <table:table-cell office:value-type="float" office:value="17">
            <text:p>17</text:p>
          </table:table-cell>
          <table:table-cell office:value-type="float" office:value="197">
            <text:p>197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105">
            <text:p>105</text:p>
          </table:table-cell>
          <table:table-cell office:value-type="float" office:value="752">
            <text:p>752</text:p>
          </table:table-cell>
          <table:table-cell office:value-type="float" office:value="173">
            <text:p>173</text:p>
          </table:table-cell>
          <table:table-cell office:value-type="float" office:value="169">
            <text:p>169</text:p>
          </table:table-cell>
          <table:table-cell office:value-type="float" office:value="123">
            <text:p>123</text:p>
          </table:table-cell>
          <table:table-cell office:value-type="float" office:value="103">
            <text:p>103</text:p>
          </table:table-cell>
          <table:table-cell office:value-type="float" office:value="264">
            <text:p>264</text:p>
          </table:table-cell>
          <table:table-cell office:value-type="float" office:value="141">
            <text:p>141</text:p>
          </table:table-cell>
          <table:table-cell office:value-type="float" office:value="189">
            <text:p>189</text:p>
          </table:table-cell>
          <table:table-cell office:value-type="float" office:value="181">
            <text:p>181</text:p>
          </table:table-cell>
          <table:table-cell office:value-type="float" office:value="28">
            <text:p>28</text:p>
          </table:table-cell>
          <table:table-cell office:value-type="float" office:value="231">
            <text:p>231</text:p>
          </table:table-cell>
          <table:table-cell office:value-type="float" office:value="137">
            <text:p>137</text:p>
          </table:table-cell>
          <table:table-cell office:value-type="float" office:value="134">
            <text:p>134</text:p>
          </table:table-cell>
          <table:table-cell office:value-type="float" office:value="89">
            <text:p>89</text:p>
          </table:table-cell>
          <table:table-cell office:value-type="float" office:value="131">
            <text:p>131</text:p>
          </table:table-cell>
          <table:table-cell office:value-type="float" office:value="62">
            <text:p>62</text:p>
          </table:table-cell>
          <table:table-cell office:value-type="float" office:value="152">
            <text:p>152</text:p>
          </table:table-cell>
          <table:table-cell office:value-type="float" office:value="14">
            <text:p>14</text:p>
          </table:table-cell>
          <table:table-cell office:value-type="float" office:value="214">
            <text:p>214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58">
            <text:p>58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467">
            <text:p>467</text:p>
          </table:table-cell>
          <table:table-cell office:value-type="float" office:value="3600">
            <text:p>3600</text:p>
          </table:table-cell>
          <table:table-cell office:value-type="float" office:value="603">
            <text:p>603</text:p>
          </table:table-cell>
          <table:table-cell office:value-type="float" office:value="1083">
            <text:p>1083</text:p>
          </table:table-cell>
          <table:table-cell office:value-type="float" office:value="659">
            <text:p>659</text:p>
          </table:table-cell>
          <table:table-cell office:value-type="float" office:value="699">
            <text:p>699</text:p>
          </table:table-cell>
          <table:table-cell office:value-type="float" office:value="1162">
            <text:p>1162</text:p>
          </table:table-cell>
          <table:table-cell office:value-type="float" office:value="531">
            <text:p>531</text:p>
          </table:table-cell>
          <table:table-cell office:value-type="float" office:value="1380">
            <text:p>1380</text:p>
          </table:table-cell>
          <table:table-cell office:value-type="float" office:value="750">
            <text:p>750</text:p>
          </table:table-cell>
          <table:table-cell office:value-type="float" office:value="430">
            <text:p>430</text:p>
          </table:table-cell>
          <table:table-cell office:value-type="float" office:value="1308">
            <text:p>1308</text:p>
          </table:table-cell>
          <table:table-cell office:value-type="float" office:value="521">
            <text:p>521</text:p>
          </table:table-cell>
          <table:table-cell office:value-type="float" office:value="631">
            <text:p>631</text:p>
          </table:table-cell>
          <table:table-cell office:value-type="float" office:value="502">
            <text:p>502</text:p>
          </table:table-cell>
          <table:table-cell office:value-type="float" office:value="535">
            <text:p>535</text:p>
          </table:table-cell>
          <table:table-cell table:number-columns-repeated="2" office:value-type="float" office:value="496">
            <text:p>496</text:p>
          </table:table-cell>
          <table:table-cell office:value-type="float" office:value="185">
            <text:p>185</text:p>
          </table:table-cell>
          <table:table-cell office:value-type="float" office:value="589">
            <text:p>589</text:p>
          </table:table-cell>
          <table:table-cell office:value-type="float" office:value="611">
            <text:p>611</text:p>
          </table:table-cell>
          <table:table-cell office:value-type="float" office:value="357">
            <text:p>357</text:p>
          </table:table-cell>
          <table:table-cell office:value-type="float" office:value="545">
            <text:p>545</text:p>
          </table:table-cell>
          <table:table-cell office:value-type="float" office:value="652">
            <text:p>652</text:p>
          </table:table-cell>
          <table:table-cell office:value-type="float" office:value="259">
            <text:p>259</text:p>
          </table:table-cell>
          <table:table-cell office:value-type="float" office:value="249">
            <text:p>249</text:p>
          </table:table-cell>
          <table:table-cell office:value-type="float" office:value="19">
            <text:p>19</text:p>
          </table:table-cell>
          <table:table-cell office:value-type="float" office:value="94">
            <text:p>94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22">
            <text:p>22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58470">
            <text:p>158470</text:p>
          </table:table-cell>
          <table:table-cell office:value-type="float" office:value="758699">
            <text:p>758699</text:p>
          </table:table-cell>
          <table:table-cell office:value-type="float" office:value="129957">
            <text:p>129957</text:p>
          </table:table-cell>
          <table:table-cell office:value-type="float" office:value="277112">
            <text:p>277112</text:p>
          </table:table-cell>
          <table:table-cell office:value-type="float" office:value="270042">
            <text:p>270042</text:p>
          </table:table-cell>
          <table:table-cell office:value-type="float" office:value="296724">
            <text:p>296724</text:p>
          </table:table-cell>
          <table:table-cell office:value-type="float" office:value="274141">
            <text:p>274141</text:p>
          </table:table-cell>
          <table:table-cell office:value-type="float" office:value="236455">
            <text:p>236455</text:p>
          </table:table-cell>
          <table:table-cell office:value-type="float" office:value="419820">
            <text:p>419820</text:p>
          </table:table-cell>
          <table:table-cell office:value-type="float" office:value="238144">
            <text:p>238144</text:p>
          </table:table-cell>
          <table:table-cell office:value-type="float" office:value="96200">
            <text:p>96200</text:p>
          </table:table-cell>
          <table:table-cell office:value-type="float" office:value="354724">
            <text:p>354724</text:p>
          </table:table-cell>
          <table:table-cell office:value-type="float" office:value="186663">
            <text:p>186663</text:p>
          </table:table-cell>
          <table:table-cell office:value-type="float" office:value="309458">
            <text:p>309458</text:p>
          </table:table-cell>
          <table:table-cell office:value-type="float" office:value="270899">
            <text:p>270899</text:p>
          </table:table-cell>
          <table:table-cell office:value-type="float" office:value="252563">
            <text:p>252563</text:p>
          </table:table-cell>
          <table:table-cell office:value-type="float" office:value="171673">
            <text:p>171673</text:p>
          </table:table-cell>
          <table:table-cell office:value-type="float" office:value="245059">
            <text:p>245059</text:p>
          </table:table-cell>
          <table:table-cell office:value-type="float" office:value="105272">
            <text:p>105272</text:p>
          </table:table-cell>
          <table:table-cell office:value-type="float" office:value="200144">
            <text:p>200144</text:p>
          </table:table-cell>
          <table:table-cell office:value-type="float" office:value="200296">
            <text:p>200296</text:p>
          </table:table-cell>
          <table:table-cell office:value-type="float" office:value="119881">
            <text:p>119881</text:p>
          </table:table-cell>
          <table:table-cell office:value-type="float" office:value="119587">
            <text:p>119587</text:p>
          </table:table-cell>
          <table:table-cell office:value-type="float" office:value="179040">
            <text:p>179040</text:p>
          </table:table-cell>
          <table:table-cell office:value-type="float" office:value="156175">
            <text:p>156175</text:p>
          </table:table-cell>
          <table:table-cell office:value-type="float" office:value="99719">
            <text:p>99719</text:p>
          </table:table-cell>
          <table:table-cell office:value-type="float" office:value="87">
            <text:p>87</text:p>
          </table:table-cell>
          <table:table-cell office:value-type="float" office:value="787">
            <text:p>787</text:p>
          </table:table-cell>
          <table:table-cell office:value-type="float" office:value="108">
            <text:p>108</text:p>
          </table:table-cell>
          <table:table-cell office:value-type="float" office:value="169">
            <text:p>169</text:p>
          </table:table-cell>
          <table:table-cell office:value-type="float" office:value="140">
            <text:p>140</text:p>
          </table:table-cell>
          <table:table-cell office:value-type="float" office:value="117">
            <text:p>117</text:p>
          </table:table-cell>
          <table:table-cell office:value-type="float" office:value="138">
            <text:p>138</text:p>
          </table:table-cell>
          <table:table-cell office:value-type="float" office:value="106">
            <text:p>106</text:p>
          </table:table-cell>
          <table:table-cell office:value-type="float" office:value="187">
            <text:p>187</text:p>
          </table:table-cell>
          <table:table-cell office:value-type="float" office:value="136">
            <text:p>136</text:p>
          </table:table-cell>
          <table:table-cell office:value-type="float" office:value="27">
            <text:p>27</text:p>
          </table:table-cell>
          <table:table-cell office:value-type="float" office:value="174">
            <text:p>174</text:p>
          </table:table-cell>
          <table:table-cell office:value-type="float" office:value="61">
            <text:p>61</text:p>
          </table:table-cell>
          <table:table-cell office:value-type="float" office:value="93">
            <text:p>93</text:p>
          </table:table-cell>
          <table:table-cell office:value-type="float" office:value="131">
            <text:p>131</text:p>
          </table:table-cell>
          <table:table-cell office:value-type="float" office:value="94">
            <text:p>94</text:p>
          </table:table-cell>
          <table:table-cell office:value-type="float" office:value="47">
            <text:p>47</text:p>
          </table:table-cell>
          <table:table-cell office:value-type="float" office:value="147">
            <text:p>147</text:p>
          </table:table-cell>
          <table:table-cell office:value-type="float" office:value="22">
            <text:p>22</text:p>
          </table:table-cell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113">
            <text:p>113</text:p>
          </table:table-cell>
          <table:table-cell office:value-type="float" office:value="861">
            <text:p>861</text:p>
          </table:table-cell>
          <table:table-cell office:value-type="float" office:value="189">
            <text:p>189</text:p>
          </table:table-cell>
          <table:table-cell office:value-type="float" office:value="216">
            <text:p>216</text:p>
          </table:table-cell>
          <table:table-cell office:value-type="float" office:value="130">
            <text:p>130</text:p>
          </table:table-cell>
          <table:table-cell office:value-type="float" office:value="115">
            <text:p>115</text:p>
          </table:table-cell>
          <table:table-cell office:value-type="float" office:value="281">
            <text:p>281</text:p>
          </table:table-cell>
          <table:table-cell office:value-type="float" office:value="161">
            <text:p>161</text:p>
          </table:table-cell>
          <table:table-cell office:value-type="float" office:value="218">
            <text:p>218</text:p>
          </table:table-cell>
          <table:table-cell office:value-type="float" office:value="190">
            <text:p>190</text:p>
          </table:table-cell>
          <table:table-cell office:value-type="float" office:value="31">
            <text:p>31</text:p>
          </table:table-cell>
          <table:table-cell office:value-type="float" office:value="252">
            <text:p>252</text:p>
          </table:table-cell>
          <table:table-cell office:value-type="float" office:value="144">
            <text:p>144</text:p>
          </table:table-cell>
          <table:table-cell office:value-type="float" office:value="152">
            <text:p>152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 office:value-type="float" office:value="74">
            <text:p>74</text:p>
          </table:table-cell>
          <table:table-cell office:value-type="float" office:value="189">
            <text:p>189</text:p>
          </table:table-cell>
          <table:table-cell office:value-type="float" office:value="20">
            <text:p>20</text:p>
          </table:table-cell>
          <table:table-cell office:value-type="float" office:value="234">
            <text:p>234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470">
            <text:p>470</text:p>
          </table:table-cell>
          <table:table-cell office:value-type="float" office:value="3630">
            <text:p>3630</text:p>
          </table:table-cell>
          <table:table-cell office:value-type="float" office:value="609">
            <text:p>609</text:p>
          </table:table-cell>
          <table:table-cell office:value-type="float" office:value="1088">
            <text:p>1088</text:p>
          </table:table-cell>
          <table:table-cell office:value-type="float" office:value="659">
            <text:p>659</text:p>
          </table:table-cell>
          <table:table-cell office:value-type="float" office:value="705">
            <text:p>705</text:p>
          </table:table-cell>
          <table:table-cell office:value-type="float" office:value="1159">
            <text:p>1159</text:p>
          </table:table-cell>
          <table:table-cell office:value-type="float" office:value="530">
            <text:p>530</text:p>
          </table:table-cell>
          <table:table-cell office:value-type="float" office:value="1380">
            <text:p>1380</text:p>
          </table:table-cell>
          <table:table-cell office:value-type="float" office:value="750">
            <text:p>750</text:p>
          </table:table-cell>
          <table:table-cell office:value-type="float" office:value="430">
            <text:p>430</text:p>
          </table:table-cell>
          <table:table-cell office:value-type="float" office:value="1313">
            <text:p>1313</text:p>
          </table:table-cell>
          <table:table-cell office:value-type="float" office:value="522">
            <text:p>522</text:p>
          </table:table-cell>
          <table:table-cell office:value-type="float" office:value="632">
            <text:p>632</text:p>
          </table:table-cell>
          <table:table-cell office:value-type="float" office:value="505">
            <text:p>505</text:p>
          </table:table-cell>
          <table:table-cell office:value-type="float" office:value="535">
            <text:p>535</text:p>
          </table:table-cell>
          <table:table-cell office:value-type="float" office:value="496">
            <text:p>496</text:p>
          </table:table-cell>
          <table:table-cell office:value-type="float" office:value="499">
            <text:p>499</text:p>
          </table:table-cell>
          <table:table-cell office:value-type="float" office:value="185">
            <text:p>185</text:p>
          </table:table-cell>
          <table:table-cell office:value-type="float" office:value="593">
            <text:p>593</text:p>
          </table:table-cell>
          <table:table-cell office:value-type="float" office:value="611">
            <text:p>611</text:p>
          </table:table-cell>
          <table:table-cell office:value-type="float" office:value="357">
            <text:p>357</text:p>
          </table:table-cell>
          <table:table-cell office:value-type="float" office:value="547">
            <text:p>547</text:p>
          </table:table-cell>
          <table:table-cell office:value-type="float" office:value="652">
            <text:p>652</text:p>
          </table:table-cell>
          <table:table-cell office:value-type="float" office:value="261">
            <text:p>261</text:p>
          </table:table-cell>
          <table:table-cell office:value-type="float" office:value="252">
            <text:p>252</text:p>
          </table:table-cell>
          <table:table-cell office:value-type="float" office:value="19">
            <text:p>19</text:p>
          </table:table-cell>
          <table:table-cell office:value-type="float" office:value="95">
            <text:p>95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22">
            <text:p>22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58428">
            <text:p>158428</text:p>
          </table:table-cell>
          <table:table-cell office:value-type="float" office:value="758505">
            <text:p>758505</text:p>
          </table:table-cell>
          <table:table-cell office:value-type="float" office:value="129929">
            <text:p>129929</text:p>
          </table:table-cell>
          <table:table-cell office:value-type="float" office:value="277022">
            <text:p>277022</text:p>
          </table:table-cell>
          <table:table-cell office:value-type="float" office:value="270035">
            <text:p>270035</text:p>
          </table:table-cell>
          <table:table-cell office:value-type="float" office:value="296677">
            <text:p>296677</text:p>
          </table:table-cell>
          <table:table-cell office:value-type="float" office:value="274058">
            <text:p>274058</text:p>
          </table:table-cell>
          <table:table-cell office:value-type="float" office:value="236403">
            <text:p>236403</text:p>
          </table:table-cell>
          <table:table-cell office:value-type="float" office:value="419732">
            <text:p>419732</text:p>
          </table:table-cell>
          <table:table-cell office:value-type="float" office:value="238108">
            <text:p>238108</text:p>
          </table:table-cell>
          <table:table-cell office:value-type="float" office:value="96195">
            <text:p>96195</text:p>
          </table:table-cell>
          <table:table-cell office:value-type="float" office:value="354665">
            <text:p>354665</text:p>
          </table:table-cell>
          <table:table-cell office:value-type="float" office:value="186647">
            <text:p>186647</text:p>
          </table:table-cell>
          <table:table-cell office:value-type="float" office:value="309406">
            <text:p>309406</text:p>
          </table:table-cell>
          <table:table-cell office:value-type="float" office:value="270865">
            <text:p>270865</text:p>
          </table:table-cell>
          <table:table-cell office:value-type="float" office:value="252502">
            <text:p>252502</text:p>
          </table:table-cell>
          <table:table-cell office:value-type="float" office:value="171644">
            <text:p>171644</text:p>
          </table:table-cell>
          <table:table-cell office:value-type="float" office:value="244986">
            <text:p>244986</text:p>
          </table:table-cell>
          <table:table-cell office:value-type="float" office:value="105263">
            <text:p>105263</text:p>
          </table:table-cell>
          <table:table-cell office:value-type="float" office:value="200089">
            <text:p>200089</text:p>
          </table:table-cell>
          <table:table-cell office:value-type="float" office:value="200264">
            <text:p>200264</text:p>
          </table:table-cell>
          <table:table-cell office:value-type="float" office:value="119877">
            <text:p>119877</text:p>
          </table:table-cell>
          <table:table-cell office:value-type="float" office:value="119527">
            <text:p>119527</text:p>
          </table:table-cell>
          <table:table-cell office:value-type="float" office:value="179016">
            <text:p>179016</text:p>
          </table:table-cell>
          <table:table-cell office:value-type="float" office:value="156153">
            <text:p>156153</text:p>
          </table:table-cell>
          <table:table-cell office:value-type="float" office:value="99709">
            <text:p>99709</text:p>
          </table:table-cell>
          <table:table-cell office:value-type="float" office:value="98">
            <text:p>98</text:p>
          </table:table-cell>
          <table:table-cell office:value-type="float" office:value="792">
            <text:p>792</text:p>
          </table:table-cell>
          <table:table-cell office:value-type="float" office:value="106">
            <text:p>106</text:p>
          </table:table-cell>
          <table:table-cell office:value-type="float" office:value="164">
            <text:p>164</text:p>
          </table:table-cell>
          <table:table-cell office:value-type="float" office:value="166">
            <text:p>166</text:p>
          </table:table-cell>
          <table:table-cell office:value-type="float" office:value="134">
            <text:p>134</text:p>
          </table:table-cell>
          <table:table-cell office:value-type="float" office:value="180">
            <text:p>180</text:p>
          </table:table-cell>
          <table:table-cell office:value-type="float" office:value="117">
            <text:p>117</text:p>
          </table:table-cell>
          <table:table-cell office:value-type="float" office:value="199">
            <text:p>199</text:p>
          </table:table-cell>
          <table:table-cell office:value-type="float" office:value="138">
            <text:p>138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91">
            <text:p>91</text:p>
          </table:table-cell>
          <table:table-cell office:value-type="float" office:value="86">
            <text:p>86</text:p>
          </table:table-cell>
          <table:table-cell office:value-type="float" office:value="113">
            <text:p>113</text:p>
          </table:table-cell>
          <table:table-cell office:value-type="float" office:value="102">
            <text:p>102</text:p>
          </table:table-cell>
          <table:table-cell office:value-type="float" office:value="40">
            <text:p>40</text:p>
          </table:table-cell>
          <table:table-cell office:value-type="float" office:value="147">
            <text:p>147</text:p>
          </table:table-cell>
          <table:table-cell office:value-type="float" office:value="22">
            <text:p>22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29">
            <text:p>29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137">
            <text:p>137</text:p>
          </table:table-cell>
          <table:table-cell office:value-type="float" office:value="980">
            <text:p>980</text:p>
          </table:table-cell>
          <table:table-cell office:value-type="float" office:value="204">
            <text:p>204</text:p>
          </table:table-cell>
          <table:table-cell office:value-type="float" office:value="249">
            <text:p>249</text:p>
          </table:table-cell>
          <table:table-cell office:value-type="float" office:value="174">
            <text:p>174</text:p>
          </table:table-cell>
          <table:table-cell office:value-type="float" office:value="126">
            <text:p>126</text:p>
          </table:table-cell>
          <table:table-cell office:value-type="float" office:value="312">
            <text:p>312</text:p>
          </table:table-cell>
          <table:table-cell office:value-type="float" office:value="178">
            <text:p>178</text:p>
          </table:table-cell>
          <table:table-cell office:value-type="float" office:value="234">
            <text:p>234</text:p>
          </table:table-cell>
          <table:table-cell office:value-type="float" office:value="222">
            <text:p>222</text:p>
          </table:table-cell>
          <table:table-cell office:value-type="float" office:value="38">
            <text:p>38</text:p>
          </table:table-cell>
          <table:table-cell office:value-type="float" office:value="301">
            <text:p>301</text:p>
          </table:table-cell>
          <table:table-cell office:value-type="float" office:value="164">
            <text:p>164</text:p>
          </table:table-cell>
          <table:table-cell office:value-type="float" office:value="178">
            <text:p>178</text:p>
          </table:table-cell>
          <table:table-cell office:value-type="float" office:value="157">
            <text:p>157</text:p>
          </table:table-cell>
          <table:table-cell office:value-type="float" office:value="172">
            <text:p>172</text:p>
          </table:table-cell>
          <table:table-cell office:value-type="float" office:value="77">
            <text:p>77</text:p>
          </table:table-cell>
          <table:table-cell office:value-type="float" office:value="229">
            <text:p>229</text:p>
          </table:table-cell>
          <table:table-cell office:value-type="float" office:value="23">
            <text:p>23</text:p>
          </table:table-cell>
          <table:table-cell office:value-type="float" office:value="245">
            <text:p>245</text:p>
          </table:table-cell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474">
            <text:p>474</text:p>
          </table:table-cell>
          <table:table-cell office:value-type="float" office:value="3655">
            <text:p>3655</text:p>
          </table:table-cell>
          <table:table-cell office:value-type="float" office:value="626">
            <text:p>626</text:p>
          </table:table-cell>
          <table:table-cell office:value-type="float" office:value="1092">
            <text:p>1092</text:p>
          </table:table-cell>
          <table:table-cell office:value-type="float" office:value="672">
            <text:p>672</text:p>
          </table:table-cell>
          <table:table-cell office:value-type="float" office:value="706">
            <text:p>706</text:p>
          </table:table-cell>
          <table:table-cell office:value-type="float" office:value="1177">
            <text:p>1177</text:p>
          </table:table-cell>
          <table:table-cell office:value-type="float" office:value="540">
            <text:p>540</text:p>
          </table:table-cell>
          <table:table-cell office:value-type="float" office:value="1394">
            <text:p>1394</text:p>
          </table:table-cell>
          <table:table-cell office:value-type="float" office:value="770">
            <text:p>770</text:p>
          </table:table-cell>
          <table:table-cell office:value-type="float" office:value="431">
            <text:p>431</text:p>
          </table:table-cell>
          <table:table-cell office:value-type="float" office:value="1325">
            <text:p>1325</text:p>
          </table:table-cell>
          <table:table-cell office:value-type="float" office:value="526">
            <text:p>526</text:p>
          </table:table-cell>
          <table:table-cell office:value-type="float" office:value="642">
            <text:p>642</text:p>
          </table:table-cell>
          <table:table-cell office:value-type="float" office:value="507">
            <text:p>507</text:p>
          </table:table-cell>
          <table:table-cell office:value-type="float" office:value="538">
            <text:p>538</text:p>
          </table:table-cell>
          <table:table-cell office:value-type="float" office:value="496">
            <text:p>496</text:p>
          </table:table-cell>
          <table:table-cell office:value-type="float" office:value="502">
            <text:p>502</text:p>
          </table:table-cell>
          <table:table-cell office:value-type="float" office:value="186">
            <text:p>186</text:p>
          </table:table-cell>
          <table:table-cell office:value-type="float" office:value="593">
            <text:p>593</text:p>
          </table:table-cell>
          <table:table-cell office:value-type="float" office:value="617">
            <text:p>617</text:p>
          </table:table-cell>
          <table:table-cell office:value-type="float" office:value="357">
            <text:p>357</text:p>
          </table:table-cell>
          <table:table-cell office:value-type="float" office:value="548">
            <text:p>548</text:p>
          </table:table-cell>
          <table:table-cell office:value-type="float" office:value="651">
            <text:p>651</text:p>
          </table:table-cell>
          <table:table-cell office:value-type="float" office:value="263">
            <text:p>263</text:p>
          </table:table-cell>
          <table:table-cell office:value-type="float" office:value="252">
            <text:p>252</text:p>
          </table:table-cell>
          <table:table-cell office:value-type="float" office:value="19">
            <text:p>19</text:p>
          </table:table-cell>
          <table:table-cell office:value-type="float" office:value="97">
            <text:p>97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58387">
            <text:p>158387</text:p>
          </table:table-cell>
          <table:table-cell office:value-type="float" office:value="758267">
            <text:p>758267</text:p>
          </table:table-cell>
          <table:table-cell office:value-type="float" office:value="129878">
            <text:p>129878</text:p>
          </table:table-cell>
          <table:table-cell office:value-type="float" office:value="276979">
            <text:p>276979</text:p>
          </table:table-cell>
          <table:table-cell office:value-type="float" office:value="269989">
            <text:p>269989</text:p>
          </table:table-cell>
          <table:table-cell office:value-type="float" office:value="296633">
            <text:p>296633</text:p>
          </table:table-cell>
          <table:table-cell office:value-type="float" office:value="273992">
            <text:p>273992</text:p>
          </table:table-cell>
          <table:table-cell office:value-type="float" office:value="236358">
            <text:p>236358</text:p>
          </table:table-cell>
          <table:table-cell office:value-type="float" office:value="419665">
            <text:p>419665</text:p>
          </table:table-cell>
          <table:table-cell office:value-type="float" office:value="238059">
            <text:p>238059</text:p>
          </table:table-cell>
          <table:table-cell office:value-type="float" office:value="96176">
            <text:p>96176</text:p>
          </table:table-cell>
          <table:table-cell office:value-type="float" office:value="354619">
            <text:p>354619</text:p>
          </table:table-cell>
          <table:table-cell office:value-type="float" office:value="186596">
            <text:p>186596</text:p>
          </table:table-cell>
          <table:table-cell office:value-type="float" office:value="309377">
            <text:p>309377</text:p>
          </table:table-cell>
          <table:table-cell office:value-type="float" office:value="270818">
            <text:p>270818</text:p>
          </table:table-cell>
          <table:table-cell office:value-type="float" office:value="252446">
            <text:p>252446</text:p>
          </table:table-cell>
          <table:table-cell office:value-type="float" office:value="171630">
            <text:p>171630</text:p>
          </table:table-cell>
          <table:table-cell office:value-type="float" office:value="244931">
            <text:p>244931</text:p>
          </table:table-cell>
          <table:table-cell office:value-type="float" office:value="105256">
            <text:p>105256</text:p>
          </table:table-cell>
          <table:table-cell office:value-type="float" office:value="200047">
            <text:p>200047</text:p>
          </table:table-cell>
          <table:table-cell office:value-type="float" office:value="200231">
            <text:p>200231</text:p>
          </table:table-cell>
          <table:table-cell office:value-type="float" office:value="119867">
            <text:p>119867</text:p>
          </table:table-cell>
          <table:table-cell office:value-type="float" office:value="119505">
            <text:p>119505</text:p>
          </table:table-cell>
          <table:table-cell office:value-type="float" office:value="179004">
            <text:p>179004</text:p>
          </table:table-cell>
          <table:table-cell office:value-type="float" office:value="156142">
            <text:p>156142</text:p>
          </table:table-cell>
          <table:table-cell office:value-type="float" office:value="99705">
            <text:p>99705</text:p>
          </table:table-cell>
          <table:table-cell office:value-type="float" office:value="107">
            <text:p>107</text:p>
          </table:table-cell>
          <table:table-cell office:value-type="float" office:value="764">
            <text:p>764</text:p>
          </table:table-cell>
          <table:table-cell office:value-type="float" office:value="106">
            <text:p>106</text:p>
          </table:table-cell>
          <table:table-cell office:value-type="float" office:value="198">
            <text:p>198</text:p>
          </table:table-cell>
          <table:table-cell office:value-type="float" office:value="122">
            <text:p>122</text:p>
          </table:table-cell>
          <table:table-cell office:value-type="float" office:value="158">
            <text:p>158</text:p>
          </table:table-cell>
          <table:table-cell office:value-type="float" office:value="215">
            <text:p>215</text:p>
          </table:table-cell>
          <table:table-cell office:value-type="float" office:value="144">
            <text:p>144</text:p>
          </table:table-cell>
          <table:table-cell office:value-type="float" office:value="252">
            <text:p>252</text:p>
          </table:table-cell>
          <table:table-cell office:value-type="float" office:value="130">
            <text:p>130</text:p>
          </table:table-cell>
          <table:table-cell office:value-type="float" office:value="26">
            <text:p>26</text:p>
          </table:table-cell>
          <table:table-cell office:value-type="float" office:value="178">
            <text:p>178</text:p>
          </table:table-cell>
          <table:table-cell office:value-type="float" office:value="81">
            <text:p>81</text:p>
          </table:table-cell>
          <table:table-cell office:value-type="float" office:value="103">
            <text:p>103</text:p>
          </table:table-cell>
          <table:table-cell office:value-type="float" office:value="122">
            <text:p>122</text:p>
          </table:table-cell>
          <table:table-cell office:value-type="float" office:value="126">
            <text:p>126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28">
            <text:p>28</text:p>
          </table:table-cell>
          <table:table-cell office:value-type="float" office:value="102">
            <text:p>102</text:p>
          </table:table-cell>
          <table:table-cell office:value-type="float" office:value="88">
            <text:p>88</text:p>
          </table:table-cell>
          <table:table-cell office:value-type="float" office:value="29">
            <text:p>29</text:p>
          </table:table-cell>
          <table:table-cell office:value-type="float" office:value="119">
            <text:p>119</text:p>
          </table:table-cell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1013">
            <text:p>1013</text:p>
          </table:table-cell>
          <table:table-cell office:value-type="float" office:value="197">
            <text:p>197</text:p>
          </table:table-cell>
          <table:table-cell office:value-type="float" office:value="250">
            <text:p>250</text:p>
          </table:table-cell>
          <table:table-cell office:value-type="float" office:value="177">
            <text:p>177</text:p>
          </table:table-cell>
          <table:table-cell office:value-type="float" office:value="135">
            <text:p>135</text:p>
          </table:table-cell>
          <table:table-cell office:value-type="float" office:value="308">
            <text:p>308</text:p>
          </table:table-cell>
          <table:table-cell office:value-type="float" office:value="201">
            <text:p>201</text:p>
          </table:table-cell>
          <table:table-cell office:value-type="float" office:value="266">
            <text:p>266</text:p>
          </table:table-cell>
          <table:table-cell office:value-type="float" office:value="204">
            <text:p>204</text:p>
          </table:table-cell>
          <table:table-cell office:value-type="float" office:value="41">
            <text:p>41</text:p>
          </table:table-cell>
          <table:table-cell office:value-type="float" office:value="298">
            <text:p>298</text:p>
          </table:table-cell>
          <table:table-cell office:value-type="float" office:value="162">
            <text:p>162</text:p>
          </table:table-cell>
          <table:table-cell office:value-type="float" office:value="170">
            <text:p>170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 office:value-type="float" office:value="86">
            <text:p>86</text:p>
          </table:table-cell>
          <table:table-cell office:value-type="float" office:value="229">
            <text:p>229</text:p>
          </table:table-cell>
          <table:table-cell office:value-type="float" office:value="22">
            <text:p>22</text:p>
          </table:table-cell>
          <table:table-cell office:value-type="float" office:value="258">
            <text:p>258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57">
            <text:p>57</text:p>
          </table:table-cell>
          <table:table-cell office:value-type="float" office:value="38">
            <text:p>38</text:p>
          </table:table-cell>
          <table:table-cell office:value-type="float" office:value="483">
            <text:p>483</text:p>
          </table:table-cell>
          <table:table-cell office:value-type="float" office:value="3755">
            <text:p>3755</text:p>
          </table:table-cell>
          <table:table-cell office:value-type="float" office:value="637">
            <text:p>637</text:p>
          </table:table-cell>
          <table:table-cell office:value-type="float" office:value="1112">
            <text:p>1112</text:p>
          </table:table-cell>
          <table:table-cell office:value-type="float" office:value="679">
            <text:p>679</text:p>
          </table:table-cell>
          <table:table-cell office:value-type="float" office:value="718">
            <text:p>718</text:p>
          </table:table-cell>
          <table:table-cell office:value-type="float" office:value="1194">
            <text:p>1194</text:p>
          </table:table-cell>
          <table:table-cell office:value-type="float" office:value="548">
            <text:p>548</text:p>
          </table:table-cell>
          <table:table-cell office:value-type="float" office:value="1413">
            <text:p>1413</text:p>
          </table:table-cell>
          <table:table-cell office:value-type="float" office:value="782">
            <text:p>782</text:p>
          </table:table-cell>
          <table:table-cell office:value-type="float" office:value="432">
            <text:p>432</text:p>
          </table:table-cell>
          <table:table-cell office:value-type="float" office:value="1346">
            <text:p>1346</text:p>
          </table:table-cell>
          <table:table-cell office:value-type="float" office:value="531">
            <text:p>531</text:p>
          </table:table-cell>
          <table:table-cell office:value-type="float" office:value="651">
            <text:p>651</text:p>
          </table:table-cell>
          <table:table-cell office:value-type="float" office:value="516">
            <text:p>516</text:p>
          </table:table-cell>
          <table:table-cell office:value-type="float" office:value="549">
            <text:p>549</text:p>
          </table:table-cell>
          <table:table-cell office:value-type="float" office:value="500">
            <text:p>500</text:p>
          </table:table-cell>
          <table:table-cell office:value-type="float" office:value="508">
            <text:p>508</text:p>
          </table:table-cell>
          <table:table-cell office:value-type="float" office:value="186">
            <text:p>186</text:p>
          </table:table-cell>
          <table:table-cell office:value-type="float" office:value="603">
            <text:p>603</text:p>
          </table:table-cell>
          <table:table-cell office:value-type="float" office:value="620">
            <text:p>620</text:p>
          </table:table-cell>
          <table:table-cell office:value-type="float" office:value="358">
            <text:p>358</text:p>
          </table:table-cell>
          <table:table-cell office:value-type="float" office:value="551">
            <text:p>551</text:p>
          </table:table-cell>
          <table:table-cell office:value-type="float" office:value="656">
            <text:p>656</text:p>
          </table:table-cell>
          <table:table-cell office:value-type="float" office:value="271">
            <text:p>271</text:p>
          </table:table-cell>
          <table:table-cell office:value-type="float" office:value="260">
            <text:p>260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58346">
            <text:p>158346</text:p>
          </table:table-cell>
          <table:table-cell office:value-type="float" office:value="757851">
            <text:p>757851</text:p>
          </table:table-cell>
          <table:table-cell office:value-type="float" office:value="129836">
            <text:p>129836</text:p>
          </table:table-cell>
          <table:table-cell office:value-type="float" office:value="276916">
            <text:p>276916</text:p>
          </table:table-cell>
          <table:table-cell office:value-type="float" office:value="269894">
            <text:p>269894</text:p>
          </table:table-cell>
          <table:table-cell office:value-type="float" office:value="296568">
            <text:p>296568</text:p>
          </table:table-cell>
          <table:table-cell office:value-type="float" office:value="273904">
            <text:p>273904</text:p>
          </table:table-cell>
          <table:table-cell office:value-type="float" office:value="236332">
            <text:p>236332</text:p>
          </table:table-cell>
          <table:table-cell office:value-type="float" office:value="419577">
            <text:p>419577</text:p>
          </table:table-cell>
          <table:table-cell office:value-type="float" office:value="237986">
            <text:p>237986</text:p>
          </table:table-cell>
          <table:table-cell office:value-type="float" office:value="96119">
            <text:p>96119</text:p>
          </table:table-cell>
          <table:table-cell office:value-type="float" office:value="354537">
            <text:p>354537</text:p>
          </table:table-cell>
          <table:table-cell office:value-type="float" office:value="186569">
            <text:p>186569</text:p>
          </table:table-cell>
          <table:table-cell office:value-type="float" office:value="309327">
            <text:p>309327</text:p>
          </table:table-cell>
          <table:table-cell office:value-type="float" office:value="270749">
            <text:p>270749</text:p>
          </table:table-cell>
          <table:table-cell office:value-type="float" office:value="252373">
            <text:p>252373</text:p>
          </table:table-cell>
          <table:table-cell office:value-type="float" office:value="171626">
            <text:p>171626</text:p>
          </table:table-cell>
          <table:table-cell office:value-type="float" office:value="244843">
            <text:p>244843</text:p>
          </table:table-cell>
          <table:table-cell office:value-type="float" office:value="105247">
            <text:p>105247</text:p>
          </table:table-cell>
          <table:table-cell office:value-type="float" office:value="200015">
            <text:p>200015</text:p>
          </table:table-cell>
          <table:table-cell office:value-type="float" office:value="200207">
            <text:p>200207</text:p>
          </table:table-cell>
          <table:table-cell office:value-type="float" office:value="119858">
            <text:p>119858</text:p>
          </table:table-cell>
          <table:table-cell office:value-type="float" office:value="119478">
            <text:p>119478</text:p>
          </table:table-cell>
          <table:table-cell office:value-type="float" office:value="178991">
            <text:p>178991</text:p>
          </table:table-cell>
          <table:table-cell office:value-type="float" office:value="156125">
            <text:p>156125</text:p>
          </table:table-cell>
          <table:table-cell office:value-type="float" office:value="99692">
            <text:p>99692</text:p>
          </table:table-cell>
          <table:table-cell office:value-type="float" office:value="140">
            <text:p>140</text:p>
          </table:table-cell>
          <table:table-cell office:value-type="float" office:value="879">
            <text:p>879</text:p>
          </table:table-cell>
          <table:table-cell office:value-type="float" office:value="142">
            <text:p>142</text:p>
          </table:table-cell>
          <table:table-cell office:value-type="float" office:value="216">
            <text:p>216</text:p>
          </table:table-cell>
          <table:table-cell office:value-type="float" office:value="159">
            <text:p>159</text:p>
          </table:table-cell>
          <table:table-cell office:value-type="float" office:value="184">
            <text:p>184</text:p>
          </table:table-cell>
          <table:table-cell office:value-type="float" office:value="256">
            <text:p>256</text:p>
          </table:table-cell>
          <table:table-cell office:value-type="float" office:value="158">
            <text:p>158</text:p>
          </table:table-cell>
          <table:table-cell office:value-type="float" office:value="272">
            <text:p>272</text:p>
          </table:table-cell>
          <table:table-cell office:value-type="float" office:value="179">
            <text:p>179</text:p>
          </table:table-cell>
          <table:table-cell office:value-type="float" office:value="39">
            <text:p>39</text:p>
          </table:table-cell>
          <table:table-cell office:value-type="float" office:value="206">
            <text:p>206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147">
            <text:p>147</text:p>
          </table:table-cell>
          <table:table-cell office:value-type="float" office:value="162">
            <text:p>162</text:p>
          </table:table-cell>
          <table:table-cell office:value-type="float" office:value="64">
            <text:p>64</text:p>
          </table:table-cell>
          <table:table-cell office:value-type="float" office:value="199">
            <text:p>199</text:p>
          </table:table-cell>
          <table:table-cell office:value-type="float" office:value="35">
            <text:p>35</text:p>
          </table:table-cell>
          <table:table-cell office:value-type="float" office:value="127">
            <text:p>127</text:p>
          </table:table-cell>
          <table:table-cell office:value-type="float" office:value="120">
            <text:p>120</text:p>
          </table:table-cell>
          <table:table-cell office:value-type="float" office:value="39">
            <text:p>39</text:p>
          </table:table-cell>
          <table:table-cell office:value-type="float" office:value="136">
            <text:p>136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19">
            <text:p>19</text:p>
          </table:table-cell>
          <table:table-cell office:value-type="float" office:value="139">
            <text:p>139</text:p>
          </table:table-cell>
          <table:table-cell office:value-type="float" office:value="1090">
            <text:p>1090</text:p>
          </table:table-cell>
          <table:table-cell office:value-type="float" office:value="194">
            <text:p>194</text:p>
          </table:table-cell>
          <table:table-cell office:value-type="float" office:value="239">
            <text:p>239</text:p>
          </table:table-cell>
          <table:table-cell office:value-type="float" office:value="164">
            <text:p>164</text:p>
          </table:table-cell>
          <table:table-cell office:value-type="float" office:value="143">
            <text:p>143</text:p>
          </table:table-cell>
          <table:table-cell office:value-type="float" office:value="308">
            <text:p>308</text:p>
          </table:table-cell>
          <table:table-cell office:value-type="float" office:value="181">
            <text:p>181</text:p>
          </table:table-cell>
          <table:table-cell office:value-type="float" office:value="244">
            <text:p>244</text:p>
          </table:table-cell>
          <table:table-cell office:value-type="float" office:value="191">
            <text:p>191</text:p>
          </table:table-cell>
          <table:table-cell office:value-type="float" office:value="45">
            <text:p>45</text:p>
          </table:table-cell>
          <table:table-cell office:value-type="float" office:value="281">
            <text:p>281</text:p>
          </table:table-cell>
          <table:table-cell office:value-type="float" office:value="164">
            <text:p>164</text:p>
          </table:table-cell>
          <table:table-cell office:value-type="float" office:value="157">
            <text:p>157</text:p>
          </table:table-cell>
          <table:table-cell office:value-type="float" office:value="174">
            <text:p>174</text:p>
          </table:table-cell>
          <table:table-cell office:value-type="float" office:value="166">
            <text:p>166</text:p>
          </table:table-cell>
          <table:table-cell office:value-type="float" office:value="77">
            <text:p>77</text:p>
          </table:table-cell>
          <table:table-cell office:value-type="float" office:value="222">
            <text:p>222</text:p>
          </table:table-cell>
          <table:table-cell office:value-type="float" office:value="21">
            <text:p>21</text:p>
          </table:table-cell>
          <table:table-cell office:value-type="float" office:value="260">
            <text:p>260</text:p>
          </table:table-cell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  <table:table-cell office:value-type="float" office:value="491">
            <text:p>491</text:p>
          </table:table-cell>
          <table:table-cell office:value-type="float" office:value="3843">
            <text:p>3843</text:p>
          </table:table-cell>
          <table:table-cell office:value-type="float" office:value="659">
            <text:p>659</text:p>
          </table:table-cell>
          <table:table-cell office:value-type="float" office:value="1136">
            <text:p>1136</text:p>
          </table:table-cell>
          <table:table-cell office:value-type="float" office:value="685">
            <text:p>685</text:p>
          </table:table-cell>
          <table:table-cell office:value-type="float" office:value="727">
            <text:p>727</text:p>
          </table:table-cell>
          <table:table-cell office:value-type="float" office:value="1223">
            <text:p>1223</text:p>
          </table:table-cell>
          <table:table-cell office:value-type="float" office:value="555">
            <text:p>555</text:p>
          </table:table-cell>
          <table:table-cell office:value-type="float" office:value="1428">
            <text:p>1428</text:p>
          </table:table-cell>
          <table:table-cell office:value-type="float" office:value="800">
            <text:p>800</text:p>
          </table:table-cell>
          <table:table-cell office:value-type="float" office:value="435">
            <text:p>435</text:p>
          </table:table-cell>
          <table:table-cell office:value-type="float" office:value="1367">
            <text:p>1367</text:p>
          </table:table-cell>
          <table:table-cell office:value-type="float" office:value="540">
            <text:p>540</text:p>
          </table:table-cell>
          <table:table-cell office:value-type="float" office:value="662">
            <text:p>662</text:p>
          </table:table-cell>
          <table:table-cell office:value-type="float" office:value="531">
            <text:p>531</text:p>
          </table:table-cell>
          <table:table-cell office:value-type="float" office:value="564">
            <text:p>564</text:p>
          </table:table-cell>
          <table:table-cell office:value-type="float" office:value="503">
            <text:p>503</text:p>
          </table:table-cell>
          <table:table-cell office:value-type="float" office:value="538">
            <text:p>538</text:p>
          </table:table-cell>
          <table:table-cell office:value-type="float" office:value="187">
            <text:p>187</text:p>
          </table:table-cell>
          <table:table-cell office:value-type="float" office:value="606">
            <text:p>606</text:p>
          </table:table-cell>
          <table:table-cell office:value-type="float" office:value="624">
            <text:p>624</text:p>
          </table:table-cell>
          <table:table-cell office:value-type="float" office:value="359">
            <text:p>359</text:p>
          </table:table-cell>
          <table:table-cell office:value-type="float" office:value="555">
            <text:p>555</text:p>
          </table:table-cell>
          <table:table-cell office:value-type="float" office:value="659">
            <text:p>659</text:p>
          </table:table-cell>
          <table:table-cell office:value-type="float" office:value="272">
            <text:p>272</text:p>
          </table:table-cell>
          <table:table-cell office:value-type="float" office:value="268">
            <text:p>268</text:p>
          </table:table-cell>
          <table:table-cell office:value-type="float" office:value="19">
            <text:p>19</text:p>
          </table:table-cell>
          <table:table-cell office:value-type="float" office:value="102">
            <text:p>10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58306">
            <text:p>158306</text:p>
          </table:table-cell>
          <table:table-cell office:value-type="float" office:value="757551">
            <text:p>757551</text:p>
          </table:table-cell>
          <table:table-cell office:value-type="float" office:value="129784">
            <text:p>129784</text:p>
          </table:table-cell>
          <table:table-cell office:value-type="float" office:value="276821">
            <text:p>276821</text:p>
          </table:table-cell>
          <table:table-cell office:value-type="float" office:value="269860">
            <text:p>269860</text:p>
          </table:table-cell>
          <table:table-cell office:value-type="float" office:value="296511">
            <text:p>296511</text:p>
          </table:table-cell>
          <table:table-cell office:value-type="float" office:value="273851">
            <text:p>273851</text:p>
          </table:table-cell>
          <table:table-cell office:value-type="float" office:value="236284">
            <text:p>236284</text:p>
          </table:table-cell>
          <table:table-cell office:value-type="float" office:value="419479">
            <text:p>419479</text:p>
          </table:table-cell>
          <table:table-cell office:value-type="float" office:value="237986">
            <text:p>237986</text:p>
          </table:table-cell>
          <table:table-cell office:value-type="float" office:value="96096">
            <text:p>96096</text:p>
          </table:table-cell>
          <table:table-cell office:value-type="float" office:value="354495">
            <text:p>354495</text:p>
          </table:table-cell>
          <table:table-cell office:value-type="float" office:value="186531">
            <text:p>186531</text:p>
          </table:table-cell>
          <table:table-cell office:value-type="float" office:value="309304">
            <text:p>309304</text:p>
          </table:table-cell>
          <table:table-cell office:value-type="float" office:value="270699">
            <text:p>270699</text:p>
          </table:table-cell>
          <table:table-cell office:value-type="float" office:value="252306">
            <text:p>252306</text:p>
          </table:table-cell>
          <table:table-cell office:value-type="float" office:value="171586">
            <text:p>171586</text:p>
          </table:table-cell>
          <table:table-cell office:value-type="float" office:value="244820">
            <text:p>244820</text:p>
          </table:table-cell>
          <table:table-cell office:value-type="float" office:value="105238">
            <text:p>105238</text:p>
          </table:table-cell>
          <table:table-cell office:value-type="float" office:value="199990">
            <text:p>199990</text:p>
          </table:table-cell>
          <table:table-cell office:value-type="float" office:value="200165">
            <text:p>200165</text:p>
          </table:table-cell>
          <table:table-cell office:value-type="float" office:value="119850">
            <text:p>119850</text:p>
          </table:table-cell>
          <table:table-cell office:value-type="float" office:value="119471">
            <text:p>119471</text:p>
          </table:table-cell>
          <table:table-cell office:value-type="float" office:value="178975">
            <text:p>178975</text:p>
          </table:table-cell>
          <table:table-cell office:value-type="float" office:value="156113">
            <text:p>156113</text:p>
          </table:table-cell>
          <table:table-cell office:value-type="float" office:value="99692">
            <text:p>99692</text:p>
          </table:table-cell>
          <table:table-cell office:value-type="float" office:value="168">
            <text:p>168</text:p>
          </table:table-cell>
          <table:table-cell office:value-type="float" office:value="1128">
            <text:p>1128</text:p>
          </table:table-cell>
          <table:table-cell office:value-type="float" office:value="175">
            <text:p>175</text:p>
          </table:table-cell>
          <table:table-cell office:value-type="float" office:value="271">
            <text:p>271</text:p>
          </table:table-cell>
          <table:table-cell office:value-type="float" office:value="254">
            <text:p>254</text:p>
          </table:table-cell>
          <table:table-cell office:value-type="float" office:value="231">
            <text:p>231</text:p>
          </table:table-cell>
          <table:table-cell office:value-type="float" office:value="344">
            <text:p>344</text:p>
          </table:table-cell>
          <table:table-cell office:value-type="float" office:value="184">
            <text:p>184</text:p>
          </table:table-cell>
          <table:table-cell office:value-type="float" office:value="360">
            <text:p>360</text:p>
          </table:table-cell>
          <table:table-cell office:value-type="float" office:value="252">
            <text:p>252</text:p>
          </table:table-cell>
          <table:table-cell office:value-type="float" office:value="90">
            <text:p>90</text:p>
          </table:table-cell>
          <table:table-cell office:value-type="float" office:value="272">
            <text:p>272</text:p>
          </table:table-cell>
          <table:table-cell office:value-type="float" office:value="141">
            <text:p>141</text:p>
          </table:table-cell>
          <table:table-cell office:value-type="float" office:value="169">
            <text:p>169</text:p>
          </table:table-cell>
          <table:table-cell office:value-type="float" office:value="197">
            <text:p>197</text:p>
          </table:table-cell>
          <table:table-cell office:value-type="float" office:value="235">
            <text:p>235</text:p>
          </table:table-cell>
          <table:table-cell office:value-type="float" office:value="68">
            <text:p>68</text:p>
          </table:table-cell>
          <table:table-cell office:value-type="float" office:value="272">
            <text:p>272</text:p>
          </table:table-cell>
          <table:table-cell office:value-type="float" office:value="44">
            <text:p>44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48">
            <text:p>48</text:p>
          </table:table-cell>
          <table:table-cell office:value-type="float" office:value="153">
            <text:p>153</text:p>
          </table:table-cell>
          <table:table-cell office:value-type="float" office:value="76">
            <text:p>76</text:p>
          </table:table-cell>
          <table:table-cell office:value-type="float" office:value="67">
            <text:p>67</text:p>
          </table:table-cell>
          <table:table-cell office:value-type="float" office:value="31">
            <text:p>31</text:p>
          </table:table-cell>
          <table:table-cell office:value-type="float" office:value="142">
            <text:p>142</text:p>
          </table:table-cell>
          <table:table-cell office:value-type="float" office:value="1138">
            <text:p>1138</text:p>
          </table:table-cell>
          <table:table-cell office:value-type="float" office:value="200">
            <text:p>200</text:p>
          </table:table-cell>
          <table:table-cell office:value-type="float" office:value="247">
            <text:p>247</text:p>
          </table:table-cell>
          <table:table-cell office:value-type="float" office:value="214">
            <text:p>214</text:p>
          </table:table-cell>
          <table:table-cell office:value-type="float" office:value="180">
            <text:p>180</text:p>
          </table:table-cell>
          <table:table-cell office:value-type="float" office:value="299">
            <text:p>299</text:p>
          </table:table-cell>
          <table:table-cell office:value-type="float" office:value="186">
            <text:p>186</text:p>
          </table:table-cell>
          <table:table-cell office:value-type="float" office:value="285">
            <text:p>285</text:p>
          </table:table-cell>
          <table:table-cell office:value-type="float" office:value="223">
            <text:p>223</text:p>
          </table:table-cell>
          <table:table-cell office:value-type="float" office:value="48">
            <text:p>48</text:p>
          </table:table-cell>
          <table:table-cell office:value-type="float" office:value="285">
            <text:p>285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67">
            <text:p>167</text:p>
          </table:table-cell>
          <table:table-cell office:value-type="float" office:value="159">
            <text:p>159</text:p>
          </table:table-cell>
          <table:table-cell office:value-type="float" office:value="76">
            <text:p>76</text:p>
          </table:table-cell>
          <table:table-cell office:value-type="float" office:value="217">
            <text:p>217</text:p>
          </table:table-cell>
          <table:table-cell office:value-type="float" office:value="32">
            <text:p>32</text:p>
          </table:table-cell>
          <table:table-cell office:value-type="float" office:value="243">
            <text:p>243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  <table:table-cell office:value-type="float" office:value="84">
            <text:p>84</text:p>
          </table:table-cell>
          <table:table-cell office:value-type="float" office:value="72">
            <text:p>72</text:p>
          </table:table-cell>
          <table:table-cell office:value-type="float" office:value="56">
            <text:p>56</text:p>
          </table:table-cell>
          <table:table-cell office:value-type="float" office:value="27">
            <text:p>27</text:p>
          </table:table-cell>
          <table:table-cell office:value-type="float" office:value="502">
            <text:p>502</text:p>
          </table:table-cell>
          <table:table-cell office:value-type="float" office:value="3929">
            <text:p>3929</text:p>
          </table:table-cell>
          <table:table-cell office:value-type="float" office:value="671">
            <text:p>671</text:p>
          </table:table-cell>
          <table:table-cell office:value-type="float" office:value="1155">
            <text:p>1155</text:p>
          </table:table-cell>
          <table:table-cell office:value-type="float" office:value="698">
            <text:p>698</text:p>
          </table:table-cell>
          <table:table-cell office:value-type="float" office:value="737">
            <text:p>737</text:p>
          </table:table-cell>
          <table:table-cell office:value-type="float" office:value="1223">
            <text:p>1223</text:p>
          </table:table-cell>
          <table:table-cell office:value-type="float" office:value="575">
            <text:p>575</text:p>
          </table:table-cell>
          <table:table-cell office:value-type="float" office:value="1450">
            <text:p>1450</text:p>
          </table:table-cell>
          <table:table-cell office:value-type="float" office:value="813">
            <text:p>813</text:p>
          </table:table-cell>
          <table:table-cell office:value-type="float" office:value="437">
            <text:p>437</text:p>
          </table:table-cell>
          <table:table-cell office:value-type="float" office:value="1398">
            <text:p>1398</text:p>
          </table:table-cell>
          <table:table-cell office:value-type="float" office:value="549">
            <text:p>549</text:p>
          </table:table-cell>
          <table:table-cell office:value-type="float" office:value="684">
            <text:p>684</text:p>
          </table:table-cell>
          <table:table-cell office:value-type="float" office:value="540">
            <text:p>540</text:p>
          </table:table-cell>
          <table:table-cell office:value-type="float" office:value="575">
            <text:p>575</text:p>
          </table:table-cell>
          <table:table-cell office:value-type="float" office:value="512">
            <text:p>512</text:p>
          </table:table-cell>
          <table:table-cell office:value-type="float" office:value="560">
            <text:p>560</text:p>
          </table:table-cell>
          <table:table-cell office:value-type="float" office:value="188">
            <text:p>188</text:p>
          </table:table-cell>
          <table:table-cell office:value-type="float" office:value="614">
            <text:p>614</text:p>
          </table:table-cell>
          <table:table-cell office:value-type="float" office:value="627">
            <text:p>627</text:p>
          </table:table-cell>
          <table:table-cell office:value-type="float" office:value="359">
            <text:p>359</text:p>
          </table:table-cell>
          <table:table-cell office:value-type="float" office:value="557">
            <text:p>557</text:p>
          </table:table-cell>
          <table:table-cell office:value-type="float" office:value="666">
            <text:p>666</text:p>
          </table:table-cell>
          <table:table-cell table:number-columns-repeated="2" office:value-type="float" office:value="274">
            <text:p>274</text:p>
          </table:table-cell>
          <table:table-cell office:value-type="float" office:value="19">
            <text:p>19</text:p>
          </table:table-cell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63">
            <text:p>63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58280">
            <text:p>158280</text:p>
          </table:table-cell>
          <table:table-cell office:value-type="float" office:value="757452">
            <text:p>757452</text:p>
          </table:table-cell>
          <table:table-cell office:value-type="float" office:value="129771">
            <text:p>129771</text:p>
          </table:table-cell>
          <table:table-cell office:value-type="float" office:value="276787">
            <text:p>276787</text:p>
          </table:table-cell>
          <table:table-cell office:value-type="float" office:value="269828">
            <text:p>269828</text:p>
          </table:table-cell>
          <table:table-cell office:value-type="float" office:value="296477">
            <text:p>296477</text:p>
          </table:table-cell>
          <table:table-cell office:value-type="float" office:value="273851">
            <text:p>273851</text:p>
          </table:table-cell>
          <table:table-cell office:value-type="float" office:value="236276">
            <text:p>236276</text:p>
          </table:table-cell>
          <table:table-cell office:value-type="float" office:value="419479">
            <text:p>419479</text:p>
          </table:table-cell>
          <table:table-cell office:value-type="float" office:value="237986">
            <text:p>237986</text:p>
          </table:table-cell>
          <table:table-cell office:value-type="float" office:value="96083">
            <text:p>96083</text:p>
          </table:table-cell>
          <table:table-cell office:value-type="float" office:value="354421">
            <text:p>354421</text:p>
          </table:table-cell>
          <table:table-cell office:value-type="float" office:value="186508">
            <text:p>186508</text:p>
          </table:table-cell>
          <table:table-cell office:value-type="float" office:value="309289">
            <text:p>309289</text:p>
          </table:table-cell>
          <table:table-cell office:value-type="float" office:value="270664">
            <text:p>270664</text:p>
          </table:table-cell>
          <table:table-cell office:value-type="float" office:value="252303">
            <text:p>252303</text:p>
          </table:table-cell>
          <table:table-cell office:value-type="float" office:value="171569">
            <text:p>171569</text:p>
          </table:table-cell>
          <table:table-cell office:value-type="float" office:value="244752">
            <text:p>244752</text:p>
          </table:table-cell>
          <table:table-cell office:value-type="float" office:value="105236">
            <text:p>105236</text:p>
          </table:table-cell>
          <table:table-cell office:value-type="float" office:value="199981">
            <text:p>199981</text:p>
          </table:table-cell>
          <table:table-cell office:value-type="float" office:value="200151">
            <text:p>200151</text:p>
          </table:table-cell>
          <table:table-cell office:value-type="float" office:value="119843">
            <text:p>119843</text:p>
          </table:table-cell>
          <table:table-cell office:value-type="float" office:value="119467">
            <text:p>119467</text:p>
          </table:table-cell>
          <table:table-cell office:value-type="float" office:value="178966">
            <text:p>178966</text:p>
          </table:table-cell>
          <table:table-cell office:value-type="float" office:value="156107">
            <text:p>156107</text:p>
          </table:table-cell>
          <table:table-cell office:value-type="float" office:value="99692">
            <text:p>99692</text:p>
          </table:table-cell>
          <table:table-cell office:value-type="float" office:value="187">
            <text:p>187</text:p>
          </table:table-cell>
          <table:table-cell office:value-type="float" office:value="1289">
            <text:p>1289</text:p>
          </table:table-cell>
          <table:table-cell office:value-type="float" office:value="205">
            <text:p>205</text:p>
          </table:table-cell>
          <table:table-cell office:value-type="float" office:value="338">
            <text:p>338</text:p>
          </table:table-cell>
          <table:table-cell office:value-type="float" office:value="228">
            <text:p>228</text:p>
          </table:table-cell>
          <table:table-cell office:value-type="float" office:value="243">
            <text:p>243</text:p>
          </table:table-cell>
          <table:table-cell office:value-type="float" office:value="369">
            <text:p>369</text:p>
          </table:table-cell>
          <table:table-cell office:value-type="float" office:value="212">
            <text:p>212</text:p>
          </table:table-cell>
          <table:table-cell office:value-type="float" office:value="397">
            <text:p>397</text:p>
          </table:table-cell>
          <table:table-cell office:value-type="float" office:value="189">
            <text:p>189</text:p>
          </table:table-cell>
          <table:table-cell office:value-type="float" office:value="110">
            <text:p>110</text:p>
          </table:table-cell>
          <table:table-cell office:value-type="float" office:value="279">
            <text:p>279</text:p>
          </table:table-cell>
          <table:table-cell office:value-type="float" office:value="173">
            <text:p>173</text:p>
          </table:table-cell>
          <table:table-cell office:value-type="float" office:value="175">
            <text:p>175</text:p>
          </table:table-cell>
          <table:table-cell office:value-type="float" office:value="236">
            <text:p>236</text:p>
          </table:table-cell>
          <table:table-cell office:value-type="float" office:value="283">
            <text:p>283</text:p>
          </table:table-cell>
          <table:table-cell office:value-type="float" office:value="93">
            <text:p>93</text:p>
          </table:table-cell>
          <table:table-cell office:value-type="float" office:value="280">
            <text:p>280</text:p>
          </table:table-cell>
          <table:table-cell office:value-type="float" office:value="41">
            <text:p>41</text:p>
          </table:table-cell>
          <table:table-cell office:value-type="float" office:value="172">
            <text:p>172</text:p>
          </table:table-cell>
          <table:table-cell office:value-type="float" office:value="154">
            <text:p>154</text:p>
          </table:table-cell>
          <table:table-cell office:value-type="float" office:value="44">
            <text:p>44</text:p>
          </table:table-cell>
          <table:table-cell office:value-type="float" office:value="153">
            <text:p>153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27">
            <text:p>27</text:p>
          </table:table-cell>
          <table:table-cell office:value-type="float" office:value="154">
            <text:p>154</text:p>
          </table:table-cell>
          <table:table-cell office:value-type="float" office:value="1217">
            <text:p>1217</text:p>
          </table:table-cell>
          <table:table-cell office:value-type="float" office:value="214">
            <text:p>214</text:p>
          </table:table-cell>
          <table:table-cell office:value-type="float" office:value="278">
            <text:p>278</text:p>
          </table:table-cell>
          <table:table-cell office:value-type="float" office:value="260">
            <text:p>260</text:p>
          </table:table-cell>
          <table:table-cell office:value-type="float" office:value="197">
            <text:p>197</text:p>
          </table:table-cell>
          <table:table-cell office:value-type="float" office:value="338">
            <text:p>338</text:p>
          </table:table-cell>
          <table:table-cell office:value-type="float" office:value="216">
            <text:p>216</text:p>
          </table:table-cell>
          <table:table-cell office:value-type="float" office:value="307">
            <text:p>307</text:p>
          </table:table-cell>
          <table:table-cell office:value-type="float" office:value="254">
            <text:p>254</text:p>
          </table:table-cell>
          <table:table-cell office:value-type="float" office:value="47">
            <text:p>47</text:p>
          </table:table-cell>
          <table:table-cell office:value-type="float" office:value="314">
            <text:p>314</text:p>
          </table:table-cell>
          <table:table-cell office:value-type="float" office:value="178">
            <text:p>178</text:p>
          </table:table-cell>
          <table:table-cell office:value-type="float" office:value="166">
            <text:p>166</text:p>
          </table:table-cell>
          <table:table-cell office:value-type="float" office:value="197">
            <text:p>197</text:p>
          </table:table-cell>
          <table:table-cell office:value-type="float" office:value="161">
            <text:p>161</text:p>
          </table:table-cell>
          <table:table-cell office:value-type="float" office:value="82">
            <text:p>82</text:p>
          </table:table-cell>
          <table:table-cell office:value-type="float" office:value="245">
            <text:p>245</text:p>
          </table:table-cell>
          <table:table-cell office:value-type="float" office:value="39">
            <text:p>39</text:p>
          </table:table-cell>
          <table:table-cell office:value-type="float" office:value="251">
            <text:p>251</text:p>
          </table:table-cell>
          <table:table-cell office:value-type="float" office:value="105">
            <text:p>105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float" office:value="520">
            <text:p>520</text:p>
          </table:table-cell>
          <table:table-cell office:value-type="float" office:value="4018">
            <text:p>4018</text:p>
          </table:table-cell>
          <table:table-cell office:value-type="float" office:value="687">
            <text:p>687</text:p>
          </table:table-cell>
          <table:table-cell office:value-type="float" office:value="1174">
            <text:p>1174</text:p>
          </table:table-cell>
          <table:table-cell office:value-type="float" office:value="706">
            <text:p>706</text:p>
          </table:table-cell>
          <table:table-cell office:value-type="float" office:value="745">
            <text:p>745</text:p>
          </table:table-cell>
          <table:table-cell office:value-type="float" office:value="1260">
            <text:p>1260</text:p>
          </table:table-cell>
          <table:table-cell office:value-type="float" office:value="589">
            <text:p>589</text:p>
          </table:table-cell>
          <table:table-cell office:value-type="float" office:value="1470">
            <text:p>1470</text:p>
          </table:table-cell>
          <table:table-cell office:value-type="float" office:value="843">
            <text:p>843</text:p>
          </table:table-cell>
          <table:table-cell office:value-type="float" office:value="437">
            <text:p>437</text:p>
          </table:table-cell>
          <table:table-cell office:value-type="float" office:value="1429">
            <text:p>1429</text:p>
          </table:table-cell>
          <table:table-cell office:value-type="float" office:value="567">
            <text:p>567</text:p>
          </table:table-cell>
          <table:table-cell office:value-type="float" office:value="702">
            <text:p>702</text:p>
          </table:table-cell>
          <table:table-cell office:value-type="float" office:value="558">
            <text:p>558</text:p>
          </table:table-cell>
          <table:table-cell office:value-type="float" office:value="601">
            <text:p>601</text:p>
          </table:table-cell>
          <table:table-cell office:value-type="float" office:value="528">
            <text:p>528</text:p>
          </table:table-cell>
          <table:table-cell office:value-type="float" office:value="579">
            <text:p>579</text:p>
          </table:table-cell>
          <table:table-cell office:value-type="float" office:value="189">
            <text:p>189</text:p>
          </table:table-cell>
          <table:table-cell office:value-type="float" office:value="633">
            <text:p>633</text:p>
          </table:table-cell>
          <table:table-cell office:value-type="float" office:value="628">
            <text:p>628</text:p>
          </table:table-cell>
          <table:table-cell office:value-type="float" office:value="359">
            <text:p>359</text:p>
          </table:table-cell>
          <table:table-cell office:value-type="float" office:value="564">
            <text:p>564</text:p>
          </table:table-cell>
          <table:table-cell office:value-type="float" office:value="673">
            <text:p>673</text:p>
          </table:table-cell>
          <table:table-cell office:value-type="float" office:value="279">
            <text:p>279</text:p>
          </table:table-cell>
          <table:table-cell office:value-type="float" office:value="284">
            <text:p>284</text:p>
          </table:table-cell>
          <table:table-cell office:value-type="float" office:value="19">
            <text:p>19</text:p>
          </table:table-cell>
          <table:table-cell office:value-type="float" office:value="108">
            <text:p>108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58259">
            <text:p>158259</text:p>
          </table:table-cell>
          <table:table-cell office:value-type="float" office:value="757255">
            <text:p>757255</text:p>
          </table:table-cell>
          <table:table-cell office:value-type="float" office:value="129721">
            <text:p>129721</text:p>
          </table:table-cell>
          <table:table-cell office:value-type="float" office:value="276732">
            <text:p>276732</text:p>
          </table:table-cell>
          <table:table-cell office:value-type="float" office:value="269816">
            <text:p>269816</text:p>
          </table:table-cell>
          <table:table-cell office:value-type="float" office:value="296439">
            <text:p>296439</text:p>
          </table:table-cell>
          <table:table-cell office:value-type="float" office:value="273811">
            <text:p>273811</text:p>
          </table:table-cell>
          <table:table-cell office:value-type="float" office:value="236237">
            <text:p>236237</text:p>
          </table:table-cell>
          <table:table-cell office:value-type="float" office:value="419336">
            <text:p>419336</text:p>
          </table:table-cell>
          <table:table-cell office:value-type="float" office:value="237867">
            <text:p>237867</text:p>
          </table:table-cell>
          <table:table-cell office:value-type="float" office:value="96069">
            <text:p>96069</text:p>
          </table:table-cell>
          <table:table-cell office:value-type="float" office:value="354326">
            <text:p>354326</text:p>
          </table:table-cell>
          <table:table-cell office:value-type="float" office:value="186496">
            <text:p>186496</text:p>
          </table:table-cell>
          <table:table-cell office:value-type="float" office:value="309257">
            <text:p>309257</text:p>
          </table:table-cell>
          <table:table-cell office:value-type="float" office:value="270613">
            <text:p>270613</text:p>
          </table:table-cell>
          <table:table-cell office:value-type="float" office:value="252232">
            <text:p>252232</text:p>
          </table:table-cell>
          <table:table-cell office:value-type="float" office:value="171538">
            <text:p>171538</text:p>
          </table:table-cell>
          <table:table-cell office:value-type="float" office:value="244651">
            <text:p>244651</text:p>
          </table:table-cell>
          <table:table-cell office:value-type="float" office:value="105221">
            <text:p>105221</text:p>
          </table:table-cell>
          <table:table-cell office:value-type="float" office:value="199943">
            <text:p>199943</text:p>
          </table:table-cell>
          <table:table-cell office:value-type="float" office:value="200114">
            <text:p>200114</text:p>
          </table:table-cell>
          <table:table-cell office:value-type="float" office:value="119830">
            <text:p>119830</text:p>
          </table:table-cell>
          <table:table-cell office:value-type="float" office:value="119437">
            <text:p>119437</text:p>
          </table:table-cell>
          <table:table-cell office:value-type="float" office:value="178960">
            <text:p>178960</text:p>
          </table:table-cell>
          <table:table-cell office:value-type="float" office:value="156094">
            <text:p>156094</text:p>
          </table:table-cell>
          <table:table-cell office:value-type="float" office:value="99674">
            <text:p>99674</text:p>
          </table:table-cell>
          <table:table-cell office:value-type="float" office:value="190">
            <text:p>190</text:p>
          </table:table-cell>
          <table:table-cell office:value-type="float" office:value="1247">
            <text:p>1247</text:p>
          </table:table-cell>
          <table:table-cell office:value-type="float" office:value="186">
            <text:p>186</text:p>
          </table:table-cell>
          <table:table-cell office:value-type="float" office:value="325">
            <text:p>325</text:p>
          </table:table-cell>
          <table:table-cell office:value-type="float" office:value="214">
            <text:p>214</text:p>
          </table:table-cell>
          <table:table-cell office:value-type="float" office:value="247">
            <text:p>247</text:p>
          </table:table-cell>
          <table:table-cell office:value-type="float" office:value="290">
            <text:p>290</text:p>
          </table:table-cell>
          <table:table-cell office:value-type="float" office:value="179">
            <text:p>179</text:p>
          </table:table-cell>
          <table:table-cell office:value-type="float" office:value="341">
            <text:p>341</text:p>
          </table:table-cell>
          <table:table-cell office:value-type="float" office:value="158">
            <text:p>158</text:p>
          </table:table-cell>
          <table:table-cell office:value-type="float" office:value="117">
            <text:p>117</text:p>
          </table:table-cell>
          <table:table-cell office:value-type="float" office:value="303">
            <text:p>303</text:p>
          </table:table-cell>
          <table:table-cell office:value-type="float" office:value="155">
            <text:p>155</text:p>
          </table:table-cell>
          <table:table-cell office:value-type="float" office:value="169">
            <text:p>169</text:p>
          </table:table-cell>
          <table:table-cell office:value-type="float" office:value="235">
            <text:p>235</text:p>
          </table:table-cell>
          <table:table-cell office:value-type="float" office:value="260">
            <text:p>260</text:p>
          </table:table-cell>
          <table:table-cell office:value-type="float" office:value="104">
            <text:p>104</text:p>
          </table:table-cell>
          <table:table-cell office:value-type="float" office:value="307">
            <text:p>307</text:p>
          </table:table-cell>
          <table:table-cell office:value-type="float" office:value="36">
            <text:p>36</text:p>
          </table:table-cell>
          <table:table-cell office:value-type="float" office:value="163">
            <text:p>163</text:p>
          </table:table-cell>
          <table:table-cell office:value-type="float" office:value="145">
            <text:p>145</text:p>
          </table:table-cell>
          <table:table-cell office:value-type="float" office:value="38">
            <text:p>38</text:p>
          </table:table-cell>
          <table:table-cell office:value-type="float" office:value="120">
            <text:p>120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27">
            <text:p>27</text:p>
          </table:table-cell>
          <table:table-cell office:value-type="float" office:value="187">
            <text:p>187</text:p>
          </table:table-cell>
          <table:table-cell office:value-type="float" office:value="1380">
            <text:p>1380</text:p>
          </table:table-cell>
          <table:table-cell office:value-type="float" office:value="240">
            <text:p>240</text:p>
          </table:table-cell>
          <table:table-cell office:value-type="float" office:value="356">
            <text:p>356</text:p>
          </table:table-cell>
          <table:table-cell office:value-type="float" office:value="267">
            <text:p>267</text:p>
          </table:table-cell>
          <table:table-cell office:value-type="float" office:value="240">
            <text:p>240</text:p>
          </table:table-cell>
          <table:table-cell office:value-type="float" office:value="421">
            <text:p>421</text:p>
          </table:table-cell>
          <table:table-cell office:value-type="float" office:value="268">
            <text:p>268</text:p>
          </table:table-cell>
          <table:table-cell office:value-type="float" office:value="395">
            <text:p>395</text:p>
          </table:table-cell>
          <table:table-cell office:value-type="float" office:value="290">
            <text:p>290</text:p>
          </table:table-cell>
          <table:table-cell office:value-type="float" office:value="49">
            <text:p>49</text:p>
          </table:table-cell>
          <table:table-cell office:value-type="float" office:value="357">
            <text:p>357</text:p>
          </table:table-cell>
          <table:table-cell office:value-type="float" office:value="187">
            <text:p>187</text:p>
          </table:table-cell>
          <table:table-cell office:value-type="float" office:value="215">
            <text:p>215</text:p>
          </table:table-cell>
          <table:table-cell office:value-type="float" office:value="228">
            <text:p>228</text:p>
          </table:table-cell>
          <table:table-cell office:value-type="float" office:value="220">
            <text:p>220</text:p>
          </table:table-cell>
          <table:table-cell office:value-type="float" office:value="111">
            <text:p>111</text:p>
          </table:table-cell>
          <table:table-cell office:value-type="float" office:value="310">
            <text:p>310</text:p>
          </table:table-cell>
          <table:table-cell office:value-type="float" office:value="48">
            <text:p>48</text:p>
          </table:table-cell>
          <table:table-cell office:value-type="float" office:value="292">
            <text:p>292</text:p>
          </table:table-cell>
          <table:table-cell office:value-type="float" office:value="137">
            <text:p>137</text:p>
          </table:table-cell>
          <table:table-cell office:value-type="float" office:value="44">
            <text:p>44</text:p>
          </table:table-cell>
          <table:table-cell office:value-type="float" office:value="169">
            <text:p>169</text:p>
          </table:table-cell>
          <table:table-cell office:value-type="float" office:value="106">
            <text:p>106</text:p>
          </table:table-cell>
          <table:table-cell office:value-type="float" office:value="85">
            <text:p>85</text:p>
          </table:table-cell>
          <table:table-cell office:value-type="float" office:value="27">
            <text:p>27</text:p>
          </table:table-cell>
          <table:table-cell office:value-type="float" office:value="531">
            <text:p>531</text:p>
          </table:table-cell>
          <table:table-cell office:value-type="float" office:value="4078">
            <text:p>4078</text:p>
          </table:table-cell>
          <table:table-cell office:value-type="float" office:value="705">
            <text:p>705</text:p>
          </table:table-cell>
          <table:table-cell office:value-type="float" office:value="1189">
            <text:p>1189</text:p>
          </table:table-cell>
          <table:table-cell office:value-type="float" office:value="704">
            <text:p>704</text:p>
          </table:table-cell>
          <table:table-cell office:value-type="float" office:value="758">
            <text:p>758</text:p>
          </table:table-cell>
          <table:table-cell office:value-type="float" office:value="1300">
            <text:p>1300</text:p>
          </table:table-cell>
          <table:table-cell office:value-type="float" office:value="600">
            <text:p>600</text:p>
          </table:table-cell>
          <table:table-cell office:value-type="float" office:value="1504">
            <text:p>1504</text:p>
          </table:table-cell>
          <table:table-cell office:value-type="float" office:value="843">
            <text:p>843</text:p>
          </table:table-cell>
          <table:table-cell office:value-type="float" office:value="444">
            <text:p>444</text:p>
          </table:table-cell>
          <table:table-cell office:value-type="float" office:value="1450">
            <text:p>1450</text:p>
          </table:table-cell>
          <table:table-cell office:value-type="float" office:value="582">
            <text:p>582</text:p>
          </table:table-cell>
          <table:table-cell office:value-type="float" office:value="713">
            <text:p>713</text:p>
          </table:table-cell>
          <table:table-cell office:value-type="float" office:value="564">
            <text:p>564</text:p>
          </table:table-cell>
          <table:table-cell office:value-type="float" office:value="625">
            <text:p>625</text:p>
          </table:table-cell>
          <table:table-cell office:value-type="float" office:value="527">
            <text:p>527</text:p>
          </table:table-cell>
          <table:table-cell office:value-type="float" office:value="592">
            <text:p>592</text:p>
          </table:table-cell>
          <table:table-cell office:value-type="float" office:value="189">
            <text:p>189</text:p>
          </table:table-cell>
          <table:table-cell office:value-type="float" office:value="642">
            <text:p>642</text:p>
          </table:table-cell>
          <table:table-cell office:value-type="float" office:value="627">
            <text:p>627</text:p>
          </table:table-cell>
          <table:table-cell office:value-type="float" office:value="359">
            <text:p>359</text:p>
          </table:table-cell>
          <table:table-cell office:value-type="float" office:value="568">
            <text:p>568</text:p>
          </table:table-cell>
          <table:table-cell office:value-type="float" office:value="678">
            <text:p>678</text:p>
          </table:table-cell>
          <table:table-cell office:value-type="float" office:value="279">
            <text:p>279</text:p>
          </table:table-cell>
          <table:table-cell office:value-type="float" office:value="289">
            <text:p>289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8229">
            <text:p>158229</text:p>
          </table:table-cell>
          <table:table-cell office:value-type="float" office:value="757013">
            <text:p>757013</text:p>
          </table:table-cell>
          <table:table-cell office:value-type="float" office:value="129681">
            <text:p>129681</text:p>
          </table:table-cell>
          <table:table-cell office:value-type="float" office:value="276662">
            <text:p>276662</text:p>
          </table:table-cell>
          <table:table-cell office:value-type="float" office:value="269692">
            <text:p>269692</text:p>
          </table:table-cell>
          <table:table-cell office:value-type="float" office:value="296378">
            <text:p>296378</text:p>
          </table:table-cell>
          <table:table-cell office:value-type="float" office:value="273736">
            <text:p>273736</text:p>
          </table:table-cell>
          <table:table-cell office:value-type="float" office:value="236184">
            <text:p>236184</text:p>
          </table:table-cell>
          <table:table-cell office:value-type="float" office:value="419254">
            <text:p>419254</text:p>
          </table:table-cell>
          <table:table-cell office:value-type="float" office:value="237808">
            <text:p>237808</text:p>
          </table:table-cell>
          <table:table-cell office:value-type="float" office:value="96045">
            <text:p>96045</text:p>
          </table:table-cell>
          <table:table-cell office:value-type="float" office:value="354226">
            <text:p>354226</text:p>
          </table:table-cell>
          <table:table-cell office:value-type="float" office:value="186453">
            <text:p>186453</text:p>
          </table:table-cell>
          <table:table-cell office:value-type="float" office:value="309206">
            <text:p>309206</text:p>
          </table:table-cell>
          <table:table-cell office:value-type="float" office:value="270548">
            <text:p>270548</text:p>
          </table:table-cell>
          <table:table-cell office:value-type="float" office:value="252200">
            <text:p>252200</text:p>
          </table:table-cell>
          <table:table-cell office:value-type="float" office:value="171493">
            <text:p>171493</text:p>
          </table:table-cell>
          <table:table-cell office:value-type="float" office:value="244537">
            <text:p>244537</text:p>
          </table:table-cell>
          <table:table-cell office:value-type="float" office:value="105213">
            <text:p>105213</text:p>
          </table:table-cell>
          <table:table-cell office:value-type="float" office:value="199925">
            <text:p>199925</text:p>
          </table:table-cell>
          <table:table-cell office:value-type="float" office:value="200046">
            <text:p>200046</text:p>
          </table:table-cell>
          <table:table-cell office:value-type="float" office:value="119820">
            <text:p>119820</text:p>
          </table:table-cell>
          <table:table-cell office:value-type="float" office:value="119418">
            <text:p>119418</text:p>
          </table:table-cell>
          <table:table-cell office:value-type="float" office:value="178948">
            <text:p>178948</text:p>
          </table:table-cell>
          <table:table-cell office:value-type="float" office:value="156064">
            <text:p>156064</text:p>
          </table:table-cell>
          <table:table-cell office:value-type="float" office:value="99673">
            <text:p>99673</text:p>
          </table:table-cell>
          <table:table-cell office:value-type="float" office:value="169">
            <text:p>169</text:p>
          </table:table-cell>
          <table:table-cell office:value-type="float" office:value="1250">
            <text:p>1250</text:p>
          </table:table-cell>
          <table:table-cell office:value-type="float" office:value="208">
            <text:p>208</text:p>
          </table:table-cell>
          <table:table-cell office:value-type="float" office:value="290">
            <text:p>290</text:p>
          </table:table-cell>
          <table:table-cell office:value-type="float" office:value="219">
            <text:p>219</text:p>
          </table:table-cell>
          <table:table-cell office:value-type="float" office:value="238">
            <text:p>238</text:p>
          </table:table-cell>
          <table:table-cell office:value-type="float" office:value="247">
            <text:p>247</text:p>
          </table:table-cell>
          <table:table-cell office:value-type="float" office:value="166">
            <text:p>166</text:p>
          </table:table-cell>
          <table:table-cell office:value-type="float" office:value="396">
            <text:p>396</text:p>
          </table:table-cell>
          <table:table-cell office:value-type="float" office:value="241">
            <text:p>241</text:p>
          </table:table-cell>
          <table:table-cell office:value-type="float" office:value="126">
            <text:p>126</text:p>
          </table:table-cell>
          <table:table-cell office:value-type="float" office:value="339">
            <text:p>339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252">
            <text:p>252</text:p>
          </table:table-cell>
          <table:table-cell office:value-type="float" office:value="270">
            <text:p>270</text:p>
          </table:table-cell>
          <table:table-cell office:value-type="float" office:value="106">
            <text:p>106</text:p>
          </table:table-cell>
          <table:table-cell office:value-type="float" office:value="335">
            <text:p>335</text:p>
          </table:table-cell>
          <table:table-cell office:value-type="float" office:value="42">
            <text:p>42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35">
            <text:p>35</text:p>
          </table:table-cell>
          <table:table-cell office:value-type="float" office:value="224">
            <text:p>224</text:p>
          </table:table-cell>
          <table:table-cell office:value-type="float" office:value="1521">
            <text:p>1521</text:p>
          </table:table-cell>
          <table:table-cell office:value-type="float" office:value="278">
            <text:p>278</text:p>
          </table:table-cell>
          <table:table-cell office:value-type="float" office:value="389">
            <text:p>389</text:p>
          </table:table-cell>
          <table:table-cell office:value-type="float" office:value="294">
            <text:p>294</text:p>
          </table:table-cell>
          <table:table-cell office:value-type="float" office:value="279">
            <text:p>279</text:p>
          </table:table-cell>
          <table:table-cell office:value-type="float" office:value="447">
            <text:p>447</text:p>
          </table:table-cell>
          <table:table-cell office:value-type="float" office:value="294">
            <text:p>294</text:p>
          </table:table-cell>
          <table:table-cell office:value-type="float" office:value="443">
            <text:p>443</text:p>
          </table:table-cell>
          <table:table-cell office:value-type="float" office:value="278">
            <text:p>278</text:p>
          </table:table-cell>
          <table:table-cell office:value-type="float" office:value="65">
            <text:p>65</text:p>
          </table:table-cell>
          <table:table-cell office:value-type="float" office:value="390">
            <text:p>390</text:p>
          </table:table-cell>
          <table:table-cell office:value-type="float" office:value="236">
            <text:p>236</text:p>
          </table:table-cell>
          <table:table-cell office:value-type="float" office:value="234">
            <text:p>234</text:p>
          </table:table-cell>
          <table:table-cell office:value-type="float" office:value="270">
            <text:p>270</text:p>
          </table:table-cell>
          <table:table-cell office:value-type="float" office:value="272">
            <text:p>272</text:p>
          </table:table-cell>
          <table:table-cell office:value-type="float" office:value="124">
            <text:p>124</text:p>
          </table:table-cell>
          <table:table-cell office:value-type="float" office:value="357">
            <text:p>357</text:p>
          </table:table-cell>
          <table:table-cell office:value-type="float" office:value="53">
            <text:p>53</text:p>
          </table:table-cell>
          <table:table-cell office:value-type="float" office:value="332">
            <text:p>332</text:p>
          </table:table-cell>
          <table:table-cell office:value-type="float" office:value="154">
            <text:p>154</text:p>
          </table:table-cell>
          <table:table-cell office:value-type="float" office:value="49">
            <text:p>49</text:p>
          </table:table-cell>
          <table:table-cell office:value-type="float" office:value="189">
            <text:p>189</text:p>
          </table:table-cell>
          <table:table-cell office:value-type="float" office:value="118">
            <text:p>118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  <table:table-cell office:value-type="float" office:value="540">
            <text:p>540</text:p>
          </table:table-cell>
          <table:table-cell office:value-type="float" office:value="4108">
            <text:p>4108</text:p>
          </table:table-cell>
          <table:table-cell office:value-type="float" office:value="707">
            <text:p>707</text:p>
          </table:table-cell>
          <table:table-cell office:value-type="float" office:value="1201">
            <text:p>1201</text:p>
          </table:table-cell>
          <table:table-cell office:value-type="float" office:value="704">
            <text:p>704</text:p>
          </table:table-cell>
          <table:table-cell office:value-type="float" office:value="761">
            <text:p>761</text:p>
          </table:table-cell>
          <table:table-cell office:value-type="float" office:value="1300">
            <text:p>1300</text:p>
          </table:table-cell>
          <table:table-cell office:value-type="float" office:value="599">
            <text:p>599</text:p>
          </table:table-cell>
          <table:table-cell office:value-type="float" office:value="1504">
            <text:p>1504</text:p>
          </table:table-cell>
          <table:table-cell office:value-type="float" office:value="843">
            <text:p>843</text:p>
          </table:table-cell>
          <table:table-cell office:value-type="float" office:value="447">
            <text:p>447</text:p>
          </table:table-cell>
          <table:table-cell office:value-type="float" office:value="1466">
            <text:p>1466</text:p>
          </table:table-cell>
          <table:table-cell office:value-type="float" office:value="589">
            <text:p>589</text:p>
          </table:table-cell>
          <table:table-cell office:value-type="float" office:value="716">
            <text:p>716</text:p>
          </table:table-cell>
          <table:table-cell office:value-type="float" office:value="567">
            <text:p>567</text:p>
          </table:table-cell>
          <table:table-cell office:value-type="float" office:value="627">
            <text:p>627</text:p>
          </table:table-cell>
          <table:table-cell office:value-type="float" office:value="527">
            <text:p>527</text:p>
          </table:table-cell>
          <table:table-cell office:value-type="float" office:value="599">
            <text:p>599</text:p>
          </table:table-cell>
          <table:table-cell office:value-type="float" office:value="189">
            <text:p>189</text:p>
          </table:table-cell>
          <table:table-cell office:value-type="float" office:value="655">
            <text:p>655</text:p>
          </table:table-cell>
          <table:table-cell office:value-type="float" office:value="627">
            <text:p>627</text:p>
          </table:table-cell>
          <table:table-cell office:value-type="float" office:value="359">
            <text:p>359</text:p>
          </table:table-cell>
          <table:table-cell office:value-type="float" office:value="568">
            <text:p>568</text:p>
          </table:table-cell>
          <table:table-cell office:value-type="float" office:value="677">
            <text:p>677</text:p>
          </table:table-cell>
          <table:table-cell office:value-type="float" office:value="285">
            <text:p>285</text:p>
          </table:table-cell>
          <table:table-cell office:value-type="float" office:value="294">
            <text:p>294</text:p>
          </table:table-cell>
          <table:table-cell office:value-type="float" office:value="19">
            <text:p>19</text:p>
          </table:table-cell>
          <table:table-cell office:value-type="float" office:value="111">
            <text:p>111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58194">
            <text:p>158194</text:p>
          </table:table-cell>
          <table:table-cell office:value-type="float" office:value="756680">
            <text:p>756680</text:p>
          </table:table-cell>
          <table:table-cell office:value-type="float" office:value="129604">
            <text:p>129604</text:p>
          </table:table-cell>
          <table:table-cell office:value-type="float" office:value="276529">
            <text:p>276529</text:p>
          </table:table-cell>
          <table:table-cell office:value-type="float" office:value="269581">
            <text:p>269581</text:p>
          </table:table-cell>
          <table:table-cell office:value-type="float" office:value="296307">
            <text:p>296307</text:p>
          </table:table-cell>
          <table:table-cell office:value-type="float" office:value="273593">
            <text:p>273593</text:p>
          </table:table-cell>
          <table:table-cell office:value-type="float" office:value="236116">
            <text:p>236116</text:p>
          </table:table-cell>
          <table:table-cell office:value-type="float" office:value="419193">
            <text:p>419193</text:p>
          </table:table-cell>
          <table:table-cell office:value-type="float" office:value="237757">
            <text:p>237757</text:p>
          </table:table-cell>
          <table:table-cell office:value-type="float" office:value="96017">
            <text:p>96017</text:p>
          </table:table-cell>
          <table:table-cell office:value-type="float" office:value="354110">
            <text:p>354110</text:p>
          </table:table-cell>
          <table:table-cell office:value-type="float" office:value="186415">
            <text:p>186415</text:p>
          </table:table-cell>
          <table:table-cell office:value-type="float" office:value="309149">
            <text:p>309149</text:p>
          </table:table-cell>
          <table:table-cell office:value-type="float" office:value="270492">
            <text:p>270492</text:p>
          </table:table-cell>
          <table:table-cell office:value-type="float" office:value="252100">
            <text:p>252100</text:p>
          </table:table-cell>
          <table:table-cell office:value-type="float" office:value="171456">
            <text:p>171456</text:p>
          </table:table-cell>
          <table:table-cell office:value-type="float" office:value="244425">
            <text:p>244425</text:p>
          </table:table-cell>
          <table:table-cell office:value-type="float" office:value="105193">
            <text:p>105193</text:p>
          </table:table-cell>
          <table:table-cell office:value-type="float" office:value="199868">
            <text:p>199868</text:p>
          </table:table-cell>
          <table:table-cell office:value-type="float" office:value="200004">
            <text:p>200004</text:p>
          </table:table-cell>
          <table:table-cell office:value-type="float" office:value="119799">
            <text:p>119799</text:p>
          </table:table-cell>
          <table:table-cell office:value-type="float" office:value="119367">
            <text:p>119367</text:p>
          </table:table-cell>
          <table:table-cell office:value-type="float" office:value="178918">
            <text:p>178918</text:p>
          </table:table-cell>
          <table:table-cell office:value-type="float" office:value="156042">
            <text:p>156042</text:p>
          </table:table-cell>
          <table:table-cell office:value-type="float" office:value="99669">
            <text:p>99669</text:p>
          </table:table-cell>
          <table:table-cell office:value-type="float" office:value="158">
            <text:p>158</text:p>
          </table:table-cell>
          <table:table-cell office:value-type="float" office:value="1254">
            <text:p>1254</text:p>
          </table:table-cell>
          <table:table-cell office:value-type="float" office:value="197">
            <text:p>197</text:p>
          </table:table-cell>
          <table:table-cell office:value-type="float" office:value="317">
            <text:p>317</text:p>
          </table:table-cell>
          <table:table-cell office:value-type="float" office:value="297">
            <text:p>297</text:p>
          </table:table-cell>
          <table:table-cell office:value-type="float" office:value="255">
            <text:p>255</text:p>
          </table:table-cell>
          <table:table-cell office:value-type="float" office:value="256">
            <text:p>256</text:p>
          </table:table-cell>
          <table:table-cell office:value-type="float" office:value="174">
            <text:p>174</text:p>
          </table:table-cell>
          <table:table-cell office:value-type="float" office:value="411">
            <text:p>411</text:p>
          </table:table-cell>
          <table:table-cell office:value-type="float" office:value="251">
            <text:p>251</text:p>
          </table:table-cell>
          <table:table-cell office:value-type="float" office:value="131">
            <text:p>131</text:p>
          </table:table-cell>
          <table:table-cell office:value-type="float" office:value="393">
            <text:p>393</text:p>
          </table:table-cell>
          <table:table-cell office:value-type="float" office:value="143">
            <text:p>143</text:p>
          </table:table-cell>
          <table:table-cell office:value-type="float" office:value="171">
            <text:p>171</text:p>
          </table:table-cell>
          <table:table-cell office:value-type="float" office:value="270">
            <text:p>270</text:p>
          </table:table-cell>
          <table:table-cell office:value-type="float" office:value="246">
            <text:p>246</text:p>
          </table:table-cell>
          <table:table-cell office:value-type="float" office:value="137">
            <text:p>137</text:p>
          </table:table-cell>
          <table:table-cell office:value-type="float" office:value="394">
            <text:p>394</text:p>
          </table:table-cell>
          <table:table-cell office:value-type="float" office:value="43">
            <text:p>43</text:p>
          </table:table-cell>
          <table:table-cell office:value-type="float" office:value="122">
            <text:p>122</text:p>
          </table:table-cell>
          <table:table-cell office:value-type="float" office:value="185">
            <text:p>185</text:p>
          </table:table-cell>
          <table:table-cell office:value-type="float" office:value="47">
            <text:p>47</text:p>
          </table:table-cell>
          <table:table-cell office:value-type="float" office:value="87">
            <text:p>87</text:p>
          </table:table-cell>
          <table:table-cell office:value-type="float" office:value="56">
            <text:p>56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float" office:value="246">
            <text:p>246</text:p>
          </table:table-cell>
          <table:table-cell office:value-type="float" office:value="1858">
            <text:p>1858</text:p>
          </table:table-cell>
          <table:table-cell office:value-type="float" office:value="290">
            <text:p>290</text:p>
          </table:table-cell>
          <table:table-cell office:value-type="float" office:value="434">
            <text:p>434</text:p>
          </table:table-cell>
          <table:table-cell office:value-type="float" office:value="373">
            <text:p>373</text:p>
          </table:table-cell>
          <table:table-cell office:value-type="float" office:value="331">
            <text:p>331</text:p>
          </table:table-cell>
          <table:table-cell office:value-type="float" office:value="507">
            <text:p>507</text:p>
          </table:table-cell>
          <table:table-cell office:value-type="float" office:value="300">
            <text:p>300</text:p>
          </table:table-cell>
          <table:table-cell office:value-type="float" office:value="519">
            <text:p>519</text:p>
          </table:table-cell>
          <table:table-cell office:value-type="float" office:value="346">
            <text:p>346</text:p>
          </table:table-cell>
          <table:table-cell office:value-type="float" office:value="118">
            <text:p>118</text:p>
          </table:table-cell>
          <table:table-cell office:value-type="float" office:value="450">
            <text:p>450</text:p>
          </table:table-cell>
          <table:table-cell office:value-type="float" office:value="246">
            <text:p>246</text:p>
          </table:table-cell>
          <table:table-cell office:value-type="float" office:value="272">
            <text:p>272</text:p>
          </table:table-cell>
          <table:table-cell office:value-type="float" office:value="332">
            <text:p>332</text:p>
          </table:table-cell>
          <table:table-cell office:value-type="float" office:value="325">
            <text:p>325</text:p>
          </table:table-cell>
          <table:table-cell office:value-type="float" office:value="117">
            <text:p>117</text:p>
          </table:table-cell>
          <table:table-cell office:value-type="float" office:value="433">
            <text:p>433</text:p>
          </table:table-cell>
          <table:table-cell office:value-type="float" office:value="61">
            <text:p>61</text:p>
          </table:table-cell>
          <table:table-cell office:value-type="float" office:value="346">
            <text:p>346</text:p>
          </table:table-cell>
          <table:table-cell office:value-type="float" office:value="172">
            <text:p>172</text:p>
          </table:table-cell>
          <table:table-cell office:value-type="float" office:value="56">
            <text:p>56</text:p>
          </table:table-cell>
          <table:table-cell office:value-type="float" office:value="204">
            <text:p>204</text:p>
          </table:table-cell>
          <table:table-cell office:value-type="float" office:value="118">
            <text:p>118</text:p>
          </table:table-cell>
          <table:table-cell office:value-type="float" office:value="99">
            <text:p>99</text:p>
          </table:table-cell>
          <table:table-cell office:value-type="float" office:value="42">
            <text:p>42</text:p>
          </table:table-cell>
          <table:table-cell office:value-type="float" office:value="544">
            <text:p>544</text:p>
          </table:table-cell>
          <table:table-cell office:value-type="float" office:value="4198">
            <text:p>4198</text:p>
          </table:table-cell>
          <table:table-cell office:value-type="float" office:value="719">
            <text:p>719</text:p>
          </table:table-cell>
          <table:table-cell office:value-type="float" office:value="1211">
            <text:p>1211</text:p>
          </table:table-cell>
          <table:table-cell office:value-type="float" office:value="722">
            <text:p>722</text:p>
          </table:table-cell>
          <table:table-cell office:value-type="float" office:value="766">
            <text:p>766</text:p>
          </table:table-cell>
          <table:table-cell office:value-type="float" office:value="1337">
            <text:p>1337</text:p>
          </table:table-cell>
          <table:table-cell office:value-type="float" office:value="617">
            <text:p>617</text:p>
          </table:table-cell>
          <table:table-cell office:value-type="float" office:value="1523">
            <text:p>1523</text:p>
          </table:table-cell>
          <table:table-cell office:value-type="float" office:value="902">
            <text:p>902</text:p>
          </table:table-cell>
          <table:table-cell office:value-type="float" office:value="448">
            <text:p>448</text:p>
          </table:table-cell>
          <table:table-cell office:value-type="float" office:value="1479">
            <text:p>1479</text:p>
          </table:table-cell>
          <table:table-cell office:value-type="float" office:value="590">
            <text:p>590</text:p>
          </table:table-cell>
          <table:table-cell office:value-type="float" office:value="726">
            <text:p>726</text:p>
          </table:table-cell>
          <table:table-cell office:value-type="float" office:value="572">
            <text:p>572</text:p>
          </table:table-cell>
          <table:table-cell office:value-type="float" office:value="631">
            <text:p>631</text:p>
          </table:table-cell>
          <table:table-cell office:value-type="float" office:value="528">
            <text:p>528</text:p>
          </table:table-cell>
          <table:table-cell office:value-type="float" office:value="603">
            <text:p>603</text:p>
          </table:table-cell>
          <table:table-cell office:value-type="float" office:value="191">
            <text:p>191</text:p>
          </table:table-cell>
          <table:table-cell office:value-type="float" office:value="654">
            <text:p>654</text:p>
          </table:table-cell>
          <table:table-cell office:value-type="float" office:value="643">
            <text:p>643</text:p>
          </table:table-cell>
          <table:table-cell office:value-type="float" office:value="363">
            <text:p>363</text:p>
          </table:table-cell>
          <table:table-cell office:value-type="float" office:value="570">
            <text:p>570</text:p>
          </table:table-cell>
          <table:table-cell office:value-type="float" office:value="677">
            <text:p>677</text:p>
          </table:table-cell>
          <table:table-cell office:value-type="float" office:value="285">
            <text:p>285</text:p>
          </table:table-cell>
          <table:table-cell office:value-type="float" office:value="295">
            <text:p>295</text:p>
          </table:table-cell>
          <table:table-cell office:value-type="float" office:value="19">
            <text:p>19</text:p>
          </table:table-cell>
          <table:table-cell office:value-type="float" office:value="118">
            <text:p>118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58146">
            <text:p>158146</text:p>
          </table:table-cell>
          <table:table-cell office:value-type="float" office:value="756520">
            <text:p>756520</text:p>
          </table:table-cell>
          <table:table-cell office:value-type="float" office:value="129540">
            <text:p>129540</text:p>
          </table:table-cell>
          <table:table-cell office:value-type="float" office:value="276422">
            <text:p>276422</text:p>
          </table:table-cell>
          <table:table-cell office:value-type="float" office:value="269528">
            <text:p>269528</text:p>
          </table:table-cell>
          <table:table-cell office:value-type="float" office:value="296225">
            <text:p>296225</text:p>
          </table:table-cell>
          <table:table-cell office:value-type="float" office:value="273485">
            <text:p>273485</text:p>
          </table:table-cell>
          <table:table-cell office:value-type="float" office:value="236079">
            <text:p>236079</text:p>
          </table:table-cell>
          <table:table-cell office:value-type="float" office:value="419063">
            <text:p>419063</text:p>
          </table:table-cell>
          <table:table-cell office:value-type="float" office:value="237687">
            <text:p>237687</text:p>
          </table:table-cell>
          <table:table-cell office:value-type="float" office:value="95989">
            <text:p>95989</text:p>
          </table:table-cell>
          <table:table-cell office:value-type="float" office:value="353969">
            <text:p>353969</text:p>
          </table:table-cell>
          <table:table-cell office:value-type="float" office:value="186365">
            <text:p>186365</text:p>
          </table:table-cell>
          <table:table-cell office:value-type="float" office:value="309094">
            <text:p>309094</text:p>
          </table:table-cell>
          <table:table-cell office:value-type="float" office:value="270440">
            <text:p>270440</text:p>
          </table:table-cell>
          <table:table-cell office:value-type="float" office:value="252028">
            <text:p>252028</text:p>
          </table:table-cell>
          <table:table-cell office:value-type="float" office:value="171428">
            <text:p>171428</text:p>
          </table:table-cell>
          <table:table-cell office:value-type="float" office:value="244292">
            <text:p>244292</text:p>
          </table:table-cell>
          <table:table-cell office:value-type="float" office:value="105180">
            <text:p>105180</text:p>
          </table:table-cell>
          <table:table-cell office:value-type="float" office:value="199789">
            <text:p>199789</text:p>
          </table:table-cell>
          <table:table-cell office:value-type="float" office:value="199966">
            <text:p>199966</text:p>
          </table:table-cell>
          <table:table-cell office:value-type="float" office:value="119779">
            <text:p>119779</text:p>
          </table:table-cell>
          <table:table-cell office:value-type="float" office:value="119318">
            <text:p>119318</text:p>
          </table:table-cell>
          <table:table-cell office:value-type="float" office:value="178883">
            <text:p>178883</text:p>
          </table:table-cell>
          <table:table-cell office:value-type="float" office:value="155994">
            <text:p>155994</text:p>
          </table:table-cell>
          <table:table-cell office:value-type="float" office:value="99663">
            <text:p>99663</text:p>
          </table:table-cell>
          <table:table-cell office:value-type="float" office:value="152">
            <text:p>152</text:p>
          </table:table-cell>
          <table:table-cell office:value-type="float" office:value="1171">
            <text:p>1171</text:p>
          </table:table-cell>
          <table:table-cell office:value-type="float" office:value="232">
            <text:p>232</text:p>
          </table:table-cell>
          <table:table-cell office:value-type="float" office:value="387">
            <text:p>387</text:p>
          </table:table-cell>
          <table:table-cell office:value-type="float" office:value="313">
            <text:p>313</text:p>
          </table:table-cell>
          <table:table-cell office:value-type="float" office:value="261">
            <text:p>261</text:p>
          </table:table-cell>
          <table:table-cell office:value-type="float" office:value="311">
            <text:p>311</text:p>
          </table:table-cell>
          <table:table-cell office:value-type="float" office:value="216">
            <text:p>216</text:p>
          </table:table-cell>
          <table:table-cell office:value-type="float" office:value="384">
            <text:p>384</text:p>
          </table:table-cell>
          <table:table-cell office:value-type="float" office:value="229">
            <text:p>229</text:p>
          </table:table-cell>
          <table:table-cell office:value-type="float" office:value="102">
            <text:p>102</text:p>
          </table:table-cell>
          <table:table-cell office:value-type="float" office:value="427">
            <text:p>427</text:p>
          </table:table-cell>
          <table:table-cell office:value-type="float" office:value="154">
            <text:p>154</text:p>
          </table:table-cell>
          <table:table-cell office:value-type="float" office:value="178">
            <text:p>178</text:p>
          </table:table-cell>
          <table:table-cell office:value-type="float" office:value="257">
            <text:p>257</text:p>
          </table:table-cell>
          <table:table-cell office:value-type="float" office:value="273">
            <text:p>273</text:p>
          </table:table-cell>
          <table:table-cell office:value-type="float" office:value="170">
            <text:p>170</text:p>
          </table:table-cell>
          <table:table-cell office:value-type="float" office:value="418">
            <text:p>418</text:p>
          </table:table-cell>
          <table:table-cell office:value-type="float" office:value="54">
            <text:p>54</text:p>
          </table:table-cell>
          <table:table-cell office:value-type="float" office:value="147">
            <text:p>147</text:p>
          </table:table-cell>
          <table:table-cell office:value-type="float" office:value="203">
            <text:p>203</text:p>
          </table:table-cell>
          <table:table-cell office:value-type="float" office:value="59">
            <text:p>59</text:p>
          </table:table-cell>
          <table:table-cell office:value-type="float" office:value="111">
            <text:p>111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office:value-type="float" office:value="23">
            <text:p>23</text:p>
          </table:table-cell>
          <table:table-cell office:value-type="float" office:value="274">
            <text:p>274</text:p>
          </table:table-cell>
          <table:table-cell office:value-type="float" office:value="2076">
            <text:p>2076</text:p>
          </table:table-cell>
          <table:table-cell office:value-type="float" office:value="313">
            <text:p>313</text:p>
          </table:table-cell>
          <table:table-cell office:value-type="float" office:value="507">
            <text:p>507</text:p>
          </table:table-cell>
          <table:table-cell office:value-type="float" office:value="368">
            <text:p>368</text:p>
          </table:table-cell>
          <table:table-cell office:value-type="float" office:value="360">
            <text:p>360</text:p>
          </table:table-cell>
          <table:table-cell office:value-type="float" office:value="507">
            <text:p>507</text:p>
          </table:table-cell>
          <table:table-cell office:value-type="float" office:value="318">
            <text:p>318</text:p>
          </table:table-cell>
          <table:table-cell office:value-type="float" office:value="584">
            <text:p>584</text:p>
          </table:table-cell>
          <table:table-cell office:value-type="float" office:value="325">
            <text:p>325</text:p>
          </table:table-cell>
          <table:table-cell office:value-type="float" office:value="137">
            <text:p>137</text:p>
          </table:table-cell>
          <table:table-cell office:value-type="float" office:value="453">
            <text:p>453</text:p>
          </table:table-cell>
          <table:table-cell office:value-type="float" office:value="234">
            <text:p>234</text:p>
          </table:table-cell>
          <table:table-cell office:value-type="float" office:value="268">
            <text:p>268</text:p>
          </table:table-cell>
          <table:table-cell office:value-type="float" office:value="367">
            <text:p>367</text:p>
          </table:table-cell>
          <table:table-cell office:value-type="float" office:value="377">
            <text:p>377</text:p>
          </table:table-cell>
          <table:table-cell office:value-type="float" office:value="140">
            <text:p>140</text:p>
          </table:table-cell>
          <table:table-cell office:value-type="float" office:value="427">
            <text:p>427</text:p>
          </table:table-cell>
          <table:table-cell office:value-type="float" office:value="63">
            <text:p>63</text:p>
          </table:table-cell>
          <table:table-cell office:value-type="float" office:value="242">
            <text:p>242</text:p>
          </table:table-cell>
          <table:table-cell office:value-type="float" office:value="205">
            <text:p>205</text:p>
          </table:table-cell>
          <table:table-cell office:value-type="float" office:value="63">
            <text:p>63</text:p>
          </table:table-cell>
          <table:table-cell office:value-type="float" office:value="201">
            <text:p>201</text:p>
          </table:table-cell>
          <table:table-cell office:value-type="float" office:value="116">
            <text:p>116</text:p>
          </table:table-cell>
          <table:table-cell office:value-type="float" office:value="108">
            <text:p>108</text:p>
          </table:table-cell>
          <table:table-cell office:value-type="float" office:value="39">
            <text:p>39</text:p>
          </table:table-cell>
          <table:table-cell office:value-type="float" office:value="561">
            <text:p>561</text:p>
          </table:table-cell>
          <table:table-cell office:value-type="float" office:value="4270">
            <text:p>4270</text:p>
          </table:table-cell>
          <table:table-cell office:value-type="float" office:value="749">
            <text:p>749</text:p>
          </table:table-cell>
          <table:table-cell office:value-type="float" office:value="1229">
            <text:p>1229</text:p>
          </table:table-cell>
          <table:table-cell office:value-type="float" office:value="733">
            <text:p>733</text:p>
          </table:table-cell>
          <table:table-cell office:value-type="float" office:value="779">
            <text:p>779</text:p>
          </table:table-cell>
          <table:table-cell office:value-type="float" office:value="1363">
            <text:p>1363</text:p>
          </table:table-cell>
          <table:table-cell office:value-type="float" office:value="637">
            <text:p>637</text:p>
          </table:table-cell>
          <table:table-cell office:value-type="float" office:value="1534">
            <text:p>1534</text:p>
          </table:table-cell>
          <table:table-cell office:value-type="float" office:value="907">
            <text:p>907</text:p>
          </table:table-cell>
          <table:table-cell office:value-type="float" office:value="446">
            <text:p>446</text:p>
          </table:table-cell>
          <table:table-cell office:value-type="float" office:value="1500">
            <text:p>1500</text:p>
          </table:table-cell>
          <table:table-cell office:value-type="float" office:value="607">
            <text:p>607</text:p>
          </table:table-cell>
          <table:table-cell office:value-type="float" office:value="738">
            <text:p>738</text:p>
          </table:table-cell>
          <table:table-cell office:value-type="float" office:value="579">
            <text:p>579</text:p>
          </table:table-cell>
          <table:table-cell office:value-type="float" office:value="649">
            <text:p>649</text:p>
          </table:table-cell>
          <table:table-cell office:value-type="float" office:value="539">
            <text:p>539</text:p>
          </table:table-cell>
          <table:table-cell office:value-type="float" office:value="613">
            <text:p>613</text:p>
          </table:table-cell>
          <table:table-cell office:value-type="float" office:value="192">
            <text:p>192</text:p>
          </table:table-cell>
          <table:table-cell office:value-type="float" office:value="671">
            <text:p>671</text:p>
          </table:table-cell>
          <table:table-cell office:value-type="float" office:value="649">
            <text:p>649</text:p>
          </table:table-cell>
          <table:table-cell office:value-type="float" office:value="365">
            <text:p>365</text:p>
          </table:table-cell>
          <table:table-cell office:value-type="float" office:value="582">
            <text:p>582</text:p>
          </table:table-cell>
          <table:table-cell office:value-type="float" office:value="690">
            <text:p>690</text:p>
          </table:table-cell>
          <table:table-cell office:value-type="float" office:value="299">
            <text:p>299</text:p>
          </table:table-cell>
          <table:table-cell office:value-type="float" office:value="296">
            <text:p>296</text:p>
          </table:table-cell>
          <table:table-cell office:value-type="float" office:value="21">
            <text:p>21</text:p>
          </table:table-cell>
          <table:table-cell office:value-type="float" office:value="125">
            <text:p>125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58091">
            <text:p>158091</text:p>
          </table:table-cell>
          <table:table-cell office:value-type="float" office:value="756162">
            <text:p>756162</text:p>
          </table:table-cell>
          <table:table-cell office:value-type="float" office:value="129493">
            <text:p>129493</text:p>
          </table:table-cell>
          <table:table-cell office:value-type="float" office:value="276360">
            <text:p>276360</text:p>
          </table:table-cell>
          <table:table-cell office:value-type="float" office:value="269510">
            <text:p>269510</text:p>
          </table:table-cell>
          <table:table-cell office:value-type="float" office:value="296127">
            <text:p>296127</text:p>
          </table:table-cell>
          <table:table-cell office:value-type="float" office:value="273378">
            <text:p>273378</text:p>
          </table:table-cell>
          <table:table-cell office:value-type="float" office:value="236023">
            <text:p>236023</text:p>
          </table:table-cell>
          <table:table-cell office:value-type="float" office:value="418966">
            <text:p>418966</text:p>
          </table:table-cell>
          <table:table-cell office:value-type="float" office:value="237618">
            <text:p>237618</text:p>
          </table:table-cell>
          <table:table-cell office:value-type="float" office:value="95961">
            <text:p>95961</text:p>
          </table:table-cell>
          <table:table-cell office:value-type="float" office:value="353851">
            <text:p>353851</text:p>
          </table:table-cell>
          <table:table-cell office:value-type="float" office:value="186333">
            <text:p>186333</text:p>
          </table:table-cell>
          <table:table-cell office:value-type="float" office:value="309025">
            <text:p>309025</text:p>
          </table:table-cell>
          <table:table-cell office:value-type="float" office:value="270368">
            <text:p>270368</text:p>
          </table:table-cell>
          <table:table-cell office:value-type="float" office:value="251935">
            <text:p>251935</text:p>
          </table:table-cell>
          <table:table-cell office:value-type="float" office:value="171388">
            <text:p>171388</text:p>
          </table:table-cell>
          <table:table-cell office:value-type="float" office:value="244173">
            <text:p>244173</text:p>
          </table:table-cell>
          <table:table-cell office:value-type="float" office:value="105170">
            <text:p>105170</text:p>
          </table:table-cell>
          <table:table-cell office:value-type="float" office:value="199767">
            <text:p>199767</text:p>
          </table:table-cell>
          <table:table-cell office:value-type="float" office:value="199946">
            <text:p>199946</text:p>
          </table:table-cell>
          <table:table-cell office:value-type="float" office:value="119772">
            <text:p>119772</text:p>
          </table:table-cell>
          <table:table-cell office:value-type="float" office:value="119280">
            <text:p>119280</text:p>
          </table:table-cell>
          <table:table-cell office:value-type="float" office:value="178868">
            <text:p>178868</text:p>
          </table:table-cell>
          <table:table-cell office:value-type="float" office:value="155966">
            <text:p>155966</text:p>
          </table:table-cell>
          <table:table-cell office:value-type="float" office:value="99651">
            <text:p>99651</text:p>
          </table:table-cell>
          <table:table-cell office:value-type="float" office:value="160">
            <text:p>160</text:p>
          </table:table-cell>
          <table:table-cell office:value-type="float" office:value="1031">
            <text:p>1031</text:p>
          </table:table-cell>
          <table:table-cell office:value-type="float" office:value="244">
            <text:p>244</text:p>
          </table:table-cell>
          <table:table-cell office:value-type="float" office:value="399">
            <text:p>399</text:p>
          </table:table-cell>
          <table:table-cell office:value-type="float" office:value="332">
            <text:p>332</text:p>
          </table:table-cell>
          <table:table-cell office:value-type="float" office:value="286">
            <text:p>286</text:p>
          </table:table-cell>
          <table:table-cell office:value-type="float" office:value="366">
            <text:p>366</text:p>
          </table:table-cell>
          <table:table-cell office:value-type="float" office:value="205">
            <text:p>205</text:p>
          </table:table-cell>
          <table:table-cell office:value-type="float" office:value="416">
            <text:p>416</text:p>
          </table:table-cell>
          <table:table-cell office:value-type="float" office:value="299">
            <text:p>299</text:p>
          </table:table-cell>
          <table:table-cell office:value-type="float" office:value="107">
            <text:p>107</text:p>
          </table:table-cell>
          <table:table-cell office:value-type="float" office:value="526">
            <text:p>526</text:p>
          </table:table-cell>
          <table:table-cell office:value-type="float" office:value="166">
            <text:p>166</text:p>
          </table:table-cell>
          <table:table-cell office:value-type="float" office:value="210">
            <text:p>210</text:p>
          </table:table-cell>
          <table:table-cell office:value-type="float" office:value="259">
            <text:p>259</text:p>
          </table:table-cell>
          <table:table-cell office:value-type="float" office:value="278">
            <text:p>278</text:p>
          </table:table-cell>
          <table:table-cell office:value-type="float" office:value="158">
            <text:p>158</text:p>
          </table:table-cell>
          <table:table-cell office:value-type="float" office:value="528">
            <text:p>528</text:p>
          </table:table-cell>
          <table:table-cell office:value-type="float" office:value="58">
            <text:p>58</text:p>
          </table:table-cell>
          <table:table-cell office:value-type="float" office:value="201">
            <text:p>201</text:p>
          </table:table-cell>
          <table:table-cell office:value-type="float" office:value="199">
            <text:p>199</text:p>
          </table:table-cell>
          <table:table-cell office:value-type="float" office:value="71">
            <text:p>71</text:p>
          </table:table-cell>
          <table:table-cell office:value-type="float" office:value="153">
            <text:p>153</text:p>
          </table:table-cell>
          <table:table-cell office:value-type="float" office:value="92">
            <text:p>92</text:p>
          </table:table-cell>
          <table:table-cell office:value-type="float" office:value="119">
            <text:p>119</text:p>
          </table:table-cell>
          <table:table-cell office:value-type="float" office:value="29">
            <text:p>29</text:p>
          </table:table-cell>
          <table:table-cell office:value-type="float" office:value="288">
            <text:p>288</text:p>
          </table:table-cell>
          <table:table-cell office:value-type="float" office:value="2039">
            <text:p>2039</text:p>
          </table:table-cell>
          <table:table-cell office:value-type="float" office:value="292">
            <text:p>292</text:p>
          </table:table-cell>
          <table:table-cell office:value-type="float" office:value="489">
            <text:p>489</text:p>
          </table:table-cell>
          <table:table-cell office:value-type="float" office:value="380">
            <text:p>380</text:p>
          </table:table-cell>
          <table:table-cell office:value-type="float" office:value="381">
            <text:p>381</text:p>
          </table:table-cell>
          <table:table-cell office:value-type="float" office:value="470">
            <text:p>470</text:p>
          </table:table-cell>
          <table:table-cell office:value-type="float" office:value="296">
            <text:p>296</text:p>
          </table:table-cell>
          <table:table-cell office:value-type="float" office:value="540">
            <text:p>540</text:p>
          </table:table-cell>
          <table:table-cell office:value-type="float" office:value="296">
            <text:p>296</text:p>
          </table:table-cell>
          <table:table-cell office:value-type="float" office:value="146">
            <text:p>146</text:p>
          </table:table-cell>
          <table:table-cell office:value-type="float" office:value="494">
            <text:p>494</text:p>
          </table:table-cell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 office:value-type="float" office:value="348">
            <text:p>348</text:p>
          </table:table-cell>
          <table:table-cell office:value-type="float" office:value="362">
            <text:p>362</text:p>
          </table:table-cell>
          <table:table-cell office:value-type="float" office:value="144">
            <text:p>144</text:p>
          </table:table-cell>
          <table:table-cell office:value-type="float" office:value="454">
            <text:p>454</text:p>
          </table:table-cell>
          <table:table-cell office:value-type="float" office:value="58">
            <text:p>58</text:p>
          </table:table-cell>
          <table:table-cell office:value-type="float" office:value="231">
            <text:p>231</text:p>
          </table:table-cell>
          <table:table-cell office:value-type="float" office:value="209">
            <text:p>209</text:p>
          </table:table-cell>
          <table:table-cell office:value-type="float" office:value="67">
            <text:p>67</text:p>
          </table:table-cell>
          <table:table-cell office:value-type="float" office:value="189">
            <text:p>189</text:p>
          </table:table-cell>
          <table:table-cell office:value-type="float" office:value="113">
            <text:p>113</text:p>
          </table:table-cell>
          <table:table-cell office:value-type="float" office:value="105">
            <text:p>105</text:p>
          </table:table-cell>
          <table:table-cell office:value-type="float" office:value="36">
            <text:p>36</text:p>
          </table:table-cell>
          <table:table-cell office:value-type="float" office:value="572">
            <text:p>572</text:p>
          </table:table-cell>
          <table:table-cell office:value-type="float" office:value="4352">
            <text:p>4352</text:p>
          </table:table-cell>
          <table:table-cell office:value-type="float" office:value="777">
            <text:p>777</text:p>
          </table:table-cell>
          <table:table-cell office:value-type="float" office:value="1249">
            <text:p>1249</text:p>
          </table:table-cell>
          <table:table-cell office:value-type="float" office:value="772">
            <text:p>772</text:p>
          </table:table-cell>
          <table:table-cell office:value-type="float" office:value="806">
            <text:p>806</text:p>
          </table:table-cell>
          <table:table-cell office:value-type="float" office:value="1416">
            <text:p>1416</text:p>
          </table:table-cell>
          <table:table-cell office:value-type="float" office:value="667">
            <text:p>667</text:p>
          </table:table-cell>
          <table:table-cell office:value-type="float" office:value="1567">
            <text:p>1567</text:p>
          </table:table-cell>
          <table:table-cell office:value-type="float" office:value="928">
            <text:p>928</text:p>
          </table:table-cell>
          <table:table-cell office:value-type="float" office:value="450">
            <text:p>450</text:p>
          </table:table-cell>
          <table:table-cell office:value-type="float" office:value="1538">
            <text:p>1538</text:p>
          </table:table-cell>
          <table:table-cell office:value-type="float" office:value="657">
            <text:p>657</text:p>
          </table:table-cell>
          <table:table-cell office:value-type="float" office:value="765">
            <text:p>765</text:p>
          </table:table-cell>
          <table:table-cell office:value-type="float" office:value="594">
            <text:p>594</text:p>
          </table:table-cell>
          <table:table-cell office:value-type="float" office:value="664">
            <text:p>664</text:p>
          </table:table-cell>
          <table:table-cell office:value-type="float" office:value="556">
            <text:p>556</text:p>
          </table:table-cell>
          <table:table-cell office:value-type="float" office:value="641">
            <text:p>641</text:p>
          </table:table-cell>
          <table:table-cell office:value-type="float" office:value="199">
            <text:p>199</text:p>
          </table:table-cell>
          <table:table-cell office:value-type="float" office:value="799">
            <text:p>799</text:p>
          </table:table-cell>
          <table:table-cell office:value-type="float" office:value="657">
            <text:p>657</text:p>
          </table:table-cell>
          <table:table-cell office:value-type="float" office:value="366">
            <text:p>366</text:p>
          </table:table-cell>
          <table:table-cell office:value-type="float" office:value="592">
            <text:p>592</text:p>
          </table:table-cell>
          <table:table-cell office:value-type="float" office:value="708">
            <text:p>708</text:p>
          </table:table-cell>
          <table:table-cell office:value-type="float" office:value="302">
            <text:p>302</text:p>
          </table:table-cell>
          <table:table-cell office:value-type="float" office:value="299">
            <text:p>299</text:p>
          </table:table-cell>
          <table:table-cell office:value-type="float" office:value="22">
            <text:p>22</text:p>
          </table:table-cell>
          <table:table-cell office:value-type="float" office:value="125">
            <text:p>125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58032">
            <text:p>158032</text:p>
          </table:table-cell>
          <table:table-cell office:value-type="float" office:value="755942">
            <text:p>755942</text:p>
          </table:table-cell>
          <table:table-cell office:value-type="float" office:value="129453">
            <text:p>129453</text:p>
          </table:table-cell>
          <table:table-cell office:value-type="float" office:value="276284">
            <text:p>276284</text:p>
          </table:table-cell>
          <table:table-cell office:value-type="float" office:value="269473">
            <text:p>269473</text:p>
          </table:table-cell>
          <table:table-cell office:value-type="float" office:value="296044">
            <text:p>296044</text:p>
          </table:table-cell>
          <table:table-cell office:value-type="float" office:value="273331">
            <text:p>273331</text:p>
          </table:table-cell>
          <table:table-cell office:value-type="float" office:value="236001">
            <text:p>236001</text:p>
          </table:table-cell>
          <table:table-cell office:value-type="float" office:value="418836">
            <text:p>418836</text:p>
          </table:table-cell>
          <table:table-cell office:value-type="float" office:value="237571">
            <text:p>237571</text:p>
          </table:table-cell>
          <table:table-cell office:value-type="float" office:value="95943">
            <text:p>95943</text:p>
          </table:table-cell>
          <table:table-cell office:value-type="float" office:value="353748">
            <text:p>353748</text:p>
          </table:table-cell>
          <table:table-cell office:value-type="float" office:value="186300">
            <text:p>186300</text:p>
          </table:table-cell>
          <table:table-cell office:value-type="float" office:value="308973">
            <text:p>308973</text:p>
          </table:table-cell>
          <table:table-cell office:value-type="float" office:value="270282">
            <text:p>270282</text:p>
          </table:table-cell>
          <table:table-cell office:value-type="float" office:value="251875">
            <text:p>251875</text:p>
          </table:table-cell>
          <table:table-cell office:value-type="float" office:value="171356">
            <text:p>171356</text:p>
          </table:table-cell>
          <table:table-cell office:value-type="float" office:value="244116">
            <text:p>244116</text:p>
          </table:table-cell>
          <table:table-cell office:value-type="float" office:value="105155">
            <text:p>105155</text:p>
          </table:table-cell>
          <table:table-cell office:value-type="float" office:value="199699">
            <text:p>199699</text:p>
          </table:table-cell>
          <table:table-cell office:value-type="float" office:value="199911">
            <text:p>199911</text:p>
          </table:table-cell>
          <table:table-cell office:value-type="float" office:value="119759">
            <text:p>119759</text:p>
          </table:table-cell>
          <table:table-cell office:value-type="float" office:value="119243">
            <text:p>119243</text:p>
          </table:table-cell>
          <table:table-cell office:value-type="float" office:value="178834">
            <text:p>178834</text:p>
          </table:table-cell>
          <table:table-cell office:value-type="float" office:value="155943">
            <text:p>155943</text:p>
          </table:table-cell>
          <table:table-cell office:value-type="float" office:value="99643">
            <text:p>99643</text:p>
          </table:table-cell>
          <table:table-cell office:value-type="float" office:value="189">
            <text:p>189</text:p>
          </table:table-cell>
          <table:table-cell office:value-type="float" office:value="1290">
            <text:p>1290</text:p>
          </table:table-cell>
          <table:table-cell office:value-type="float" office:value="278">
            <text:p>278</text:p>
          </table:table-cell>
          <table:table-cell office:value-type="float" office:value="427">
            <text:p>427</text:p>
          </table:table-cell>
          <table:table-cell office:value-type="float" office:value="318">
            <text:p>318</text:p>
          </table:table-cell>
          <table:table-cell office:value-type="float" office:value="350">
            <text:p>350</text:p>
          </table:table-cell>
          <table:table-cell office:value-type="float" office:value="473">
            <text:p>473</text:p>
          </table:table-cell>
          <table:table-cell office:value-type="float" office:value="253">
            <text:p>253</text:p>
          </table:table-cell>
          <table:table-cell office:value-type="float" office:value="513">
            <text:p>513</text:p>
          </table:table-cell>
          <table:table-cell office:value-type="float" office:value="368">
            <text:p>368</text:p>
          </table:table-cell>
          <table:table-cell office:value-type="float" office:value="122">
            <text:p>122</text:p>
          </table:table-cell>
          <table:table-cell office:value-type="float" office:value="570">
            <text:p>570</text:p>
          </table:table-cell>
          <table:table-cell office:value-type="float" office:value="175">
            <text:p>175</text:p>
          </table:table-cell>
          <table:table-cell office:value-type="float" office:value="264">
            <text:p>264</text:p>
          </table:table-cell>
          <table:table-cell office:value-type="float" office:value="296">
            <text:p>296</text:p>
          </table:table-cell>
          <table:table-cell office:value-type="float" office:value="368">
            <text:p>368</text:p>
          </table:table-cell>
          <table:table-cell office:value-type="float" office:value="181">
            <text:p>181</text:p>
          </table:table-cell>
          <table:table-cell office:value-type="float" office:value="579">
            <text:p>579</text:p>
          </table:table-cell>
          <table:table-cell office:value-type="float" office:value="66">
            <text:p>66</text:p>
          </table:table-cell>
          <table:table-cell office:value-type="float" office:value="214">
            <text:p>214</text:p>
          </table:table-cell>
          <table:table-cell office:value-type="float" office:value="205">
            <text:p>205</text:p>
          </table:table-cell>
          <table:table-cell office:value-type="float" office:value="71">
            <text:p>71</text:p>
          </table:table-cell>
          <table:table-cell office:value-type="float" office:value="187">
            <text:p>187</text:p>
          </table:table-cell>
          <table:table-cell office:value-type="float" office:value="98">
            <text:p>98</text:p>
          </table:table-cell>
          <table:table-cell office:value-type="float" office:value="141">
            <text:p>141</text:p>
          </table:table-cell>
          <table:table-cell office:value-type="float" office:value="41">
            <text:p>41</text:p>
          </table:table-cell>
          <table:table-cell office:value-type="float" office:value="276">
            <text:p>276</text:p>
          </table:table-cell>
          <table:table-cell office:value-type="float" office:value="2014">
            <text:p>2014</text:p>
          </table:table-cell>
          <table:table-cell office:value-type="float" office:value="314">
            <text:p>314</text:p>
          </table:table-cell>
          <table:table-cell office:value-type="float" office:value="488">
            <text:p>488</text:p>
          </table:table-cell>
          <table:table-cell office:value-type="float" office:value="341">
            <text:p>341</text:p>
          </table:table-cell>
          <table:table-cell office:value-type="float" office:value="396">
            <text:p>396</text:p>
          </table:table-cell>
          <table:table-cell office:value-type="float" office:value="462">
            <text:p>462</text:p>
          </table:table-cell>
          <table:table-cell office:value-type="float" office:value="310">
            <text:p>310</text:p>
          </table:table-cell>
          <table:table-cell office:value-type="float" office:value="648">
            <text:p>648</text:p>
          </table:table-cell>
          <table:table-cell office:value-type="float" office:value="371">
            <text:p>371</text:p>
          </table:table-cell>
          <table:table-cell office:value-type="float" office:value="152">
            <text:p>152</text:p>
          </table:table-cell>
          <table:table-cell office:value-type="float" office:value="517">
            <text:p>517</text:p>
          </table:table-cell>
          <table:table-cell office:value-type="float" office:value="232">
            <text:p>232</text:p>
          </table:table-cell>
          <table:table-cell office:value-type="float" office:value="252">
            <text:p>252</text:p>
          </table:table-cell>
          <table:table-cell office:value-type="float" office:value="374">
            <text:p>374</text:p>
          </table:table-cell>
          <table:table-cell office:value-type="float" office:value="396">
            <text:p>396</text:p>
          </table:table-cell>
          <table:table-cell office:value-type="float" office:value="168">
            <text:p>168</text:p>
          </table:table-cell>
          <table:table-cell office:value-type="float" office:value="509">
            <text:p>509</text:p>
          </table:table-cell>
          <table:table-cell office:value-type="float" office:value="70">
            <text:p>70</text:p>
          </table:table-cell>
          <table:table-cell office:value-type="float" office:value="248">
            <text:p>248</text:p>
          </table:table-cell>
          <table:table-cell office:value-type="float" office:value="238">
            <text:p>238</text:p>
          </table:table-cell>
          <table:table-cell office:value-type="float" office:value="76">
            <text:p>76</text:p>
          </table:table-cell>
          <table:table-cell office:value-type="float" office:value="209">
            <text:p>209</text:p>
          </table:table-cell>
          <table:table-cell office:value-type="float" office:value="112">
            <text:p>112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583">
            <text:p>583</text:p>
          </table:table-cell>
          <table:table-cell office:value-type="float" office:value="4488">
            <text:p>4488</text:p>
          </table:table-cell>
          <table:table-cell office:value-type="float" office:value="811">
            <text:p>811</text:p>
          </table:table-cell>
          <table:table-cell office:value-type="float" office:value="1300">
            <text:p>1300</text:p>
          </table:table-cell>
          <table:table-cell office:value-type="float" office:value="791">
            <text:p>791</text:p>
          </table:table-cell>
          <table:table-cell office:value-type="float" office:value="819">
            <text:p>819</text:p>
          </table:table-cell>
          <table:table-cell office:value-type="float" office:value="1453">
            <text:p>1453</text:p>
          </table:table-cell>
          <table:table-cell office:value-type="float" office:value="696">
            <text:p>696</text:p>
          </table:table-cell>
          <table:table-cell office:value-type="float" office:value="1610">
            <text:p>1610</text:p>
          </table:table-cell>
          <table:table-cell office:value-type="float" office:value="957">
            <text:p>957</text:p>
          </table:table-cell>
          <table:table-cell office:value-type="float" office:value="454">
            <text:p>454</text:p>
          </table:table-cell>
          <table:table-cell office:value-type="float" office:value="1570">
            <text:p>1570</text:p>
          </table:table-cell>
          <table:table-cell office:value-type="float" office:value="668">
            <text:p>668</text:p>
          </table:table-cell>
          <table:table-cell office:value-type="float" office:value="793">
            <text:p>793</text:p>
          </table:table-cell>
          <table:table-cell office:value-type="float" office:value="648">
            <text:p>648</text:p>
          </table:table-cell>
          <table:table-cell office:value-type="float" office:value="682">
            <text:p>682</text:p>
          </table:table-cell>
          <table:table-cell office:value-type="float" office:value="568">
            <text:p>568</text:p>
          </table:table-cell>
          <table:table-cell office:value-type="float" office:value="682">
            <text:p>682</text:p>
          </table:table-cell>
          <table:table-cell office:value-type="float" office:value="206">
            <text:p>206</text:p>
          </table:table-cell>
          <table:table-cell office:value-type="float" office:value="819">
            <text:p>819</text:p>
          </table:table-cell>
          <table:table-cell office:value-type="float" office:value="667">
            <text:p>667</text:p>
          </table:table-cell>
          <table:table-cell office:value-type="float" office:value="369">
            <text:p>369</text:p>
          </table:table-cell>
          <table:table-cell office:value-type="float" office:value="607">
            <text:p>607</text:p>
          </table:table-cell>
          <table:table-cell office:value-type="float" office:value="720">
            <text:p>720</text:p>
          </table:table-cell>
          <table:table-cell office:value-type="float" office:value="311">
            <text:p>311</text:p>
          </table:table-cell>
          <table:table-cell office:value-type="float" office:value="302">
            <text:p>302</text:p>
          </table:table-cell>
          <table:table-cell office:value-type="float" office:value="23">
            <text:p>23</text:p>
          </table:table-cell>
          <table:table-cell office:value-type="float" office:value="125">
            <text:p>125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57">
            <text:p>5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number-columns-repeated="2"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57986">
            <text:p>157986</text:p>
          </table:table-cell>
          <table:table-cell office:value-type="float" office:value="755668">
            <text:p>755668</text:p>
          </table:table-cell>
          <table:table-cell office:value-type="float" office:value="129423">
            <text:p>129423</text:p>
          </table:table-cell>
          <table:table-cell office:value-type="float" office:value="276228">
            <text:p>276228</text:p>
          </table:table-cell>
          <table:table-cell office:value-type="float" office:value="269453">
            <text:p>269453</text:p>
          </table:table-cell>
          <table:table-cell office:value-type="float" office:value="295986">
            <text:p>295986</text:p>
          </table:table-cell>
          <table:table-cell office:value-type="float" office:value="273331">
            <text:p>273331</text:p>
          </table:table-cell>
          <table:table-cell office:value-type="float" office:value="235986">
            <text:p>235986</text:p>
          </table:table-cell>
          <table:table-cell office:value-type="float" office:value="418783">
            <text:p>418783</text:p>
          </table:table-cell>
          <table:table-cell office:value-type="float" office:value="237571">
            <text:p>237571</text:p>
          </table:table-cell>
          <table:table-cell office:value-type="float" office:value="95939">
            <text:p>95939</text:p>
          </table:table-cell>
          <table:table-cell office:value-type="float" office:value="353664">
            <text:p>353664</text:p>
          </table:table-cell>
          <table:table-cell office:value-type="float" office:value="186275">
            <text:p>186275</text:p>
          </table:table-cell>
          <table:table-cell office:value-type="float" office:value="308942">
            <text:p>308942</text:p>
          </table:table-cell>
          <table:table-cell office:value-type="float" office:value="270242">
            <text:p>270242</text:p>
          </table:table-cell>
          <table:table-cell office:value-type="float" office:value="251868">
            <text:p>251868</text:p>
          </table:table-cell>
          <table:table-cell office:value-type="float" office:value="171350">
            <text:p>171350</text:p>
          </table:table-cell>
          <table:table-cell office:value-type="float" office:value="244074">
            <text:p>244074</text:p>
          </table:table-cell>
          <table:table-cell office:value-type="float" office:value="105151">
            <text:p>105151</text:p>
          </table:table-cell>
          <table:table-cell office:value-type="float" office:value="199668">
            <text:p>199668</text:p>
          </table:table-cell>
          <table:table-cell office:value-type="float" office:value="199871">
            <text:p>199871</text:p>
          </table:table-cell>
          <table:table-cell office:value-type="float" office:value="119748">
            <text:p>119748</text:p>
          </table:table-cell>
          <table:table-cell office:value-type="float" office:value="119232">
            <text:p>119232</text:p>
          </table:table-cell>
          <table:table-cell office:value-type="float" office:value="178813">
            <text:p>178813</text:p>
          </table:table-cell>
          <table:table-cell office:value-type="float" office:value="155932">
            <text:p>155932</text:p>
          </table:table-cell>
          <table:table-cell office:value-type="float" office:value="99639">
            <text:p>99639</text:p>
          </table:table-cell>
          <table:table-cell office:value-type="float" office:value="227">
            <text:p>227</text:p>
          </table:table-cell>
          <table:table-cell office:value-type="float" office:value="1313">
            <text:p>1313</text:p>
          </table:table-cell>
          <table:table-cell office:value-type="float" office:value="268">
            <text:p>268</text:p>
          </table:table-cell>
          <table:table-cell office:value-type="float" office:value="448">
            <text:p>448</text:p>
          </table:table-cell>
          <table:table-cell office:value-type="float" office:value="343">
            <text:p>343</text:p>
          </table:table-cell>
          <table:table-cell office:value-type="float" office:value="395">
            <text:p>395</text:p>
          </table:table-cell>
          <table:table-cell office:value-type="float" office:value="480">
            <text:p>480</text:p>
          </table:table-cell>
          <table:table-cell office:value-type="float" office:value="236">
            <text:p>236</text:p>
          </table:table-cell>
          <table:table-cell office:value-type="float" office:value="500">
            <text:p>500</text:p>
          </table:table-cell>
          <table:table-cell office:value-type="float" office:value="296">
            <text:p>296</text:p>
          </table:table-cell>
          <table:table-cell office:value-type="float" office:value="126">
            <text:p>126</text:p>
          </table:table-cell>
          <table:table-cell office:value-type="float" office:value="578">
            <text:p>578</text:p>
          </table:table-cell>
          <table:table-cell office:value-type="float" office:value="196">
            <text:p>196</text:p>
          </table:table-cell>
          <table:table-cell office:value-type="float" office:value="284">
            <text:p>284</text:p>
          </table:table-cell>
          <table:table-cell office:value-type="float" office:value="331">
            <text:p>331</text:p>
          </table:table-cell>
          <table:table-cell office:value-type="float" office:value="357">
            <text:p>357</text:p>
          </table:table-cell>
          <table:table-cell office:value-type="float" office:value="182">
            <text:p>182</text:p>
          </table:table-cell>
          <table:table-cell office:value-type="float" office:value="535">
            <text:p>535</text:p>
          </table:table-cell>
          <table:table-cell office:value-type="float" office:value="66">
            <text:p>66</text:p>
          </table:table-cell>
          <table:table-cell office:value-type="float" office:value="244">
            <text:p>244</text:p>
          </table:table-cell>
          <table:table-cell office:value-type="float" office:value="203">
            <text:p>203</text:p>
          </table:table-cell>
          <table:table-cell office:value-type="float" office:value="71">
            <text:p>71</text:p>
          </table:table-cell>
          <table:table-cell office:value-type="float" office:value="194">
            <text:p>194</text:p>
          </table:table-cell>
          <table:table-cell office:value-type="float" office:value="126">
            <text:p>126</text:p>
          </table:table-cell>
          <table:table-cell office:value-type="float" office:value="151">
            <text:p>151</text:p>
          </table:table-cell>
          <table:table-cell office:value-type="float" office:value="31">
            <text:p>31</text:p>
          </table:table-cell>
          <table:table-cell office:value-type="float" office:value="298">
            <text:p>298</text:p>
          </table:table-cell>
          <table:table-cell office:value-type="float" office:value="2133">
            <text:p>2133</text:p>
          </table:table-cell>
          <table:table-cell office:value-type="float" office:value="339">
            <text:p>339</text:p>
          </table:table-cell>
          <table:table-cell office:value-type="float" office:value="533">
            <text:p>533</text:p>
          </table:table-cell>
          <table:table-cell office:value-type="float" office:value="456">
            <text:p>456</text:p>
          </table:table-cell>
          <table:table-cell office:value-type="float" office:value="439">
            <text:p>439</text:p>
          </table:table-cell>
          <table:table-cell office:value-type="float" office:value="512">
            <text:p>512</text:p>
          </table:table-cell>
          <table:table-cell office:value-type="float" office:value="332">
            <text:p>332</text:p>
          </table:table-cell>
          <table:table-cell office:value-type="float" office:value="683">
            <text:p>683</text:p>
          </table:table-cell>
          <table:table-cell office:value-type="float" office:value="430">
            <text:p>430</text:p>
          </table:table-cell>
          <table:table-cell office:value-type="float" office:value="170">
            <text:p>170</text:p>
          </table:table-cell>
          <table:table-cell office:value-type="float" office:value="599">
            <text:p>599</text:p>
          </table:table-cell>
          <table:table-cell office:value-type="float" office:value="268">
            <text:p>268</text:p>
          </table:table-cell>
          <table:table-cell office:value-type="float" office:value="300">
            <text:p>300</text:p>
          </table:table-cell>
          <table:table-cell office:value-type="float" office:value="417">
            <text:p>417</text:p>
          </table:table-cell>
          <table:table-cell office:value-type="float" office:value="408">
            <text:p>408</text:p>
          </table:table-cell>
          <table:table-cell office:value-type="float" office:value="201">
            <text:p>201</text:p>
          </table:table-cell>
          <table:table-cell office:value-type="float" office:value="593">
            <text:p>593</text:p>
          </table:table-cell>
          <table:table-cell office:value-type="float" office:value="78">
            <text:p>78</text:p>
          </table:table-cell>
          <table:table-cell office:value-type="float" office:value="249">
            <text:p>249</text:p>
          </table:table-cell>
          <table:table-cell office:value-type="float" office:value="305">
            <text:p>305</text:p>
          </table:table-cell>
          <table:table-cell office:value-type="float" office:value="86">
            <text:p>86</text:p>
          </table:table-cell>
          <table:table-cell office:value-type="float" office:value="223">
            <text:p>223</text:p>
          </table:table-cell>
          <table:table-cell office:value-type="float" office:value="119">
            <text:p>119</text:p>
          </table:table-cell>
          <table:table-cell office:value-type="float" office:value="130">
            <text:p>130</text:p>
          </table:table-cell>
          <table:table-cell office:value-type="float" office:value="51">
            <text:p>51</text:p>
          </table:table-cell>
          <table:table-cell office:value-type="float" office:value="616">
            <text:p>616</text:p>
          </table:table-cell>
          <table:table-cell office:value-type="float" office:value="4706">
            <text:p>4706</text:p>
          </table:table-cell>
          <table:table-cell office:value-type="float" office:value="837">
            <text:p>837</text:p>
          </table:table-cell>
          <table:table-cell office:value-type="float" office:value="1355">
            <text:p>1355</text:p>
          </table:table-cell>
          <table:table-cell office:value-type="float" office:value="842">
            <text:p>842</text:p>
          </table:table-cell>
          <table:table-cell office:value-type="float" office:value="841">
            <text:p>841</text:p>
          </table:table-cell>
          <table:table-cell office:value-type="float" office:value="1501">
            <text:p>1501</text:p>
          </table:table-cell>
          <table:table-cell office:value-type="float" office:value="720">
            <text:p>720</text:p>
          </table:table-cell>
          <table:table-cell office:value-type="float" office:value="1645">
            <text:p>1645</text:p>
          </table:table-cell>
          <table:table-cell office:value-type="float" office:value="1000">
            <text:p>1000</text:p>
          </table:table-cell>
          <table:table-cell office:value-type="float" office:value="462">
            <text:p>462</text:p>
          </table:table-cell>
          <table:table-cell office:value-type="float" office:value="1641">
            <text:p>1641</text:p>
          </table:table-cell>
          <table:table-cell office:value-type="float" office:value="694">
            <text:p>694</text:p>
          </table:table-cell>
          <table:table-cell office:value-type="float" office:value="828">
            <text:p>828</text:p>
          </table:table-cell>
          <table:table-cell office:value-type="float" office:value="673">
            <text:p>673</text:p>
          </table:table-cell>
          <table:table-cell office:value-type="float" office:value="719">
            <text:p>719</text:p>
          </table:table-cell>
          <table:table-cell office:value-type="float" office:value="575">
            <text:p>575</text:p>
          </table:table-cell>
          <table:table-cell office:value-type="float" office:value="727">
            <text:p>727</text:p>
          </table:table-cell>
          <table:table-cell office:value-type="float" office:value="209">
            <text:p>209</text:p>
          </table:table-cell>
          <table:table-cell office:value-type="float" office:value="840">
            <text:p>840</text:p>
          </table:table-cell>
          <table:table-cell office:value-type="float" office:value="675">
            <text:p>675</text:p>
          </table:table-cell>
          <table:table-cell office:value-type="float" office:value="372">
            <text:p>372</text:p>
          </table:table-cell>
          <table:table-cell office:value-type="float" office:value="616">
            <text:p>616</text:p>
          </table:table-cell>
          <table:table-cell office:value-type="float" office:value="727">
            <text:p>727</text:p>
          </table:table-cell>
          <table:table-cell office:value-type="float" office:value="322">
            <text:p>322</text:p>
          </table:table-cell>
          <table:table-cell office:value-type="float" office:value="304">
            <text:p>304</text:p>
          </table:table-cell>
          <table:table-cell office:value-type="float" office:value="23">
            <text:p>23</text:p>
          </table:table-cell>
          <table:table-cell office:value-type="float" office:value="129">
            <text:p>129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57970">
            <text:p>157970</text:p>
          </table:table-cell>
          <table:table-cell office:value-type="float" office:value="755422">
            <text:p>755422</text:p>
          </table:table-cell>
          <table:table-cell office:value-type="float" office:value="129385">
            <text:p>129385</text:p>
          </table:table-cell>
          <table:table-cell office:value-type="float" office:value="276142">
            <text:p>276142</text:p>
          </table:table-cell>
          <table:table-cell office:value-type="float" office:value="269386">
            <text:p>269386</text:p>
          </table:table-cell>
          <table:table-cell office:value-type="float" office:value="295957">
            <text:p>295957</text:p>
          </table:table-cell>
          <table:table-cell office:value-type="float" office:value="273247">
            <text:p>273247</text:p>
          </table:table-cell>
          <table:table-cell office:value-type="float" office:value="235962">
            <text:p>235962</text:p>
          </table:table-cell>
          <table:table-cell office:value-type="float" office:value="418700">
            <text:p>418700</text:p>
          </table:table-cell>
          <table:table-cell office:value-type="float" office:value="237497">
            <text:p>237497</text:p>
          </table:table-cell>
          <table:table-cell office:value-type="float" office:value="95925">
            <text:p>95925</text:p>
          </table:table-cell>
          <table:table-cell office:value-type="float" office:value="353579">
            <text:p>353579</text:p>
          </table:table-cell>
          <table:table-cell office:value-type="float" office:value="186262">
            <text:p>186262</text:p>
          </table:table-cell>
          <table:table-cell office:value-type="float" office:value="308898">
            <text:p>308898</text:p>
          </table:table-cell>
          <table:table-cell office:value-type="float" office:value="270180">
            <text:p>270180</text:p>
          </table:table-cell>
          <table:table-cell office:value-type="float" office:value="251837">
            <text:p>251837</text:p>
          </table:table-cell>
          <table:table-cell office:value-type="float" office:value="171339">
            <text:p>171339</text:p>
          </table:table-cell>
          <table:table-cell office:value-type="float" office:value="244013">
            <text:p>244013</text:p>
          </table:table-cell>
          <table:table-cell office:value-type="float" office:value="105147">
            <text:p>105147</text:p>
          </table:table-cell>
          <table:table-cell office:value-type="float" office:value="199645">
            <text:p>199645</text:p>
          </table:table-cell>
          <table:table-cell office:value-type="float" office:value="199859">
            <text:p>199859</text:p>
          </table:table-cell>
          <table:table-cell office:value-type="float" office:value="119734">
            <text:p>119734</text:p>
          </table:table-cell>
          <table:table-cell office:value-type="float" office:value="119210">
            <text:p>119210</text:p>
          </table:table-cell>
          <table:table-cell office:value-type="float" office:value="178787">
            <text:p>178787</text:p>
          </table:table-cell>
          <table:table-cell office:value-type="float" office:value="155895">
            <text:p>155895</text:p>
          </table:table-cell>
          <table:table-cell office:value-type="float" office:value="99627">
            <text:p>99627</text:p>
          </table:table-cell>
          <table:table-cell office:value-type="float" office:value="243">
            <text:p>243</text:p>
          </table:table-cell>
          <table:table-cell office:value-type="float" office:value="1345">
            <text:p>1345</text:p>
          </table:table-cell>
          <table:table-cell office:value-type="float" office:value="258">
            <text:p>258</text:p>
          </table:table-cell>
          <table:table-cell office:value-type="float" office:value="434">
            <text:p>434</text:p>
          </table:table-cell>
          <table:table-cell office:value-type="float" office:value="239">
            <text:p>239</text:p>
          </table:table-cell>
          <table:table-cell office:value-type="float" office:value="392">
            <text:p>392</text:p>
          </table:table-cell>
          <table:table-cell office:value-type="float" office:value="405">
            <text:p>405</text:p>
          </table:table-cell>
          <table:table-cell office:value-type="float" office:value="198">
            <text:p>198</text:p>
          </table:table-cell>
          <table:table-cell office:value-type="float" office:value="471">
            <text:p>471</text:p>
          </table:table-cell>
          <table:table-cell office:value-type="float" office:value="237">
            <text:p>237</text:p>
          </table:table-cell>
          <table:table-cell office:value-type="float" office:value="106">
            <text:p>106</text:p>
          </table:table-cell>
          <table:table-cell office:value-type="float" office:value="562">
            <text:p>562</text:p>
          </table:table-cell>
          <table:table-cell office:value-type="float" office:value="178">
            <text:p>178</text:p>
          </table:table-cell>
          <table:table-cell office:value-type="float" office:value="264">
            <text:p>264</text:p>
          </table:table-cell>
          <table:table-cell office:value-type="float" office:value="306">
            <text:p>306</text:p>
          </table:table-cell>
          <table:table-cell office:value-type="float" office:value="332">
            <text:p>332</text:p>
          </table:table-cell>
          <table:table-cell office:value-type="float" office:value="143">
            <text:p>143</text:p>
          </table:table-cell>
          <table:table-cell office:value-type="float" office:value="463">
            <text:p>463</text:p>
          </table:table-cell>
          <table:table-cell office:value-type="float" office:value="62">
            <text:p>62</text:p>
          </table:table-cell>
          <table:table-cell office:value-type="float" office:value="257">
            <text:p>257</text:p>
          </table:table-cell>
          <table:table-cell office:value-type="float" office:value="175">
            <text:p>175</text:p>
          </table:table-cell>
          <table:table-cell office:value-type="float" office:value="72">
            <text:p>72</text:p>
          </table:table-cell>
          <table:table-cell office:value-type="float" office:value="186">
            <text:p>186</text:p>
          </table:table-cell>
          <table:table-cell office:value-type="float" office:value="135">
            <text:p>135</text:p>
          </table:table-cell>
          <table:table-cell office:value-type="float" office:value="132">
            <text:p>132</text:p>
          </table:table-cell>
          <table:table-cell office:value-type="float" office:value="34">
            <text:p>34</text:p>
          </table:table-cell>
          <table:table-cell office:value-type="float" office:value="320">
            <text:p>320</text:p>
          </table:table-cell>
          <table:table-cell office:value-type="float" office:value="2299">
            <text:p>2299</text:p>
          </table:table-cell>
          <table:table-cell office:value-type="float" office:value="407">
            <text:p>407</text:p>
          </table:table-cell>
          <table:table-cell office:value-type="float" office:value="658">
            <text:p>658</text:p>
          </table:table-cell>
          <table:table-cell office:value-type="float" office:value="567">
            <text:p>567</text:p>
          </table:table-cell>
          <table:table-cell office:value-type="float" office:value="492">
            <text:p>492</text:p>
          </table:table-cell>
          <table:table-cell office:value-type="float" office:value="655">
            <text:p>655</text:p>
          </table:table-cell>
          <table:table-cell office:value-type="float" office:value="400">
            <text:p>400</text:p>
          </table:table-cell>
          <table:table-cell office:value-type="float" office:value="744">
            <text:p>744</text:p>
          </table:table-cell>
          <table:table-cell office:value-type="float" office:value="481">
            <text:p>481</text:p>
          </table:table-cell>
          <table:table-cell office:value-type="float" office:value="192">
            <text:p>192</text:p>
          </table:table-cell>
          <table:table-cell office:value-type="float" office:value="699">
            <text:p>699</text:p>
          </table:table-cell>
          <table:table-cell office:value-type="float" office:value="295">
            <text:p>295</text:p>
          </table:table-cell>
          <table:table-cell office:value-type="float" office:value="347">
            <text:p>347</text:p>
          </table:table-cell>
          <table:table-cell office:value-type="float" office:value="454">
            <text:p>454</text:p>
          </table:table-cell>
          <table:table-cell office:value-type="float" office:value="508">
            <text:p>508</text:p>
          </table:table-cell>
          <table:table-cell office:value-type="float" office:value="238">
            <text:p>238</text:p>
          </table:table-cell>
          <table:table-cell office:value-type="float" office:value="690">
            <text:p>690</text:p>
          </table:table-cell>
          <table:table-cell office:value-type="float" office:value="98">
            <text:p>98</text:p>
          </table:table-cell>
          <table:table-cell office:value-type="float" office:value="296">
            <text:p>296</text:p>
          </table:table-cell>
          <table:table-cell office:value-type="float" office:value="347">
            <text:p>347</text:p>
          </table:table-cell>
          <table:table-cell office:value-type="float" office:value="107">
            <text:p>107</text:p>
          </table:table-cell>
          <table:table-cell office:value-type="float" office:value="264">
            <text:p>264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54">
            <text:p>54</text:p>
          </table:table-cell>
          <table:table-cell office:value-type="float" office:value="624">
            <text:p>624</text:p>
          </table:table-cell>
          <table:table-cell office:value-type="float" office:value="4824">
            <text:p>4824</text:p>
          </table:table-cell>
          <table:table-cell office:value-type="float" office:value="852">
            <text:p>852</text:p>
          </table:table-cell>
          <table:table-cell office:value-type="float" office:value="1378">
            <text:p>1378</text:p>
          </table:table-cell>
          <table:table-cell office:value-type="float" office:value="847">
            <text:p>847</text:p>
          </table:table-cell>
          <table:table-cell office:value-type="float" office:value="859">
            <text:p>859</text:p>
          </table:table-cell>
          <table:table-cell office:value-type="float" office:value="1526">
            <text:p>1526</text:p>
          </table:table-cell>
          <table:table-cell office:value-type="float" office:value="750">
            <text:p>750</text:p>
          </table:table-cell>
          <table:table-cell office:value-type="float" office:value="1691">
            <text:p>1691</text:p>
          </table:table-cell>
          <table:table-cell office:value-type="float" office:value="998">
            <text:p>998</text:p>
          </table:table-cell>
          <table:table-cell office:value-type="float" office:value="468">
            <text:p>468</text:p>
          </table:table-cell>
          <table:table-cell office:value-type="float" office:value="1657">
            <text:p>1657</text:p>
          </table:table-cell>
          <table:table-cell office:value-type="float" office:value="701">
            <text:p>701</text:p>
          </table:table-cell>
          <table:table-cell office:value-type="float" office:value="831">
            <text:p>831</text:p>
          </table:table-cell>
          <table:table-cell office:value-type="float" office:value="695">
            <text:p>695</text:p>
          </table:table-cell>
          <table:table-cell office:value-type="float" office:value="738">
            <text:p>738</text:p>
          </table:table-cell>
          <table:table-cell office:value-type="float" office:value="586">
            <text:p>586</text:p>
          </table:table-cell>
          <table:table-cell office:value-type="float" office:value="755">
            <text:p>755</text:p>
          </table:table-cell>
          <table:table-cell office:value-type="float" office:value="209">
            <text:p>209</text:p>
          </table:table-cell>
          <table:table-cell office:value-type="float" office:value="856">
            <text:p>856</text:p>
          </table:table-cell>
          <table:table-cell office:value-type="float" office:value="676">
            <text:p>676</text:p>
          </table:table-cell>
          <table:table-cell office:value-type="float" office:value="372">
            <text:p>372</text:p>
          </table:table-cell>
          <table:table-cell office:value-type="float" office:value="621">
            <text:p>621</text:p>
          </table:table-cell>
          <table:table-cell office:value-type="float" office:value="732">
            <text:p>732</text:p>
          </table:table-cell>
          <table:table-cell office:value-type="float" office:value="329">
            <text:p>329</text:p>
          </table:table-cell>
          <table:table-cell office:value-type="float" office:value="306">
            <text:p>306</text:p>
          </table:table-cell>
          <table:table-cell office:value-type="float" office:value="23">
            <text:p>23</text:p>
          </table:table-cell>
          <table:table-cell office:value-type="float" office:value="134">
            <text:p>134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28">
            <text:p>28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57946">
            <text:p>157946</text:p>
          </table:table-cell>
          <table:table-cell office:value-type="float" office:value="755163">
            <text:p>755163</text:p>
          </table:table-cell>
          <table:table-cell office:value-type="float" office:value="129331">
            <text:p>129331</text:p>
          </table:table-cell>
          <table:table-cell office:value-type="float" office:value="275998">
            <text:p>275998</text:p>
          </table:table-cell>
          <table:table-cell office:value-type="float" office:value="269323">
            <text:p>269323</text:p>
          </table:table-cell>
          <table:table-cell office:value-type="float" office:value="295915">
            <text:p>295915</text:p>
          </table:table-cell>
          <table:table-cell office:value-type="float" office:value="273126">
            <text:p>273126</text:p>
          </table:table-cell>
          <table:table-cell office:value-type="float" office:value="235926">
            <text:p>235926</text:p>
          </table:table-cell>
          <table:table-cell office:value-type="float" office:value="418635">
            <text:p>418635</text:p>
          </table:table-cell>
          <table:table-cell office:value-type="float" office:value="237441">
            <text:p>237441</text:p>
          </table:table-cell>
          <table:table-cell office:value-type="float" office:value="95901">
            <text:p>95901</text:p>
          </table:table-cell>
          <table:table-cell office:value-type="float" office:value="353450">
            <text:p>353450</text:p>
          </table:table-cell>
          <table:table-cell office:value-type="float" office:value="186219">
            <text:p>186219</text:p>
          </table:table-cell>
          <table:table-cell office:value-type="float" office:value="308840">
            <text:p>308840</text:p>
          </table:table-cell>
          <table:table-cell office:value-type="float" office:value="270082">
            <text:p>270082</text:p>
          </table:table-cell>
          <table:table-cell office:value-type="float" office:value="251773">
            <text:p>251773</text:p>
          </table:table-cell>
          <table:table-cell office:value-type="float" office:value="171265">
            <text:p>171265</text:p>
          </table:table-cell>
          <table:table-cell office:value-type="float" office:value="243949">
            <text:p>243949</text:p>
          </table:table-cell>
          <table:table-cell office:value-type="float" office:value="105139">
            <text:p>105139</text:p>
          </table:table-cell>
          <table:table-cell office:value-type="float" office:value="199602">
            <text:p>199602</text:p>
          </table:table-cell>
          <table:table-cell office:value-type="float" office:value="199836">
            <text:p>199836</text:p>
          </table:table-cell>
          <table:table-cell office:value-type="float" office:value="119731">
            <text:p>119731</text:p>
          </table:table-cell>
          <table:table-cell office:value-type="float" office:value="119171">
            <text:p>119171</text:p>
          </table:table-cell>
          <table:table-cell office:value-type="float" office:value="178778">
            <text:p>178778</text:p>
          </table:table-cell>
          <table:table-cell office:value-type="float" office:value="155881">
            <text:p>155881</text:p>
          </table:table-cell>
          <table:table-cell office:value-type="float" office:value="99619">
            <text:p>99619</text:p>
          </table:table-cell>
          <table:table-cell office:value-type="float" office:value="224">
            <text:p>224</text:p>
          </table:table-cell>
          <table:table-cell office:value-type="float" office:value="1258">
            <text:p>1258</text:p>
          </table:table-cell>
          <table:table-cell office:value-type="float" office:value="219">
            <text:p>219</text:p>
          </table:table-cell>
          <table:table-cell office:value-type="float" office:value="387">
            <text:p>387</text:p>
          </table:table-cell>
          <table:table-cell office:value-type="float" office:value="195">
            <text:p>195</text:p>
          </table:table-cell>
          <table:table-cell office:value-type="float" office:value="350">
            <text:p>350</text:p>
          </table:table-cell>
          <table:table-cell office:value-type="float" office:value="346">
            <text:p>346</text:p>
          </table:table-cell>
          <table:table-cell office:value-type="float" office:value="154">
            <text:p>154</text:p>
          </table:table-cell>
          <table:table-cell office:value-type="float" office:value="493">
            <text:p>493</text:p>
          </table:table-cell>
          <table:table-cell office:value-type="float" office:value="260">
            <text:p>260</text:p>
          </table:table-cell>
          <table:table-cell office:value-type="float" office:value="92">
            <text:p>92</text:p>
          </table:table-cell>
          <table:table-cell office:value-type="float" office:value="531">
            <text:p>531</text:p>
          </table:table-cell>
          <table:table-cell office:value-type="float" office:value="153">
            <text:p>153</text:p>
          </table:table-cell>
          <table:table-cell office:value-type="float" office:value="251">
            <text:p>251</text:p>
          </table:table-cell>
          <table:table-cell office:value-type="float" office:value="312">
            <text:p>312</text:p>
          </table:table-cell>
          <table:table-cell office:value-type="float" office:value="263">
            <text:p>263</text:p>
          </table:table-cell>
          <table:table-cell office:value-type="float" office:value="117">
            <text:p>117</text:p>
          </table:table-cell>
          <table:table-cell office:value-type="float" office:value="412">
            <text:p>412</text:p>
          </table:table-cell>
          <table:table-cell office:value-type="float" office:value="46">
            <text:p>46</text:p>
          </table:table-cell>
          <table:table-cell office:value-type="float" office:value="223">
            <text:p>223</text:p>
          </table:table-cell>
          <table:table-cell office:value-type="float" office:value="145">
            <text:p>145</text:p>
          </table:table-cell>
          <table:table-cell office:value-type="float" office:value="65">
            <text:p>65</text:p>
          </table:table-cell>
          <table:table-cell office:value-type="float" office:value="157">
            <text:p>157</text:p>
          </table:table-cell>
          <table:table-cell office:value-type="float" office:value="131">
            <text:p>131</text:p>
          </table:table-cell>
          <table:table-cell office:value-type="float" office:value="147">
            <text:p>147</text:p>
          </table:table-cell>
          <table:table-cell office:value-type="float" office:value="42">
            <text:p>42</text:p>
          </table:table-cell>
          <table:table-cell office:value-type="float" office:value="347">
            <text:p>347</text:p>
          </table:table-cell>
          <table:table-cell office:value-type="float" office:value="2320">
            <text:p>2320</text:p>
          </table:table-cell>
          <table:table-cell office:value-type="float" office:value="449">
            <text:p>449</text:p>
          </table:table-cell>
          <table:table-cell office:value-type="float" office:value="737">
            <text:p>737</text:p>
          </table:table-cell>
          <table:table-cell office:value-type="float" office:value="560">
            <text:p>560</text:p>
          </table:table-cell>
          <table:table-cell office:value-type="float" office:value="529">
            <text:p>529</text:p>
          </table:table-cell>
          <table:table-cell office:value-type="float" office:value="735">
            <text:p>735</text:p>
          </table:table-cell>
          <table:table-cell office:value-type="float" office:value="417">
            <text:p>417</text:p>
          </table:table-cell>
          <table:table-cell office:value-type="float" office:value="813">
            <text:p>813</text:p>
          </table:table-cell>
          <table:table-cell office:value-type="float" office:value="488">
            <text:p>488</text:p>
          </table:table-cell>
          <table:table-cell office:value-type="float" office:value="217">
            <text:p>217</text:p>
          </table:table-cell>
          <table:table-cell office:value-type="float" office:value="805">
            <text:p>805</text:p>
          </table:table-cell>
          <table:table-cell office:value-type="float" office:value="339">
            <text:p>339</text:p>
          </table:table-cell>
          <table:table-cell office:value-type="float" office:value="385">
            <text:p>385</text:p>
          </table:table-cell>
          <table:table-cell office:value-type="float" office:value="495">
            <text:p>495</text:p>
          </table:table-cell>
          <table:table-cell office:value-type="float" office:value="561">
            <text:p>561</text:p>
          </table:table-cell>
          <table:table-cell office:value-type="float" office:value="251">
            <text:p>251</text:p>
          </table:table-cell>
          <table:table-cell office:value-type="float" office:value="808">
            <text:p>808</text:p>
          </table:table-cell>
          <table:table-cell office:value-type="float" office:value="99">
            <text:p>99</text:p>
          </table:table-cell>
          <table:table-cell office:value-type="float" office:value="373">
            <text:p>373</text:p>
          </table:table-cell>
          <table:table-cell office:value-type="float" office:value="353">
            <text:p>353</text:p>
          </table:table-cell>
          <table:table-cell office:value-type="float" office:value="115">
            <text:p>115</text:p>
          </table:table-cell>
          <table:table-cell office:value-type="float" office:value="306">
            <text:p>306</text:p>
          </table:table-cell>
          <table:table-cell office:value-type="float" office:value="172">
            <text:p>172</text:p>
          </table:table-cell>
          <table:table-cell office:value-type="float" office:value="194">
            <text:p>194</text:p>
          </table:table-cell>
          <table:table-cell office:value-type="float" office:value="56">
            <text:p>56</text:p>
          </table:table-cell>
          <table:table-cell office:value-type="float" office:value="637">
            <text:p>637</text:p>
          </table:table-cell>
          <table:table-cell office:value-type="float" office:value="4987">
            <text:p>4987</text:p>
          </table:table-cell>
          <table:table-cell office:value-type="float" office:value="861">
            <text:p>861</text:p>
          </table:table-cell>
          <table:table-cell office:value-type="float" office:value="1386">
            <text:p>1386</text:p>
          </table:table-cell>
          <table:table-cell office:value-type="float" office:value="847">
            <text:p>847</text:p>
          </table:table-cell>
          <table:table-cell office:value-type="float" office:value="877">
            <text:p>877</text:p>
          </table:table-cell>
          <table:table-cell office:value-type="float" office:value="1525">
            <text:p>1525</text:p>
          </table:table-cell>
          <table:table-cell office:value-type="float" office:value="747">
            <text:p>747</text:p>
          </table:table-cell>
          <table:table-cell office:value-type="float" office:value="1689">
            <text:p>1689</text:p>
          </table:table-cell>
          <table:table-cell office:value-type="float" office:value="996">
            <text:p>996</text:p>
          </table:table-cell>
          <table:table-cell office:value-type="float" office:value="473">
            <text:p>473</text:p>
          </table:table-cell>
          <table:table-cell office:value-type="float" office:value="1671">
            <text:p>1671</text:p>
          </table:table-cell>
          <table:table-cell office:value-type="float" office:value="711">
            <text:p>711</text:p>
          </table:table-cell>
          <table:table-cell office:value-type="float" office:value="841">
            <text:p>841</text:p>
          </table:table-cell>
          <table:table-cell office:value-type="float" office:value="714">
            <text:p>714</text:p>
          </table:table-cell>
          <table:table-cell office:value-type="float" office:value="738">
            <text:p>738</text:p>
          </table:table-cell>
          <table:table-cell office:value-type="float" office:value="586">
            <text:p>586</text:p>
          </table:table-cell>
          <table:table-cell office:value-type="float" office:value="768">
            <text:p>768</text:p>
          </table:table-cell>
          <table:table-cell office:value-type="float" office:value="208">
            <text:p>208</text:p>
          </table:table-cell>
          <table:table-cell office:value-type="float" office:value="866">
            <text:p>866</text:p>
          </table:table-cell>
          <table:table-cell office:value-type="float" office:value="676">
            <text:p>676</text:p>
          </table:table-cell>
          <table:table-cell office:value-type="float" office:value="372">
            <text:p>372</text:p>
          </table:table-cell>
          <table:table-cell office:value-type="float" office:value="631">
            <text:p>631</text:p>
          </table:table-cell>
          <table:table-cell office:value-type="float" office:value="732">
            <text:p>732</text:p>
          </table:table-cell>
          <table:table-cell office:value-type="float" office:value="330">
            <text:p>330</text:p>
          </table:table-cell>
          <table:table-cell office:value-type="float" office:value="307">
            <text:p>307</text:p>
          </table:table-cell>
          <table:table-cell office:value-type="float" office:value="23">
            <text:p>23</text:p>
          </table:table-cell>
          <table:table-cell office:value-type="float" office:value="138">
            <text:p>138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57917">
            <text:p>157917</text:p>
          </table:table-cell>
          <table:table-cell office:value-type="float" office:value="754741">
            <text:p>754741</text:p>
          </table:table-cell>
          <table:table-cell office:value-type="float" office:value="129264">
            <text:p>129264</text:p>
          </table:table-cell>
          <table:table-cell office:value-type="float" office:value="275856">
            <text:p>275856</text:p>
          </table:table-cell>
          <table:table-cell office:value-type="float" office:value="269320">
            <text:p>269320</text:p>
          </table:table-cell>
          <table:table-cell office:value-type="float" office:value="295860">
            <text:p>295860</text:p>
          </table:table-cell>
          <table:table-cell office:value-type="float" office:value="273027">
            <text:p>273027</text:p>
          </table:table-cell>
          <table:table-cell office:value-type="float" office:value="235870">
            <text:p>235870</text:p>
          </table:table-cell>
          <table:table-cell office:value-type="float" office:value="418504">
            <text:p>418504</text:p>
          </table:table-cell>
          <table:table-cell office:value-type="float" office:value="237389">
            <text:p>237389</text:p>
          </table:table-cell>
          <table:table-cell office:value-type="float" office:value="95884">
            <text:p>95884</text:p>
          </table:table-cell>
          <table:table-cell office:value-type="float" office:value="353336">
            <text:p>353336</text:p>
          </table:table-cell>
          <table:table-cell office:value-type="float" office:value="186176">
            <text:p>186176</text:p>
          </table:table-cell>
          <table:table-cell office:value-type="float" office:value="308765">
            <text:p>308765</text:p>
          </table:table-cell>
          <table:table-cell office:value-type="float" office:value="269995">
            <text:p>269995</text:p>
          </table:table-cell>
          <table:table-cell office:value-type="float" office:value="251698">
            <text:p>251698</text:p>
          </table:table-cell>
          <table:table-cell office:value-type="float" office:value="171221">
            <text:p>171221</text:p>
          </table:table-cell>
          <table:table-cell office:value-type="float" office:value="243809">
            <text:p>243809</text:p>
          </table:table-cell>
          <table:table-cell office:value-type="float" office:value="105128">
            <text:p>105128</text:p>
          </table:table-cell>
          <table:table-cell office:value-type="float" office:value="199573">
            <text:p>199573</text:p>
          </table:table-cell>
          <table:table-cell office:value-type="float" office:value="199804">
            <text:p>199804</text:p>
          </table:table-cell>
          <table:table-cell office:value-type="float" office:value="119708">
            <text:p>119708</text:p>
          </table:table-cell>
          <table:table-cell office:value-type="float" office:value="119145">
            <text:p>119145</text:p>
          </table:table-cell>
          <table:table-cell office:value-type="float" office:value="178757">
            <text:p>178757</text:p>
          </table:table-cell>
          <table:table-cell office:value-type="float" office:value="155836">
            <text:p>155836</text:p>
          </table:table-cell>
          <table:table-cell office:value-type="float" office:value="99595">
            <text:p>99595</text:p>
          </table:table-cell>
          <table:table-cell office:value-type="float" office:value="200">
            <text:p>200</text:p>
          </table:table-cell>
          <table:table-cell office:value-type="float" office:value="1357">
            <text:p>1357</text:p>
          </table:table-cell>
          <table:table-cell office:value-type="float" office:value="209">
            <text:p>209</text:p>
          </table:table-cell>
          <table:table-cell office:value-type="float" office:value="424">
            <text:p>424</text:p>
          </table:table-cell>
          <table:table-cell office:value-type="float" office:value="205">
            <text:p>205</text:p>
          </table:table-cell>
          <table:table-cell office:value-type="float" office:value="310">
            <text:p>310</text:p>
          </table:table-cell>
          <table:table-cell office:value-type="float" office:value="359">
            <text:p>359</text:p>
          </table:table-cell>
          <table:table-cell office:value-type="float" office:value="153">
            <text:p>153</text:p>
          </table:table-cell>
          <table:table-cell office:value-type="float" office:value="428">
            <text:p>428</text:p>
          </table:table-cell>
          <table:table-cell office:value-type="float" office:value="246">
            <text:p>246</text:p>
          </table:table-cell>
          <table:table-cell office:value-type="float" office:value="88">
            <text:p>88</text:p>
          </table:table-cell>
          <table:table-cell office:value-type="float" office:value="519">
            <text:p>519</text:p>
          </table:table-cell>
          <table:table-cell office:value-type="float" office:value="146">
            <text:p>146</text:p>
          </table:table-cell>
          <table:table-cell office:value-type="float" office:value="254">
            <text:p>254</text:p>
          </table:table-cell>
          <table:table-cell office:value-type="float" office:value="358">
            <text:p>358</text:p>
          </table:table-cell>
          <table:table-cell office:value-type="float" office:value="255">
            <text:p>255</text:p>
          </table:table-cell>
          <table:table-cell office:value-type="float" office:value="163">
            <text:p>163</text:p>
          </table:table-cell>
          <table:table-cell office:value-type="float" office:value="343">
            <text:p>343</text:p>
          </table:table-cell>
          <table:table-cell office:value-type="float" office:value="41">
            <text:p>41</text:p>
          </table:table-cell>
          <table:table-cell office:value-type="float" office:value="187">
            <text:p>187</text:p>
          </table:table-cell>
          <table:table-cell office:value-type="float" office:value="130">
            <text:p>130</text:p>
          </table:table-cell>
          <table:table-cell office:value-type="float" office:value="48">
            <text:p>48</text:p>
          </table:table-cell>
          <table:table-cell office:value-type="float" office:value="147">
            <text:p>147</text:p>
          </table:table-cell>
          <table:table-cell office:value-type="float" office:value="105">
            <text:p>105</text:p>
          </table:table-cell>
          <table:table-cell office:value-type="float" office:value="113">
            <text:p>113</text:p>
          </table:table-cell>
          <table:table-cell office:value-type="float" office:value="44">
            <text:p>44</text:p>
          </table:table-cell>
          <table:table-cell office:value-type="float" office:value="379">
            <text:p>379</text:p>
          </table:table-cell>
          <table:table-cell office:value-type="float" office:value="2537">
            <text:p>2537</text:p>
          </table:table-cell>
          <table:table-cell office:value-type="float" office:value="464">
            <text:p>464</text:p>
          </table:table-cell>
          <table:table-cell office:value-type="float" office:value="752">
            <text:p>752</text:p>
          </table:table-cell>
          <table:table-cell office:value-type="float" office:value="532">
            <text:p>532</text:p>
          </table:table-cell>
          <table:table-cell office:value-type="float" office:value="597">
            <text:p>597</text:p>
          </table:table-cell>
          <table:table-cell office:value-type="float" office:value="763">
            <text:p>763</text:p>
          </table:table-cell>
          <table:table-cell office:value-type="float" office:value="432">
            <text:p>432</text:p>
          </table:table-cell>
          <table:table-cell office:value-type="float" office:value="854">
            <text:p>854</text:p>
          </table:table-cell>
          <table:table-cell office:value-type="float" office:value="526">
            <text:p>526</text:p>
          </table:table-cell>
          <table:table-cell office:value-type="float" office:value="239">
            <text:p>239</text:p>
          </table:table-cell>
          <table:table-cell office:value-type="float" office:value="873">
            <text:p>873</text:p>
          </table:table-cell>
          <table:table-cell office:value-type="float" office:value="330">
            <text:p>330</text:p>
          </table:table-cell>
          <table:table-cell office:value-type="float" office:value="433">
            <text:p>433</text:p>
          </table:table-cell>
          <table:table-cell office:value-type="float" office:value="531">
            <text:p>531</text:p>
          </table:table-cell>
          <table:table-cell office:value-type="float" office:value="628">
            <text:p>628</text:p>
          </table:table-cell>
          <table:table-cell office:value-type="float" office:value="285">
            <text:p>285</text:p>
          </table:table-cell>
          <table:table-cell office:value-type="float" office:value="886">
            <text:p>886</text:p>
          </table:table-cell>
          <table:table-cell office:value-type="float" office:value="102">
            <text:p>102</text:p>
          </table:table-cell>
          <table:table-cell office:value-type="float" office:value="377">
            <text:p>377</text:p>
          </table:table-cell>
          <table:table-cell office:value-type="float" office:value="350">
            <text:p>350</text:p>
          </table:table-cell>
          <table:table-cell office:value-type="float" office:value="109">
            <text:p>109</text:p>
          </table:table-cell>
          <table:table-cell office:value-type="float" office:value="307">
            <text:p>307</text:p>
          </table:table-cell>
          <table:table-cell office:value-type="float" office:value="172">
            <text:p>172</text:p>
          </table:table-cell>
          <table:table-cell office:value-type="float" office:value="209">
            <text:p>209</text:p>
          </table:table-cell>
          <table:table-cell office:value-type="float" office:value="68">
            <text:p>68</text:p>
          </table:table-cell>
          <table:table-cell office:value-type="float" office:value="658">
            <text:p>658</text:p>
          </table:table-cell>
          <table:table-cell office:value-type="float" office:value="5125">
            <text:p>5125</text:p>
          </table:table-cell>
          <table:table-cell office:value-type="float" office:value="883">
            <text:p>883</text:p>
          </table:table-cell>
          <table:table-cell office:value-type="float" office:value="1413">
            <text:p>1413</text:p>
          </table:table-cell>
          <table:table-cell office:value-type="float" office:value="906">
            <text:p>906</text:p>
          </table:table-cell>
          <table:table-cell office:value-type="float" office:value="921">
            <text:p>921</text:p>
          </table:table-cell>
          <table:table-cell office:value-type="float" office:value="1551">
            <text:p>1551</text:p>
          </table:table-cell>
          <table:table-cell office:value-type="float" office:value="767">
            <text:p>767</text:p>
          </table:table-cell>
          <table:table-cell office:value-type="float" office:value="1750">
            <text:p>1750</text:p>
          </table:table-cell>
          <table:table-cell office:value-type="float" office:value="1059">
            <text:p>1059</text:p>
          </table:table-cell>
          <table:table-cell office:value-type="float" office:value="476">
            <text:p>476</text:p>
          </table:table-cell>
          <table:table-cell office:value-type="float" office:value="1703">
            <text:p>1703</text:p>
          </table:table-cell>
          <table:table-cell office:value-type="float" office:value="717">
            <text:p>717</text:p>
          </table:table-cell>
          <table:table-cell office:value-type="float" office:value="856">
            <text:p>856</text:p>
          </table:table-cell>
          <table:table-cell office:value-type="float" office:value="725">
            <text:p>725</text:p>
          </table:table-cell>
          <table:table-cell office:value-type="float" office:value="757">
            <text:p>757</text:p>
          </table:table-cell>
          <table:table-cell office:value-type="float" office:value="601">
            <text:p>601</text:p>
          </table:table-cell>
          <table:table-cell office:value-type="float" office:value="783">
            <text:p>783</text:p>
          </table:table-cell>
          <table:table-cell office:value-type="float" office:value="220">
            <text:p>220</text:p>
          </table:table-cell>
          <table:table-cell office:value-type="float" office:value="868">
            <text:p>868</text:p>
          </table:table-cell>
          <table:table-cell office:value-type="float" office:value="708">
            <text:p>708</text:p>
          </table:table-cell>
          <table:table-cell office:value-type="float" office:value="384">
            <text:p>384</text:p>
          </table:table-cell>
          <table:table-cell office:value-type="float" office:value="636">
            <text:p>636</text:p>
          </table:table-cell>
          <table:table-cell office:value-type="float" office:value="742">
            <text:p>742</text:p>
          </table:table-cell>
          <table:table-cell office:value-type="float" office:value="333">
            <text:p>333</text:p>
          </table:table-cell>
          <table:table-cell office:value-type="float" office:value="311">
            <text:p>311</text:p>
          </table:table-cell>
          <table:table-cell office:value-type="float" office:value="23">
            <text:p>23</text:p>
          </table:table-cell>
          <table:table-cell office:value-type="float" office:value="139">
            <text:p>139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57856">
            <text:p>157856</text:p>
          </table:table-cell>
          <table:table-cell office:value-type="float" office:value="754486">
            <text:p>754486</text:p>
          </table:table-cell>
          <table:table-cell office:value-type="float" office:value="129234">
            <text:p>129234</text:p>
          </table:table-cell>
          <table:table-cell office:value-type="float" office:value="275735">
            <text:p>275735</text:p>
          </table:table-cell>
          <table:table-cell office:value-type="float" office:value="269258">
            <text:p>269258</text:p>
          </table:table-cell>
          <table:table-cell office:value-type="float" office:value="295760">
            <text:p>295760</text:p>
          </table:table-cell>
          <table:table-cell office:value-type="float" office:value="272925">
            <text:p>272925</text:p>
          </table:table-cell>
          <table:table-cell office:value-type="float" office:value="235810">
            <text:p>235810</text:p>
          </table:table-cell>
          <table:table-cell office:value-type="float" office:value="418378">
            <text:p>418378</text:p>
          </table:table-cell>
          <table:table-cell office:value-type="float" office:value="237332">
            <text:p>237332</text:p>
          </table:table-cell>
          <table:table-cell office:value-type="float" office:value="95865">
            <text:p>95865</text:p>
          </table:table-cell>
          <table:table-cell office:value-type="float" office:value="353194">
            <text:p>353194</text:p>
          </table:table-cell>
          <table:table-cell office:value-type="float" office:value="186138">
            <text:p>186138</text:p>
          </table:table-cell>
          <table:table-cell office:value-type="float" office:value="308695">
            <text:p>308695</text:p>
          </table:table-cell>
          <table:table-cell office:value-type="float" office:value="269913">
            <text:p>269913</text:p>
          </table:table-cell>
          <table:table-cell office:value-type="float" office:value="251599">
            <text:p>251599</text:p>
          </table:table-cell>
          <table:table-cell office:value-type="float" office:value="171158">
            <text:p>171158</text:p>
          </table:table-cell>
          <table:table-cell office:value-type="float" office:value="243771">
            <text:p>243771</text:p>
          </table:table-cell>
          <table:table-cell office:value-type="float" office:value="105123">
            <text:p>105123</text:p>
          </table:table-cell>
          <table:table-cell office:value-type="float" office:value="199520">
            <text:p>199520</text:p>
          </table:table-cell>
          <table:table-cell office:value-type="float" office:value="199763">
            <text:p>199763</text:p>
          </table:table-cell>
          <table:table-cell office:value-type="float" office:value="119687">
            <text:p>119687</text:p>
          </table:table-cell>
          <table:table-cell office:value-type="float" office:value="119106">
            <text:p>119106</text:p>
          </table:table-cell>
          <table:table-cell office:value-type="float" office:value="178742">
            <text:p>178742</text:p>
          </table:table-cell>
          <table:table-cell office:value-type="float" office:value="155795">
            <text:p>155795</text:p>
          </table:table-cell>
          <table:table-cell office:value-type="float" office:value="99588">
            <text:p>99588</text:p>
          </table:table-cell>
          <table:table-cell office:value-type="float" office:value="174">
            <text:p>174</text:p>
          </table:table-cell>
          <table:table-cell office:value-type="float" office:value="1421">
            <text:p>1421</text:p>
          </table:table-cell>
          <table:table-cell office:value-type="float" office:value="229">
            <text:p>229</text:p>
          </table:table-cell>
          <table:table-cell office:value-type="float" office:value="504">
            <text:p>504</text:p>
          </table:table-cell>
          <table:table-cell office:value-type="float" office:value="190">
            <text:p>190</text:p>
          </table:table-cell>
          <table:table-cell office:value-type="float" office:value="267">
            <text:p>267</text:p>
          </table:table-cell>
          <table:table-cell office:value-type="float" office:value="351">
            <text:p>351</text:p>
          </table:table-cell>
          <table:table-cell office:value-type="float" office:value="153">
            <text:p>153</text:p>
          </table:table-cell>
          <table:table-cell office:value-type="float" office:value="462">
            <text:p>462</text:p>
          </table:table-cell>
          <table:table-cell office:value-type="float" office:value="229">
            <text:p>229</text:p>
          </table:table-cell>
          <table:table-cell office:value-type="float" office:value="77">
            <text:p>77</text:p>
          </table:table-cell>
          <table:table-cell office:value-type="float" office:value="515">
            <text:p>515</text:p>
          </table:table-cell>
          <table:table-cell office:value-type="float" office:value="157">
            <text:p>157</text:p>
          </table:table-cell>
          <table:table-cell office:value-type="float" office:value="260">
            <text:p>260</text:p>
          </table:table-cell>
          <table:table-cell office:value-type="float" office:value="373">
            <text:p>373</text:p>
          </table:table-cell>
          <table:table-cell office:value-type="float" office:value="237">
            <text:p>237</text:p>
          </table:table-cell>
          <table:table-cell office:value-type="float" office:value="167">
            <text:p>167</text:p>
          </table:table-cell>
          <table:table-cell office:value-type="float" office:value="364">
            <text:p>364</text:p>
          </table:table-cell>
          <table:table-cell office:value-type="float" office:value="42">
            <text:p>42</text:p>
          </table:table-cell>
          <table:table-cell office:value-type="float" office:value="194">
            <text:p>194</text:p>
          </table:table-cell>
          <table:table-cell office:value-type="float" office:value="142">
            <text:p>142</text:p>
          </table:table-cell>
          <table:table-cell office:value-type="float" office:value="64">
            <text:p>64</text:p>
          </table:table-cell>
          <table:table-cell office:value-type="float" office:value="135">
            <text:p>135</text:p>
          </table:table-cell>
          <table:table-cell office:value-type="float" office:value="111">
            <text:p>111</text:p>
          </table:table-cell>
          <table:table-cell office:value-type="float" office:value="130">
            <text:p>130</text:p>
          </table:table-cell>
          <table:table-cell office:value-type="float" office:value="56">
            <text:p>56</text:p>
          </table:table-cell>
          <table:table-cell office:value-type="float" office:value="396">
            <text:p>396</text:p>
          </table:table-cell>
          <table:table-cell office:value-type="float" office:value="2563">
            <text:p>2563</text:p>
          </table:table-cell>
          <table:table-cell office:value-type="float" office:value="476">
            <text:p>476</text:p>
          </table:table-cell>
          <table:table-cell office:value-type="float" office:value="738">
            <text:p>738</text:p>
          </table:table-cell>
          <table:table-cell office:value-type="float" office:value="562">
            <text:p>562</text:p>
          </table:table-cell>
          <table:table-cell office:value-type="float" office:value="633">
            <text:p>633</text:p>
          </table:table-cell>
          <table:table-cell office:value-type="float" office:value="727">
            <text:p>727</text:p>
          </table:table-cell>
          <table:table-cell office:value-type="float" office:value="402">
            <text:p>402</text:p>
          </table:table-cell>
          <table:table-cell office:value-type="float" office:value="896">
            <text:p>896</text:p>
          </table:table-cell>
          <table:table-cell office:value-type="float" office:value="537">
            <text:p>537</text:p>
          </table:table-cell>
          <table:table-cell office:value-type="float" office:value="252">
            <text:p>252</text:p>
          </table:table-cell>
          <table:table-cell office:value-type="float" office:value="917">
            <text:p>917</text:p>
          </table:table-cell>
          <table:table-cell office:value-type="float" office:value="347">
            <text:p>347</text:p>
          </table:table-cell>
          <table:table-cell office:value-type="float" office:value="433">
            <text:p>433</text:p>
          </table:table-cell>
          <table:table-cell office:value-type="float" office:value="583">
            <text:p>583</text:p>
          </table:table-cell>
          <table:table-cell office:value-type="float" office:value="627">
            <text:p>627</text:p>
          </table:table-cell>
          <table:table-cell office:value-type="float" office:value="288">
            <text:p>288</text:p>
          </table:table-cell>
          <table:table-cell office:value-type="float" office:value="870">
            <text:p>870</text:p>
          </table:table-cell>
          <table:table-cell office:value-type="float" office:value="108">
            <text:p>108</text:p>
          </table:table-cell>
          <table:table-cell office:value-type="float" office:value="390">
            <text:p>390</text:p>
          </table:table-cell>
          <table:table-cell office:value-type="float" office:value="353">
            <text:p>353</text:p>
          </table:table-cell>
          <table:table-cell office:value-type="float" office:value="118">
            <text:p>118</text:p>
          </table:table-cell>
          <table:table-cell office:value-type="float" office:value="284">
            <text:p>284</text:p>
          </table:table-cell>
          <table:table-cell office:value-type="float" office:value="182">
            <text:p>182</text:p>
          </table:table-cell>
          <table:table-cell office:value-type="float" office:value="210">
            <text:p>210</text:p>
          </table:table-cell>
          <table:table-cell office:value-type="float" office:value="66">
            <text:p>66</text:p>
          </table:table-cell>
          <table:table-cell office:value-type="float" office:value="680">
            <text:p>680</text:p>
          </table:table-cell>
          <table:table-cell office:value-type="float" office:value="5260">
            <text:p>5260</text:p>
          </table:table-cell>
          <table:table-cell office:value-type="float" office:value="915">
            <text:p>915</text:p>
          </table:table-cell>
          <table:table-cell office:value-type="float" office:value="1460">
            <text:p>1460</text:p>
          </table:table-cell>
          <table:table-cell office:value-type="float" office:value="951">
            <text:p>951</text:p>
          </table:table-cell>
          <table:table-cell office:value-type="float" office:value="948">
            <text:p>948</text:p>
          </table:table-cell>
          <table:table-cell office:value-type="float" office:value="1625">
            <text:p>1625</text:p>
          </table:table-cell>
          <table:table-cell office:value-type="float" office:value="808">
            <text:p>808</text:p>
          </table:table-cell>
          <table:table-cell office:value-type="float" office:value="1806">
            <text:p>1806</text:p>
          </table:table-cell>
          <table:table-cell office:value-type="float" office:value="1090">
            <text:p>1090</text:p>
          </table:table-cell>
          <table:table-cell office:value-type="float" office:value="482">
            <text:p>482</text:p>
          </table:table-cell>
          <table:table-cell office:value-type="float" office:value="1751">
            <text:p>1751</text:p>
          </table:table-cell>
          <table:table-cell office:value-type="float" office:value="758">
            <text:p>758</text:p>
          </table:table-cell>
          <table:table-cell office:value-type="float" office:value="872">
            <text:p>872</text:p>
          </table:table-cell>
          <table:table-cell office:value-type="float" office:value="761">
            <text:p>761</text:p>
          </table:table-cell>
          <table:table-cell office:value-type="float" office:value="783">
            <text:p>783</text:p>
          </table:table-cell>
          <table:table-cell office:value-type="float" office:value="607">
            <text:p>607</text:p>
          </table:table-cell>
          <table:table-cell office:value-type="float" office:value="824">
            <text:p>824</text:p>
          </table:table-cell>
          <table:table-cell office:value-type="float" office:value="227">
            <text:p>227</text:p>
          </table:table-cell>
          <table:table-cell office:value-type="float" office:value="886">
            <text:p>886</text:p>
          </table:table-cell>
          <table:table-cell office:value-type="float" office:value="731">
            <text:p>731</text:p>
          </table:table-cell>
          <table:table-cell office:value-type="float" office:value="397">
            <text:p>397</text:p>
          </table:table-cell>
          <table:table-cell office:value-type="float" office:value="673">
            <text:p>673</text:p>
          </table:table-cell>
          <table:table-cell office:value-type="float" office:value="757">
            <text:p>757</text:p>
          </table:table-cell>
          <table:table-cell office:value-type="float" office:value="346">
            <text:p>346</text:p>
          </table:table-cell>
          <table:table-cell office:value-type="float" office:value="311">
            <text:p>311</text:p>
          </table:table-cell>
          <table:table-cell office:value-type="float" office:value="24">
            <text:p>24</text:p>
          </table:table-cell>
          <table:table-cell office:value-type="float" office:value="145">
            <text:p>145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7821">
            <text:p>157821</text:p>
          </table:table-cell>
          <table:table-cell office:value-type="float" office:value="754082">
            <text:p>754082</text:p>
          </table:table-cell>
          <table:table-cell office:value-type="float" office:value="129160">
            <text:p>129160</text:p>
          </table:table-cell>
          <table:table-cell office:value-type="float" office:value="275661">
            <text:p>275661</text:p>
          </table:table-cell>
          <table:table-cell office:value-type="float" office:value="269152">
            <text:p>269152</text:p>
          </table:table-cell>
          <table:table-cell office:value-type="float" office:value="295658">
            <text:p>295658</text:p>
          </table:table-cell>
          <table:table-cell office:value-type="float" office:value="272848">
            <text:p>272848</text:p>
          </table:table-cell>
          <table:table-cell office:value-type="float" office:value="235761">
            <text:p>235761</text:p>
          </table:table-cell>
          <table:table-cell office:value-type="float" office:value="418256">
            <text:p>418256</text:p>
          </table:table-cell>
          <table:table-cell office:value-type="float" office:value="237268">
            <text:p>237268</text:p>
          </table:table-cell>
          <table:table-cell office:value-type="float" office:value="95849">
            <text:p>95849</text:p>
          </table:table-cell>
          <table:table-cell office:value-type="float" office:value="353066">
            <text:p>353066</text:p>
          </table:table-cell>
          <table:table-cell office:value-type="float" office:value="186078">
            <text:p>186078</text:p>
          </table:table-cell>
          <table:table-cell office:value-type="float" office:value="308625">
            <text:p>308625</text:p>
          </table:table-cell>
          <table:table-cell office:value-type="float" office:value="269828">
            <text:p>269828</text:p>
          </table:table-cell>
          <table:table-cell office:value-type="float" office:value="251552">
            <text:p>251552</text:p>
          </table:table-cell>
          <table:table-cell office:value-type="float" office:value="171143">
            <text:p>171143</text:p>
          </table:table-cell>
          <table:table-cell office:value-type="float" office:value="243688">
            <text:p>243688</text:p>
          </table:table-cell>
          <table:table-cell office:value-type="float" office:value="105111">
            <text:p>105111</text:p>
          </table:table-cell>
          <table:table-cell office:value-type="float" office:value="199465">
            <text:p>199465</text:p>
          </table:table-cell>
          <table:table-cell office:value-type="float" office:value="199701">
            <text:p>199701</text:p>
          </table:table-cell>
          <table:table-cell office:value-type="float" office:value="119669">
            <text:p>119669</text:p>
          </table:table-cell>
          <table:table-cell office:value-type="float" office:value="119065">
            <text:p>119065</text:p>
          </table:table-cell>
          <table:table-cell office:value-type="float" office:value="178722">
            <text:p>178722</text:p>
          </table:table-cell>
          <table:table-cell office:value-type="float" office:value="155782">
            <text:p>155782</text:p>
          </table:table-cell>
          <table:table-cell office:value-type="float" office:value="99568">
            <text:p>99568</text:p>
          </table:table-cell>
          <table:table-cell office:value-type="float" office:value="176">
            <text:p>176</text:p>
          </table:table-cell>
          <table:table-cell office:value-type="float" office:value="1456">
            <text:p>1456</text:p>
          </table:table-cell>
          <table:table-cell office:value-type="float" office:value="219">
            <text:p>219</text:p>
          </table:table-cell>
          <table:table-cell office:value-type="float" office:value="549">
            <text:p>549</text:p>
          </table:table-cell>
          <table:table-cell office:value-type="float" office:value="215">
            <text:p>215</text:p>
          </table:table-cell>
          <table:table-cell office:value-type="float" office:value="284">
            <text:p>284</text:p>
          </table:table-cell>
          <table:table-cell office:value-type="float" office:value="406">
            <text:p>406</text:p>
          </table:table-cell>
          <table:table-cell office:value-type="float" office:value="191">
            <text:p>191</text:p>
          </table:table-cell>
          <table:table-cell office:value-type="float" office:value="458">
            <text:p>458</text:p>
          </table:table-cell>
          <table:table-cell office:value-type="float" office:value="239">
            <text:p>239</text:p>
          </table:table-cell>
          <table:table-cell office:value-type="float" office:value="78">
            <text:p>78</text:p>
          </table:table-cell>
          <table:table-cell office:value-type="float" office:value="554">
            <text:p>554</text:p>
          </table:table-cell>
          <table:table-cell office:value-type="float" office:value="162">
            <text:p>162</text:p>
          </table:table-cell>
          <table:table-cell office:value-type="float" office:value="278">
            <text:p>278</text:p>
          </table:table-cell>
          <table:table-cell office:value-type="float" office:value="369">
            <text:p>369</text:p>
          </table:table-cell>
          <table:table-cell office:value-type="float" office:value="276">
            <text:p>276</text:p>
          </table:table-cell>
          <table:table-cell office:value-type="float" office:value="198">
            <text:p>198</text:p>
          </table:table-cell>
          <table:table-cell office:value-type="float" office:value="345">
            <text:p>345</text:p>
          </table:table-cell>
          <table:table-cell office:value-type="float" office:value="32">
            <text:p>32</text:p>
          </table:table-cell>
          <table:table-cell office:value-type="float" office:value="179">
            <text:p>179</text:p>
          </table:table-cell>
          <table:table-cell office:value-type="float" office:value="148">
            <text:p>148</text:p>
          </table:table-cell>
          <table:table-cell office:value-type="float" office:value="72">
            <text:p>72</text:p>
          </table:table-cell>
          <table:table-cell office:value-type="float" office:value="137">
            <text:p>137</text:p>
          </table:table-cell>
          <table:table-cell office:value-type="float" office:value="92">
            <text:p>92</text:p>
          </table:table-cell>
          <table:table-cell office:value-type="float" office:value="148">
            <text:p>148</text:p>
          </table:table-cell>
          <table:table-cell office:value-type="float" office:value="55">
            <text:p>55</text:p>
          </table:table-cell>
          <table:table-cell office:value-type="float" office:value="401">
            <text:p>401</text:p>
          </table:table-cell>
          <table:table-cell office:value-type="float" office:value="2599">
            <text:p>2599</text:p>
          </table:table-cell>
          <table:table-cell office:value-type="float" office:value="455">
            <text:p>455</text:p>
          </table:table-cell>
          <table:table-cell office:value-type="float" office:value="751">
            <text:p>751</text:p>
          </table:table-cell>
          <table:table-cell office:value-type="float" office:value="536">
            <text:p>536</text:p>
          </table:table-cell>
          <table:table-cell office:value-type="float" office:value="647">
            <text:p>647</text:p>
          </table:table-cell>
          <table:table-cell office:value-type="float" office:value="661">
            <text:p>661</text:p>
          </table:table-cell>
          <table:table-cell office:value-type="float" office:value="372">
            <text:p>372</text:p>
          </table:table-cell>
          <table:table-cell office:value-type="float" office:value="882">
            <text:p>882</text:p>
          </table:table-cell>
          <table:table-cell office:value-type="float" office:value="488">
            <text:p>488</text:p>
          </table:table-cell>
          <table:table-cell office:value-type="float" office:value="237">
            <text:p>237</text:p>
          </table:table-cell>
          <table:table-cell office:value-type="float" office:value="955">
            <text:p>955</text:p>
          </table:table-cell>
          <table:table-cell office:value-type="float" office:value="321">
            <text:p>321</text:p>
          </table:table-cell>
          <table:table-cell office:value-type="float" office:value="435">
            <text:p>435</text:p>
          </table:table-cell>
          <table:table-cell office:value-type="float" office:value="576">
            <text:p>576</text:p>
          </table:table-cell>
          <table:table-cell office:value-type="float" office:value="578">
            <text:p>578</text:p>
          </table:table-cell>
          <table:table-cell office:value-type="float" office:value="280">
            <text:p>280</text:p>
          </table:table-cell>
          <table:table-cell office:value-type="float" office:value="857">
            <text:p>857</text:p>
          </table:table-cell>
          <table:table-cell office:value-type="float" office:value="105">
            <text:p>105</text:p>
          </table:table-cell>
          <table:table-cell office:value-type="float" office:value="379">
            <text:p>379</text:p>
          </table:table-cell>
          <table:table-cell office:value-type="float" office:value="360">
            <text:p>360</text:p>
          </table:table-cell>
          <table:table-cell office:value-type="float" office:value="119">
            <text:p>119</text:p>
          </table:table-cell>
          <table:table-cell office:value-type="float" office:value="273">
            <text:p>273</text:p>
          </table:table-cell>
          <table:table-cell office:value-type="float" office:value="191">
            <text:p>191</text:p>
          </table:table-cell>
          <table:table-cell office:value-type="float" office:value="210">
            <text:p>210</text:p>
          </table:table-cell>
          <table:table-cell office:value-type="float" office:value="66">
            <text:p>66</text:p>
          </table:table-cell>
          <table:table-cell office:value-type="float" office:value="720">
            <text:p>720</text:p>
          </table:table-cell>
          <table:table-cell office:value-type="float" office:value="5449">
            <text:p>5449</text:p>
          </table:table-cell>
          <table:table-cell office:value-type="float" office:value="942">
            <text:p>942</text:p>
          </table:table-cell>
          <table:table-cell office:value-type="float" office:value="1549">
            <text:p>1549</text:p>
          </table:table-cell>
          <table:table-cell office:value-type="float" office:value="957">
            <text:p>957</text:p>
          </table:table-cell>
          <table:table-cell office:value-type="float" office:value="991">
            <text:p>991</text:p>
          </table:table-cell>
          <table:table-cell office:value-type="float" office:value="1708">
            <text:p>1708</text:p>
          </table:table-cell>
          <table:table-cell office:value-type="float" office:value="860">
            <text:p>860</text:p>
          </table:table-cell>
          <table:table-cell office:value-type="float" office:value="1892">
            <text:p>1892</text:p>
          </table:table-cell>
          <table:table-cell office:value-type="float" office:value="1125">
            <text:p>1125</text:p>
          </table:table-cell>
          <table:table-cell office:value-type="float" office:value="487">
            <text:p>487</text:p>
          </table:table-cell>
          <table:table-cell office:value-type="float" office:value="1804">
            <text:p>1804</text:p>
          </table:table-cell>
          <table:table-cell office:value-type="float" office:value="773">
            <text:p>773</text:p>
          </table:table-cell>
          <table:table-cell office:value-type="float" office:value="921">
            <text:p>921</text:p>
          </table:table-cell>
          <table:table-cell office:value-type="float" office:value="795">
            <text:p>795</text:p>
          </table:table-cell>
          <table:table-cell office:value-type="float" office:value="844">
            <text:p>844</text:p>
          </table:table-cell>
          <table:table-cell office:value-type="float" office:value="634">
            <text:p>634</text:p>
          </table:table-cell>
          <table:table-cell office:value-type="float" office:value="897">
            <text:p>897</text:p>
          </table:table-cell>
          <table:table-cell office:value-type="float" office:value="236">
            <text:p>236</text:p>
          </table:table-cell>
          <table:table-cell office:value-type="float" office:value="940">
            <text:p>940</text:p>
          </table:table-cell>
          <table:table-cell office:value-type="float" office:value="763">
            <text:p>763</text:p>
          </table:table-cell>
          <table:table-cell office:value-type="float" office:value="401">
            <text:p>401</text:p>
          </table:table-cell>
          <table:table-cell office:value-type="float" office:value="733">
            <text:p>733</text:p>
          </table:table-cell>
          <table:table-cell office:value-type="float" office:value="781">
            <text:p>781</text:p>
          </table:table-cell>
          <table:table-cell office:value-type="float" office:value="368">
            <text:p>368</text:p>
          </table:table-cell>
          <table:table-cell office:value-type="float" office:value="321">
            <text:p>321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65">
            <text:p>65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57762">
            <text:p>157762</text:p>
          </table:table-cell>
          <table:table-cell office:value-type="float" office:value="753670">
            <text:p>753670</text:p>
          </table:table-cell>
          <table:table-cell office:value-type="float" office:value="129087">
            <text:p>129087</text:p>
          </table:table-cell>
          <table:table-cell office:value-type="float" office:value="275504">
            <text:p>275504</text:p>
          </table:table-cell>
          <table:table-cell office:value-type="float" office:value="269089">
            <text:p>269089</text:p>
          </table:table-cell>
          <table:table-cell office:value-type="float" office:value="295557">
            <text:p>295557</text:p>
          </table:table-cell>
          <table:table-cell office:value-type="float" office:value="272808">
            <text:p>272808</text:p>
          </table:table-cell>
          <table:table-cell office:value-type="float" office:value="235701">
            <text:p>235701</text:p>
          </table:table-cell>
          <table:table-cell office:value-type="float" office:value="418137">
            <text:p>418137</text:p>
          </table:table-cell>
          <table:table-cell office:value-type="float" office:value="237268">
            <text:p>237268</text:p>
          </table:table-cell>
          <table:table-cell office:value-type="float" office:value="95826">
            <text:p>95826</text:p>
          </table:table-cell>
          <table:table-cell office:value-type="float" office:value="352972">
            <text:p>352972</text:p>
          </table:table-cell>
          <table:table-cell office:value-type="float" office:value="186028">
            <text:p>186028</text:p>
          </table:table-cell>
          <table:table-cell office:value-type="float" office:value="308586">
            <text:p>308586</text:p>
          </table:table-cell>
          <table:table-cell office:value-type="float" office:value="269769">
            <text:p>269769</text:p>
          </table:table-cell>
          <table:table-cell office:value-type="float" office:value="251511">
            <text:p>251511</text:p>
          </table:table-cell>
          <table:table-cell office:value-type="float" office:value="171085">
            <text:p>171085</text:p>
          </table:table-cell>
          <table:table-cell office:value-type="float" office:value="243562">
            <text:p>243562</text:p>
          </table:table-cell>
          <table:table-cell office:value-type="float" office:value="105101">
            <text:p>105101</text:p>
          </table:table-cell>
          <table:table-cell office:value-type="float" office:value="199431">
            <text:p>199431</text:p>
          </table:table-cell>
          <table:table-cell office:value-type="float" office:value="199682">
            <text:p>199682</text:p>
          </table:table-cell>
          <table:table-cell office:value-type="float" office:value="119667">
            <text:p>119667</text:p>
          </table:table-cell>
          <table:table-cell office:value-type="float" office:value="119034">
            <text:p>119034</text:p>
          </table:table-cell>
          <table:table-cell office:value-type="float" office:value="178685">
            <text:p>178685</text:p>
          </table:table-cell>
          <table:table-cell office:value-type="float" office:value="155750">
            <text:p>155750</text:p>
          </table:table-cell>
          <table:table-cell office:value-type="float" office:value="99568">
            <text:p>99568</text:p>
          </table:table-cell>
          <table:table-cell office:value-type="float" office:value="165">
            <text:p>165</text:p>
          </table:table-cell>
          <table:table-cell office:value-type="float" office:value="1586">
            <text:p>1586</text:p>
          </table:table-cell>
          <table:table-cell office:value-type="float" office:value="263">
            <text:p>263</text:p>
          </table:table-cell>
          <table:table-cell office:value-type="float" office:value="567">
            <text:p>567</text:p>
          </table:table-cell>
          <table:table-cell office:value-type="float" office:value="301">
            <text:p>301</text:p>
          </table:table-cell>
          <table:table-cell office:value-type="float" office:value="328">
            <text:p>328</text:p>
          </table:table-cell>
          <table:table-cell office:value-type="float" office:value="483">
            <text:p>483</text:p>
          </table:table-cell>
          <table:table-cell office:value-type="float" office:value="225">
            <text:p>225</text:p>
          </table:table-cell>
          <table:table-cell office:value-type="float" office:value="527">
            <text:p>527</text:p>
          </table:table-cell>
          <table:table-cell office:value-type="float" office:value="303">
            <text:p>303</text:p>
          </table:table-cell>
          <table:table-cell office:value-type="float" office:value="90">
            <text:p>90</text:p>
          </table:table-cell>
          <table:table-cell office:value-type="float" office:value="598">
            <text:p>598</text:p>
          </table:table-cell>
          <table:table-cell office:value-type="float" office:value="197">
            <text:p>197</text:p>
          </table:table-cell>
          <table:table-cell office:value-type="float" office:value="317">
            <text:p>317</text:p>
          </table:table-cell>
          <table:table-cell office:value-type="float" office:value="414">
            <text:p>414</text:p>
          </table:table-cell>
          <table:table-cell office:value-type="float" office:value="316">
            <text:p>316</text:p>
          </table:table-cell>
          <table:table-cell office:value-type="float" office:value="207">
            <text:p>207</text:p>
          </table:table-cell>
          <table:table-cell office:value-type="float" office:value="386">
            <text:p>386</text:p>
          </table:table-cell>
          <table:table-cell office:value-type="float" office:value="40">
            <text:p>40</text:p>
          </table:table-cell>
          <table:table-cell office:value-type="float" office:value="203">
            <text:p>203</text:p>
          </table:table-cell>
          <table:table-cell office:value-type="float" office:value="170">
            <text:p>170</text:p>
          </table:table-cell>
          <table:table-cell office:value-type="float" office:value="79">
            <text:p>79</text:p>
          </table:table-cell>
          <table:table-cell office:value-type="float" office:value="167">
            <text:p>167</text:p>
          </table:table-cell>
          <table:table-cell office:value-type="float" office:value="91">
            <text:p>91</text:p>
          </table:table-cell>
          <table:table-cell office:value-type="float" office:value="150">
            <text:p>150</text:p>
          </table:table-cell>
          <table:table-cell office:value-type="float" office:value="71">
            <text:p>71</text:p>
          </table:table-cell>
          <table:table-cell office:value-type="float" office:value="376">
            <text:p>376</text:p>
          </table:table-cell>
          <table:table-cell office:value-type="float" office:value="2429">
            <text:p>2429</text:p>
          </table:table-cell>
          <table:table-cell office:value-type="float" office:value="451">
            <text:p>451</text:p>
          </table:table-cell>
          <table:table-cell office:value-type="float" office:value="774">
            <text:p>774</text:p>
          </table:table-cell>
          <table:table-cell office:value-type="float" office:value="508">
            <text:p>508</text:p>
          </table:table-cell>
          <table:table-cell office:value-type="float" office:value="611">
            <text:p>611</text:p>
          </table:table-cell>
          <table:table-cell office:value-type="float" office:value="657">
            <text:p>657</text:p>
          </table:table-cell>
          <table:table-cell office:value-type="float" office:value="370">
            <text:p>370</text:p>
          </table:table-cell>
          <table:table-cell office:value-type="float" office:value="877">
            <text:p>877</text:p>
          </table:table-cell>
          <table:table-cell office:value-type="float" office:value="489">
            <text:p>489</text:p>
          </table:table-cell>
          <table:table-cell office:value-type="float" office:value="194">
            <text:p>194</text:p>
          </table:table-cell>
          <table:table-cell office:value-type="float" office:value="958">
            <text:p>958</text:p>
          </table:table-cell>
          <table:table-cell office:value-type="float" office:value="307">
            <text:p>307</text:p>
          </table:table-cell>
          <table:table-cell office:value-type="float" office:value="429">
            <text:p>429</text:p>
          </table:table-cell>
          <table:table-cell office:value-type="float" office:value="569">
            <text:p>569</text:p>
          </table:table-cell>
          <table:table-cell office:value-type="float" office:value="536">
            <text:p>536</text:p>
          </table:table-cell>
          <table:table-cell office:value-type="float" office:value="287">
            <text:p>287</text:p>
          </table:table-cell>
          <table:table-cell office:value-type="float" office:value="830">
            <text:p>830</text:p>
          </table:table-cell>
          <table:table-cell office:value-type="float" office:value="100">
            <text:p>100</text:p>
          </table:table-cell>
          <table:table-cell office:value-type="float" office:value="370">
            <text:p>370</text:p>
          </table:table-cell>
          <table:table-cell office:value-type="float" office:value="348">
            <text:p>348</text:p>
          </table:table-cell>
          <table:table-cell office:value-type="float" office:value="124">
            <text:p>124</text:p>
          </table:table-cell>
          <table:table-cell office:value-type="float" office:value="268">
            <text:p>268</text:p>
          </table:table-cell>
          <table:table-cell office:value-type="float" office:value="204">
            <text:p>204</text:p>
          </table:table-cell>
          <table:table-cell office:value-type="float" office:value="230">
            <text:p>230</text:p>
          </table:table-cell>
          <table:table-cell office:value-type="float" office:value="65">
            <text:p>65</text:p>
          </table:table-cell>
          <table:table-cell office:value-type="float" office:value="761">
            <text:p>761</text:p>
          </table:table-cell>
          <table:table-cell office:value-type="float" office:value="5685">
            <text:p>5685</text:p>
          </table:table-cell>
          <table:table-cell office:value-type="float" office:value="992">
            <text:p>992</text:p>
          </table:table-cell>
          <table:table-cell office:value-type="float" office:value="1589">
            <text:p>1589</text:p>
          </table:table-cell>
          <table:table-cell office:value-type="float" office:value="1003">
            <text:p>1003</text:p>
          </table:table-cell>
          <table:table-cell office:value-type="float" office:value="1034">
            <text:p>1034</text:p>
          </table:table-cell>
          <table:table-cell office:value-type="float" office:value="1774">
            <text:p>1774</text:p>
          </table:table-cell>
          <table:table-cell office:value-type="float" office:value="905">
            <text:p>905</text:p>
          </table:table-cell>
          <table:table-cell office:value-type="float" office:value="1959">
            <text:p>1959</text:p>
          </table:table-cell>
          <table:table-cell office:value-type="float" office:value="1174">
            <text:p>1174</text:p>
          </table:table-cell>
          <table:table-cell office:value-type="float" office:value="506">
            <text:p>506</text:p>
          </table:table-cell>
          <table:table-cell office:value-type="float" office:value="1850">
            <text:p>1850</text:p>
          </table:table-cell>
          <table:table-cell office:value-type="float" office:value="824">
            <text:p>824</text:p>
          </table:table-cell>
          <table:table-cell office:value-type="float" office:value="949">
            <text:p>949</text:p>
          </table:table-cell>
          <table:table-cell office:value-type="float" office:value="842">
            <text:p>842</text:p>
          </table:table-cell>
          <table:table-cell office:value-type="float" office:value="900">
            <text:p>900</text:p>
          </table:table-cell>
          <table:table-cell office:value-type="float" office:value="648">
            <text:p>648</text:p>
          </table:table-cell>
          <table:table-cell office:value-type="float" office:value="951">
            <text:p>951</text:p>
          </table:table-cell>
          <table:table-cell office:value-type="float" office:value="242">
            <text:p>242</text:p>
          </table:table-cell>
          <table:table-cell office:value-type="float" office:value="982">
            <text:p>982</text:p>
          </table:table-cell>
          <table:table-cell office:value-type="float" office:value="796">
            <text:p>796</text:p>
          </table:table-cell>
          <table:table-cell office:value-type="float" office:value="410">
            <text:p>410</text:p>
          </table:table-cell>
          <table:table-cell office:value-type="float" office:value="755">
            <text:p>755</text:p>
          </table:table-cell>
          <table:table-cell office:value-type="float" office:value="793">
            <text:p>793</text:p>
          </table:table-cell>
          <table:table-cell office:value-type="float" office:value="378">
            <text:p>378</text:p>
          </table:table-cell>
          <table:table-cell office:value-type="float" office:value="325">
            <text:p>325</text:p>
          </table:table-cell>
          <table:table-cell office:value-type="float" office:value="26">
            <text:p>26</text:p>
          </table:table-cell>
          <table:table-cell office:value-type="float" office:value="152">
            <text:p>152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65">
            <text:p>65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57739">
            <text:p>157739</text:p>
          </table:table-cell>
          <table:table-cell office:value-type="float" office:value="753466">
            <text:p>753466</text:p>
          </table:table-cell>
          <table:table-cell office:value-type="float" office:value="129056">
            <text:p>129056</text:p>
          </table:table-cell>
          <table:table-cell office:value-type="float" office:value="275454">
            <text:p>275454</text:p>
          </table:table-cell>
          <table:table-cell office:value-type="float" office:value="269047">
            <text:p>269047</text:p>
          </table:table-cell>
          <table:table-cell office:value-type="float" office:value="295535">
            <text:p>295535</text:p>
          </table:table-cell>
          <table:table-cell office:value-type="float" office:value="272765">
            <text:p>272765</text:p>
          </table:table-cell>
          <table:table-cell office:value-type="float" office:value="235681">
            <text:p>235681</text:p>
          </table:table-cell>
          <table:table-cell office:value-type="float" office:value="418137">
            <text:p>418137</text:p>
          </table:table-cell>
          <table:table-cell office:value-type="float" office:value="237268">
            <text:p>237268</text:p>
          </table:table-cell>
          <table:table-cell office:value-type="float" office:value="95801">
            <text:p>95801</text:p>
          </table:table-cell>
          <table:table-cell office:value-type="float" office:value="352894">
            <text:p>352894</text:p>
          </table:table-cell>
          <table:table-cell office:value-type="float" office:value="186008">
            <text:p>186008</text:p>
          </table:table-cell>
          <table:table-cell office:value-type="float" office:value="308566">
            <text:p>308566</text:p>
          </table:table-cell>
          <table:table-cell office:value-type="float" office:value="269697">
            <text:p>269697</text:p>
          </table:table-cell>
          <table:table-cell office:value-type="float" office:value="251507">
            <text:p>251507</text:p>
          </table:table-cell>
          <table:table-cell office:value-type="float" office:value="171078">
            <text:p>171078</text:p>
          </table:table-cell>
          <table:table-cell office:value-type="float" office:value="243540">
            <text:p>243540</text:p>
          </table:table-cell>
          <table:table-cell office:value-type="float" office:value="105098">
            <text:p>105098</text:p>
          </table:table-cell>
          <table:table-cell office:value-type="float" office:value="199393">
            <text:p>199393</text:p>
          </table:table-cell>
          <table:table-cell office:value-type="float" office:value="199651">
            <text:p>199651</text:p>
          </table:table-cell>
          <table:table-cell office:value-type="float" office:value="119645">
            <text:p>119645</text:p>
          </table:table-cell>
          <table:table-cell office:value-type="float" office:value="119006">
            <text:p>119006</text:p>
          </table:table-cell>
          <table:table-cell office:value-type="float" office:value="178651">
            <text:p>178651</text:p>
          </table:table-cell>
          <table:table-cell office:value-type="float" office:value="155740">
            <text:p>155740</text:p>
          </table:table-cell>
          <table:table-cell office:value-type="float" office:value="99568">
            <text:p>99568</text:p>
          </table:table-cell>
          <table:table-cell office:value-type="float" office:value="208">
            <text:p>208</text:p>
          </table:table-cell>
          <table:table-cell office:value-type="float" office:value="1752">
            <text:p>1752</text:p>
          </table:table-cell>
          <table:table-cell office:value-type="float" office:value="298">
            <text:p>298</text:p>
          </table:table-cell>
          <table:table-cell office:value-type="float" office:value="638">
            <text:p>638</text:p>
          </table:table-cell>
          <table:table-cell office:value-type="float" office:value="297">
            <text:p>297</text:p>
          </table:table-cell>
          <table:table-cell office:value-type="float" office:value="400">
            <text:p>400</text:p>
          </table:table-cell>
          <table:table-cell office:value-type="float" office:value="439">
            <text:p>439</text:p>
          </table:table-cell>
          <table:table-cell office:value-type="float" office:value="261">
            <text:p>261</text:p>
          </table:table-cell>
          <table:table-cell office:value-type="float" office:value="563">
            <text:p>563</text:p>
          </table:table-cell>
          <table:table-cell office:value-type="float" office:value="229">
            <text:p>229</text:p>
          </table:table-cell>
          <table:table-cell office:value-type="float" office:value="99">
            <text:p>99</text:p>
          </table:table-cell>
          <table:table-cell office:value-type="float" office:value="607">
            <text:p>607</text:p>
          </table:table-cell>
          <table:table-cell office:value-type="float" office:value="234">
            <text:p>234</text:p>
          </table:table-cell>
          <table:table-cell office:value-type="float" office:value="312">
            <text:p>312</text:p>
          </table:table-cell>
          <table:table-cell office:value-type="float" office:value="411">
            <text:p>411</text:p>
          </table:table-cell>
          <table:table-cell office:value-type="float" office:value="326">
            <text:p>326</text:p>
          </table:table-cell>
          <table:table-cell office:value-type="float" office:value="254">
            <text:p>254</text:p>
          </table:table-cell>
          <table:table-cell office:value-type="float" office:value="451">
            <text:p>451</text:p>
          </table:table-cell>
          <table:table-cell office:value-type="float" office:value="46">
            <text:p>46</text:p>
          </table:table-cell>
          <table:table-cell office:value-type="float" office:value="214">
            <text:p>214</text:p>
          </table:table-cell>
          <table:table-cell office:value-type="float" office:value="177">
            <text:p>177</text:p>
          </table:table-cell>
          <table:table-cell office:value-type="float" office:value="67">
            <text:p>67</text:p>
          </table:table-cell>
          <table:table-cell office:value-type="float" office:value="176">
            <text:p>176</text:p>
          </table:table-cell>
          <table:table-cell office:value-type="float" office:value="102">
            <text:p>102</text:p>
          </table:table-cell>
          <table:table-cell office:value-type="float" office:value="145">
            <text:p>145</text:p>
          </table:table-cell>
          <table:table-cell office:value-type="float" office:value="59">
            <text:p>59</text:p>
          </table:table-cell>
          <table:table-cell office:value-type="float" office:value="360">
            <text:p>360</text:p>
          </table:table-cell>
          <table:table-cell office:value-type="float" office:value="2388">
            <text:p>2388</text:p>
          </table:table-cell>
          <table:table-cell office:value-type="float" office:value="453">
            <text:p>453</text:p>
          </table:table-cell>
          <table:table-cell office:value-type="float" office:value="823">
            <text:p>823</text:p>
          </table:table-cell>
          <table:table-cell office:value-type="float" office:value="537">
            <text:p>537</text:p>
          </table:table-cell>
          <table:table-cell office:value-type="float" office:value="596">
            <text:p>596</text:p>
          </table:table-cell>
          <table:table-cell office:value-type="float" office:value="725">
            <text:p>725</text:p>
          </table:table-cell>
          <table:table-cell office:value-type="float" office:value="358">
            <text:p>358</text:p>
          </table:table-cell>
          <table:table-cell office:value-type="float" office:value="844">
            <text:p>844</text:p>
          </table:table-cell>
          <table:table-cell office:value-type="float" office:value="545">
            <text:p>545</text:p>
          </table:table-cell>
          <table:table-cell office:value-type="float" office:value="195">
            <text:p>195</text:p>
          </table:table-cell>
          <table:table-cell office:value-type="float" office:value="1045">
            <text:p>1045</text:p>
          </table:table-cell>
          <table:table-cell office:value-type="float" office:value="312">
            <text:p>312</text:p>
          </table:table-cell>
          <table:table-cell office:value-type="float" office:value="464">
            <text:p>464</text:p>
          </table:table-cell>
          <table:table-cell office:value-type="float" office:value="617">
            <text:p>617</text:p>
          </table:table-cell>
          <table:table-cell office:value-type="float" office:value="533">
            <text:p>533</text:p>
          </table:table-cell>
          <table:table-cell office:value-type="float" office:value="321">
            <text:p>321</text:p>
          </table:table-cell>
          <table:table-cell office:value-type="float" office:value="871">
            <text:p>871</text:p>
          </table:table-cell>
          <table:table-cell office:value-type="float" office:value="99">
            <text:p>99</text:p>
          </table:table-cell>
          <table:table-cell office:value-type="float" office:value="388">
            <text:p>388</text:p>
          </table:table-cell>
          <table:table-cell office:value-type="float" office:value="329">
            <text:p>329</text:p>
          </table:table-cell>
          <table:table-cell office:value-type="float" office:value="119">
            <text:p>119</text:p>
          </table:table-cell>
          <table:table-cell office:value-type="float" office:value="300">
            <text:p>300</text:p>
          </table:table-cell>
          <table:table-cell office:value-type="float" office:value="197">
            <text:p>197</text:p>
          </table:table-cell>
          <table:table-cell office:value-type="float" office:value="232">
            <text:p>232</text:p>
          </table:table-cell>
          <table:table-cell office:value-type="float" office:value="73">
            <text:p>73</text:p>
          </table:table-cell>
          <table:table-cell office:value-type="float" office:value="802">
            <text:p>802</text:p>
          </table:table-cell>
          <table:table-cell office:value-type="float" office:value="6097">
            <text:p>6097</text:p>
          </table:table-cell>
          <table:table-cell office:value-type="float" office:value="1034">
            <text:p>1034</text:p>
          </table:table-cell>
          <table:table-cell office:value-type="float" office:value="1650">
            <text:p>1650</text:p>
          </table:table-cell>
          <table:table-cell office:value-type="float" office:value="1097">
            <text:p>1097</text:p>
          </table:table-cell>
          <table:table-cell office:value-type="float" office:value="1099">
            <text:p>1099</text:p>
          </table:table-cell>
          <table:table-cell office:value-type="float" office:value="1862">
            <text:p>1862</text:p>
          </table:table-cell>
          <table:table-cell office:value-type="float" office:value="931">
            <text:p>931</text:p>
          </table:table-cell>
          <table:table-cell office:value-type="float" office:value="2045">
            <text:p>2045</text:p>
          </table:table-cell>
          <table:table-cell office:value-type="float" office:value="1246">
            <text:p>1246</text:p>
          </table:table-cell>
          <table:table-cell office:value-type="float" office:value="563">
            <text:p>563</text:p>
          </table:table-cell>
          <table:table-cell office:value-type="float" office:value="1928">
            <text:p>1928</text:p>
          </table:table-cell>
          <table:table-cell office:value-type="float" office:value="850">
            <text:p>850</text:p>
          </table:table-cell>
          <table:table-cell office:value-type="float" office:value="998">
            <text:p>998</text:p>
          </table:table-cell>
          <table:table-cell office:value-type="float" office:value="911">
            <text:p>911</text:p>
          </table:table-cell>
          <table:table-cell office:value-type="float" office:value="973">
            <text:p>973</text:p>
          </table:table-cell>
          <table:table-cell office:value-type="float" office:value="651">
            <text:p>651</text:p>
          </table:table-cell>
          <table:table-cell office:value-type="float" office:value="1038">
            <text:p>1038</text:p>
          </table:table-cell>
          <table:table-cell office:value-type="float" office:value="251">
            <text:p>251</text:p>
          </table:table-cell>
          <table:table-cell office:value-type="float" office:value="1013">
            <text:p>1013</text:p>
          </table:table-cell>
          <table:table-cell office:value-type="float" office:value="820">
            <text:p>820</text:p>
          </table:table-cell>
          <table:table-cell office:value-type="float" office:value="419">
            <text:p>419</text:p>
          </table:table-cell>
          <table:table-cell office:value-type="float" office:value="782">
            <text:p>782</text:p>
          </table:table-cell>
          <table:table-cell office:value-type="float" office:value="806">
            <text:p>806</text:p>
          </table:table-cell>
          <table:table-cell office:value-type="float" office:value="394">
            <text:p>394</text:p>
          </table:table-cell>
          <table:table-cell office:value-type="float" office:value="338">
            <text:p>338</text:p>
          </table:table-cell>
          <table:table-cell office:value-type="float" office:value="26">
            <text:p>26</text:p>
          </table:table-cell>
          <table:table-cell office:value-type="float" office:value="156">
            <text:p>156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67">
            <text:p>67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57711">
            <text:p>157711</text:p>
          </table:table-cell>
          <table:table-cell office:value-type="float" office:value="753293">
            <text:p>753293</text:p>
          </table:table-cell>
          <table:table-cell office:value-type="float" office:value="128975">
            <text:p>128975</text:p>
          </table:table-cell>
          <table:table-cell office:value-type="float" office:value="275280">
            <text:p>275280</text:p>
          </table:table-cell>
          <table:table-cell office:value-type="float" office:value="268961">
            <text:p>268961</text:p>
          </table:table-cell>
          <table:table-cell office:value-type="float" office:value="295478">
            <text:p>295478</text:p>
          </table:table-cell>
          <table:table-cell office:value-type="float" office:value="272624">
            <text:p>272624</text:p>
          </table:table-cell>
          <table:table-cell office:value-type="float" office:value="235604">
            <text:p>235604</text:p>
          </table:table-cell>
          <table:table-cell office:value-type="float" office:value="417960">
            <text:p>417960</text:p>
          </table:table-cell>
          <table:table-cell office:value-type="float" office:value="237121">
            <text:p>237121</text:p>
          </table:table-cell>
          <table:table-cell office:value-type="float" office:value="95796">
            <text:p>95796</text:p>
          </table:table-cell>
          <table:table-cell office:value-type="float" office:value="352819">
            <text:p>352819</text:p>
          </table:table-cell>
          <table:table-cell office:value-type="float" office:value="185982">
            <text:p>185982</text:p>
          </table:table-cell>
          <table:table-cell office:value-type="float" office:value="308518">
            <text:p>308518</text:p>
          </table:table-cell>
          <table:table-cell office:value-type="float" office:value="269583">
            <text:p>269583</text:p>
          </table:table-cell>
          <table:table-cell office:value-type="float" office:value="251461">
            <text:p>251461</text:p>
          </table:table-cell>
          <table:table-cell office:value-type="float" office:value="171027">
            <text:p>171027</text:p>
          </table:table-cell>
          <table:table-cell office:value-type="float" office:value="243516">
            <text:p>243516</text:p>
          </table:table-cell>
          <table:table-cell office:value-type="float" office:value="105091">
            <text:p>105091</text:p>
          </table:table-cell>
          <table:table-cell office:value-type="float" office:value="199358">
            <text:p>199358</text:p>
          </table:table-cell>
          <table:table-cell office:value-type="float" office:value="199631">
            <text:p>199631</text:p>
          </table:table-cell>
          <table:table-cell office:value-type="float" office:value="119629">
            <text:p>119629</text:p>
          </table:table-cell>
          <table:table-cell office:value-type="float" office:value="118975">
            <text:p>118975</text:p>
          </table:table-cell>
          <table:table-cell office:value-type="float" office:value="178636">
            <text:p>178636</text:p>
          </table:table-cell>
          <table:table-cell office:value-type="float" office:value="155720">
            <text:p>155720</text:p>
          </table:table-cell>
          <table:table-cell office:value-type="float" office:value="99544">
            <text:p>99544</text:p>
          </table:table-cell>
          <table:table-cell office:value-type="float" office:value="207">
            <text:p>207</text:p>
          </table:table-cell>
          <table:table-cell office:value-type="float" office:value="1697">
            <text:p>1697</text:p>
          </table:table-cell>
          <table:table-cell office:value-type="float" office:value="275">
            <text:p>275</text:p>
          </table:table-cell>
          <table:table-cell office:value-type="float" office:value="544">
            <text:p>544</text:p>
          </table:table-cell>
          <table:table-cell office:value-type="float" office:value="276">
            <text:p>276</text:p>
          </table:table-cell>
          <table:table-cell office:value-type="float" office:value="380">
            <text:p>380</text:p>
          </table:table-cell>
          <table:table-cell office:value-type="float" office:value="361">
            <text:p>361</text:p>
          </table:table-cell>
          <table:table-cell office:value-type="float" office:value="245">
            <text:p>245</text:p>
          </table:table-cell>
          <table:table-cell office:value-type="float" office:value="498">
            <text:p>498</text:p>
          </table:table-cell>
          <table:table-cell office:value-type="float" office:value="173">
            <text:p>173</text:p>
          </table:table-cell>
          <table:table-cell office:value-type="float" office:value="100">
            <text:p>100</text:p>
          </table:table-cell>
          <table:table-cell office:value-type="float" office:value="556">
            <text:p>556</text:p>
          </table:table-cell>
          <table:table-cell office:value-type="float" office:value="211">
            <text:p>211</text:p>
          </table:table-cell>
          <table:table-cell office:value-type="float" office:value="274">
            <text:p>274</text:p>
          </table:table-cell>
          <table:table-cell office:value-type="float" office:value="385">
            <text:p>385</text:p>
          </table:table-cell>
          <table:table-cell office:value-type="float" office:value="266">
            <text:p>266</text:p>
          </table:table-cell>
          <table:table-cell office:value-type="float" office:value="187">
            <text:p>187</text:p>
          </table:table-cell>
          <table:table-cell office:value-type="float" office:value="409">
            <text:p>409</text:p>
          </table:table-cell>
          <table:table-cell office:value-type="float" office:value="41">
            <text:p>41</text:p>
          </table:table-cell>
          <table:table-cell office:value-type="float" office:value="209">
            <text:p>209</text:p>
          </table:table-cell>
          <table:table-cell office:value-type="float" office:value="185">
            <text:p>185</text:p>
          </table:table-cell>
          <table:table-cell office:value-type="float" office:value="86">
            <text:p>86</text:p>
          </table:table-cell>
          <table:table-cell office:value-type="float" office:value="165">
            <text:p>165</text:p>
          </table:table-cell>
          <table:table-cell office:value-type="float" office:value="127">
            <text:p>127</text:p>
          </table:table-cell>
          <table:table-cell office:value-type="float" office:value="141">
            <text:p>141</text:p>
          </table:table-cell>
          <table:table-cell office:value-type="float" office:value="51">
            <text:p>51</text:p>
          </table:table-cell>
          <table:table-cell office:value-type="float" office:value="363">
            <text:p>363</text:p>
          </table:table-cell>
          <table:table-cell office:value-type="float" office:value="2711">
            <text:p>2711</text:p>
          </table:table-cell>
          <table:table-cell office:value-type="float" office:value="507">
            <text:p>507</text:p>
          </table:table-cell>
          <table:table-cell office:value-type="float" office:value="931">
            <text:p>931</text:p>
          </table:table-cell>
          <table:table-cell office:value-type="float" office:value="508">
            <text:p>508</text:p>
          </table:table-cell>
          <table:table-cell office:value-type="float" office:value="617">
            <text:p>617</text:p>
          </table:table-cell>
          <table:table-cell office:value-type="float" office:value="824">
            <text:p>824</text:p>
          </table:table-cell>
          <table:table-cell office:value-type="float" office:value="406">
            <text:p>406</text:p>
          </table:table-cell>
          <table:table-cell office:value-type="float" office:value="975">
            <text:p>975</text:p>
          </table:table-cell>
          <table:table-cell office:value-type="float" office:value="597">
            <text:p>597</text:p>
          </table:table-cell>
          <table:table-cell office:value-type="float" office:value="199">
            <text:p>199</text:p>
          </table:table-cell>
          <table:table-cell office:value-type="float" office:value="1085">
            <text:p>1085</text:p>
          </table:table-cell>
          <table:table-cell office:value-type="float" office:value="332">
            <text:p>332</text:p>
          </table:table-cell>
          <table:table-cell office:value-type="float" office:value="524">
            <text:p>524</text:p>
          </table:table-cell>
          <table:table-cell office:value-type="float" office:value="669">
            <text:p>669</text:p>
          </table:table-cell>
          <table:table-cell office:value-type="float" office:value="605">
            <text:p>605</text:p>
          </table:table-cell>
          <table:table-cell office:value-type="float" office:value="348">
            <text:p>348</text:p>
          </table:table-cell>
          <table:table-cell office:value-type="float" office:value="943">
            <text:p>943</text:p>
          </table:table-cell>
          <table:table-cell office:value-type="float" office:value="108">
            <text:p>108</text:p>
          </table:table-cell>
          <table:table-cell office:value-type="float" office:value="408">
            <text:p>408</text:p>
          </table:table-cell>
          <table:table-cell office:value-type="float" office:value="347">
            <text:p>347</text:p>
          </table:table-cell>
          <table:table-cell office:value-type="float" office:value="135">
            <text:p>135</text:p>
          </table:table-cell>
          <table:table-cell office:value-type="float" office:value="322">
            <text:p>322</text:p>
          </table:table-cell>
          <table:table-cell office:value-type="float" office:value="209">
            <text:p>209</text:p>
          </table:table-cell>
          <table:table-cell office:value-type="float" office:value="271">
            <text:p>271</text:p>
          </table:table-cell>
          <table:table-cell office:value-type="float" office:value="97">
            <text:p>97</text:p>
          </table:table-cell>
          <table:table-cell office:value-type="float" office:value="842">
            <text:p>842</text:p>
          </table:table-cell>
          <table:table-cell office:value-type="float" office:value="6389">
            <text:p>6389</text:p>
          </table:table-cell>
          <table:table-cell office:value-type="float" office:value="1083">
            <text:p>1083</text:p>
          </table:table-cell>
          <table:table-cell office:value-type="float" office:value="1743">
            <text:p>1743</text:p>
          </table:table-cell>
          <table:table-cell office:value-type="float" office:value="1130">
            <text:p>1130</text:p>
          </table:table-cell>
          <table:table-cell office:value-type="float" office:value="1156">
            <text:p>1156</text:p>
          </table:table-cell>
          <table:table-cell office:value-type="float" office:value="1913">
            <text:p>1913</text:p>
          </table:table-cell>
          <table:table-cell office:value-type="float" office:value="977">
            <text:p>977</text:p>
          </table:table-cell>
          <table:table-cell office:value-type="float" office:value="2143">
            <text:p>2143</text:p>
          </table:table-cell>
          <table:table-cell office:value-type="float" office:value="1246">
            <text:p>1246</text:p>
          </table:table-cell>
          <table:table-cell office:value-type="float" office:value="586">
            <text:p>586</text:p>
          </table:table-cell>
          <table:table-cell office:value-type="float" office:value="1967">
            <text:p>1967</text:p>
          </table:table-cell>
          <table:table-cell office:value-type="float" office:value="888">
            <text:p>888</text:p>
          </table:table-cell>
          <table:table-cell office:value-type="float" office:value="1021">
            <text:p>1021</text:p>
          </table:table-cell>
          <table:table-cell office:value-type="float" office:value="960">
            <text:p>960</text:p>
          </table:table-cell>
          <table:table-cell office:value-type="float" office:value="1038">
            <text:p>1038</text:p>
          </table:table-cell>
          <table:table-cell office:value-type="float" office:value="689">
            <text:p>689</text:p>
          </table:table-cell>
          <table:table-cell office:value-type="float" office:value="1060">
            <text:p>1060</text:p>
          </table:table-cell>
          <table:table-cell office:value-type="float" office:value="260">
            <text:p>260</text:p>
          </table:table-cell>
          <table:table-cell office:value-type="float" office:value="1035">
            <text:p>1035</text:p>
          </table:table-cell>
          <table:table-cell office:value-type="float" office:value="862">
            <text:p>862</text:p>
          </table:table-cell>
          <table:table-cell office:value-type="float" office:value="427">
            <text:p>427</text:p>
          </table:table-cell>
          <table:table-cell office:value-type="float" office:value="789">
            <text:p>789</text:p>
          </table:table-cell>
          <table:table-cell office:value-type="float" office:value="822">
            <text:p>822</text:p>
          </table:table-cell>
          <table:table-cell office:value-type="float" office:value="405">
            <text:p>405</text:p>
          </table:table-cell>
          <table:table-cell office:value-type="float" office:value="338">
            <text:p>338</text:p>
          </table:table-cell>
          <table:table-cell office:value-type="float" office:value="26">
            <text:p>26</text:p>
          </table:table-cell>
          <table:table-cell office:value-type="float" office:value="164">
            <text:p>164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57697">
            <text:p>157697</text:p>
          </table:table-cell>
          <table:table-cell office:value-type="float" office:value="752935">
            <text:p>752935</text:p>
          </table:table-cell>
          <table:table-cell office:value-type="float" office:value="128909">
            <text:p>128909</text:p>
          </table:table-cell>
          <table:table-cell office:value-type="float" office:value="275157">
            <text:p>275157</text:p>
          </table:table-cell>
          <table:table-cell office:value-type="float" office:value="268957">
            <text:p>268957</text:p>
          </table:table-cell>
          <table:table-cell office:value-type="float" office:value="295423">
            <text:p>295423</text:p>
          </table:table-cell>
          <table:table-cell office:value-type="float" office:value="272554">
            <text:p>272554</text:p>
          </table:table-cell>
          <table:table-cell office:value-type="float" office:value="235505">
            <text:p>235505</text:p>
          </table:table-cell>
          <table:table-cell office:value-type="float" office:value="417791">
            <text:p>417791</text:p>
          </table:table-cell>
          <table:table-cell office:value-type="float" office:value="237050">
            <text:p>237050</text:p>
          </table:table-cell>
          <table:table-cell office:value-type="float" office:value="95777">
            <text:p>95777</text:p>
          </table:table-cell>
          <table:table-cell office:value-type="float" office:value="352666">
            <text:p>352666</text:p>
          </table:table-cell>
          <table:table-cell office:value-type="float" office:value="185951">
            <text:p>185951</text:p>
          </table:table-cell>
          <table:table-cell office:value-type="float" office:value="308421">
            <text:p>308421</text:p>
          </table:table-cell>
          <table:table-cell office:value-type="float" office:value="269474">
            <text:p>269474</text:p>
          </table:table-cell>
          <table:table-cell office:value-type="float" office:value="251410">
            <text:p>251410</text:p>
          </table:table-cell>
          <table:table-cell office:value-type="float" office:value="170985">
            <text:p>170985</text:p>
          </table:table-cell>
          <table:table-cell office:value-type="float" office:value="243410">
            <text:p>243410</text:p>
          </table:table-cell>
          <table:table-cell office:value-type="float" office:value="105082">
            <text:p>105082</text:p>
          </table:table-cell>
          <table:table-cell office:value-type="float" office:value="199307">
            <text:p>199307</text:p>
          </table:table-cell>
          <table:table-cell office:value-type="float" office:value="199590">
            <text:p>199590</text:p>
          </table:table-cell>
          <table:table-cell office:value-type="float" office:value="119616">
            <text:p>119616</text:p>
          </table:table-cell>
          <table:table-cell office:value-type="float" office:value="118925">
            <text:p>118925</text:p>
          </table:table-cell>
          <table:table-cell office:value-type="float" office:value="178614">
            <text:p>178614</text:p>
          </table:table-cell>
          <table:table-cell office:value-type="float" office:value="155684">
            <text:p>155684</text:p>
          </table:table-cell>
          <table:table-cell office:value-type="float" office:value="99532">
            <text:p>99532</text:p>
          </table:table-cell>
          <table:table-cell office:value-type="float" office:value="206">
            <text:p>206</text:p>
          </table:table-cell>
          <table:table-cell office:value-type="float" office:value="1448">
            <text:p>1448</text:p>
          </table:table-cell>
          <table:table-cell office:value-type="float" office:value="289">
            <text:p>289</text:p>
          </table:table-cell>
          <table:table-cell office:value-type="float" office:value="576">
            <text:p>576</text:p>
          </table:table-cell>
          <table:table-cell office:value-type="float" office:value="359">
            <text:p>359</text:p>
          </table:table-cell>
          <table:table-cell office:value-type="float" office:value="382">
            <text:p>382</text:p>
          </table:table-cell>
          <table:table-cell office:value-type="float" office:value="403">
            <text:p>403</text:p>
          </table:table-cell>
          <table:table-cell office:value-type="float" office:value="266">
            <text:p>266</text:p>
          </table:table-cell>
          <table:table-cell office:value-type="float" office:value="544">
            <text:p>544</text:p>
          </table:table-cell>
          <table:table-cell office:value-type="float" office:value="268">
            <text:p>268</text:p>
          </table:table-cell>
          <table:table-cell office:value-type="float" office:value="88">
            <text:p>88</text:p>
          </table:table-cell>
          <table:table-cell office:value-type="float" office:value="517">
            <text:p>517</text:p>
          </table:table-cell>
          <table:table-cell office:value-type="float" office:value="194">
            <text:p>194</text:p>
          </table:table-cell>
          <table:table-cell office:value-type="float" office:value="247">
            <text:p>247</text:p>
          </table:table-cell>
          <table:table-cell office:value-type="float" office:value="412">
            <text:p>412</text:p>
          </table:table-cell>
          <table:table-cell office:value-type="float" office:value="237">
            <text:p>237</text:p>
          </table:table-cell>
          <table:table-cell office:value-type="float" office:value="194">
            <text:p>194</text:p>
          </table:table-cell>
          <table:table-cell office:value-type="float" office:value="293">
            <text:p>293</text:p>
          </table:table-cell>
          <table:table-cell office:value-type="float" office:value="37">
            <text:p>37</text:p>
          </table:table-cell>
          <table:table-cell office:value-type="float" office:value="215">
            <text:p>215</text:p>
          </table:table-cell>
          <table:table-cell office:value-type="float" office:value="173">
            <text:p>173</text:p>
          </table:table-cell>
          <table:table-cell office:value-type="float" office:value="79">
            <text:p>79</text:p>
          </table:table-cell>
          <table:table-cell office:value-type="float" office:value="170">
            <text:p>170</text:p>
          </table:table-cell>
          <table:table-cell office:value-type="float" office:value="121">
            <text:p>121</text:p>
          </table:table-cell>
          <table:table-cell office:value-type="float" office:value="116">
            <text:p>116</text:p>
          </table:table-cell>
          <table:table-cell office:value-type="float" office:value="51">
            <text:p>51</text:p>
          </table:table-cell>
          <table:table-cell office:value-type="float" office:value="403">
            <text:p>403</text:p>
          </table:table-cell>
          <table:table-cell office:value-type="float" office:value="2769">
            <text:p>2769</text:p>
          </table:table-cell>
          <table:table-cell office:value-type="float" office:value="487">
            <text:p>487</text:p>
          </table:table-cell>
          <table:table-cell office:value-type="float" office:value="997">
            <text:p>997</text:p>
          </table:table-cell>
          <table:table-cell office:value-type="float" office:value="558">
            <text:p>558</text:p>
          </table:table-cell>
          <table:table-cell office:value-type="float" office:value="679">
            <text:p>679</text:p>
          </table:table-cell>
          <table:table-cell office:value-type="float" office:value="886">
            <text:p>886</text:p>
          </table:table-cell>
          <table:table-cell office:value-type="float" office:value="427">
            <text:p>427</text:p>
          </table:table-cell>
          <table:table-cell office:value-type="float" office:value="958">
            <text:p>958</text:p>
          </table:table-cell>
          <table:table-cell office:value-type="float" office:value="535">
            <text:p>535</text:p>
          </table:table-cell>
          <table:table-cell office:value-type="float" office:value="204">
            <text:p>204</text:p>
          </table:table-cell>
          <table:table-cell office:value-type="float" office:value="1132">
            <text:p>1132</text:p>
          </table:table-cell>
          <table:table-cell office:value-type="float" office:value="358">
            <text:p>358</text:p>
          </table:table-cell>
          <table:table-cell office:value-type="float" office:value="562">
            <text:p>562</text:p>
          </table:table-cell>
          <table:table-cell office:value-type="float" office:value="700">
            <text:p>700</text:p>
          </table:table-cell>
          <table:table-cell office:value-type="float" office:value="633">
            <text:p>633</text:p>
          </table:table-cell>
          <table:table-cell office:value-type="float" office:value="380">
            <text:p>380</text:p>
          </table:table-cell>
          <table:table-cell office:value-type="float" office:value="880">
            <text:p>880</text:p>
          </table:table-cell>
          <table:table-cell office:value-type="float" office:value="98">
            <text:p>98</text:p>
          </table:table-cell>
          <table:table-cell office:value-type="float" office:value="423">
            <text:p>423</text:p>
          </table:table-cell>
          <table:table-cell office:value-type="float" office:value="351">
            <text:p>351</text:p>
          </table:table-cell>
          <table:table-cell office:value-type="float" office:value="143">
            <text:p>143</text:p>
          </table:table-cell>
          <table:table-cell office:value-type="float" office:value="331">
            <text:p>331</text:p>
          </table:table-cell>
          <table:table-cell office:value-type="float" office:value="218">
            <text:p>218</text:p>
          </table:table-cell>
          <table:table-cell office:value-type="float" office:value="299">
            <text:p>299</text:p>
          </table:table-cell>
          <table:table-cell office:value-type="float" office:value="86">
            <text:p>86</text:p>
          </table:table-cell>
          <table:table-cell office:value-type="float" office:value="868">
            <text:p>868</text:p>
          </table:table-cell>
          <table:table-cell office:value-type="float" office:value="6486">
            <text:p>6486</text:p>
          </table:table-cell>
          <table:table-cell office:value-type="float" office:value="1095">
            <text:p>1095</text:p>
          </table:table-cell>
          <table:table-cell office:value-type="float" office:value="1776">
            <text:p>1776</text:p>
          </table:table-cell>
          <table:table-cell office:value-type="float" office:value="1162">
            <text:p>1162</text:p>
          </table:table-cell>
          <table:table-cell office:value-type="float" office:value="1184">
            <text:p>1184</text:p>
          </table:table-cell>
          <table:table-cell office:value-type="float" office:value="1911">
            <text:p>1911</text:p>
          </table:table-cell>
          <table:table-cell office:value-type="float" office:value="982">
            <text:p>982</text:p>
          </table:table-cell>
          <table:table-cell office:value-type="float" office:value="2141">
            <text:p>2141</text:p>
          </table:table-cell>
          <table:table-cell office:value-type="float" office:value="1246">
            <text:p>1246</text:p>
          </table:table-cell>
          <table:table-cell office:value-type="float" office:value="599">
            <text:p>599</text:p>
          </table:table-cell>
          <table:table-cell office:value-type="float" office:value="2036">
            <text:p>2036</text:p>
          </table:table-cell>
          <table:table-cell office:value-type="float" office:value="910">
            <text:p>910</text:p>
          </table:table-cell>
          <table:table-cell office:value-type="float" office:value="1035">
            <text:p>1035</text:p>
          </table:table-cell>
          <table:table-cell office:value-type="float" office:value="995">
            <text:p>995</text:p>
          </table:table-cell>
          <table:table-cell office:value-type="float" office:value="1041">
            <text:p>1041</text:p>
          </table:table-cell>
          <table:table-cell office:value-type="float" office:value="706">
            <text:p>706</text:p>
          </table:table-cell>
          <table:table-cell office:value-type="float" office:value="1126">
            <text:p>1126</text:p>
          </table:table-cell>
          <table:table-cell office:value-type="float" office:value="262">
            <text:p>262</text:p>
          </table:table-cell>
          <table:table-cell office:value-type="float" office:value="1044">
            <text:p>1044</text:p>
          </table:table-cell>
          <table:table-cell office:value-type="float" office:value="876">
            <text:p>876</text:p>
          </table:table-cell>
          <table:table-cell office:value-type="float" office:value="431">
            <text:p>431</text:p>
          </table:table-cell>
          <table:table-cell office:value-type="float" office:value="792">
            <text:p>792</text:p>
          </table:table-cell>
          <table:table-cell office:value-type="float" office:value="831">
            <text:p>831</text:p>
          </table:table-cell>
          <table:table-cell office:value-type="float" office:value="410">
            <text:p>410</text:p>
          </table:table-cell>
          <table:table-cell office:value-type="float" office:value="337">
            <text:p>337</text:p>
          </table:table-cell>
          <table:table-cell office:value-type="float" office:value="26">
            <text:p>26</text:p>
          </table:table-cell>
          <table:table-cell office:value-type="float" office:value="166">
            <text:p>166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57660">
            <text:p>157660</text:p>
          </table:table-cell>
          <table:table-cell office:value-type="float" office:value="752556">
            <text:p>752556</text:p>
          </table:table-cell>
          <table:table-cell office:value-type="float" office:value="128843">
            <text:p>128843</text:p>
          </table:table-cell>
          <table:table-cell office:value-type="float" office:value="275023">
            <text:p>275023</text:p>
          </table:table-cell>
          <table:table-cell office:value-type="float" office:value="268952">
            <text:p>268952</text:p>
          </table:table-cell>
          <table:table-cell office:value-type="float" office:value="295354">
            <text:p>295354</text:p>
          </table:table-cell>
          <table:table-cell office:value-type="float" office:value="272450">
            <text:p>272450</text:p>
          </table:table-cell>
          <table:table-cell office:value-type="float" office:value="235415">
            <text:p>235415</text:p>
          </table:table-cell>
          <table:table-cell office:value-type="float" office:value="417634">
            <text:p>417634</text:p>
          </table:table-cell>
          <table:table-cell office:value-type="float" office:value="236996">
            <text:p>236996</text:p>
          </table:table-cell>
          <table:table-cell office:value-type="float" office:value="95758">
            <text:p>95758</text:p>
          </table:table-cell>
          <table:table-cell office:value-type="float" office:value="352507">
            <text:p>352507</text:p>
          </table:table-cell>
          <table:table-cell office:value-type="float" office:value="185889">
            <text:p>185889</text:p>
          </table:table-cell>
          <table:table-cell office:value-type="float" office:value="308332">
            <text:p>308332</text:p>
          </table:table-cell>
          <table:table-cell office:value-type="float" office:value="269418">
            <text:p>269418</text:p>
          </table:table-cell>
          <table:table-cell office:value-type="float" office:value="251353">
            <text:p>251353</text:p>
          </table:table-cell>
          <table:table-cell office:value-type="float" office:value="170916">
            <text:p>170916</text:p>
          </table:table-cell>
          <table:table-cell office:value-type="float" office:value="243374">
            <text:p>243374</text:p>
          </table:table-cell>
          <table:table-cell office:value-type="float" office:value="105067">
            <text:p>105067</text:p>
          </table:table-cell>
          <table:table-cell office:value-type="float" office:value="199266">
            <text:p>199266</text:p>
          </table:table-cell>
          <table:table-cell office:value-type="float" office:value="199549">
            <text:p>199549</text:p>
          </table:table-cell>
          <table:table-cell office:value-type="float" office:value="119607">
            <text:p>119607</text:p>
          </table:table-cell>
          <table:table-cell office:value-type="float" office:value="118882">
            <text:p>118882</text:p>
          </table:table-cell>
          <table:table-cell office:value-type="float" office:value="178562">
            <text:p>178562</text:p>
          </table:table-cell>
          <table:table-cell office:value-type="float" office:value="155653">
            <text:p>155653</text:p>
          </table:table-cell>
          <table:table-cell office:value-type="float" office:value="99524">
            <text:p>99524</text:p>
          </table:table-cell>
          <table:table-cell office:value-type="float" office:value="159">
            <text:p>159</text:p>
          </table:table-cell>
          <table:table-cell office:value-type="float" office:value="1551">
            <text:p>1551</text:p>
          </table:table-cell>
          <table:table-cell office:value-type="float" office:value="325">
            <text:p>325</text:p>
          </table:table-cell>
          <table:table-cell office:value-type="float" office:value="578">
            <text:p>578</text:p>
          </table:table-cell>
          <table:table-cell office:value-type="float" office:value="301">
            <text:p>301</text:p>
          </table:table-cell>
          <table:table-cell office:value-type="float" office:value="337">
            <text:p>337</text:p>
          </table:table-cell>
          <table:table-cell office:value-type="float" office:value="371">
            <text:p>371</text:p>
          </table:table-cell>
          <table:table-cell office:value-type="float" office:value="305">
            <text:p>305</text:p>
          </table:table-cell>
          <table:table-cell office:value-type="float" office:value="587">
            <text:p>587</text:p>
          </table:table-cell>
          <table:table-cell office:value-type="float" office:value="282">
            <text:p>282</text:p>
          </table:table-cell>
          <table:table-cell office:value-type="float" office:value="88">
            <text:p>88</text:p>
          </table:table-cell>
          <table:table-cell office:value-type="float" office:value="528">
            <text:p>528</text:p>
          </table:table-cell>
          <table:table-cell office:value-type="float" office:value="187">
            <text:p>187</text:p>
          </table:table-cell>
          <table:table-cell office:value-type="float" office:value="274">
            <text:p>274</text:p>
          </table:table-cell>
          <table:table-cell office:value-type="float" office:value="439">
            <text:p>439</text:p>
          </table:table-cell>
          <table:table-cell office:value-type="float" office:value="189">
            <text:p>189</text:p>
          </table:table-cell>
          <table:table-cell office:value-type="float" office:value="173">
            <text:p>173</text:p>
          </table:table-cell>
          <table:table-cell office:value-type="float" office:value="361">
            <text:p>361</text:p>
          </table:table-cell>
          <table:table-cell office:value-type="float" office:value="41">
            <text:p>41</text:p>
          </table:table-cell>
          <table:table-cell office:value-type="float" office:value="213">
            <text:p>213</text:p>
          </table:table-cell>
          <table:table-cell office:value-type="float" office:value="173">
            <text:p>173</text:p>
          </table:table-cell>
          <table:table-cell office:value-type="float" office:value="71">
            <text:p>71</text:p>
          </table:table-cell>
          <table:table-cell office:value-type="float" office:value="181">
            <text:p>181</text:p>
          </table:table-cell>
          <table:table-cell office:value-type="float" office:value="128">
            <text:p>128</text:p>
          </table:table-cell>
          <table:table-cell office:value-type="float" office:value="111">
            <text:p>111</text:p>
          </table:table-cell>
          <table:table-cell office:value-type="float" office:value="56">
            <text:p>56</text:p>
          </table:table-cell>
          <table:table-cell office:value-type="float" office:value="408">
            <text:p>408</text:p>
          </table:table-cell>
          <table:table-cell office:value-type="float" office:value="2931">
            <text:p>2931</text:p>
          </table:table-cell>
          <table:table-cell office:value-type="float" office:value="521">
            <text:p>521</text:p>
          </table:table-cell>
          <table:table-cell office:value-type="float" office:value="1001">
            <text:p>1001</text:p>
          </table:table-cell>
          <table:table-cell office:value-type="float" office:value="540">
            <text:p>540</text:p>
          </table:table-cell>
          <table:table-cell office:value-type="float" office:value="720">
            <text:p>720</text:p>
          </table:table-cell>
          <table:table-cell office:value-type="float" office:value="888">
            <text:p>888</text:p>
          </table:table-cell>
          <table:table-cell office:value-type="float" office:value="423">
            <text:p>423</text:p>
          </table:table-cell>
          <table:table-cell office:value-type="float" office:value="998">
            <text:p>998</text:p>
          </table:table-cell>
          <table:table-cell office:value-type="float" office:value="540">
            <text:p>540</text:p>
          </table:table-cell>
          <table:table-cell office:value-type="float" office:value="196">
            <text:p>196</text:p>
          </table:table-cell>
          <table:table-cell office:value-type="float" office:value="1160">
            <text:p>1160</text:p>
          </table:table-cell>
          <table:table-cell office:value-type="float" office:value="375">
            <text:p>375</text:p>
          </table:table-cell>
          <table:table-cell office:value-type="float" office:value="581">
            <text:p>581</text:p>
          </table:table-cell>
          <table:table-cell office:value-type="float" office:value="720">
            <text:p>720</text:p>
          </table:table-cell>
          <table:table-cell office:value-type="float" office:value="648">
            <text:p>648</text:p>
          </table:table-cell>
          <table:table-cell office:value-type="float" office:value="350">
            <text:p>350</text:p>
          </table:table-cell>
          <table:table-cell office:value-type="float" office:value="849">
            <text:p>849</text:p>
          </table:table-cell>
          <table:table-cell office:value-type="float" office:value="102">
            <text:p>102</text:p>
          </table:table-cell>
          <table:table-cell office:value-type="float" office:value="460">
            <text:p>460</text:p>
          </table:table-cell>
          <table:table-cell office:value-type="float" office:value="345">
            <text:p>345</text:p>
          </table:table-cell>
          <table:table-cell office:value-type="float" office:value="151">
            <text:p>151</text:p>
          </table:table-cell>
          <table:table-cell office:value-type="float" office:value="353">
            <text:p>353</text:p>
          </table:table-cell>
          <table:table-cell office:value-type="float" office:value="226">
            <text:p>226</text:p>
          </table:table-cell>
          <table:table-cell office:value-type="float" office:value="282">
            <text:p>282</text:p>
          </table:table-cell>
          <table:table-cell office:value-type="float" office:value="105">
            <text:p>105</text:p>
          </table:table-cell>
          <table:table-cell office:value-type="float" office:value="889">
            <text:p>889</text:p>
          </table:table-cell>
          <table:table-cell office:value-type="float" office:value="6680">
            <text:p>6680</text:p>
          </table:table-cell>
          <table:table-cell office:value-type="float" office:value="1145">
            <text:p>1145</text:p>
          </table:table-cell>
          <table:table-cell office:value-type="float" office:value="1828">
            <text:p>1828</text:p>
          </table:table-cell>
          <table:table-cell office:value-type="float" office:value="1173">
            <text:p>1173</text:p>
          </table:table-cell>
          <table:table-cell office:value-type="float" office:value="1221">
            <text:p>1221</text:p>
          </table:table-cell>
          <table:table-cell office:value-type="float" office:value="1950">
            <text:p>1950</text:p>
          </table:table-cell>
          <table:table-cell office:value-type="float" office:value="1020">
            <text:p>1020</text:p>
          </table:table-cell>
          <table:table-cell office:value-type="float" office:value="2282">
            <text:p>2282</text:p>
          </table:table-cell>
          <table:table-cell office:value-type="float" office:value="1365">
            <text:p>1365</text:p>
          </table:table-cell>
          <table:table-cell office:value-type="float" office:value="613">
            <text:p>613</text:p>
          </table:table-cell>
          <table:table-cell office:value-type="float" office:value="2121">
            <text:p>2121</text:p>
          </table:table-cell>
          <table:table-cell office:value-type="float" office:value="921">
            <text:p>921</text:p>
          </table:table-cell>
          <table:table-cell office:value-type="float" office:value="1065">
            <text:p>1065</text:p>
          </table:table-cell>
          <table:table-cell office:value-type="float" office:value="1047">
            <text:p>1047</text:p>
          </table:table-cell>
          <table:table-cell office:value-type="float" office:value="1110">
            <text:p>1110</text:p>
          </table:table-cell>
          <table:table-cell office:value-type="float" office:value="736">
            <text:p>736</text:p>
          </table:table-cell>
          <table:table-cell office:value-type="float" office:value="1227">
            <text:p>1227</text:p>
          </table:table-cell>
          <table:table-cell office:value-type="float" office:value="277">
            <text:p>277</text:p>
          </table:table-cell>
          <table:table-cell office:value-type="float" office:value="1081">
            <text:p>1081</text:p>
          </table:table-cell>
          <table:table-cell office:value-type="float" office:value="913">
            <text:p>913</text:p>
          </table:table-cell>
          <table:table-cell office:value-type="float" office:value="444">
            <text:p>444</text:p>
          </table:table-cell>
          <table:table-cell office:value-type="float" office:value="822">
            <text:p>822</text:p>
          </table:table-cell>
          <table:table-cell office:value-type="float" office:value="837">
            <text:p>837</text:p>
          </table:table-cell>
          <table:table-cell office:value-type="float" office:value="420">
            <text:p>420</text:p>
          </table:table-cell>
          <table:table-cell office:value-type="float" office:value="355">
            <text:p>355</text:p>
          </table:table-cell>
          <table:table-cell office:value-type="float" office:value="26">
            <text:p>26</text:p>
          </table:table-cell>
          <table:table-cell office:value-type="float" office:value="169">
            <text:p>169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57619">
            <text:p>157619</text:p>
          </table:table-cell>
          <table:table-cell office:value-type="float" office:value="752227">
            <text:p>752227</text:p>
          </table:table-cell>
          <table:table-cell office:value-type="float" office:value="128762">
            <text:p>128762</text:p>
          </table:table-cell>
          <table:table-cell office:value-type="float" office:value="274885">
            <text:p>274885</text:p>
          </table:table-cell>
          <table:table-cell office:value-type="float" office:value="268927">
            <text:p>268927</text:p>
          </table:table-cell>
          <table:table-cell office:value-type="float" office:value="295269">
            <text:p>295269</text:p>
          </table:table-cell>
          <table:table-cell office:value-type="float" office:value="272374">
            <text:p>272374</text:p>
          </table:table-cell>
          <table:table-cell office:value-type="float" office:value="235351">
            <text:p>235351</text:p>
          </table:table-cell>
          <table:table-cell office:value-type="float" office:value="417451">
            <text:p>417451</text:p>
          </table:table-cell>
          <table:table-cell office:value-type="float" office:value="236944">
            <text:p>236944</text:p>
          </table:table-cell>
          <table:table-cell office:value-type="float" office:value="95740">
            <text:p>95740</text:p>
          </table:table-cell>
          <table:table-cell office:value-type="float" office:value="352380">
            <text:p>352380</text:p>
          </table:table-cell>
          <table:table-cell office:value-type="float" office:value="185839">
            <text:p>185839</text:p>
          </table:table-cell>
          <table:table-cell office:value-type="float" office:value="308283">
            <text:p>308283</text:p>
          </table:table-cell>
          <table:table-cell office:value-type="float" office:value="269326">
            <text:p>269326</text:p>
          </table:table-cell>
          <table:table-cell office:value-type="float" office:value="251296">
            <text:p>251296</text:p>
          </table:table-cell>
          <table:table-cell office:value-type="float" office:value="170903">
            <text:p>170903</text:p>
          </table:table-cell>
          <table:table-cell office:value-type="float" office:value="243323">
            <text:p>243323</text:p>
          </table:table-cell>
          <table:table-cell office:value-type="float" office:value="105043">
            <text:p>105043</text:p>
          </table:table-cell>
          <table:table-cell office:value-type="float" office:value="199209">
            <text:p>199209</text:p>
          </table:table-cell>
          <table:table-cell office:value-type="float" office:value="199507">
            <text:p>199507</text:p>
          </table:table-cell>
          <table:table-cell office:value-type="float" office:value="119569">
            <text:p>119569</text:p>
          </table:table-cell>
          <table:table-cell office:value-type="float" office:value="118832">
            <text:p>118832</text:p>
          </table:table-cell>
          <table:table-cell office:value-type="float" office:value="178521">
            <text:p>178521</text:p>
          </table:table-cell>
          <table:table-cell office:value-type="float" office:value="155621">
            <text:p>155621</text:p>
          </table:table-cell>
          <table:table-cell office:value-type="float" office:value="99517">
            <text:p>99517</text:p>
          </table:table-cell>
          <table:table-cell office:value-type="float" office:value="161">
            <text:p>161</text:p>
          </table:table-cell>
          <table:table-cell office:value-type="float" office:value="1526">
            <text:p>1526</text:p>
          </table:table-cell>
          <table:table-cell office:value-type="float" office:value="317">
            <text:p>317</text:p>
          </table:table-cell>
          <table:table-cell office:value-type="float" office:value="638">
            <text:p>638</text:p>
          </table:table-cell>
          <table:table-cell office:value-type="float" office:value="200">
            <text:p>200</text:p>
          </table:table-cell>
          <table:table-cell office:value-type="float" office:value="304">
            <text:p>304</text:p>
          </table:table-cell>
          <table:table-cell office:value-type="float" office:value="398">
            <text:p>398</text:p>
          </table:table-cell>
          <table:table-cell office:value-type="float" office:value="346">
            <text:p>346</text:p>
          </table:table-cell>
          <table:table-cell office:value-type="float" office:value="622">
            <text:p>622</text:p>
          </table:table-cell>
          <table:table-cell office:value-type="float" office:value="272">
            <text:p>272</text:p>
          </table:table-cell>
          <table:table-cell office:value-type="float" office:value="91">
            <text:p>91</text:p>
          </table:table-cell>
          <table:table-cell office:value-type="float" office:value="559">
            <text:p>559</text:p>
          </table:table-cell>
          <table:table-cell office:value-type="float" office:value="189">
            <text:p>189</text:p>
          </table:table-cell>
          <table:table-cell office:value-type="float" office:value="293">
            <text:p>293</text:p>
          </table:table-cell>
          <table:table-cell office:value-type="float" office:value="410">
            <text:p>410</text:p>
          </table:table-cell>
          <table:table-cell office:value-type="float" office:value="199">
            <text:p>199</text:p>
          </table:table-cell>
          <table:table-cell office:value-type="float" office:value="227">
            <text:p>227</text:p>
          </table:table-cell>
          <table:table-cell office:value-type="float" office:value="314">
            <text:p>314</text:p>
          </table:table-cell>
          <table:table-cell office:value-type="float" office:value="44">
            <text:p>44</text:p>
          </table:table-cell>
          <table:table-cell office:value-type="float" office:value="199">
            <text:p>199</text:p>
          </table:table-cell>
          <table:table-cell office:value-type="float" office:value="152">
            <text:p>152</text:p>
          </table:table-cell>
          <table:table-cell office:value-type="float" office:value="62">
            <text:p>62</text:p>
          </table:table-cell>
          <table:table-cell office:value-type="float" office:value="183">
            <text:p>183</text:p>
          </table:table-cell>
          <table:table-cell office:value-type="float" office:value="160">
            <text:p>160</text:p>
          </table:table-cell>
          <table:table-cell office:value-type="float" office:value="129">
            <text:p>129</text:p>
          </table:table-cell>
          <table:table-cell office:value-type="float" office:value="44">
            <text:p>44</text:p>
          </table:table-cell>
          <table:table-cell office:value-type="float" office:value="432">
            <text:p>432</text:p>
          </table:table-cell>
          <table:table-cell office:value-type="float" office:value="3010">
            <text:p>3010</text:p>
          </table:table-cell>
          <table:table-cell office:value-type="float" office:value="517">
            <text:p>517</text:p>
          </table:table-cell>
          <table:table-cell office:value-type="float" office:value="1025">
            <text:p>1025</text:p>
          </table:table-cell>
          <table:table-cell office:value-type="float" office:value="492">
            <text:p>492</text:p>
          </table:table-cell>
          <table:table-cell office:value-type="float" office:value="750">
            <text:p>750</text:p>
          </table:table-cell>
          <table:table-cell office:value-type="float" office:value="785">
            <text:p>785</text:p>
          </table:table-cell>
          <table:table-cell office:value-type="float" office:value="415">
            <text:p>415</text:p>
          </table:table-cell>
          <table:table-cell office:value-type="float" office:value="1056">
            <text:p>1056</text:p>
          </table:table-cell>
          <table:table-cell office:value-type="float" office:value="489">
            <text:p>489</text:p>
          </table:table-cell>
          <table:table-cell office:value-type="float" office:value="191">
            <text:p>191</text:p>
          </table:table-cell>
          <table:table-cell office:value-type="float" office:value="1138">
            <text:p>1138</text:p>
          </table:table-cell>
          <table:table-cell office:value-type="float" office:value="387">
            <text:p>387</text:p>
          </table:table-cell>
          <table:table-cell office:value-type="float" office:value="563">
            <text:p>563</text:p>
          </table:table-cell>
          <table:table-cell office:value-type="float" office:value="723">
            <text:p>723</text:p>
          </table:table-cell>
          <table:table-cell office:value-type="float" office:value="589">
            <text:p>589</text:p>
          </table:table-cell>
          <table:table-cell office:value-type="float" office:value="371">
            <text:p>371</text:p>
          </table:table-cell>
          <table:table-cell office:value-type="float" office:value="863">
            <text:p>863</text:p>
          </table:table-cell>
          <table:table-cell office:value-type="float" office:value="92">
            <text:p>92</text:p>
          </table:table-cell>
          <table:table-cell office:value-type="float" office:value="437">
            <text:p>437</text:p>
          </table:table-cell>
          <table:table-cell office:value-type="float" office:value="322">
            <text:p>322</text:p>
          </table:table-cell>
          <table:table-cell office:value-type="float" office:value="132">
            <text:p>132</text:p>
          </table:table-cell>
          <table:table-cell office:value-type="float" office:value="333">
            <text:p>333</text:p>
          </table:table-cell>
          <table:table-cell office:value-type="float" office:value="233">
            <text:p>233</text:p>
          </table:table-cell>
          <table:table-cell office:value-type="float" office:value="292">
            <text:p>292</text:p>
          </table:table-cell>
          <table:table-cell office:value-type="float" office:value="101">
            <text:p>101</text:p>
          </table:table-cell>
          <table:table-cell office:value-type="float" office:value="918">
            <text:p>918</text:p>
          </table:table-cell>
          <table:table-cell office:value-type="float" office:value="6922">
            <text:p>6922</text:p>
          </table:table-cell>
          <table:table-cell office:value-type="float" office:value="1184">
            <text:p>1184</text:p>
          </table:table-cell>
          <table:table-cell office:value-type="float" office:value="1896">
            <text:p>1896</text:p>
          </table:table-cell>
          <table:table-cell office:value-type="float" office:value="1296">
            <text:p>1296</text:p>
          </table:table-cell>
          <table:table-cell office:value-type="float" office:value="1282">
            <text:p>1282</text:p>
          </table:table-cell>
          <table:table-cell office:value-type="float" office:value="2024">
            <text:p>2024</text:p>
          </table:table-cell>
          <table:table-cell office:value-type="float" office:value="1071">
            <text:p>1071</text:p>
          </table:table-cell>
          <table:table-cell office:value-type="float" office:value="2363">
            <text:p>2363</text:p>
          </table:table-cell>
          <table:table-cell office:value-type="float" office:value="1422">
            <text:p>1422</text:p>
          </table:table-cell>
          <table:table-cell office:value-type="float" office:value="637">
            <text:p>637</text:p>
          </table:table-cell>
          <table:table-cell office:value-type="float" office:value="2219">
            <text:p>2219</text:p>
          </table:table-cell>
          <table:table-cell office:value-type="float" office:value="964">
            <text:p>964</text:p>
          </table:table-cell>
          <table:table-cell office:value-type="float" office:value="1114">
            <text:p>1114</text:p>
          </table:table-cell>
          <table:table-cell office:value-type="float" office:value="1112">
            <text:p>1112</text:p>
          </table:table-cell>
          <table:table-cell office:value-type="float" office:value="1142">
            <text:p>1142</text:p>
          </table:table-cell>
          <table:table-cell office:value-type="float" office:value="781">
            <text:p>781</text:p>
          </table:table-cell>
          <table:table-cell office:value-type="float" office:value="1341">
            <text:p>1341</text:p>
          </table:table-cell>
          <table:table-cell office:value-type="float" office:value="285">
            <text:p>285</text:p>
          </table:table-cell>
          <table:table-cell office:value-type="float" office:value="1099">
            <text:p>1099</text:p>
          </table:table-cell>
          <table:table-cell office:value-type="float" office:value="981">
            <text:p>981</text:p>
          </table:table-cell>
          <table:table-cell office:value-type="float" office:value="454">
            <text:p>454</text:p>
          </table:table-cell>
          <table:table-cell office:value-type="float" office:value="840">
            <text:p>840</text:p>
          </table:table-cell>
          <table:table-cell office:value-type="float" office:value="849">
            <text:p>849</text:p>
          </table:table-cell>
          <table:table-cell office:value-type="float" office:value="450">
            <text:p>450</text:p>
          </table:table-cell>
          <table:table-cell office:value-type="float" office:value="356">
            <text:p>356</text:p>
          </table:table-cell>
          <table:table-cell office:value-type="float" office:value="27">
            <text:p>27</text:p>
          </table:table-cell>
          <table:table-cell office:value-type="float" office:value="169">
            <text:p>169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34">
            <text:p>34</text:p>
          </table:table-cell>
          <table:table-cell office:value-type="float" office:value="72">
            <text:p>72</text:p>
          </table:table-cell>
          <table:table-cell office:value-type="float" office:value="97">
            <text:p>97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57574">
            <text:p>157574</text:p>
          </table:table-cell>
          <table:table-cell office:value-type="float" office:value="751912">
            <text:p>751912</text:p>
          </table:table-cell>
          <table:table-cell office:value-type="float" office:value="128694">
            <text:p>128694</text:p>
          </table:table-cell>
          <table:table-cell office:value-type="float" office:value="274760">
            <text:p>274760</text:p>
          </table:table-cell>
          <table:table-cell office:value-type="float" office:value="268865">
            <text:p>268865</text:p>
          </table:table-cell>
          <table:table-cell office:value-type="float" office:value="295192">
            <text:p>295192</text:p>
          </table:table-cell>
          <table:table-cell office:value-type="float" office:value="272285">
            <text:p>272285</text:p>
          </table:table-cell>
          <table:table-cell office:value-type="float" office:value="235296">
            <text:p>235296</text:p>
          </table:table-cell>
          <table:table-cell office:value-type="float" office:value="417310">
            <text:p>417310</text:p>
          </table:table-cell>
          <table:table-cell office:value-type="float" office:value="236831">
            <text:p>236831</text:p>
          </table:table-cell>
          <table:table-cell office:value-type="float" office:value="95721">
            <text:p>95721</text:p>
          </table:table-cell>
          <table:table-cell office:value-type="float" office:value="352231">
            <text:p>352231</text:p>
          </table:table-cell>
          <table:table-cell office:value-type="float" office:value="185749">
            <text:p>185749</text:p>
          </table:table-cell>
          <table:table-cell office:value-type="float" office:value="308190">
            <text:p>308190</text:p>
          </table:table-cell>
          <table:table-cell office:value-type="float" office:value="269280">
            <text:p>269280</text:p>
          </table:table-cell>
          <table:table-cell office:value-type="float" office:value="251221">
            <text:p>251221</text:p>
          </table:table-cell>
          <table:table-cell office:value-type="float" office:value="170846">
            <text:p>170846</text:p>
          </table:table-cell>
          <table:table-cell office:value-type="float" office:value="243271">
            <text:p>243271</text:p>
          </table:table-cell>
          <table:table-cell office:value-type="float" office:value="105034">
            <text:p>105034</text:p>
          </table:table-cell>
          <table:table-cell office:value-type="float" office:value="199188">
            <text:p>199188</text:p>
          </table:table-cell>
          <table:table-cell office:value-type="float" office:value="199447">
            <text:p>199447</text:p>
          </table:table-cell>
          <table:table-cell office:value-type="float" office:value="119550">
            <text:p>119550</text:p>
          </table:table-cell>
          <table:table-cell office:value-type="float" office:value="118801">
            <text:p>118801</text:p>
          </table:table-cell>
          <table:table-cell office:value-type="float" office:value="178489">
            <text:p>178489</text:p>
          </table:table-cell>
          <table:table-cell office:value-type="float" office:value="155595">
            <text:p>155595</text:p>
          </table:table-cell>
          <table:table-cell office:value-type="float" office:value="99509">
            <text:p>99509</text:p>
          </table:table-cell>
          <table:table-cell office:value-type="float" office:value="143">
            <text:p>143</text:p>
          </table:table-cell>
          <table:table-cell office:value-type="float" office:value="1443">
            <text:p>1443</text:p>
          </table:table-cell>
          <table:table-cell office:value-type="float" office:value="325">
            <text:p>325</text:p>
          </table:table-cell>
          <table:table-cell office:value-type="float" office:value="619">
            <text:p>619</text:p>
          </table:table-cell>
          <table:table-cell office:value-type="float" office:value="162">
            <text:p>162</text:p>
          </table:table-cell>
          <table:table-cell office:value-type="float" office:value="288">
            <text:p>288</text:p>
          </table:table-cell>
          <table:table-cell office:value-type="float" office:value="434">
            <text:p>434</text:p>
          </table:table-cell>
          <table:table-cell office:value-type="float" office:value="350">
            <text:p>350</text:p>
          </table:table-cell>
          <table:table-cell office:value-type="float" office:value="686">
            <text:p>686</text:p>
          </table:table-cell>
          <table:table-cell office:value-type="float" office:value="324">
            <text:p>324</text:p>
          </table:table-cell>
          <table:table-cell office:value-type="float" office:value="86">
            <text:p>86</text:p>
          </table:table-cell>
          <table:table-cell office:value-type="float" office:value="592">
            <text:p>592</text:p>
          </table:table-cell>
          <table:table-cell office:value-type="float" office:value="189">
            <text:p>189</text:p>
          </table:table-cell>
          <table:table-cell office:value-type="float" office:value="303">
            <text:p>303</text:p>
          </table:table-cell>
          <table:table-cell office:value-type="float" office:value="443">
            <text:p>443</text:p>
          </table:table-cell>
          <table:table-cell office:value-type="float" office:value="215">
            <text:p>215</text:p>
          </table:table-cell>
          <table:table-cell office:value-type="float" office:value="182">
            <text:p>182</text:p>
          </table:table-cell>
          <table:table-cell office:value-type="float" office:value="239">
            <text:p>239</text:p>
          </table:table-cell>
          <table:table-cell office:value-type="float" office:value="58">
            <text:p>58</text:p>
          </table:table-cell>
          <table:table-cell office:value-type="float" office:value="222">
            <text:p>222</text:p>
          </table:table-cell>
          <table:table-cell office:value-type="float" office:value="175">
            <text:p>175</text:p>
          </table:table-cell>
          <table:table-cell office:value-type="float" office:value="98">
            <text:p>98</text:p>
          </table:table-cell>
          <table:table-cell office:value-type="float" office:value="202">
            <text:p>202</text:p>
          </table:table-cell>
          <table:table-cell office:value-type="float" office:value="164">
            <text:p>164</text:p>
          </table:table-cell>
          <table:table-cell office:value-type="float" office:value="129">
            <text:p>129</text:p>
          </table:table-cell>
          <table:table-cell office:value-type="float" office:value="51">
            <text:p>51</text:p>
          </table:table-cell>
          <table:table-cell office:value-type="float" office:value="407">
            <text:p>407</text:p>
          </table:table-cell>
          <table:table-cell office:value-type="float" office:value="3054">
            <text:p>3054</text:p>
          </table:table-cell>
          <table:table-cell office:value-type="float" office:value="484">
            <text:p>484</text:p>
          </table:table-cell>
          <table:table-cell office:value-type="float" office:value="968">
            <text:p>968</text:p>
          </table:table-cell>
          <table:table-cell office:value-type="float" office:value="481">
            <text:p>481</text:p>
          </table:table-cell>
          <table:table-cell office:value-type="float" office:value="690">
            <text:p>690</text:p>
          </table:table-cell>
          <table:table-cell office:value-type="float" office:value="720">
            <text:p>720</text:p>
          </table:table-cell>
          <table:table-cell office:value-type="float" office:value="398">
            <text:p>398</text:p>
          </table:table-cell>
          <table:table-cell office:value-type="float" office:value="926">
            <text:p>926</text:p>
          </table:table-cell>
          <table:table-cell office:value-type="float" office:value="419">
            <text:p>419</text:p>
          </table:table-cell>
          <table:table-cell office:value-type="float" office:value="188">
            <text:p>188</text:p>
          </table:table-cell>
          <table:table-cell office:value-type="float" office:value="1075">
            <text:p>1075</text:p>
          </table:table-cell>
          <table:table-cell office:value-type="float" office:value="357">
            <text:p>357</text:p>
          </table:table-cell>
          <table:table-cell office:value-type="float" office:value="528">
            <text:p>528</text:p>
          </table:table-cell>
          <table:table-cell office:value-type="float" office:value="743">
            <text:p>743</text:p>
          </table:table-cell>
          <table:table-cell office:value-type="float" office:value="521">
            <text:p>521</text:p>
          </table:table-cell>
          <table:table-cell office:value-type="float" office:value="350">
            <text:p>350</text:p>
          </table:table-cell>
          <table:table-cell office:value-type="float" office:value="752">
            <text:p>752</text:p>
          </table:table-cell>
          <table:table-cell office:value-type="float" office:value="82">
            <text:p>82</text:p>
          </table:table-cell>
          <table:table-cell office:value-type="float" office:value="396">
            <text:p>396</text:p>
          </table:table-cell>
          <table:table-cell office:value-type="float" office:value="315">
            <text:p>315</text:p>
          </table:table-cell>
          <table:table-cell office:value-type="float" office:value="134">
            <text:p>134</text:p>
          </table:table-cell>
          <table:table-cell office:value-type="float" office:value="312">
            <text:p>312</text:p>
          </table:table-cell>
          <table:table-cell office:value-type="float" office:value="232">
            <text:p>232</text:p>
          </table:table-cell>
          <table:table-cell office:value-type="float" office:value="254">
            <text:p>254</text:p>
          </table:table-cell>
          <table:table-cell office:value-type="float" office:value="95">
            <text:p>95</text:p>
          </table:table-cell>
          <table:table-cell office:value-type="float" office:value="950">
            <text:p>950</text:p>
          </table:table-cell>
          <table:table-cell office:value-type="float" office:value="7251">
            <text:p>7251</text:p>
          </table:table-cell>
          <table:table-cell office:value-type="float" office:value="1260">
            <text:p>1260</text:p>
          </table:table-cell>
          <table:table-cell office:value-type="float" office:value="2026">
            <text:p>2026</text:p>
          </table:table-cell>
          <table:table-cell office:value-type="float" office:value="1406">
            <text:p>1406</text:p>
          </table:table-cell>
          <table:table-cell office:value-type="float" office:value="1353">
            <text:p>1353</text:p>
          </table:table-cell>
          <table:table-cell office:value-type="float" office:value="2166">
            <text:p>2166</text:p>
          </table:table-cell>
          <table:table-cell office:value-type="float" office:value="1139">
            <text:p>1139</text:p>
          </table:table-cell>
          <table:table-cell office:value-type="float" office:value="2422">
            <text:p>2422</text:p>
          </table:table-cell>
          <table:table-cell office:value-type="float" office:value="1473">
            <text:p>1473</text:p>
          </table:table-cell>
          <table:table-cell office:value-type="float" office:value="665">
            <text:p>665</text:p>
          </table:table-cell>
          <table:table-cell office:value-type="float" office:value="2331">
            <text:p>2331</text:p>
          </table:table-cell>
          <table:table-cell office:value-type="float" office:value="1002">
            <text:p>1002</text:p>
          </table:table-cell>
          <table:table-cell office:value-type="float" office:value="1169">
            <text:p>1169</text:p>
          </table:table-cell>
          <table:table-cell office:value-type="float" office:value="1168">
            <text:p>1168</text:p>
          </table:table-cell>
          <table:table-cell office:value-type="float" office:value="1241">
            <text:p>1241</text:p>
          </table:table-cell>
          <table:table-cell office:value-type="float" office:value="817">
            <text:p>817</text:p>
          </table:table-cell>
          <table:table-cell office:value-type="float" office:value="1449">
            <text:p>1449</text:p>
          </table:table-cell>
          <table:table-cell office:value-type="float" office:value="305">
            <text:p>305</text:p>
          </table:table-cell>
          <table:table-cell office:value-type="float" office:value="1156">
            <text:p>1156</text:p>
          </table:table-cell>
          <table:table-cell office:value-type="float" office:value="1023">
            <text:p>1023</text:p>
          </table:table-cell>
          <table:table-cell office:value-type="float" office:value="475">
            <text:p>475</text:p>
          </table:table-cell>
          <table:table-cell office:value-type="float" office:value="891">
            <text:p>891</text:p>
          </table:table-cell>
          <table:table-cell office:value-type="float" office:value="878">
            <text:p>878</text:p>
          </table:table-cell>
          <table:table-cell office:value-type="float" office:value="471">
            <text:p>471</text:p>
          </table:table-cell>
          <table:table-cell office:value-type="float" office:value="360">
            <text:p>360</text:p>
          </table:table-cell>
          <table:table-cell office:value-type="float" office:value="30">
            <text:p>30</text:p>
          </table:table-cell>
          <table:table-cell office:value-type="float" office:value="173">
            <text:p>173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float" office:value="34">
            <text:p>34</text:p>
          </table:table-cell>
          <table:table-cell office:value-type="float" office:value="72">
            <text:p>72</text:p>
          </table:table-cell>
          <table:table-cell office:value-type="float" office:value="101">
            <text:p>101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57551">
            <text:p>157551</text:p>
          </table:table-cell>
          <table:table-cell office:value-type="float" office:value="751603">
            <text:p>751603</text:p>
          </table:table-cell>
          <table:table-cell office:value-type="float" office:value="128686">
            <text:p>128686</text:p>
          </table:table-cell>
          <table:table-cell office:value-type="float" office:value="274682">
            <text:p>274682</text:p>
          </table:table-cell>
          <table:table-cell office:value-type="float" office:value="268783">
            <text:p>268783</text:p>
          </table:table-cell>
          <table:table-cell office:value-type="float" office:value="295138">
            <text:p>295138</text:p>
          </table:table-cell>
          <table:table-cell office:value-type="float" office:value="272200">
            <text:p>272200</text:p>
          </table:table-cell>
          <table:table-cell office:value-type="float" office:value="235214">
            <text:p>235214</text:p>
          </table:table-cell>
          <table:table-cell office:value-type="float" office:value="417191">
            <text:p>417191</text:p>
          </table:table-cell>
          <table:table-cell office:value-type="float" office:value="236831">
            <text:p>236831</text:p>
          </table:table-cell>
          <table:table-cell office:value-type="float" office:value="95680">
            <text:p>95680</text:p>
          </table:table-cell>
          <table:table-cell office:value-type="float" office:value="352142">
            <text:p>352142</text:p>
          </table:table-cell>
          <table:table-cell office:value-type="float" office:value="185699">
            <text:p>185699</text:p>
          </table:table-cell>
          <table:table-cell office:value-type="float" office:value="308127">
            <text:p>308127</text:p>
          </table:table-cell>
          <table:table-cell office:value-type="float" office:value="269205">
            <text:p>269205</text:p>
          </table:table-cell>
          <table:table-cell office:value-type="float" office:value="251203">
            <text:p>251203</text:p>
          </table:table-cell>
          <table:table-cell office:value-type="float" office:value="170822">
            <text:p>170822</text:p>
          </table:table-cell>
          <table:table-cell office:value-type="float" office:value="243181">
            <text:p>243181</text:p>
          </table:table-cell>
          <table:table-cell office:value-type="float" office:value="105027">
            <text:p>105027</text:p>
          </table:table-cell>
          <table:table-cell office:value-type="float" office:value="199153">
            <text:p>199153</text:p>
          </table:table-cell>
          <table:table-cell office:value-type="float" office:value="199432">
            <text:p>199432</text:p>
          </table:table-cell>
          <table:table-cell office:value-type="float" office:value="119540">
            <text:p>119540</text:p>
          </table:table-cell>
          <table:table-cell office:value-type="float" office:value="118762">
            <text:p>118762</text:p>
          </table:table-cell>
          <table:table-cell office:value-type="float" office:value="178474">
            <text:p>178474</text:p>
          </table:table-cell>
          <table:table-cell office:value-type="float" office:value="155579">
            <text:p>155579</text:p>
          </table:table-cell>
          <table:table-cell office:value-type="float" office:value="99505">
            <text:p>99505</text:p>
          </table:table-cell>
          <table:table-cell office:value-type="float" office:value="165">
            <text:p>165</text:p>
          </table:table-cell>
          <table:table-cell office:value-type="float" office:value="1554">
            <text:p>1554</text:p>
          </table:table-cell>
          <table:table-cell office:value-type="float" office:value="362">
            <text:p>362</text:p>
          </table:table-cell>
          <table:table-cell office:value-type="float" office:value="694">
            <text:p>694</text:p>
          </table:table-cell>
          <table:table-cell office:value-type="float" office:value="182">
            <text:p>182</text:p>
          </table:table-cell>
          <table:table-cell office:value-type="float" office:value="343">
            <text:p>343</text:p>
          </table:table-cell>
          <table:table-cell office:value-type="float" office:value="480">
            <text:p>480</text:p>
          </table:table-cell>
          <table:table-cell office:value-type="float" office:value="385">
            <text:p>385</text:p>
          </table:table-cell>
          <table:table-cell office:value-type="float" office:value="827">
            <text:p>827</text:p>
          </table:table-cell>
          <table:table-cell office:value-type="float" office:value="437">
            <text:p>437</text:p>
          </table:table-cell>
          <table:table-cell office:value-type="float" office:value="80">
            <text:p>80</text:p>
          </table:table-cell>
          <table:table-cell office:value-type="float" office:value="663">
            <text:p>663</text:p>
          </table:table-cell>
          <table:table-cell office:value-type="float" office:value="259">
            <text:p>259</text:p>
          </table:table-cell>
          <table:table-cell office:value-type="float" office:value="376">
            <text:p>376</text:p>
          </table:table-cell>
          <table:table-cell office:value-type="float" office:value="417">
            <text:p>417</text:p>
          </table:table-cell>
          <table:table-cell office:value-type="float" office:value="286">
            <text:p>286</text:p>
          </table:table-cell>
          <table:table-cell office:value-type="float" office:value="232">
            <text:p>232</text:p>
          </table:table-cell>
          <table:table-cell office:value-type="float" office:value="269">
            <text:p>269</text:p>
          </table:table-cell>
          <table:table-cell office:value-type="float" office:value="64">
            <text:p>64</text:p>
          </table:table-cell>
          <table:table-cell office:value-type="float" office:value="205">
            <text:p>205</text:p>
          </table:table-cell>
          <table:table-cell office:value-type="float" office:value="204">
            <text:p>204</text:p>
          </table:table-cell>
          <table:table-cell office:value-type="float" office:value="95">
            <text:p>95</text:p>
          </table:table-cell>
          <table:table-cell office:value-type="float" office:value="205">
            <text:p>205</text:p>
          </table:table-cell>
          <table:table-cell office:value-type="float" office:value="162">
            <text:p>162</text:p>
          </table:table-cell>
          <table:table-cell office:value-type="float" office:value="145">
            <text:p>145</text:p>
          </table:table-cell>
          <table:table-cell office:value-type="float" office:value="59">
            <text:p>59</text:p>
          </table:table-cell>
          <table:table-cell office:value-type="float" office:value="380">
            <text:p>380</text:p>
          </table:table-cell>
          <table:table-cell office:value-type="float" office:value="2869">
            <text:p>2869</text:p>
          </table:table-cell>
          <table:table-cell office:value-type="float" office:value="518">
            <text:p>518</text:p>
          </table:table-cell>
          <table:table-cell office:value-type="float" office:value="1080">
            <text:p>1080</text:p>
          </table:table-cell>
          <table:table-cell office:value-type="float" office:value="549">
            <text:p>549</text:p>
          </table:table-cell>
          <table:table-cell office:value-type="float" office:value="649">
            <text:p>649</text:p>
          </table:table-cell>
          <table:table-cell office:value-type="float" office:value="754">
            <text:p>754</text:p>
          </table:table-cell>
          <table:table-cell office:value-type="float" office:value="419">
            <text:p>419</text:p>
          </table:table-cell>
          <table:table-cell office:value-type="float" office:value="1006">
            <text:p>1006</text:p>
          </table:table-cell>
          <table:table-cell office:value-type="float" office:value="497">
            <text:p>497</text:p>
          </table:table-cell>
          <table:table-cell office:value-type="float" office:value="165">
            <text:p>165</text:p>
          </table:table-cell>
          <table:table-cell office:value-type="float" office:value="1032">
            <text:p>1032</text:p>
          </table:table-cell>
          <table:table-cell office:value-type="float" office:value="351">
            <text:p>351</text:p>
          </table:table-cell>
          <table:table-cell office:value-type="float" office:value="507">
            <text:p>507</text:p>
          </table:table-cell>
          <table:table-cell office:value-type="float" office:value="785">
            <text:p>785</text:p>
          </table:table-cell>
          <table:table-cell office:value-type="float" office:value="474">
            <text:p>474</text:p>
          </table:table-cell>
          <table:table-cell office:value-type="float" office:value="361">
            <text:p>361</text:p>
          </table:table-cell>
          <table:table-cell office:value-type="float" office:value="657">
            <text:p>657</text:p>
          </table:table-cell>
          <table:table-cell office:value-type="float" office:value="79">
            <text:p>79</text:p>
          </table:table-cell>
          <table:table-cell office:value-type="float" office:value="409">
            <text:p>409</text:p>
          </table:table-cell>
          <table:table-cell office:value-type="float" office:value="315">
            <text:p>315</text:p>
          </table:table-cell>
          <table:table-cell office:value-type="float" office:value="143">
            <text:p>143</text:p>
          </table:table-cell>
          <table:table-cell office:value-type="float" office:value="305">
            <text:p>305</text:p>
          </table:table-cell>
          <table:table-cell office:value-type="float" office:value="232">
            <text:p>232</text:p>
          </table:table-cell>
          <table:table-cell office:value-type="float" office:value="246">
            <text:p>246</text:p>
          </table:table-cell>
          <table:table-cell office:value-type="float" office:value="107">
            <text:p>107</text:p>
          </table:table-cell>
          <table:table-cell office:value-type="float" office:value="998">
            <text:p>998</text:p>
          </table:table-cell>
          <table:table-cell office:value-type="float" office:value="7407">
            <text:p>7407</text:p>
          </table:table-cell>
          <table:table-cell office:value-type="float" office:value="1323">
            <text:p>1323</text:p>
          </table:table-cell>
          <table:table-cell office:value-type="float" office:value="2131">
            <text:p>2131</text:p>
          </table:table-cell>
          <table:table-cell office:value-type="float" office:value="1459">
            <text:p>1459</text:p>
          </table:table-cell>
          <table:table-cell office:value-type="float" office:value="1434">
            <text:p>1434</text:p>
          </table:table-cell>
          <table:table-cell office:value-type="float" office:value="2274">
            <text:p>2274</text:p>
          </table:table-cell>
          <table:table-cell office:value-type="float" office:value="1176">
            <text:p>1176</text:p>
          </table:table-cell>
          <table:table-cell office:value-type="float" office:value="2552">
            <text:p>2552</text:p>
          </table:table-cell>
          <table:table-cell office:value-type="float" office:value="1543">
            <text:p>1543</text:p>
          </table:table-cell>
          <table:table-cell office:value-type="float" office:value="693">
            <text:p>693</text:p>
          </table:table-cell>
          <table:table-cell office:value-type="float" office:value="2470">
            <text:p>2470</text:p>
          </table:table-cell>
          <table:table-cell office:value-type="float" office:value="1052">
            <text:p>1052</text:p>
          </table:table-cell>
          <table:table-cell office:value-type="float" office:value="1224">
            <text:p>1224</text:p>
          </table:table-cell>
          <table:table-cell office:value-type="float" office:value="1220">
            <text:p>1220</text:p>
          </table:table-cell>
          <table:table-cell office:value-type="float" office:value="1313">
            <text:p>1313</text:p>
          </table:table-cell>
          <table:table-cell office:value-type="float" office:value="845">
            <text:p>845</text:p>
          </table:table-cell>
          <table:table-cell office:value-type="float" office:value="1582">
            <text:p>1582</text:p>
          </table:table-cell>
          <table:table-cell office:value-type="float" office:value="318">
            <text:p>318</text:p>
          </table:table-cell>
          <table:table-cell office:value-type="float" office:value="1235">
            <text:p>1235</text:p>
          </table:table-cell>
          <table:table-cell office:value-type="float" office:value="1061">
            <text:p>1061</text:p>
          </table:table-cell>
          <table:table-cell office:value-type="float" office:value="495">
            <text:p>495</text:p>
          </table:table-cell>
          <table:table-cell office:value-type="float" office:value="939">
            <text:p>939</text:p>
          </table:table-cell>
          <table:table-cell office:value-type="float" office:value="913">
            <text:p>913</text:p>
          </table:table-cell>
          <table:table-cell office:value-type="float" office:value="518">
            <text:p>518</text:p>
          </table:table-cell>
          <table:table-cell office:value-type="float" office:value="366">
            <text:p>366</text:p>
          </table:table-cell>
          <table:table-cell office:value-type="float" office:value="30">
            <text:p>30</text:p>
          </table:table-cell>
          <table:table-cell office:value-type="float" office:value="177">
            <text:p>177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float" office:value="34">
            <text:p>34</text:p>
          </table:table-cell>
          <table:table-cell office:value-type="float" office:value="72">
            <text:p>72</text:p>
          </table:table-cell>
          <table:table-cell office:value-type="float" office:value="103">
            <text:p>103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57518">
            <text:p>157518</text:p>
          </table:table-cell>
          <table:table-cell office:value-type="float" office:value="751506">
            <text:p>751506</text:p>
          </table:table-cell>
          <table:table-cell office:value-type="float" office:value="128592">
            <text:p>128592</text:p>
          </table:table-cell>
          <table:table-cell office:value-type="float" office:value="274656">
            <text:p>274656</text:p>
          </table:table-cell>
          <table:table-cell office:value-type="float" office:value="268757">
            <text:p>268757</text:p>
          </table:table-cell>
          <table:table-cell office:value-type="float" office:value="295071">
            <text:p>295071</text:p>
          </table:table-cell>
          <table:table-cell office:value-type="float" office:value="272200">
            <text:p>272200</text:p>
          </table:table-cell>
          <table:table-cell office:value-type="float" office:value="235191">
            <text:p>235191</text:p>
          </table:table-cell>
          <table:table-cell office:value-type="float" office:value="417190">
            <text:p>417190</text:p>
          </table:table-cell>
          <table:table-cell office:value-type="float" office:value="236831">
            <text:p>236831</text:p>
          </table:table-cell>
          <table:table-cell office:value-type="float" office:value="95669">
            <text:p>95669</text:p>
          </table:table-cell>
          <table:table-cell office:value-type="float" office:value="351990">
            <text:p>351990</text:p>
          </table:table-cell>
          <table:table-cell office:value-type="float" office:value="185677">
            <text:p>185677</text:p>
          </table:table-cell>
          <table:table-cell office:value-type="float" office:value="308107">
            <text:p>308107</text:p>
          </table:table-cell>
          <table:table-cell office:value-type="float" office:value="269177">
            <text:p>269177</text:p>
          </table:table-cell>
          <table:table-cell office:value-type="float" office:value="251201">
            <text:p>251201</text:p>
          </table:table-cell>
          <table:table-cell office:value-type="float" office:value="170814">
            <text:p>170814</text:p>
          </table:table-cell>
          <table:table-cell office:value-type="float" office:value="243127">
            <text:p>243127</text:p>
          </table:table-cell>
          <table:table-cell office:value-type="float" office:value="105026">
            <text:p>105026</text:p>
          </table:table-cell>
          <table:table-cell office:value-type="float" office:value="199132">
            <text:p>199132</text:p>
          </table:table-cell>
          <table:table-cell office:value-type="float" office:value="199370">
            <text:p>199370</text:p>
          </table:table-cell>
          <table:table-cell office:value-type="float" office:value="119529">
            <text:p>119529</text:p>
          </table:table-cell>
          <table:table-cell office:value-type="float" office:value="118730">
            <text:p>118730</text:p>
          </table:table-cell>
          <table:table-cell office:value-type="float" office:value="178448">
            <text:p>178448</text:p>
          </table:table-cell>
          <table:table-cell office:value-type="float" office:value="155564">
            <text:p>155564</text:p>
          </table:table-cell>
          <table:table-cell office:value-type="float" office:value="99497">
            <text:p>99497</text:p>
          </table:table-cell>
          <table:table-cell office:value-type="float" office:value="160">
            <text:p>160</text:p>
          </table:table-cell>
          <table:table-cell office:value-type="float" office:value="1690">
            <text:p>1690</text:p>
          </table:table-cell>
          <table:table-cell office:value-type="float" office:value="289">
            <text:p>289</text:p>
          </table:table-cell>
          <table:table-cell office:value-type="float" office:value="598">
            <text:p>598</text:p>
          </table:table-cell>
          <table:table-cell office:value-type="float" office:value="178">
            <text:p>178</text:p>
          </table:table-cell>
          <table:table-cell office:value-type="float" office:value="340">
            <text:p>340</text:p>
          </table:table-cell>
          <table:table-cell office:value-type="float" office:value="424">
            <text:p>424</text:p>
          </table:table-cell>
          <table:table-cell office:value-type="float" office:value="390">
            <text:p>390</text:p>
          </table:table-cell>
          <table:table-cell office:value-type="float" office:value="769">
            <text:p>769</text:p>
          </table:table-cell>
          <table:table-cell office:value-type="float" office:value="290">
            <text:p>290</text:p>
          </table:table-cell>
          <table:table-cell office:value-type="float" office:value="116">
            <text:p>116</text:p>
          </table:table-cell>
          <table:table-cell office:value-type="float" office:value="677">
            <text:p>677</text:p>
          </table:table-cell>
          <table:table-cell office:value-type="float" office:value="283">
            <text:p>283</text:p>
          </table:table-cell>
          <table:table-cell office:value-type="float" office:value="391">
            <text:p>391</text:p>
          </table:table-cell>
          <table:table-cell office:value-type="float" office:value="378">
            <text:p>378</text:p>
          </table:table-cell>
          <table:table-cell office:value-type="float" office:value="258">
            <text:p>258</text:p>
          </table:table-cell>
          <table:table-cell office:value-type="float" office:value="205">
            <text:p>205</text:p>
          </table:table-cell>
          <table:table-cell office:value-type="float" office:value="335">
            <text:p>335</text:p>
          </table:table-cell>
          <table:table-cell office:value-type="float" office:value="64">
            <text:p>64</text:p>
          </table:table-cell>
          <table:table-cell office:value-type="float" office:value="205">
            <text:p>205</text:p>
          </table:table-cell>
          <table:table-cell office:value-type="float" office:value="199">
            <text:p>199</text:p>
          </table:table-cell>
          <table:table-cell office:value-type="float" office:value="89">
            <text:p>89</text:p>
          </table:table-cell>
          <table:table-cell office:value-type="float" office:value="213">
            <text:p>213</text:p>
          </table:table-cell>
          <table:table-cell office:value-type="float" office:value="162">
            <text:p>162</text:p>
          </table:table-cell>
          <table:table-cell office:value-type="float" office:value="141">
            <text:p>141</text:p>
          </table:table-cell>
          <table:table-cell office:value-type="float" office:value="39">
            <text:p>39</text:p>
          </table:table-cell>
          <table:table-cell office:value-type="float" office:value="335">
            <text:p>335</text:p>
          </table:table-cell>
          <table:table-cell office:value-type="float" office:value="3007">
            <text:p>3007</text:p>
          </table:table-cell>
          <table:table-cell office:value-type="float" office:value="544">
            <text:p>544</text:p>
          </table:table-cell>
          <table:table-cell office:value-type="float" office:value="1127">
            <text:p>1127</text:p>
          </table:table-cell>
          <table:table-cell office:value-type="float" office:value="516">
            <text:p>516</text:p>
          </table:table-cell>
          <table:table-cell office:value-type="float" office:value="621">
            <text:p>621</text:p>
          </table:table-cell>
          <table:table-cell office:value-type="float" office:value="777">
            <text:p>777</text:p>
          </table:table-cell>
          <table:table-cell office:value-type="float" office:value="496">
            <text:p>496</text:p>
          </table:table-cell>
          <table:table-cell office:value-type="float" office:value="1045">
            <text:p>1045</text:p>
          </table:table-cell>
          <table:table-cell office:value-type="float" office:value="521">
            <text:p>521</text:p>
          </table:table-cell>
          <table:table-cell office:value-type="float" office:value="166">
            <text:p>166</text:p>
          </table:table-cell>
          <table:table-cell office:value-type="float" office:value="1082">
            <text:p>1082</text:p>
          </table:table-cell>
          <table:table-cell office:value-type="float" office:value="349">
            <text:p>349</text:p>
          </table:table-cell>
          <table:table-cell office:value-type="float" office:value="552">
            <text:p>552</text:p>
          </table:table-cell>
          <table:table-cell office:value-type="float" office:value="808">
            <text:p>808</text:p>
          </table:table-cell>
          <table:table-cell office:value-type="float" office:value="465">
            <text:p>465</text:p>
          </table:table-cell>
          <table:table-cell office:value-type="float" office:value="371">
            <text:p>371</text:p>
          </table:table-cell>
          <table:table-cell office:value-type="float" office:value="706">
            <text:p>706</text:p>
          </table:table-cell>
          <table:table-cell office:value-type="float" office:value="73">
            <text:p>73</text:p>
          </table:table-cell>
          <table:table-cell office:value-type="float" office:value="392">
            <text:p>392</text:p>
          </table:table-cell>
          <table:table-cell office:value-type="float" office:value="321">
            <text:p>321</text:p>
          </table:table-cell>
          <table:table-cell office:value-type="float" office:value="143">
            <text:p>143</text:p>
          </table:table-cell>
          <table:table-cell office:value-type="float" office:value="318">
            <text:p>318</text:p>
          </table:table-cell>
          <table:table-cell office:value-type="float" office:value="220">
            <text:p>220</text:p>
          </table:table-cell>
          <table:table-cell office:value-type="float" office:value="259">
            <text:p>259</text:p>
          </table:table-cell>
          <table:table-cell office:value-type="float" office:value="111">
            <text:p>111</text:p>
          </table:table-cell>
          <table:table-cell office:value-type="float" office:value="1051">
            <text:p>1051</text:p>
          </table:table-cell>
          <table:table-cell office:value-type="float" office:value="7761">
            <text:p>7761</text:p>
          </table:table-cell>
          <table:table-cell office:value-type="float" office:value="1370">
            <text:p>1370</text:p>
          </table:table-cell>
          <table:table-cell office:value-type="float" office:value="2193">
            <text:p>2193</text:p>
          </table:table-cell>
          <table:table-cell office:value-type="float" office:value="1476">
            <text:p>1476</text:p>
          </table:table-cell>
          <table:table-cell office:value-type="float" office:value="1528">
            <text:p>1528</text:p>
          </table:table-cell>
          <table:table-cell office:value-type="float" office:value="2376">
            <text:p>2376</text:p>
          </table:table-cell>
          <table:table-cell office:value-type="float" office:value="1227">
            <text:p>1227</text:p>
          </table:table-cell>
          <table:table-cell office:value-type="float" office:value="2647">
            <text:p>2647</text:p>
          </table:table-cell>
          <table:table-cell office:value-type="float" office:value="1608">
            <text:p>1608</text:p>
          </table:table-cell>
          <table:table-cell office:value-type="float" office:value="721">
            <text:p>721</text:p>
          </table:table-cell>
          <table:table-cell office:value-type="float" office:value="2582">
            <text:p>2582</text:p>
          </table:table-cell>
          <table:table-cell office:value-type="float" office:value="1084">
            <text:p>1084</text:p>
          </table:table-cell>
          <table:table-cell office:value-type="float" office:value="1293">
            <text:p>1293</text:p>
          </table:table-cell>
          <table:table-cell office:value-type="float" office:value="1290">
            <text:p>1290</text:p>
          </table:table-cell>
          <table:table-cell office:value-type="float" office:value="1406">
            <text:p>1406</text:p>
          </table:table-cell>
          <table:table-cell office:value-type="float" office:value="884">
            <text:p>884</text:p>
          </table:table-cell>
          <table:table-cell office:value-type="float" office:value="1701">
            <text:p>1701</text:p>
          </table:table-cell>
          <table:table-cell office:value-type="float" office:value="328">
            <text:p>328</text:p>
          </table:table-cell>
          <table:table-cell office:value-type="float" office:value="1257">
            <text:p>1257</text:p>
          </table:table-cell>
          <table:table-cell office:value-type="float" office:value="1081">
            <text:p>1081</text:p>
          </table:table-cell>
          <table:table-cell office:value-type="float" office:value="502">
            <text:p>502</text:p>
          </table:table-cell>
          <table:table-cell office:value-type="float" office:value="974">
            <text:p>974</text:p>
          </table:table-cell>
          <table:table-cell office:value-type="float" office:value="928">
            <text:p>928</text:p>
          </table:table-cell>
          <table:table-cell office:value-type="float" office:value="545">
            <text:p>545</text:p>
          </table:table-cell>
          <table:table-cell office:value-type="float" office:value="378">
            <text:p>378</text:p>
          </table:table-cell>
          <table:table-cell office:value-type="float" office:value="32">
            <text:p>32</text:p>
          </table:table-cell>
          <table:table-cell office:value-type="float" office:value="181">
            <text:p>181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table:number-columns-repeated="2" office:value-type="float" office:value="17">
            <text:p>1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57493">
            <text:p>157493</text:p>
          </table:table-cell>
          <table:table-cell office:value-type="float" office:value="751412">
            <text:p>751412</text:p>
          </table:table-cell>
          <table:table-cell office:value-type="float" office:value="128538">
            <text:p>128538</text:p>
          </table:table-cell>
          <table:table-cell office:value-type="float" office:value="274518">
            <text:p>274518</text:p>
          </table:table-cell>
          <table:table-cell office:value-type="float" office:value="268652">
            <text:p>268652</text:p>
          </table:table-cell>
          <table:table-cell office:value-type="float" office:value="295046">
            <text:p>295046</text:p>
          </table:table-cell>
          <table:table-cell office:value-type="float" office:value="272111">
            <text:p>272111</text:p>
          </table:table-cell>
          <table:table-cell office:value-type="float" office:value="235174">
            <text:p>235174</text:p>
          </table:table-cell>
          <table:table-cell office:value-type="float" office:value="417019">
            <text:p>417019</text:p>
          </table:table-cell>
          <table:table-cell office:value-type="float" office:value="236721">
            <text:p>236721</text:p>
          </table:table-cell>
          <table:table-cell office:value-type="float" office:value="95667">
            <text:p>95667</text:p>
          </table:table-cell>
          <table:table-cell office:value-type="float" office:value="351880">
            <text:p>351880</text:p>
          </table:table-cell>
          <table:table-cell office:value-type="float" office:value="185657">
            <text:p>185657</text:p>
          </table:table-cell>
          <table:table-cell office:value-type="float" office:value="308053">
            <text:p>308053</text:p>
          </table:table-cell>
          <table:table-cell office:value-type="float" office:value="269152">
            <text:p>269152</text:p>
          </table:table-cell>
          <table:table-cell office:value-type="float" office:value="251161">
            <text:p>251161</text:p>
          </table:table-cell>
          <table:table-cell office:value-type="float" office:value="170800">
            <text:p>170800</text:p>
          </table:table-cell>
          <table:table-cell office:value-type="float" office:value="243115">
            <text:p>243115</text:p>
          </table:table-cell>
          <table:table-cell office:value-type="float" office:value="105016">
            <text:p>105016</text:p>
          </table:table-cell>
          <table:table-cell office:value-type="float" office:value="199113">
            <text:p>199113</text:p>
          </table:table-cell>
          <table:table-cell office:value-type="float" office:value="199343">
            <text:p>199343</text:p>
          </table:table-cell>
          <table:table-cell office:value-type="float" office:value="119525">
            <text:p>119525</text:p>
          </table:table-cell>
          <table:table-cell office:value-type="float" office:value="118719">
            <text:p>118719</text:p>
          </table:table-cell>
          <table:table-cell office:value-type="float" office:value="178439">
            <text:p>178439</text:p>
          </table:table-cell>
          <table:table-cell office:value-type="float" office:value="155552">
            <text:p>155552</text:p>
          </table:table-cell>
          <table:table-cell office:value-type="float" office:value="99494">
            <text:p>99494</text:p>
          </table:table-cell>
          <table:table-cell office:value-type="float" office:value="179">
            <text:p>179</text:p>
          </table:table-cell>
          <table:table-cell office:value-type="float" office:value="1429">
            <text:p>1429</text:p>
          </table:table-cell>
          <table:table-cell office:value-type="float" office:value="317">
            <text:p>317</text:p>
          </table:table-cell>
          <table:table-cell office:value-type="float" office:value="501">
            <text:p>501</text:p>
          </table:table-cell>
          <table:table-cell office:value-type="float" office:value="200">
            <text:p>200</text:p>
          </table:table-cell>
          <table:table-cell office:value-type="float" office:value="352">
            <text:p>352</text:p>
          </table:table-cell>
          <table:table-cell office:value-type="float" office:value="354">
            <text:p>354</text:p>
          </table:table-cell>
          <table:table-cell office:value-type="float" office:value="314">
            <text:p>314</text:p>
          </table:table-cell>
          <table:table-cell office:value-type="float" office:value="601">
            <text:p>601</text:p>
          </table:table-cell>
          <table:table-cell office:value-type="float" office:value="219">
            <text:p>219</text:p>
          </table:table-cell>
          <table:table-cell office:value-type="float" office:value="108">
            <text:p>108</text:p>
          </table:table-cell>
          <table:table-cell office:value-type="float" office:value="676">
            <text:p>676</text:p>
          </table:table-cell>
          <table:table-cell office:value-type="float" office:value="274">
            <text:p>274</text:p>
          </table:table-cell>
          <table:table-cell office:value-type="float" office:value="314">
            <text:p>314</text:p>
          </table:table-cell>
          <table:table-cell office:value-type="float" office:value="297">
            <text:p>297</text:p>
          </table:table-cell>
          <table:table-cell office:value-type="float" office:value="209">
            <text:p>209</text:p>
          </table:table-cell>
          <table:table-cell office:value-type="float" office:value="171">
            <text:p>171</text:p>
          </table:table-cell>
          <table:table-cell office:value-type="float" office:value="283">
            <text:p>283</text:p>
          </table:table-cell>
          <table:table-cell office:value-type="float" office:value="56">
            <text:p>56</text:p>
          </table:table-cell>
          <table:table-cell office:value-type="float" office:value="175">
            <text:p>175</text:p>
          </table:table-cell>
          <table:table-cell office:value-type="float" office:value="220">
            <text:p>220</text:p>
          </table:table-cell>
          <table:table-cell office:value-type="float" office:value="87">
            <text:p>87</text:p>
          </table:table-cell>
          <table:table-cell office:value-type="float" office:value="195">
            <text:p>195</text:p>
          </table:table-cell>
          <table:table-cell office:value-type="float" office:value="166">
            <text:p>166</text:p>
          </table:table-cell>
          <table:table-cell office:value-type="float" office:value="120">
            <text:p>120</text:p>
          </table:table-cell>
          <table:table-cell office:value-type="float" office:value="35">
            <text:p>35</text:p>
          </table:table-cell>
          <table:table-cell office:value-type="float" office:value="326">
            <text:p>326</text:p>
          </table:table-cell>
          <table:table-cell office:value-type="float" office:value="3112">
            <text:p>3112</text:p>
          </table:table-cell>
          <table:table-cell office:value-type="float" office:value="580">
            <text:p>580</text:p>
          </table:table-cell>
          <table:table-cell office:value-type="float" office:value="1205">
            <text:p>1205</text:p>
          </table:table-cell>
          <table:table-cell office:value-type="float" office:value="501">
            <text:p>501</text:p>
          </table:table-cell>
          <table:table-cell office:value-type="float" office:value="632">
            <text:p>632</text:p>
          </table:table-cell>
          <table:table-cell office:value-type="float" office:value="881">
            <text:p>881</text:p>
          </table:table-cell>
          <table:table-cell office:value-type="float" office:value="571">
            <text:p>571</text:p>
          </table:table-cell>
          <table:table-cell office:value-type="float" office:value="1149">
            <text:p>1149</text:p>
          </table:table-cell>
          <table:table-cell office:value-type="float" office:value="575">
            <text:p>575</text:p>
          </table:table-cell>
          <table:table-cell office:value-type="float" office:value="181">
            <text:p>181</text:p>
          </table:table-cell>
          <table:table-cell office:value-type="float" office:value="1157">
            <text:p>1157</text:p>
          </table:table-cell>
          <table:table-cell office:value-type="float" office:value="386">
            <text:p>386</text:p>
          </table:table-cell>
          <table:table-cell office:value-type="float" office:value="610">
            <text:p>610</text:p>
          </table:table-cell>
          <table:table-cell office:value-type="float" office:value="824">
            <text:p>824</text:p>
          </table:table-cell>
          <table:table-cell office:value-type="float" office:value="515">
            <text:p>515</text:p>
          </table:table-cell>
          <table:table-cell office:value-type="float" office:value="434">
            <text:p>434</text:p>
          </table:table-cell>
          <table:table-cell office:value-type="float" office:value="700">
            <text:p>700</text:p>
          </table:table-cell>
          <table:table-cell office:value-type="float" office:value="84">
            <text:p>84</text:p>
          </table:table-cell>
          <table:table-cell office:value-type="float" office:value="402">
            <text:p>402</text:p>
          </table:table-cell>
          <table:table-cell office:value-type="float" office:value="322">
            <text:p>322</text:p>
          </table:table-cell>
          <table:table-cell office:value-type="float" office:value="141">
            <text:p>141</text:p>
          </table:table-cell>
          <table:table-cell office:value-type="float" office:value="350">
            <text:p>350</text:p>
          </table:table-cell>
          <table:table-cell office:value-type="float" office:value="251">
            <text:p>251</text:p>
          </table:table-cell>
          <table:table-cell office:value-type="float" office:value="279">
            <text:p>279</text:p>
          </table:table-cell>
          <table:table-cell office:value-type="float" office:value="115">
            <text:p>115</text:p>
          </table:table-cell>
          <table:table-cell office:value-type="float" office:value="1109">
            <text:p>1109</text:p>
          </table:table-cell>
          <table:table-cell office:value-type="float" office:value="7974">
            <text:p>7974</text:p>
          </table:table-cell>
          <table:table-cell office:value-type="float" office:value="1409">
            <text:p>1409</text:p>
          </table:table-cell>
          <table:table-cell office:value-type="float" office:value="2268">
            <text:p>2268</text:p>
          </table:table-cell>
          <table:table-cell office:value-type="float" office:value="1513">
            <text:p>1513</text:p>
          </table:table-cell>
          <table:table-cell office:value-type="float" office:value="1609">
            <text:p>1609</text:p>
          </table:table-cell>
          <table:table-cell office:value-type="float" office:value="2422">
            <text:p>2422</text:p>
          </table:table-cell>
          <table:table-cell office:value-type="float" office:value="1242">
            <text:p>1242</text:p>
          </table:table-cell>
          <table:table-cell office:value-type="float" office:value="2776">
            <text:p>2776</text:p>
          </table:table-cell>
          <table:table-cell office:value-type="float" office:value="1654">
            <text:p>1654</text:p>
          </table:table-cell>
          <table:table-cell office:value-type="float" office:value="739">
            <text:p>739</text:p>
          </table:table-cell>
          <table:table-cell office:value-type="float" office:value="2684">
            <text:p>2684</text:p>
          </table:table-cell>
          <table:table-cell office:value-type="float" office:value="1117">
            <text:p>1117</text:p>
          </table:table-cell>
          <table:table-cell office:value-type="float" office:value="1343">
            <text:p>1343</text:p>
          </table:table-cell>
          <table:table-cell office:value-type="float" office:value="1375">
            <text:p>1375</text:p>
          </table:table-cell>
          <table:table-cell office:value-type="float" office:value="1466">
            <text:p>1466</text:p>
          </table:table-cell>
          <table:table-cell office:value-type="float" office:value="916">
            <text:p>916</text:p>
          </table:table-cell>
          <table:table-cell office:value-type="float" office:value="1756">
            <text:p>1756</text:p>
          </table:table-cell>
          <table:table-cell office:value-type="float" office:value="341">
            <text:p>341</text:p>
          </table:table-cell>
          <table:table-cell office:value-type="float" office:value="1325">
            <text:p>1325</text:p>
          </table:table-cell>
          <table:table-cell office:value-type="float" office:value="1116">
            <text:p>1116</text:p>
          </table:table-cell>
          <table:table-cell office:value-type="float" office:value="515">
            <text:p>515</text:p>
          </table:table-cell>
          <table:table-cell office:value-type="float" office:value="1007">
            <text:p>1007</text:p>
          </table:table-cell>
          <table:table-cell office:value-type="float" office:value="962">
            <text:p>962</text:p>
          </table:table-cell>
          <table:table-cell office:value-type="float" office:value="568">
            <text:p>568</text:p>
          </table:table-cell>
          <table:table-cell office:value-type="float" office:value="386">
            <text:p>386</text:p>
          </table:table-cell>
          <table:table-cell office:value-type="float" office:value="33">
            <text:p>33</text:p>
          </table:table-cell>
          <table:table-cell office:value-type="float" office:value="188">
            <text:p>188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110">
            <text:p>110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table:number-columns-repeated="2" office:value-type="float" office:value="17">
            <text:p>1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57443">
            <text:p>157443</text:p>
          </table:table-cell>
          <table:table-cell office:value-type="float" office:value="751109">
            <text:p>751109</text:p>
          </table:table-cell>
          <table:table-cell office:value-type="float" office:value="128472">
            <text:p>128472</text:p>
          </table:table-cell>
          <table:table-cell office:value-type="float" office:value="274385">
            <text:p>274385</text:p>
          </table:table-cell>
          <table:table-cell office:value-type="float" office:value="268554">
            <text:p>268554</text:p>
          </table:table-cell>
          <table:table-cell office:value-type="float" office:value="294994">
            <text:p>294994</text:p>
          </table:table-cell>
          <table:table-cell office:value-type="float" office:value="272029">
            <text:p>272029</text:p>
          </table:table-cell>
          <table:table-cell office:value-type="float" office:value="235115">
            <text:p>235115</text:p>
          </table:table-cell>
          <table:table-cell office:value-type="float" office:value="416820">
            <text:p>416820</text:p>
          </table:table-cell>
          <table:table-cell office:value-type="float" office:value="236669">
            <text:p>236669</text:p>
          </table:table-cell>
          <table:table-cell office:value-type="float" office:value="95641">
            <text:p>95641</text:p>
          </table:table-cell>
          <table:table-cell office:value-type="float" office:value="351763">
            <text:p>351763</text:p>
          </table:table-cell>
          <table:table-cell office:value-type="float" office:value="185606">
            <text:p>185606</text:p>
          </table:table-cell>
          <table:table-cell office:value-type="float" office:value="307948">
            <text:p>307948</text:p>
          </table:table-cell>
          <table:table-cell office:value-type="float" office:value="269067">
            <text:p>269067</text:p>
          </table:table-cell>
          <table:table-cell office:value-type="float" office:value="251055">
            <text:p>251055</text:p>
          </table:table-cell>
          <table:table-cell office:value-type="float" office:value="170711">
            <text:p>170711</text:p>
          </table:table-cell>
          <table:table-cell office:value-type="float" office:value="243028">
            <text:p>243028</text:p>
          </table:table-cell>
          <table:table-cell office:value-type="float" office:value="104994">
            <text:p>104994</text:p>
          </table:table-cell>
          <table:table-cell office:value-type="float" office:value="199081">
            <text:p>199081</text:p>
          </table:table-cell>
          <table:table-cell office:value-type="float" office:value="199270">
            <text:p>199270</text:p>
          </table:table-cell>
          <table:table-cell office:value-type="float" office:value="119517">
            <text:p>119517</text:p>
          </table:table-cell>
          <table:table-cell office:value-type="float" office:value="118683">
            <text:p>118683</text:p>
          </table:table-cell>
          <table:table-cell office:value-type="float" office:value="178416">
            <text:p>178416</text:p>
          </table:table-cell>
          <table:table-cell office:value-type="float" office:value="155541">
            <text:p>155541</text:p>
          </table:table-cell>
          <table:table-cell office:value-type="float" office:value="99483">
            <text:p>99483</text:p>
          </table:table-cell>
          <table:table-cell office:value-type="float" office:value="167">
            <text:p>167</text:p>
          </table:table-cell>
          <table:table-cell office:value-type="float" office:value="1144">
            <text:p>1144</text:p>
          </table:table-cell>
          <table:table-cell office:value-type="float" office:value="305">
            <text:p>305</text:p>
          </table:table-cell>
          <table:table-cell office:value-type="float" office:value="505">
            <text:p>505</text:p>
          </table:table-cell>
          <table:table-cell office:value-type="float" office:value="300">
            <text:p>300</text:p>
          </table:table-cell>
          <table:table-cell office:value-type="float" office:value="308">
            <text:p>308</text:p>
          </table:table-cell>
          <table:table-cell office:value-type="float" office:value="339">
            <text:p>339</text:p>
          </table:table-cell>
          <table:table-cell office:value-type="float" office:value="241">
            <text:p>241</text:p>
          </table:table-cell>
          <table:table-cell office:value-type="float" office:value="615">
            <text:p>615</text:p>
          </table:table-cell>
          <table:table-cell office:value-type="float" office:value="275">
            <text:p>275</text:p>
          </table:table-cell>
          <table:table-cell office:value-type="float" office:value="91">
            <text:p>91</text:p>
          </table:table-cell>
          <table:table-cell office:value-type="float" office:value="627">
            <text:p>627</text:p>
          </table:table-cell>
          <table:table-cell office:value-type="float" office:value="232">
            <text:p>232</text:p>
          </table:table-cell>
          <table:table-cell office:value-type="float" office:value="279">
            <text:p>279</text:p>
          </table:table-cell>
          <table:table-cell office:value-type="float" office:value="266">
            <text:p>266</text:p>
          </table:table-cell>
          <table:table-cell office:value-type="float" office:value="192">
            <text:p>192</text:p>
          </table:table-cell>
          <table:table-cell office:value-type="float" office:value="116">
            <text:p>116</text:p>
          </table:table-cell>
          <table:table-cell office:value-type="float" office:value="259">
            <text:p>259</text:p>
          </table:table-cell>
          <table:table-cell office:value-type="float" office:value="51">
            <text:p>51</text:p>
          </table:table-cell>
          <table:table-cell office:value-type="float" office:value="153">
            <text:p>153</text:p>
          </table:table-cell>
          <table:table-cell office:value-type="float" office:value="206">
            <text:p>206</text:p>
          </table:table-cell>
          <table:table-cell office:value-type="float" office:value="82">
            <text:p>82</text:p>
          </table:table-cell>
          <table:table-cell office:value-type="float" office:value="163">
            <text:p>163</text:p>
          </table:table-cell>
          <table:table-cell office:value-type="float" office:value="123">
            <text:p>123</text:p>
          </table:table-cell>
          <table:table-cell office:value-type="float" office:value="101">
            <text:p>101</text:p>
          </table:table-cell>
          <table:table-cell office:value-type="float" office:value="30">
            <text:p>30</text:p>
          </table:table-cell>
          <table:table-cell office:value-type="float" office:value="351">
            <text:p>351</text:p>
          </table:table-cell>
          <table:table-cell office:value-type="float" office:value="3195">
            <text:p>3195</text:p>
          </table:table-cell>
          <table:table-cell office:value-type="float" office:value="623">
            <text:p>623</text:p>
          </table:table-cell>
          <table:table-cell office:value-type="float" office:value="1257">
            <text:p>1257</text:p>
          </table:table-cell>
          <table:table-cell office:value-type="float" office:value="459">
            <text:p>459</text:p>
          </table:table-cell>
          <table:table-cell office:value-type="float" office:value="688">
            <text:p>688</text:p>
          </table:table-cell>
          <table:table-cell office:value-type="float" office:value="873">
            <text:p>873</text:p>
          </table:table-cell>
          <table:table-cell office:value-type="float" office:value="611">
            <text:p>611</text:p>
          </table:table-cell>
          <table:table-cell office:value-type="float" office:value="1249">
            <text:p>1249</text:p>
          </table:table-cell>
          <table:table-cell office:value-type="float" office:value="553">
            <text:p>553</text:p>
          </table:table-cell>
          <table:table-cell office:value-type="float" office:value="185">
            <text:p>185</text:p>
          </table:table-cell>
          <table:table-cell office:value-type="float" office:value="1199">
            <text:p>1199</text:p>
          </table:table-cell>
          <table:table-cell office:value-type="float" office:value="423">
            <text:p>423</text:p>
          </table:table-cell>
          <table:table-cell office:value-type="float" office:value="615">
            <text:p>615</text:p>
          </table:table-cell>
          <table:table-cell office:value-type="float" office:value="854">
            <text:p>854</text:p>
          </table:table-cell>
          <table:table-cell office:value-type="float" office:value="541">
            <text:p>541</text:p>
          </table:table-cell>
          <table:table-cell office:value-type="float" office:value="436">
            <text:p>436</text:p>
          </table:table-cell>
          <table:table-cell office:value-type="float" office:value="690">
            <text:p>690</text:p>
          </table:table-cell>
          <table:table-cell office:value-type="float" office:value="104">
            <text:p>104</text:p>
          </table:table-cell>
          <table:table-cell office:value-type="float" office:value="436">
            <text:p>436</text:p>
          </table:table-cell>
          <table:table-cell office:value-type="float" office:value="352">
            <text:p>352</text:p>
          </table:table-cell>
          <table:table-cell office:value-type="float" office:value="165">
            <text:p>165</text:p>
          </table:table-cell>
          <table:table-cell office:value-type="float" office:value="378">
            <text:p>378</text:p>
          </table:table-cell>
          <table:table-cell office:value-type="float" office:value="266">
            <text:p>266</text:p>
          </table:table-cell>
          <table:table-cell office:value-type="float" office:value="274">
            <text:p>274</text:p>
          </table:table-cell>
          <table:table-cell office:value-type="float" office:value="110">
            <text:p>110</text:p>
          </table:table-cell>
          <table:table-cell office:value-type="float" office:value="1154">
            <text:p>1154</text:p>
          </table:table-cell>
          <table:table-cell office:value-type="float" office:value="8239">
            <text:p>8239</text:p>
          </table:table-cell>
          <table:table-cell office:value-type="float" office:value="1439">
            <text:p>1439</text:p>
          </table:table-cell>
          <table:table-cell office:value-type="float" office:value="2320">
            <text:p>2320</text:p>
          </table:table-cell>
          <table:table-cell office:value-type="float" office:value="1533">
            <text:p>1533</text:p>
          </table:table-cell>
          <table:table-cell office:value-type="float" office:value="1667">
            <text:p>1667</text:p>
          </table:table-cell>
          <table:table-cell office:value-type="float" office:value="2419">
            <text:p>2419</text:p>
          </table:table-cell>
          <table:table-cell office:value-type="float" office:value="1250">
            <text:p>1250</text:p>
          </table:table-cell>
          <table:table-cell office:value-type="float" office:value="2827">
            <text:p>2827</text:p>
          </table:table-cell>
          <table:table-cell office:value-type="float" office:value="1654">
            <text:p>1654</text:p>
          </table:table-cell>
          <table:table-cell office:value-type="float" office:value="743">
            <text:p>743</text:p>
          </table:table-cell>
          <table:table-cell office:value-type="float" office:value="2765">
            <text:p>2765</text:p>
          </table:table-cell>
          <table:table-cell office:value-type="float" office:value="1142">
            <text:p>1142</text:p>
          </table:table-cell>
          <table:table-cell office:value-type="float" office:value="1373">
            <text:p>1373</text:p>
          </table:table-cell>
          <table:table-cell office:value-type="float" office:value="1413">
            <text:p>1413</text:p>
          </table:table-cell>
          <table:table-cell office:value-type="float" office:value="1473">
            <text:p>1473</text:p>
          </table:table-cell>
          <table:table-cell office:value-type="float" office:value="920">
            <text:p>920</text:p>
          </table:table-cell>
          <table:table-cell office:value-type="float" office:value="1797">
            <text:p>1797</text:p>
          </table:table-cell>
          <table:table-cell office:value-type="float" office:value="345">
            <text:p>345</text:p>
          </table:table-cell>
          <table:table-cell office:value-type="float" office:value="1354">
            <text:p>1354</text:p>
          </table:table-cell>
          <table:table-cell office:value-type="float" office:value="1156">
            <text:p>1156</text:p>
          </table:table-cell>
          <table:table-cell office:value-type="float" office:value="526">
            <text:p>526</text:p>
          </table:table-cell>
          <table:table-cell office:value-type="float" office:value="1016">
            <text:p>1016</text:p>
          </table:table-cell>
          <table:table-cell office:value-type="float" office:value="981">
            <text:p>981</text:p>
          </table:table-cell>
          <table:table-cell office:value-type="float" office:value="578">
            <text:p>578</text:p>
          </table:table-cell>
          <table:table-cell office:value-type="float" office:value="390">
            <text:p>390</text:p>
          </table:table-cell>
          <table:table-cell office:value-type="float" office:value="34">
            <text:p>34</text:p>
          </table:table-cell>
          <table:table-cell office:value-type="float" office:value="197">
            <text:p>197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 office:value-type="float" office:value="79">
            <text:p>79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113">
            <text:p>113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57403">
            <text:p>157403</text:p>
          </table:table-cell>
          <table:table-cell office:value-type="float" office:value="750785">
            <text:p>750785</text:p>
          </table:table-cell>
          <table:table-cell office:value-type="float" office:value="128409">
            <text:p>128409</text:p>
          </table:table-cell>
          <table:table-cell office:value-type="float" office:value="274275">
            <text:p>274275</text:p>
          </table:table-cell>
          <table:table-cell office:value-type="float" office:value="268523">
            <text:p>268523</text:p>
          </table:table-cell>
          <table:table-cell office:value-type="float" office:value="294897">
            <text:p>294897</text:p>
          </table:table-cell>
          <table:table-cell office:value-type="float" office:value="271880">
            <text:p>271880</text:p>
          </table:table-cell>
          <table:table-cell office:value-type="float" office:value="235014">
            <text:p>235014</text:p>
          </table:table-cell>
          <table:table-cell office:value-type="float" office:value="416631">
            <text:p>416631</text:p>
          </table:table-cell>
          <table:table-cell office:value-type="float" office:value="236612">
            <text:p>236612</text:p>
          </table:table-cell>
          <table:table-cell office:value-type="float" office:value="95612">
            <text:p>95612</text:p>
          </table:table-cell>
          <table:table-cell office:value-type="float" office:value="351581">
            <text:p>351581</text:p>
          </table:table-cell>
          <table:table-cell office:value-type="float" office:value="185503">
            <text:p>185503</text:p>
          </table:table-cell>
          <table:table-cell office:value-type="float" office:value="307848">
            <text:p>307848</text:p>
          </table:table-cell>
          <table:table-cell office:value-type="float" office:value="268995">
            <text:p>268995</text:p>
          </table:table-cell>
          <table:table-cell office:value-type="float" office:value="250943">
            <text:p>250943</text:p>
          </table:table-cell>
          <table:table-cell office:value-type="float" office:value="170650">
            <text:p>170650</text:p>
          </table:table-cell>
          <table:table-cell office:value-type="float" office:value="242900">
            <text:p>242900</text:p>
          </table:table-cell>
          <table:table-cell office:value-type="float" office:value="104970">
            <text:p>104970</text:p>
          </table:table-cell>
          <table:table-cell office:value-type="float" office:value="199049">
            <text:p>199049</text:p>
          </table:table-cell>
          <table:table-cell office:value-type="float" office:value="199178">
            <text:p>199178</text:p>
          </table:table-cell>
          <table:table-cell office:value-type="float" office:value="119499">
            <text:p>119499</text:p>
          </table:table-cell>
          <table:table-cell office:value-type="float" office:value="118628">
            <text:p>118628</text:p>
          </table:table-cell>
          <table:table-cell office:value-type="float" office:value="178387">
            <text:p>178387</text:p>
          </table:table-cell>
          <table:table-cell office:value-type="float" office:value="155506">
            <text:p>155506</text:p>
          </table:table-cell>
          <table:table-cell office:value-type="float" office:value="99461">
            <text:p>99461</text:p>
          </table:table-cell>
          <table:table-cell office:value-type="float" office:value="176">
            <text:p>176</text:p>
          </table:table-cell>
          <table:table-cell office:value-type="float" office:value="1118">
            <text:p>1118</text:p>
          </table:table-cell>
          <table:table-cell office:value-type="float" office:value="290">
            <text:p>290</text:p>
          </table:table-cell>
          <table:table-cell office:value-type="float" office:value="500">
            <text:p>500</text:p>
          </table:table-cell>
          <table:table-cell office:value-type="float" office:value="373">
            <text:p>373</text:p>
          </table:table-cell>
          <table:table-cell office:value-type="float" office:value="275">
            <text:p>275</text:p>
          </table:table-cell>
          <table:table-cell office:value-type="float" office:value="345">
            <text:p>345</text:p>
          </table:table-cell>
          <table:table-cell office:value-type="float" office:value="236">
            <text:p>236</text:p>
          </table:table-cell>
          <table:table-cell office:value-type="float" office:value="631">
            <text:p>631</text:p>
          </table:table-cell>
          <table:table-cell office:value-type="float" office:value="275">
            <text:p>275</text:p>
          </table:table-cell>
          <table:table-cell office:value-type="float" office:value="99">
            <text:p>99</text:p>
          </table:table-cell>
          <table:table-cell office:value-type="float" office:value="617">
            <text:p>617</text:p>
          </table:table-cell>
          <table:table-cell office:value-type="float" office:value="233">
            <text:p>233</text:p>
          </table:table-cell>
          <table:table-cell office:value-type="float" office:value="335">
            <text:p>335</text:p>
          </table:table-cell>
          <table:table-cell office:value-type="float" office:value="259">
            <text:p>259</text:p>
          </table:table-cell>
          <table:table-cell office:value-type="float" office:value="241">
            <text:p>241</text:p>
          </table:table-cell>
          <table:table-cell office:value-type="float" office:value="192">
            <text:p>192</text:p>
          </table:table-cell>
          <table:table-cell office:value-type="float" office:value="295">
            <text:p>295</text:p>
          </table:table-cell>
          <table:table-cell office:value-type="float" office:value="49">
            <text:p>49</text:p>
          </table:table-cell>
          <table:table-cell office:value-type="float" office:value="128">
            <text:p>128</text:p>
          </table:table-cell>
          <table:table-cell office:value-type="float" office:value="237">
            <text:p>237</text:p>
          </table:table-cell>
          <table:table-cell office:value-type="float" office:value="52">
            <text:p>52</text:p>
          </table:table-cell>
          <table:table-cell office:value-type="float" office:value="149">
            <text:p>149</text:p>
          </table:table-cell>
          <table:table-cell office:value-type="float" office:value="105">
            <text:p>105</text:p>
          </table:table-cell>
          <table:table-cell office:value-type="float" office:value="80">
            <text:p>80</text:p>
          </table:table-cell>
          <table:table-cell office:value-type="float" office:value="34">
            <text:p>34</text:p>
          </table:table-cell>
          <table:table-cell office:value-type="float" office:value="372">
            <text:p>372</text:p>
          </table:table-cell>
          <table:table-cell office:value-type="float" office:value="3251">
            <text:p>3251</text:p>
          </table:table-cell>
          <table:table-cell office:value-type="float" office:value="637">
            <text:p>637</text:p>
          </table:table-cell>
          <table:table-cell office:value-type="float" office:value="1238">
            <text:p>1238</text:p>
          </table:table-cell>
          <table:table-cell office:value-type="float" office:value="458">
            <text:p>458</text:p>
          </table:table-cell>
          <table:table-cell office:value-type="float" office:value="723">
            <text:p>723</text:p>
          </table:table-cell>
          <table:table-cell office:value-type="float" office:value="841">
            <text:p>841</text:p>
          </table:table-cell>
          <table:table-cell office:value-type="float" office:value="630">
            <text:p>630</text:p>
          </table:table-cell>
          <table:table-cell office:value-type="float" office:value="1325">
            <text:p>1325</text:p>
          </table:table-cell>
          <table:table-cell office:value-type="float" office:value="610">
            <text:p>610</text:p>
          </table:table-cell>
          <table:table-cell office:value-type="float" office:value="180">
            <text:p>180</text:p>
          </table:table-cell>
          <table:table-cell office:value-type="float" office:value="1219">
            <text:p>1219</text:p>
          </table:table-cell>
          <table:table-cell office:value-type="float" office:value="470">
            <text:p>470</text:p>
          </table:table-cell>
          <table:table-cell office:value-type="float" office:value="650">
            <text:p>650</text:p>
          </table:table-cell>
          <table:table-cell office:value-type="float" office:value="802">
            <text:p>802</text:p>
          </table:table-cell>
          <table:table-cell office:value-type="float" office:value="552">
            <text:p>552</text:p>
          </table:table-cell>
          <table:table-cell office:value-type="float" office:value="419">
            <text:p>419</text:p>
          </table:table-cell>
          <table:table-cell office:value-type="float" office:value="678">
            <text:p>678</text:p>
          </table:table-cell>
          <table:table-cell office:value-type="float" office:value="105">
            <text:p>105</text:p>
          </table:table-cell>
          <table:table-cell office:value-type="float" office:value="414">
            <text:p>414</text:p>
          </table:table-cell>
          <table:table-cell office:value-type="float" office:value="389">
            <text:p>389</text:p>
          </table:table-cell>
          <table:table-cell office:value-type="float" office:value="181">
            <text:p>181</text:p>
          </table:table-cell>
          <table:table-cell office:value-type="float" office:value="370">
            <text:p>370</text:p>
          </table:table-cell>
          <table:table-cell office:value-type="float" office:value="289">
            <text:p>289</text:p>
          </table:table-cell>
          <table:table-cell office:value-type="float" office:value="286">
            <text:p>286</text:p>
          </table:table-cell>
          <table:table-cell office:value-type="float" office:value="110">
            <text:p>110</text:p>
          </table:table-cell>
          <table:table-cell office:value-type="float" office:value="1169">
            <text:p>1169</text:p>
          </table:table-cell>
          <table:table-cell office:value-type="float" office:value="8480">
            <text:p>8480</text:p>
          </table:table-cell>
          <table:table-cell office:value-type="float" office:value="1474">
            <text:p>1474</text:p>
          </table:table-cell>
          <table:table-cell office:value-type="float" office:value="2405">
            <text:p>2405</text:p>
          </table:table-cell>
          <table:table-cell office:value-type="float" office:value="1600">
            <text:p>1600</text:p>
          </table:table-cell>
          <table:table-cell office:value-type="float" office:value="1695">
            <text:p>1695</text:p>
          </table:table-cell>
          <table:table-cell office:value-type="float" office:value="2500">
            <text:p>2500</text:p>
          </table:table-cell>
          <table:table-cell office:value-type="float" office:value="1272">
            <text:p>1272</text:p>
          </table:table-cell>
          <table:table-cell office:value-type="float" office:value="2907">
            <text:p>2907</text:p>
          </table:table-cell>
          <table:table-cell office:value-type="float" office:value="1726">
            <text:p>1726</text:p>
          </table:table-cell>
          <table:table-cell office:value-type="float" office:value="757">
            <text:p>757</text:p>
          </table:table-cell>
          <table:table-cell office:value-type="float" office:value="2849">
            <text:p>2849</text:p>
          </table:table-cell>
          <table:table-cell office:value-type="float" office:value="1154">
            <text:p>1154</text:p>
          </table:table-cell>
          <table:table-cell office:value-type="float" office:value="1415">
            <text:p>1415</text:p>
          </table:table-cell>
          <table:table-cell office:value-type="float" office:value="1475">
            <text:p>1475</text:p>
          </table:table-cell>
          <table:table-cell office:value-type="float" office:value="1504">
            <text:p>1504</text:p>
          </table:table-cell>
          <table:table-cell office:value-type="float" office:value="931">
            <text:p>931</text:p>
          </table:table-cell>
          <table:table-cell office:value-type="float" office:value="1856">
            <text:p>1856</text:p>
          </table:table-cell>
          <table:table-cell office:value-type="float" office:value="348">
            <text:p>348</text:p>
          </table:table-cell>
          <table:table-cell office:value-type="float" office:value="1377">
            <text:p>1377</text:p>
          </table:table-cell>
          <table:table-cell office:value-type="float" office:value="1166">
            <text:p>1166</text:p>
          </table:table-cell>
          <table:table-cell office:value-type="float" office:value="538">
            <text:p>538</text:p>
          </table:table-cell>
          <table:table-cell office:value-type="float" office:value="1037">
            <text:p>1037</text:p>
          </table:table-cell>
          <table:table-cell office:value-type="float" office:value="1004">
            <text:p>1004</text:p>
          </table:table-cell>
          <table:table-cell office:value-type="float" office:value="614">
            <text:p>614</text:p>
          </table:table-cell>
          <table:table-cell office:value-type="float" office:value="402">
            <text:p>402</text:p>
          </table:table-cell>
          <table:table-cell office:value-type="float" office:value="35">
            <text:p>35</text:p>
          </table:table-cell>
          <table:table-cell office:value-type="float" office:value="202">
            <text:p>20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 office:value-type="float" office:value="47">
            <text:p>47</text:p>
          </table:table-cell>
          <table:table-cell office:value-type="float" office:value="82">
            <text:p>82</text:p>
          </table:table-cell>
          <table:table-cell office:value-type="float" office:value="41">
            <text:p>41</text:p>
          </table:table-cell>
          <table:table-cell office:value-type="float" office:value="72">
            <text:p>72</text:p>
          </table:table-cell>
          <table:table-cell office:value-type="float" office:value="114">
            <text:p>114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57">
            <text:p>57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57377">
            <text:p>157377</text:p>
          </table:table-cell>
          <table:table-cell office:value-type="float" office:value="750519">
            <text:p>750519</text:p>
          </table:table-cell>
          <table:table-cell office:value-type="float" office:value="128336">
            <text:p>128336</text:p>
          </table:table-cell>
          <table:table-cell office:value-type="float" office:value="274179">
            <text:p>274179</text:p>
          </table:table-cell>
          <table:table-cell office:value-type="float" office:value="268486">
            <text:p>268486</text:p>
          </table:table-cell>
          <table:table-cell office:value-type="float" office:value="294834">
            <text:p>294834</text:p>
          </table:table-cell>
          <table:table-cell office:value-type="float" office:value="271805">
            <text:p>271805</text:p>
          </table:table-cell>
          <table:table-cell office:value-type="float" office:value="234935">
            <text:p>234935</text:p>
          </table:table-cell>
          <table:table-cell office:value-type="float" office:value="416424">
            <text:p>416424</text:p>
          </table:table-cell>
          <table:table-cell office:value-type="float" office:value="236543">
            <text:p>236543</text:p>
          </table:table-cell>
          <table:table-cell office:value-type="float" office:value="95590">
            <text:p>95590</text:p>
          </table:table-cell>
          <table:table-cell office:value-type="float" office:value="351427">
            <text:p>351427</text:p>
          </table:table-cell>
          <table:table-cell office:value-type="float" office:value="185427">
            <text:p>185427</text:p>
          </table:table-cell>
          <table:table-cell office:value-type="float" office:value="307759">
            <text:p>307759</text:p>
          </table:table-cell>
          <table:table-cell office:value-type="float" office:value="268883">
            <text:p>268883</text:p>
          </table:table-cell>
          <table:table-cell office:value-type="float" office:value="250842">
            <text:p>250842</text:p>
          </table:table-cell>
          <table:table-cell office:value-type="float" office:value="170579">
            <text:p>170579</text:p>
          </table:table-cell>
          <table:table-cell office:value-type="float" office:value="242859">
            <text:p>242859</text:p>
          </table:table-cell>
          <table:table-cell office:value-type="float" office:value="104949">
            <text:p>104949</text:p>
          </table:table-cell>
          <table:table-cell office:value-type="float" office:value="199003">
            <text:p>199003</text:p>
          </table:table-cell>
          <table:table-cell office:value-type="float" office:value="199125">
            <text:p>199125</text:p>
          </table:table-cell>
          <table:table-cell office:value-type="float" office:value="119458">
            <text:p>119458</text:p>
          </table:table-cell>
          <table:table-cell office:value-type="float" office:value="118577">
            <text:p>118577</text:p>
          </table:table-cell>
          <table:table-cell office:value-type="float" office:value="178359">
            <text:p>178359</text:p>
          </table:table-cell>
          <table:table-cell office:value-type="float" office:value="155432">
            <text:p>155432</text:p>
          </table:table-cell>
          <table:table-cell office:value-type="float" office:value="99439">
            <text:p>99439</text:p>
          </table:table-cell>
          <table:table-cell office:value-type="float" office:value="171">
            <text:p>171</text:p>
          </table:table-cell>
          <table:table-cell office:value-type="float" office:value="1127">
            <text:p>1127</text:p>
          </table:table-cell>
          <table:table-cell office:value-type="float" office:value="285">
            <text:p>285</text:p>
          </table:table-cell>
          <table:table-cell office:value-type="float" office:value="485">
            <text:p>485</text:p>
          </table:table-cell>
          <table:table-cell office:value-type="float" office:value="342">
            <text:p>342</text:p>
          </table:table-cell>
          <table:table-cell office:value-type="float" office:value="295">
            <text:p>295</text:p>
          </table:table-cell>
          <table:table-cell office:value-type="float" office:value="405">
            <text:p>405</text:p>
          </table:table-cell>
          <table:table-cell office:value-type="float" office:value="282">
            <text:p>282</text:p>
          </table:table-cell>
          <table:table-cell office:value-type="float" office:value="679">
            <text:p>679</text:p>
          </table:table-cell>
          <table:table-cell office:value-type="float" office:value="219">
            <text:p>219</text:p>
          </table:table-cell>
          <table:table-cell office:value-type="float" office:value="109">
            <text:p>109</text:p>
          </table:table-cell>
          <table:table-cell office:value-type="float" office:value="650">
            <text:p>650</text:p>
          </table:table-cell>
          <table:table-cell office:value-type="float" office:value="246">
            <text:p>246</text:p>
          </table:table-cell>
          <table:table-cell office:value-type="float" office:value="342">
            <text:p>342</text:p>
          </table:table-cell>
          <table:table-cell office:value-type="float" office:value="285">
            <text:p>285</text:p>
          </table:table-cell>
          <table:table-cell office:value-type="float" office:value="278">
            <text:p>278</text:p>
          </table:table-cell>
          <table:table-cell office:value-type="float" office:value="196">
            <text:p>196</text:p>
          </table:table-cell>
          <table:table-cell office:value-type="float" office:value="371">
            <text:p>371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269">
            <text:p>269</text:p>
          </table:table-cell>
          <table:table-cell office:value-type="float" office:value="51">
            <text:p>51</text:p>
          </table:table-cell>
          <table:table-cell office:value-type="float" office:value="173">
            <text:p>173</text:p>
          </table:table-cell>
          <table:table-cell office:value-type="float" office:value="102">
            <text:p>102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float" office:value="366">
            <text:p>366</text:p>
          </table:table-cell>
          <table:table-cell office:value-type="float" office:value="3138">
            <text:p>3138</text:p>
          </table:table-cell>
          <table:table-cell office:value-type="float" office:value="578">
            <text:p>578</text:p>
          </table:table-cell>
          <table:table-cell office:value-type="float" office:value="1174">
            <text:p>1174</text:p>
          </table:table-cell>
          <table:table-cell office:value-type="float" office:value="537">
            <text:p>537</text:p>
          </table:table-cell>
          <table:table-cell office:value-type="float" office:value="722">
            <text:p>722</text:p>
          </table:table-cell>
          <table:table-cell office:value-type="float" office:value="827">
            <text:p>827</text:p>
          </table:table-cell>
          <table:table-cell office:value-type="float" office:value="656">
            <text:p>656</text:p>
          </table:table-cell>
          <table:table-cell office:value-type="float" office:value="1313">
            <text:p>1313</text:p>
          </table:table-cell>
          <table:table-cell office:value-type="float" office:value="558">
            <text:p>558</text:p>
          </table:table-cell>
          <table:table-cell office:value-type="float" office:value="204">
            <text:p>204</text:p>
          </table:table-cell>
          <table:table-cell office:value-type="float" office:value="1194">
            <text:p>1194</text:p>
          </table:table-cell>
          <table:table-cell office:value-type="float" office:value="477">
            <text:p>477</text:p>
          </table:table-cell>
          <table:table-cell office:value-type="float" office:value="638">
            <text:p>638</text:p>
          </table:table-cell>
          <table:table-cell office:value-type="float" office:value="790">
            <text:p>790</text:p>
          </table:table-cell>
          <table:table-cell office:value-type="float" office:value="495">
            <text:p>495</text:p>
          </table:table-cell>
          <table:table-cell office:value-type="float" office:value="399">
            <text:p>399</text:p>
          </table:table-cell>
          <table:table-cell office:value-type="float" office:value="628">
            <text:p>628</text:p>
          </table:table-cell>
          <table:table-cell office:value-type="float" office:value="101">
            <text:p>101</text:p>
          </table:table-cell>
          <table:table-cell office:value-type="float" office:value="420">
            <text:p>420</text:p>
          </table:table-cell>
          <table:table-cell office:value-type="float" office:value="372">
            <text:p>372</text:p>
          </table:table-cell>
          <table:table-cell office:value-type="float" office:value="168">
            <text:p>168</text:p>
          </table:table-cell>
          <table:table-cell office:value-type="float" office:value="383">
            <text:p>383</text:p>
          </table:table-cell>
          <table:table-cell office:value-type="float" office:value="283">
            <text:p>283</text:p>
          </table:table-cell>
          <table:table-cell office:value-type="float" office:value="257">
            <text:p>257</text:p>
          </table:table-cell>
          <table:table-cell office:value-type="float" office:value="90">
            <text:p>90</text:p>
          </table:table-cell>
          <table:table-cell office:value-type="float" office:value="1191">
            <text:p>1191</text:p>
          </table:table-cell>
          <table:table-cell office:value-type="float" office:value="8735">
            <text:p>8735</text:p>
          </table:table-cell>
          <table:table-cell office:value-type="float" office:value="1528">
            <text:p>1528</text:p>
          </table:table-cell>
          <table:table-cell office:value-type="float" office:value="2547">
            <text:p>2547</text:p>
          </table:table-cell>
          <table:table-cell office:value-type="float" office:value="1661">
            <text:p>1661</text:p>
          </table:table-cell>
          <table:table-cell office:value-type="float" office:value="1736">
            <text:p>1736</text:p>
          </table:table-cell>
          <table:table-cell office:value-type="float" office:value="2620">
            <text:p>2620</text:p>
          </table:table-cell>
          <table:table-cell office:value-type="float" office:value="1306">
            <text:p>1306</text:p>
          </table:table-cell>
          <table:table-cell office:value-type="float" office:value="2969">
            <text:p>2969</text:p>
          </table:table-cell>
          <table:table-cell office:value-type="float" office:value="1780">
            <text:p>1780</text:p>
          </table:table-cell>
          <table:table-cell office:value-type="float" office:value="779">
            <text:p>779</text:p>
          </table:table-cell>
          <table:table-cell office:value-type="float" office:value="2974">
            <text:p>2974</text:p>
          </table:table-cell>
          <table:table-cell office:value-type="float" office:value="1196">
            <text:p>1196</text:p>
          </table:table-cell>
          <table:table-cell office:value-type="float" office:value="1473">
            <text:p>1473</text:p>
          </table:table-cell>
          <table:table-cell office:value-type="float" office:value="1573">
            <text:p>1573</text:p>
          </table:table-cell>
          <table:table-cell office:value-type="float" office:value="1567">
            <text:p>1567</text:p>
          </table:table-cell>
          <table:table-cell office:value-type="float" office:value="1005">
            <text:p>1005</text:p>
          </table:table-cell>
          <table:table-cell office:value-type="float" office:value="1919">
            <text:p>1919</text:p>
          </table:table-cell>
          <table:table-cell office:value-type="float" office:value="356">
            <text:p>356</text:p>
          </table:table-cell>
          <table:table-cell office:value-type="float" office:value="1420">
            <text:p>1420</text:p>
          </table:table-cell>
          <table:table-cell office:value-type="float" office:value="1187">
            <text:p>1187</text:p>
          </table:table-cell>
          <table:table-cell office:value-type="float" office:value="541">
            <text:p>541</text:p>
          </table:table-cell>
          <table:table-cell office:value-type="float" office:value="1076">
            <text:p>1076</text:p>
          </table:table-cell>
          <table:table-cell office:value-type="float" office:value="1012">
            <text:p>1012</text:p>
          </table:table-cell>
          <table:table-cell office:value-type="float" office:value="626">
            <text:p>626</text:p>
          </table:table-cell>
          <table:table-cell office:value-type="float" office:value="410">
            <text:p>410</text:p>
          </table:table-cell>
          <table:table-cell office:value-type="float" office:value="37">
            <text:p>37</text:p>
          </table:table-cell>
          <table:table-cell office:value-type="float" office:value="206">
            <text:p>206</text:p>
          </table:table-cell>
          <table:table-cell office:value-type="float" office:value="33">
            <text:p>33</text:p>
          </table:table-cell>
          <table:table-cell office:value-type="float" office:value="64">
            <text:p>64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85">
            <text:p>85</text:p>
          </table:table-cell>
          <table:table-cell office:value-type="float" office:value="43">
            <text:p>43</text:p>
          </table:table-cell>
          <table:table-cell office:value-type="float" office:value="74">
            <text:p>74</text:p>
          </table:table-cell>
          <table:table-cell office:value-type="float" office:value="118">
            <text:p>118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57358">
            <text:p>157358</text:p>
          </table:table-cell>
          <table:table-cell office:value-type="float" office:value="750136">
            <text:p>750136</text:p>
          </table:table-cell>
          <table:table-cell office:value-type="float" office:value="128254">
            <text:p>128254</text:p>
          </table:table-cell>
          <table:table-cell office:value-type="float" office:value="274073">
            <text:p>274073</text:p>
          </table:table-cell>
          <table:table-cell office:value-type="float" office:value="268429">
            <text:p>268429</text:p>
          </table:table-cell>
          <table:table-cell office:value-type="float" office:value="294779">
            <text:p>294779</text:p>
          </table:table-cell>
          <table:table-cell office:value-type="float" office:value="271667">
            <text:p>271667</text:p>
          </table:table-cell>
          <table:table-cell office:value-type="float" office:value="234862">
            <text:p>234862</text:p>
          </table:table-cell>
          <table:table-cell office:value-type="float" office:value="416263">
            <text:p>416263</text:p>
          </table:table-cell>
          <table:table-cell office:value-type="float" office:value="236487">
            <text:p>236487</text:p>
          </table:table-cell>
          <table:table-cell office:value-type="float" office:value="95566">
            <text:p>95566</text:p>
          </table:table-cell>
          <table:table-cell office:value-type="float" office:value="351301">
            <text:p>351301</text:p>
          </table:table-cell>
          <table:table-cell office:value-type="float" office:value="185338">
            <text:p>185338</text:p>
          </table:table-cell>
          <table:table-cell office:value-type="float" office:value="307685">
            <text:p>307685</text:p>
          </table:table-cell>
          <table:table-cell office:value-type="float" office:value="268809">
            <text:p>268809</text:p>
          </table:table-cell>
          <table:table-cell office:value-type="float" office:value="250820">
            <text:p>250820</text:p>
          </table:table-cell>
          <table:table-cell office:value-type="float" office:value="170570">
            <text:p>170570</text:p>
          </table:table-cell>
          <table:table-cell office:value-type="float" office:value="242763">
            <text:p>242763</text:p>
          </table:table-cell>
          <table:table-cell office:value-type="float" office:value="104929">
            <text:p>104929</text:p>
          </table:table-cell>
          <table:table-cell office:value-type="float" office:value="198958">
            <text:p>198958</text:p>
          </table:table-cell>
          <table:table-cell office:value-type="float" office:value="199073">
            <text:p>199073</text:p>
          </table:table-cell>
          <table:table-cell office:value-type="float" office:value="119443">
            <text:p>119443</text:p>
          </table:table-cell>
          <table:table-cell office:value-type="float" office:value="118540">
            <text:p>118540</text:p>
          </table:table-cell>
          <table:table-cell office:value-type="float" office:value="178323">
            <text:p>178323</text:p>
          </table:table-cell>
          <table:table-cell office:value-type="float" office:value="155408">
            <text:p>155408</text:p>
          </table:table-cell>
          <table:table-cell office:value-type="float" office:value="99407">
            <text:p>99407</text:p>
          </table:table-cell>
          <table:table-cell office:value-type="float" office:value="174">
            <text:p>174</text:p>
          </table:table-cell>
          <table:table-cell office:value-type="float" office:value="1084">
            <text:p>1084</text:p>
          </table:table-cell>
          <table:table-cell office:value-type="float" office:value="350">
            <text:p>350</text:p>
          </table:table-cell>
          <table:table-cell office:value-type="float" office:value="503">
            <text:p>503</text:p>
          </table:table-cell>
          <table:table-cell office:value-type="float" office:value="297">
            <text:p>297</text:p>
          </table:table-cell>
          <table:table-cell office:value-type="float" office:value="304">
            <text:p>304</text:p>
          </table:table-cell>
          <table:table-cell office:value-type="float" office:value="395">
            <text:p>395</text:p>
          </table:table-cell>
          <table:table-cell office:value-type="float" office:value="279">
            <text:p>279</text:p>
          </table:table-cell>
          <table:table-cell office:value-type="float" office:value="767">
            <text:p>767</text:p>
          </table:table-cell>
          <table:table-cell office:value-type="float" office:value="288">
            <text:p>288</text:p>
          </table:table-cell>
          <table:table-cell office:value-type="float" office:value="90">
            <text:p>90</text:p>
          </table:table-cell>
          <table:table-cell office:value-type="float" office:value="715">
            <text:p>715</text:p>
          </table:table-cell>
          <table:table-cell office:value-type="float" office:value="272">
            <text:p>272</text:p>
          </table:table-cell>
          <table:table-cell office:value-type="float" office:value="368">
            <text:p>368</text:p>
          </table:table-cell>
          <table:table-cell office:value-type="float" office:value="322">
            <text:p>322</text:p>
          </table:table-cell>
          <table:table-cell office:value-type="float" office:value="361">
            <text:p>361</text:p>
          </table:table-cell>
          <table:table-cell office:value-type="float" office:value="243">
            <text:p>243</text:p>
          </table:table-cell>
          <table:table-cell office:value-type="float" office:value="322">
            <text:p>322</text:p>
          </table:table-cell>
          <table:table-cell office:value-type="float" office:value="78">
            <text:p>78</text:p>
          </table:table-cell>
          <table:table-cell office:value-type="float" office:value="150">
            <text:p>150</text:p>
          </table:table-cell>
          <table:table-cell office:value-type="float" office:value="307">
            <text:p>307</text:p>
          </table:table-cell>
          <table:table-cell office:value-type="float" office:value="82">
            <text:p>82</text:p>
          </table:table-cell>
          <table:table-cell office:value-type="float" office:value="185">
            <text:p>185</text:p>
          </table:table-cell>
          <table:table-cell office:value-type="float" office:value="115">
            <text:p>115</text:p>
          </table:table-cell>
          <table:table-cell office:value-type="float" office:value="147">
            <text:p>147</text:p>
          </table:table-cell>
          <table:table-cell office:value-type="float" office:value="66">
            <text:p>66</text:p>
          </table:table-cell>
          <table:table-cell office:value-type="float" office:value="338">
            <text:p>338</text:p>
          </table:table-cell>
          <table:table-cell office:value-type="float" office:value="2980">
            <text:p>2980</text:p>
          </table:table-cell>
          <table:table-cell office:value-type="float" office:value="642">
            <text:p>642</text:p>
          </table:table-cell>
          <table:table-cell office:value-type="float" office:value="1079">
            <text:p>1079</text:p>
          </table:table-cell>
          <table:table-cell office:value-type="float" office:value="501">
            <text:p>501</text:p>
          </table:table-cell>
          <table:table-cell office:value-type="float" office:value="689">
            <text:p>689</text:p>
          </table:table-cell>
          <table:table-cell office:value-type="float" office:value="725">
            <text:p>725</text:p>
          </table:table-cell>
          <table:table-cell office:value-type="float" office:value="619">
            <text:p>619</text:p>
          </table:table-cell>
          <table:table-cell office:value-type="float" office:value="1188">
            <text:p>1188</text:p>
          </table:table-cell>
          <table:table-cell office:value-type="float" office:value="501">
            <text:p>501</text:p>
          </table:table-cell>
          <table:table-cell office:value-type="float" office:value="196">
            <text:p>196</text:p>
          </table:table-cell>
          <table:table-cell office:value-type="float" office:value="1204">
            <text:p>1204</text:p>
          </table:table-cell>
          <table:table-cell office:value-type="float" office:value="461">
            <text:p>461</text:p>
          </table:table-cell>
          <table:table-cell office:value-type="float" office:value="588">
            <text:p>588</text:p>
          </table:table-cell>
          <table:table-cell office:value-type="float" office:value="736">
            <text:p>736</text:p>
          </table:table-cell>
          <table:table-cell office:value-type="float" office:value="398">
            <text:p>398</text:p>
          </table:table-cell>
          <table:table-cell office:value-type="float" office:value="344">
            <text:p>344</text:p>
          </table:table-cell>
          <table:table-cell office:value-type="float" office:value="644">
            <text:p>644</text:p>
          </table:table-cell>
          <table:table-cell office:value-type="float" office:value="97">
            <text:p>97</text:p>
          </table:table-cell>
          <table:table-cell office:value-type="float" office:value="388">
            <text:p>388</text:p>
          </table:table-cell>
          <table:table-cell office:value-type="float" office:value="393">
            <text:p>393</text:p>
          </table:table-cell>
          <table:table-cell office:value-type="float" office:value="158">
            <text:p>158</text:p>
          </table:table-cell>
          <table:table-cell office:value-type="float" office:value="376">
            <text:p>376</text:p>
          </table:table-cell>
          <table:table-cell office:value-type="float" office:value="294">
            <text:p>294</text:p>
          </table:table-cell>
          <table:table-cell office:value-type="float" office:value="231">
            <text:p>231</text:p>
          </table:table-cell>
          <table:table-cell office:value-type="float" office:value="91">
            <text:p>91</text:p>
          </table:table-cell>
          <table:table-cell office:value-type="float" office:value="1216">
            <text:p>1216</text:p>
          </table:table-cell>
          <table:table-cell office:value-type="float" office:value="9150">
            <text:p>9150</text:p>
          </table:table-cell>
          <table:table-cell office:value-type="float" office:value="1595">
            <text:p>1595</text:p>
          </table:table-cell>
          <table:table-cell office:value-type="float" office:value="2687">
            <text:p>2687</text:p>
          </table:table-cell>
          <table:table-cell office:value-type="float" office:value="1660">
            <text:p>1660</text:p>
          </table:table-cell>
          <table:table-cell office:value-type="float" office:value="1791">
            <text:p>1791</text:p>
          </table:table-cell>
          <table:table-cell office:value-type="float" office:value="2715">
            <text:p>2715</text:p>
          </table:table-cell>
          <table:table-cell office:value-type="float" office:value="1360">
            <text:p>1360</text:p>
          </table:table-cell>
          <table:table-cell office:value-type="float" office:value="3098">
            <text:p>3098</text:p>
          </table:table-cell>
          <table:table-cell office:value-type="float" office:value="1831">
            <text:p>1831</text:p>
          </table:table-cell>
          <table:table-cell office:value-type="float" office:value="795">
            <text:p>795</text:p>
          </table:table-cell>
          <table:table-cell office:value-type="float" office:value="3081">
            <text:p>3081</text:p>
          </table:table-cell>
          <table:table-cell office:value-type="float" office:value="1238">
            <text:p>1238</text:p>
          </table:table-cell>
          <table:table-cell office:value-type="float" office:value="1548">
            <text:p>1548</text:p>
          </table:table-cell>
          <table:table-cell office:value-type="float" office:value="1659">
            <text:p>1659</text:p>
          </table:table-cell>
          <table:table-cell office:value-type="float" office:value="1642">
            <text:p>1642</text:p>
          </table:table-cell>
          <table:table-cell office:value-type="float" office:value="1048">
            <text:p>1048</text:p>
          </table:table-cell>
          <table:table-cell office:value-type="float" office:value="2057">
            <text:p>2057</text:p>
          </table:table-cell>
          <table:table-cell office:value-type="float" office:value="367">
            <text:p>367</text:p>
          </table:table-cell>
          <table:table-cell office:value-type="float" office:value="1449">
            <text:p>1449</text:p>
          </table:table-cell>
          <table:table-cell office:value-type="float" office:value="1218">
            <text:p>1218</text:p>
          </table:table-cell>
          <table:table-cell office:value-type="float" office:value="564">
            <text:p>564</text:p>
          </table:table-cell>
          <table:table-cell office:value-type="float" office:value="1100">
            <text:p>1100</text:p>
          </table:table-cell>
          <table:table-cell office:value-type="float" office:value="1032">
            <text:p>1032</text:p>
          </table:table-cell>
          <table:table-cell office:value-type="float" office:value="671">
            <text:p>671</text:p>
          </table:table-cell>
          <table:table-cell office:value-type="float" office:value="434">
            <text:p>434</text:p>
          </table:table-cell>
          <table:table-cell office:value-type="float" office:value="41">
            <text:p>41</text:p>
          </table:table-cell>
          <table:table-cell office:value-type="float" office:value="213">
            <text:p>213</text:p>
          </table:table-cell>
          <table:table-cell office:value-type="float" office:value="33">
            <text:p>33</text:p>
          </table:table-cell>
          <table:table-cell office:value-type="float" office:value="66">
            <text:p>66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51">
            <text:p>51</text:p>
          </table:table-cell>
          <table:table-cell office:value-type="float" office:value="87">
            <text:p>87</text:p>
          </table:table-cell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125">
            <text:p>125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57335">
            <text:p>157335</text:p>
          </table:table-cell>
          <table:table-cell office:value-type="float" office:value="749821">
            <text:p>749821</text:p>
          </table:table-cell>
          <table:table-cell office:value-type="float" office:value="128194">
            <text:p>128194</text:p>
          </table:table-cell>
          <table:table-cell office:value-type="float" office:value="274014">
            <text:p>274014</text:p>
          </table:table-cell>
          <table:table-cell office:value-type="float" office:value="268389">
            <text:p>268389</text:p>
          </table:table-cell>
          <table:table-cell office:value-type="float" office:value="294715">
            <text:p>294715</text:p>
          </table:table-cell>
          <table:table-cell office:value-type="float" office:value="271603">
            <text:p>271603</text:p>
          </table:table-cell>
          <table:table-cell office:value-type="float" office:value="234806">
            <text:p>234806</text:p>
          </table:table-cell>
          <table:table-cell office:value-type="float" office:value="416122">
            <text:p>416122</text:p>
          </table:table-cell>
          <table:table-cell office:value-type="float" office:value="236420">
            <text:p>236420</text:p>
          </table:table-cell>
          <table:table-cell office:value-type="float" office:value="95546">
            <text:p>95546</text:p>
          </table:table-cell>
          <table:table-cell office:value-type="float" office:value="351251">
            <text:p>351251</text:p>
          </table:table-cell>
          <table:table-cell office:value-type="float" office:value="185279">
            <text:p>185279</text:p>
          </table:table-cell>
          <table:table-cell office:value-type="float" office:value="307635">
            <text:p>307635</text:p>
          </table:table-cell>
          <table:table-cell office:value-type="float" office:value="268731">
            <text:p>268731</text:p>
          </table:table-cell>
          <table:table-cell office:value-type="float" office:value="250802">
            <text:p>250802</text:p>
          </table:table-cell>
          <table:table-cell office:value-type="float" office:value="170515">
            <text:p>170515</text:p>
          </table:table-cell>
          <table:table-cell office:value-type="float" office:value="242724">
            <text:p>242724</text:p>
          </table:table-cell>
          <table:table-cell office:value-type="float" office:value="104923">
            <text:p>104923</text:p>
          </table:table-cell>
          <table:table-cell office:value-type="float" office:value="198906">
            <text:p>198906</text:p>
          </table:table-cell>
          <table:table-cell office:value-type="float" office:value="199062">
            <text:p>199062</text:p>
          </table:table-cell>
          <table:table-cell office:value-type="float" office:value="119443">
            <text:p>119443</text:p>
          </table:table-cell>
          <table:table-cell office:value-type="float" office:value="118495">
            <text:p>118495</text:p>
          </table:table-cell>
          <table:table-cell office:value-type="float" office:value="178262">
            <text:p>178262</text:p>
          </table:table-cell>
          <table:table-cell office:value-type="float" office:value="155393">
            <text:p>155393</text:p>
          </table:table-cell>
          <table:table-cell office:value-type="float" office:value="99407">
            <text:p>99407</text:p>
          </table:table-cell>
          <table:table-cell office:value-type="float" office:value="160">
            <text:p>160</text:p>
          </table:table-cell>
          <table:table-cell office:value-type="float" office:value="1370">
            <text:p>1370</text:p>
          </table:table-cell>
          <table:table-cell office:value-type="float" office:value="338">
            <text:p>338</text:p>
          </table:table-cell>
          <table:table-cell office:value-type="float" office:value="583">
            <text:p>583</text:p>
          </table:table-cell>
          <table:table-cell office:value-type="float" office:value="328">
            <text:p>328</text:p>
          </table:table-cell>
          <table:table-cell office:value-type="float" office:value="292">
            <text:p>292</text:p>
          </table:table-cell>
          <table:table-cell office:value-type="float" office:value="533">
            <text:p>533</text:p>
          </table:table-cell>
          <table:table-cell office:value-type="float" office:value="329">
            <text:p>329</text:p>
          </table:table-cell>
          <table:table-cell office:value-type="float" office:value="927">
            <text:p>927</text:p>
          </table:table-cell>
          <table:table-cell office:value-type="float" office:value="344">
            <text:p>344</text:p>
          </table:table-cell>
          <table:table-cell office:value-type="float" office:value="103">
            <text:p>103</text:p>
          </table:table-cell>
          <table:table-cell office:value-type="float" office:value="689">
            <text:p>689</text:p>
          </table:table-cell>
          <table:table-cell office:value-type="float" office:value="339">
            <text:p>339</text:p>
          </table:table-cell>
          <table:table-cell office:value-type="float" office:value="422">
            <text:p>422</text:p>
          </table:table-cell>
          <table:table-cell office:value-type="float" office:value="368">
            <text:p>368</text:p>
          </table:table-cell>
          <table:table-cell office:value-type="float" office:value="381">
            <text:p>381</text:p>
          </table:table-cell>
          <table:table-cell office:value-type="float" office:value="244">
            <text:p>244</text:p>
          </table:table-cell>
          <table:table-cell office:value-type="float" office:value="364">
            <text:p>364</text:p>
          </table:table-cell>
          <table:table-cell office:value-type="float" office:value="97">
            <text:p>97</text:p>
          </table:table-cell>
          <table:table-cell office:value-type="float" office:value="174">
            <text:p>174</text:p>
          </table:table-cell>
          <table:table-cell office:value-type="float" office:value="297">
            <text:p>297</text:p>
          </table:table-cell>
          <table:table-cell office:value-type="float" office:value="86">
            <text:p>86</text:p>
          </table:table-cell>
          <table:table-cell office:value-type="float" office:value="190">
            <text:p>190</text:p>
          </table:table-cell>
          <table:table-cell office:value-type="float" office:value="125">
            <text:p>125</text:p>
          </table:table-cell>
          <table:table-cell office:value-type="float" office:value="156">
            <text:p>156</text:p>
          </table:table-cell>
          <table:table-cell office:value-type="float" office:value="90">
            <text:p>90</text:p>
          </table:table-cell>
          <table:table-cell office:value-type="float" office:value="328">
            <text:p>328</text:p>
          </table:table-cell>
          <table:table-cell office:value-type="float" office:value="2670">
            <text:p>2670</text:p>
          </table:table-cell>
          <table:table-cell office:value-type="float" office:value="622">
            <text:p>622</text:p>
          </table:table-cell>
          <table:table-cell office:value-type="float" office:value="1143">
            <text:p>1143</text:p>
          </table:table-cell>
          <table:table-cell office:value-type="float" office:value="500">
            <text:p>500</text:p>
          </table:table-cell>
          <table:table-cell office:value-type="float" office:value="612">
            <text:p>612</text:p>
          </table:table-cell>
          <table:table-cell office:value-type="float" office:value="737">
            <text:p>737</text:p>
          </table:table-cell>
          <table:table-cell office:value-type="float" office:value="587">
            <text:p>587</text:p>
          </table:table-cell>
          <table:table-cell office:value-type="float" office:value="1237">
            <text:p>1237</text:p>
          </table:table-cell>
          <table:table-cell office:value-type="float" office:value="547">
            <text:p>547</text:p>
          </table:table-cell>
          <table:table-cell office:value-type="float" office:value="182">
            <text:p>182</text:p>
          </table:table-cell>
          <table:table-cell office:value-type="float" office:value="1186">
            <text:p>1186</text:p>
          </table:table-cell>
          <table:table-cell office:value-type="float" office:value="421">
            <text:p>421</text:p>
          </table:table-cell>
          <table:table-cell office:value-type="float" office:value="572">
            <text:p>572</text:p>
          </table:table-cell>
          <table:table-cell office:value-type="float" office:value="676">
            <text:p>676</text:p>
          </table:table-cell>
          <table:table-cell office:value-type="float" office:value="391">
            <text:p>391</text:p>
          </table:table-cell>
          <table:table-cell office:value-type="float" office:value="343">
            <text:p>343</text:p>
          </table:table-cell>
          <table:table-cell office:value-type="float" office:value="573">
            <text:p>573</text:p>
          </table:table-cell>
          <table:table-cell office:value-type="float" office:value="95">
            <text:p>95</text:p>
          </table:table-cell>
          <table:table-cell office:value-type="float" office:value="352">
            <text:p>352</text:p>
          </table:table-cell>
          <table:table-cell office:value-type="float" office:value="358">
            <text:p>358</text:p>
          </table:table-cell>
          <table:table-cell office:value-type="float" office:value="144">
            <text:p>144</text:p>
          </table:table-cell>
          <table:table-cell office:value-type="float" office:value="346">
            <text:p>346</text:p>
          </table:table-cell>
          <table:table-cell office:value-type="float" office:value="283">
            <text:p>283</text:p>
          </table:table-cell>
          <table:table-cell office:value-type="float" office:value="230">
            <text:p>230</text:p>
          </table:table-cell>
          <table:table-cell office:value-type="float" office:value="74">
            <text:p>74</text:p>
          </table:table-cell>
          <table:table-cell office:value-type="float" office:value="1277">
            <text:p>1277</text:p>
          </table:table-cell>
          <table:table-cell office:value-type="float" office:value="9402">
            <text:p>9402</text:p>
          </table:table-cell>
          <table:table-cell office:value-type="float" office:value="1624">
            <text:p>1624</text:p>
          </table:table-cell>
          <table:table-cell office:value-type="float" office:value="2808">
            <text:p>2808</text:p>
          </table:table-cell>
          <table:table-cell office:value-type="float" office:value="1722">
            <text:p>1722</text:p>
          </table:table-cell>
          <table:table-cell office:value-type="float" office:value="1890">
            <text:p>1890</text:p>
          </table:table-cell>
          <table:table-cell office:value-type="float" office:value="2817">
            <text:p>2817</text:p>
          </table:table-cell>
          <table:table-cell office:value-type="float" office:value="1419">
            <text:p>1419</text:p>
          </table:table-cell>
          <table:table-cell office:value-type="float" office:value="3224">
            <text:p>3224</text:p>
          </table:table-cell>
          <table:table-cell office:value-type="float" office:value="1888">
            <text:p>1888</text:p>
          </table:table-cell>
          <table:table-cell office:value-type="float" office:value="814">
            <text:p>814</text:p>
          </table:table-cell>
          <table:table-cell office:value-type="float" office:value="3221">
            <text:p>3221</text:p>
          </table:table-cell>
          <table:table-cell office:value-type="float" office:value="1275">
            <text:p>1275</text:p>
          </table:table-cell>
          <table:table-cell office:value-type="float" office:value="1618">
            <text:p>1618</text:p>
          </table:table-cell>
          <table:table-cell table:number-columns-repeated="2" office:value-type="float" office:value="1741">
            <text:p>1741</text:p>
          </table:table-cell>
          <table:table-cell office:value-type="float" office:value="1111">
            <text:p>1111</text:p>
          </table:table-cell>
          <table:table-cell office:value-type="float" office:value="2094">
            <text:p>2094</text:p>
          </table:table-cell>
          <table:table-cell office:value-type="float" office:value="372">
            <text:p>372</text:p>
          </table:table-cell>
          <table:table-cell office:value-type="float" office:value="1501">
            <text:p>1501</text:p>
          </table:table-cell>
          <table:table-cell office:value-type="float" office:value="1256">
            <text:p>1256</text:p>
          </table:table-cell>
          <table:table-cell office:value-type="float" office:value="585">
            <text:p>585</text:p>
          </table:table-cell>
          <table:table-cell office:value-type="float" office:value="1139">
            <text:p>1139</text:p>
          </table:table-cell>
          <table:table-cell office:value-type="float" office:value="1045">
            <text:p>1045</text:p>
          </table:table-cell>
          <table:table-cell office:value-type="float" office:value="710">
            <text:p>710</text:p>
          </table:table-cell>
          <table:table-cell office:value-type="float" office:value="441">
            <text:p>441</text:p>
          </table:table-cell>
          <table:table-cell office:value-type="float" office:value="41">
            <text:p>41</text:p>
          </table:table-cell>
          <table:table-cell office:value-type="float" office:value="216">
            <text:p>216</text:p>
          </table:table-cell>
          <table:table-cell office:value-type="float" office:value="34">
            <text:p>34</text:p>
          </table:table-cell>
          <table:table-cell office:value-type="float" office:value="66">
            <text:p>66</text:p>
          </table:table-cell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52">
            <text:p>52</text:p>
          </table:table-cell>
          <table:table-cell office:value-type="float" office:value="87">
            <text:p>87</text:p>
          </table:table-cell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127">
            <text:p>1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5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4">04.08.2021</text:date>, <text:time>17:0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4T17:01:11.96</meta:creation-date>
    <dc:date>2021-08-04T17:01:49.99</dc:date>
    <meta:editing-duration>PT37S</meta:editing-duration>
    <meta:editing-cycles>2</meta:editing-cycles>
    <meta:generator>OpenOffice/4.1.10$Win32 OpenOffice.org_project/4110m2$Build-9807</meta:generator>
    <meta:document-statistic meta:table-count="1" meta:cell-count="10087" meta:object-count="0"/>
  </office:meta>
</office:document-meta>
</file>